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vidia@nvidia-desktop:~/Desktop$ python3 6imu.py</text:p>
      <text:p text:style-name="Standard">IMU 0 initialized on TCA Channel 0</text:p>
      <text:p text:style-name="Standard">IMU 1 initialized on TCA Channel 1</text:p>
      <text:p text:style-name="Standard">IMU 2 initialized on TCA Channel 2</text:p>
      <text:p text:style-name="Standard">IMU 3 initialized on TCA Channel 3</text:p>
      <text:p text:style-name="Standard">IMU 4 initialized on TCA Channel 4</text:p>
      <text:p text:style-name="Standard">IMU 5 initialized on TCA Channel 5</text:p>
      <text:p text:style-name="Standard"/>
      <text:p text:style-name="Standard">Starting data stream (50Hz)... Press Ctrl+C to stop.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0.000 | 0 <text:s/>| <text:s text:c="8"/>Comm Error <text:s text:c="8"/>| <text:s text:c="11"/>- <text:s text:c="10"/></text:p>
      <text:p text:style-name="Standard"><text:s text:c="3"/>0.000 | 1 <text:s/>| <text:s text:c="3"/>0.250 <text:s text:c="2"/>-0.929 <text:s text:c="3"/>0.098 | <text:s text:c="2"/>-84.3 <text:s text:c="2"/>-15.5 <text:s text:c="2"/>-55.8</text:p>
      <text:p text:style-name="Standard"><text:s text:c="3"/>0.000 | 2 <text:s/>| <text:s text:c="3"/>0.262 <text:s text:c="3"/>0.912 <text:s text:c="3"/>0.106 | <text:s text:c="3"/>84.0 <text:s text:c="2"/>-14.8 <text:s text:c="2"/>105.4</text:p>
      <text:p text:style-name="Standard"><text:s text:c="3"/>0.000 | 3 <text:s/>| <text:s text:c="3"/>0.986 <text:s text:c="3"/>0.066 <text:s text:c="3"/>0.212 | <text:s text:c="4"/>5.7 <text:s text:c="2"/>-77.2 <text:s text:c="3"/>56.4</text:p>
      <text:p text:style-name="Standard"><text:s text:c="3"/>0.000 | 4 <text:s/>| <text:s text:c="3"/>0.977 <text:s text:c="2"/>-0.083 <text:s text:c="2"/>-0.282 | <text:s/>-167.1 <text:s text:c="2"/>-73.1 <text:s text:c="2"/>125.5</text:p>
      <text:p text:style-name="Standard"><text:s text:c="3"/>0.000 | 5 <text:s/>| <text:s text:c="3"/>0.930 <text:s text:c="2"/>-0.137 <text:s text:c="2"/>-0.404 | <text:s/>-163.8 <text:s text:c="2"/>-66.4 <text:s text:c="2"/>-37.8</text:p>
      <text:p text:style-name="Standard"><text:s text:c="3"/>0.034 | 0 <text:s/>| <text:s text:c="8"/>Comm Error <text:s text:c="8"/>| <text:s text:c="11"/>- <text:s text:c="10"/></text:p>
      <text:p text:style-name="Standard"><text:s text:c="3"/>0.034 | 1 <text:s/>| <text:s text:c="3"/>0.250 <text:s text:c="2"/>-0.965 <text:s text:c="3"/>0.094 | <text:s text:c="2"/>-84.3 <text:s text:c="2"/>-15.3 <text:s text:c="2"/>-55.7</text:p>
      <text:p text:style-name="Standard"><text:s text:c="3"/>0.034 | 2 <text:s/>| <text:s text:c="3"/>0.225 <text:s text:c="3"/>0.933 <text:s text:c="3"/>0.116 | <text:s text:c="3"/>83.8 <text:s text:c="2"/>-14.6 <text:s text:c="2"/>105.5</text:p>
      <text:p text:style-name="Standard"><text:s text:c="3"/>0.034 | 3 <text:s/>| <text:s text:c="3"/>0.993 <text:s text:c="3"/>0.063 <text:s text:c="3"/>0.217 | <text:s text:c="4"/>7.5 <text:s text:c="2"/>-77.1 <text:s text:c="3"/>53.9</text:p>
      <text:p text:style-name="Standard"><text:s text:c="3"/>0.034 | 4 <text:s/>| <text:s text:c="3"/>0.953 <text:s text:c="2"/>-0.046 <text:s text:c="2"/>-0.310 | <text:s/>-167.1 <text:s text:c="2"/>-71.7 <text:s text:c="2"/>125.6</text:p>
      <text:p text:style-name="Standard"><text:s text:c="3"/>0.034 | 5 <text:s/>| <text:s text:c="3"/>0.942 <text:s text:c="2"/>-0.103 <text:s text:c="2"/>-0.427 | <text:s/>-164.8 <text:s text:c="2"/>-65.1 <text:s text:c="2"/>-37.1</text:p>
      <text:p text:style-name="Standard"><text:s text:c="3"/>0.068 | 0 <text:s/>| <text:s text:c="8"/>Comm Error <text:s text:c="8"/>| <text:s text:c="11"/>- <text:s text:c="10"/></text:p>
      <text:p text:style-name="Standard"><text:s text:c="3"/>0.068 | 1 <text:s/>| <text:s text:c="3"/>0.245 <text:s text:c="2"/>-0.965 <text:s text:c="3"/>0.080 | <text:s text:c="2"/>-84.3 <text:s text:c="2"/>-15.1 <text:s text:c="2"/>-55.7</text:p>
      <text:p text:style-name="Standard"><text:s text:c="3"/>0.068 | 2 <text:s/>| <text:s text:c="3"/>0.210 <text:s text:c="3"/>0.942 <text:s text:c="3"/>0.094 | <text:s text:c="3"/>84.0 <text:s text:c="2"/>-14.0 <text:s text:c="2"/>105.2</text:p>
      <text:p text:style-name="Standard"><text:s text:c="3"/>0.068 | 3 <text:s/>| <text:s text:c="3"/>0.987 <text:s text:c="3"/>0.030 <text:s text:c="3"/>0.231 | <text:s text:c="4"/>8.5 <text:s text:c="2"/>-76.9 <text:s text:c="3"/>53.2</text:p>
      <text:p text:style-name="Standard"><text:s text:c="3"/>0.068 | 4 <text:s/>| <text:s text:c="3"/>0.957 <text:s text:c="2"/>-0.085 <text:s text:c="2"/>-0.325 | <text:s/>-166.6 <text:s text:c="2"/>-70.5 <text:s text:c="2"/>125.1</text:p>
      <text:p text:style-name="Standard"><text:s text:c="3"/>0.068 | 5 <text:s/>| <text:s text:c="3"/>0.900 <text:s text:c="2"/>-0.132 <text:s text:c="2"/>-0.488 | <text:s/>-165.5 <text:s text:c="2"/>-62.7 <text:s text:c="2"/>-36.6</text:p>
      <text:p text:style-name="Standard"><text:s text:c="3"/>0.102 | 0 <text:s/>| <text:s text:c="8"/>Comm Error <text:s text:c="8"/>| <text:s text:c="11"/>- <text:s text:c="10"/></text:p>
      <text:p text:style-name="Standard"><text:s text:c="3"/>0.102 | 1 <text:s/>| <text:s text:c="3"/>0.242 <text:s text:c="2"/>-0.948 <text:s text:c="3"/>0.074 | <text:s text:c="2"/>-84.3 <text:s text:c="2"/>-15.0 <text:s text:c="2"/>-55.7</text:p>
      <text:p text:style-name="Standard"><text:s text:c="3"/>0.102 | 2 <text:s/>| <text:s text:c="3"/>0.208 <text:s text:c="3"/>0.982 <text:s text:c="3"/>0.110 | <text:s text:c="3"/>84.3 <text:s text:c="2"/>-13.1 <text:s text:c="2"/>104.6</text:p>
      <text:p text:style-name="Standard"><text:s text:c="3"/>0.102 | 3 <text:s/>| <text:s text:c="3"/>0.994 <text:s text:c="2"/>-0.005 <text:s text:c="3"/>0.205 | <text:s text:c="4"/>8.0 <text:s text:c="2"/>-76.9 <text:s text:c="3"/>53.5</text:p>
      <text:p text:style-name="Standard"><text:s text:c="3"/>0.102 | 4 <text:s/>| <text:s text:c="3"/>0.953 <text:s text:c="2"/>-0.050 <text:s text:c="2"/>-0.371 | <text:s/>-166.7 <text:s text:c="2"/>-69.0 <text:s text:c="2"/>125.3</text:p>
      <text:p text:style-name="Standard"><text:s text:c="3"/>0.102 | 5 <text:s/>| <text:s text:c="3"/>0.904 <text:s text:c="2"/>-0.133 <text:s text:c="2"/>-0.466 | <text:s/>-165.5 <text:s text:c="2"/>-61.8 <text:s text:c="2"/>-36.6</text:p>
      <text:p text:style-name="Standard"><text:s text:c="3"/>0.136 | 0 <text:s/>| <text:s text:c="8"/>Comm Error <text:s text:c="8"/>| <text:s text:c="11"/>- <text:s text:c="10"/></text:p>
      <text:p text:style-name="Standard"><text:s text:c="3"/>0.136 | 1 <text:s/>| <text:s text:c="3"/>0.250 <text:s text:c="2"/>-0.943 <text:s text:c="3"/>0.077 | <text:s text:c="2"/>-84.3 <text:s text:c="2"/>-15.0 <text:s text:c="2"/>-55.7</text:p>
      <text:p text:style-name="Standard"><text:s text:c="3"/>0.136 | 2 <text:s/>| <text:s text:c="3"/>0.217 <text:s text:c="3"/>0.994 <text:s text:c="3"/>0.103 | <text:s text:c="3"/>84.4 <text:s text:c="2"/>-12.5 <text:s text:c="2"/>104.2</text:p>
      <text:p text:style-name="Standard"><text:s text:c="3"/>0.136 | 3 <text:s/>| <text:s text:c="3"/>0.999 <text:s text:c="2"/>-0.032 <text:s text:c="3"/>0.188 | <text:s text:c="4"/>5.8 <text:s text:c="2"/>-77.2 <text:s text:c="3"/>55.6</text:p>
      <text:p text:style-name="Standard"><text:s text:c="3"/>0.136 | 4 <text:s/>| <text:s text:c="3"/>0.931 <text:s text:c="2"/>-0.100 <text:s text:c="2"/>-0.360 | <text:s/>-166.3 <text:s text:c="2"/>-67.8 <text:s text:c="2"/>124.9</text:p>
      <text:p text:style-name="Standard"><text:s text:c="3"/>0.136 | 5 <text:s/>| <text:s text:c="3"/>0.882 <text:s text:c="2"/>-0.122 <text:s text:c="2"/>-0.479 | <text:s/>-166.0 <text:s text:c="2"/>-60.7 <text:s text:c="2"/>-36.2</text:p>
      <text:p text:style-name="Standard"><text:s text:c="3"/>0.170 | 0 <text:s/>| <text:s text:c="8"/>Comm Error <text:s text:c="8"/>| <text:s text:c="11"/>- <text:s text:c="10"/></text:p>
      <text:p text:style-name="Standard"><text:s text:c="3"/>0.170 | 1 <text:s/>| <text:s text:c="3"/>0.255 <text:s text:c="2"/>-0.937 <text:s text:c="3"/>0.074 | <text:s text:c="2"/>-84.4 <text:s text:c="2"/>-14.9 <text:s text:c="2"/>-55.8</text:p>
      <text:p text:style-name="Standard"><text:s text:c="3"/>0.170 | 2 <text:s/>| <text:s text:c="3"/>0.263 <text:s text:c="3"/>0.991 <text:s text:c="3"/>0.068 | <text:s text:c="3"/>84.5 <text:s text:c="2"/>-12.4 <text:s text:c="2"/>103.9</text:p>
      <text:p text:style-name="Standard"><text:s text:c="3"/>0.170 | 3 <text:s/>| <text:s text:c="3"/>1.001 <text:s text:c="2"/>-0.032 <text:s text:c="3"/>0.182 | <text:s text:c="4"/>4.0 <text:s text:c="2"/>-77.5 <text:s text:c="3"/>57.4</text:p>
      <text:p text:style-name="Standard"><text:s text:c="3"/>0.170 | 4 <text:s/>| <text:s text:c="3"/>0.942 <text:s text:c="2"/>-0.137 <text:s text:c="2"/>-0.379 | <text:s/>-164.7 <text:s text:c="2"/>-66.4 <text:s text:c="2"/>123.6</text:p>
      <text:p text:style-name="Standard"><text:s text:c="3"/>0.170 | 5 <text:s/>| <text:s text:c="3"/>0.888 <text:s text:c="2"/>-0.146 <text:s text:c="2"/>-0.513 | <text:s/>-166.4 <text:s text:c="2"/>-59.1 <text:s text:c="2"/>-35.8</text:p>
      <text:p text:style-name="Standard"><text:soft-page-break/><text:s text:c="3"/>0.204 | 0 <text:s/>| <text:s text:c="8"/>Comm Error <text:s text:c="8"/>| <text:s text:c="11"/>- <text:s text:c="10"/></text:p>
      <text:p text:style-name="Standard"><text:s text:c="3"/>0.204 | 1 <text:s/>| <text:s text:c="3"/>0.250 <text:s text:c="2"/>-0.943 <text:s text:c="3"/>0.079 | <text:s text:c="2"/>-84.5 <text:s text:c="2"/>-14.8 <text:s text:c="2"/>-55.9</text:p>
      <text:p text:style-name="Standard"><text:s text:c="3"/>0.204 | 2 <text:s/>| <text:s text:c="3"/>0.277 <text:s text:c="3"/>0.991 <text:s text:c="3"/>0.040 | <text:s text:c="3"/>84.9 <text:s text:c="2"/>-12.7 <text:s text:c="2"/>103.9</text:p>
      <text:p text:style-name="Standard"><text:s text:c="3"/>0.204 | 3 <text:s/>| <text:s text:c="3"/>1.000 <text:s text:c="2"/>-0.008 <text:s text:c="3"/>0.181 | <text:s text:c="4"/>2.8 <text:s text:c="2"/>-77.9 <text:s text:c="3"/>58.4</text:p>
      <text:p text:style-name="Standard"><text:s text:c="3"/>0.204 | 4 <text:s/>| <text:s text:c="3"/>0.905 <text:s text:c="2"/>-0.108 <text:s text:c="2"/>-0.417 | <text:s/>-163.9 <text:s text:c="2"/>-65.2 <text:s text:c="2"/>123.1</text:p>
      <text:p text:style-name="Standard"><text:s text:c="3"/>0.204 | 5 <text:s/>| <text:s text:c="3"/>0.882 <text:s text:c="2"/>-0.111 <text:s text:c="2"/>-0.537 | <text:s/>-166.7 <text:s text:c="2"/>-58.0 <text:s text:c="2"/>-35.4</text:p>
      <text:p text:style-name="Standard"><text:s text:c="3"/>0.239 | 0 <text:s/>| <text:s text:c="8"/>Comm Error <text:s text:c="8"/>| <text:s text:c="11"/>- <text:s text:c="10"/></text:p>
      <text:p text:style-name="Standard"><text:s text:c="3"/>0.239 | 1 <text:s/>| <text:s text:c="3"/>0.251 <text:s text:c="2"/>-0.956 <text:s text:c="3"/>0.085 | <text:s text:c="2"/>-84.6 <text:s text:c="2"/>-14.6 <text:s text:c="2"/>-56.0</text:p>
      <text:p text:style-name="Standard"><text:s text:c="3"/>0.239 | 2 <text:s/>| <text:s text:c="3"/>0.275 <text:s text:c="3"/>0.982 <text:s text:c="3"/>0.028 | <text:s text:c="3"/>85.3 <text:s text:c="2"/>-13.0 <text:s text:c="2"/>103.9</text:p>
      <text:p text:style-name="Standard"><text:s text:c="3"/>0.239 | 3 <text:s/>| <text:s text:c="3"/>0.997 <text:s text:c="3"/>0.023 <text:s text:c="3"/>0.183 | <text:s text:c="4"/>3.0 <text:s text:c="2"/>-78.1 <text:s text:c="3"/>57.8</text:p>
      <text:p text:style-name="Standard"><text:s text:c="3"/>0.239 | 4 <text:s/>| <text:s text:c="3"/>0.918 <text:s text:c="2"/>-0.100 <text:s text:c="2"/>-0.424 | <text:s/>-164.2 <text:s text:c="2"/>-64.2 <text:s text:c="2"/>123.6</text:p>
      <text:p text:style-name="Standard"><text:s text:c="3"/>0.239 | 5 <text:s/>| <text:s text:c="3"/>0.845 <text:s text:c="2"/>-0.102 <text:s text:c="2"/>-0.571 | <text:s/>-167.4 <text:s text:c="2"/>-56.8 <text:s text:c="2"/>-34.7</text:p>
      <text:p text:style-name="Standard"><text:s text:c="3"/>0.273 | 0 <text:s/>| <text:s text:c="8"/>Comm Error <text:s text:c="8"/>| <text:s text:c="11"/>- <text:s text:c="10"/></text:p>
      <text:p text:style-name="Standard"><text:s text:c="3"/>0.273 | 1 <text:s/>| <text:s text:c="3"/>0.258 <text:s text:c="2"/>-0.958 <text:s text:c="3"/>0.083 | <text:s text:c="2"/>-84.7 <text:s text:c="2"/>-14.4 <text:s text:c="2"/>-56.0</text:p>
      <text:p text:style-name="Standard"><text:s text:c="3"/>0.273 | 2 <text:s/>| <text:s text:c="3"/>0.259 <text:s text:c="3"/>0.969 <text:s text:c="3"/>0.036 | <text:s text:c="3"/>85.7 <text:s text:c="2"/>-13.3 <text:s text:c="2"/>103.7</text:p>
      <text:p text:style-name="Standard"><text:s text:c="3"/>0.273 | 3 <text:s/>| <text:s text:c="3"/>1.003 <text:s text:c="3"/>0.034 <text:s text:c="3"/>0.174 | <text:s text:c="4"/>4.0 <text:s text:c="2"/>-78.3 <text:s text:c="3"/>56.6</text:p>
      <text:p text:style-name="Standard"><text:s text:c="3"/>0.273 | 4 <text:s/>| <text:s text:c="3"/>0.899 <text:s text:c="2"/>-0.143 <text:s text:c="2"/>-0.445 | <text:s/>-163.7 <text:s text:c="2"/>-62.9 <text:s text:c="2"/>123.4</text:p>
      <text:p text:style-name="Standard"><text:s text:c="3"/>0.273 | 5 <text:s/>| <text:s text:c="3"/>0.877 <text:s text:c="2"/>-0.125 <text:s text:c="2"/>-0.565 | <text:s/>-167.6 <text:s text:c="2"/>-55.8 <text:s text:c="2"/>-34.3</text:p>
      <text:p text:style-name="Standard"><text:s text:c="3"/>0.307 | 0 <text:s/>| <text:s text:c="8"/>Comm Error <text:s text:c="8"/>| <text:s text:c="11"/>- <text:s text:c="10"/></text:p>
      <text:p text:style-name="Standard"><text:s text:c="3"/>0.307 | 1 <text:s/>| <text:s text:c="3"/>0.260 <text:s text:c="2"/>-0.957 <text:s text:c="3"/>0.084 | <text:s text:c="2"/>-84.8 <text:s text:c="2"/>-14.2 <text:s text:c="2"/>-56.0</text:p>
      <text:p text:style-name="Standard"><text:s text:c="3"/>0.307 | 2 <text:s/>| <text:s text:c="3"/>0.243 <text:s text:c="3"/>0.969 <text:s text:c="3"/>0.063 | <text:s text:c="3"/>85.9 <text:s text:c="2"/>-13.4 <text:s text:c="2"/>103.4</text:p>
      <text:p text:style-name="Standard"><text:s text:c="3"/>0.307 | 3 <text:s/>| <text:s text:c="3"/>1.002 <text:s text:c="3"/>0.034 <text:s text:c="3"/>0.175 | <text:s text:c="4"/>5.6 <text:s text:c="2"/>-78.7 <text:s text:c="3"/>54.9</text:p>
      <text:p text:style-name="Standard"><text:s text:c="3"/>0.307 | 4 <text:s/>| <text:s text:c="3"/>0.887 <text:s text:c="2"/>-0.124 <text:s text:c="2"/>-0.469 | <text:s/>-163.5 <text:s text:c="2"/>-61.8 <text:s text:c="2"/>123.4</text:p>
      <text:p text:style-name="Standard"><text:s text:c="3"/>0.307 | 5 <text:s/>| <text:s text:c="3"/>0.853 <text:s text:c="2"/>-0.119 <text:s text:c="2"/>-0.586 | <text:s/>-167.8 <text:s text:c="2"/>-54.5 <text:s text:c="2"/>-33.8</text:p>
      <text:p text:style-name="Standard"><text:s text:c="3"/>0.342 | 0 <text:s/>| <text:s text:c="8"/>Comm Error <text:s text:c="8"/>| <text:s text:c="11"/>- <text:s text:c="10"/></text:p>
      <text:p text:style-name="Standard"><text:s text:c="3"/>0.342 | 1 <text:s/>| <text:s text:c="3"/>0.259 <text:s text:c="2"/>-0.962 <text:s text:c="3"/>0.084 | <text:s text:c="2"/>-84.9 <text:s text:c="2"/>-14.1 <text:s text:c="2"/>-55.9</text:p>
      <text:p text:style-name="Standard"><text:s text:c="3"/>0.342 | 2 <text:s/>| <text:s text:c="3"/>0.223 <text:s text:c="3"/>0.974 <text:s text:c="3"/>0.073 | <text:s text:c="3"/>86.0 <text:s text:c="2"/>-13.3 <text:s text:c="2"/>103.1</text:p>
      <text:p text:style-name="Standard"><text:s text:c="3"/>0.342 | 3 <text:s/>| <text:s text:c="3"/>1.006 <text:s text:c="3"/>0.028 <text:s text:c="3"/>0.184 | <text:s text:c="4"/>6.5 <text:s text:c="2"/>-78.9 <text:s text:c="3"/>53.9</text:p>
      <text:p text:style-name="Standard"><text:s text:c="3"/>0.342 | 4 <text:s/>| <text:s text:c="3"/>0.888 <text:s text:c="2"/>-0.114 <text:s text:c="2"/>-0.483 | <text:s/>-164.2 <text:s text:c="2"/>-60.5 <text:s text:c="2"/>124.0</text:p>
      <text:p text:style-name="Standard"><text:s text:c="3"/>0.342 | 5 <text:s/>| <text:s text:c="3"/>0.841 <text:s text:c="2"/>-0.138 <text:s text:c="2"/>-0.604 | <text:s/>-167.8 <text:s text:c="2"/>-53.5 <text:s text:c="2"/>-33.7</text:p>
      <text:p text:style-name="Standard"><text:s text:c="3"/>0.376 | 0 <text:s/>| <text:s text:c="8"/>Comm Error <text:s text:c="8"/>| <text:s text:c="11"/>- <text:s text:c="10"/></text:p>
      <text:p text:style-name="Standard"><text:s text:c="3"/>0.376 | 1 <text:s/>| <text:s text:c="3"/>0.262 <text:s text:c="2"/>-0.977 <text:s text:c="3"/>0.084 | <text:s text:c="2"/>-85.1 <text:s text:c="2"/>-13.9 <text:s text:c="2"/>-55.8</text:p>
      <text:p text:style-name="Standard"><text:s text:c="3"/>0.376 | 2 <text:s/>| <text:s text:c="3"/>0.197 <text:s text:c="3"/>0.999 <text:s text:c="3"/>0.088 | <text:s text:c="3"/>86.1 <text:s text:c="2"/>-12.8 <text:s text:c="2"/>103.0</text:p>
      <text:p text:style-name="Standard"><text:s text:c="3"/>0.376 | 3 <text:s/>| <text:s text:c="3"/>1.025 <text:s text:c="3"/>0.022 <text:s text:c="3"/>0.185 | <text:s text:c="4"/>7.1 <text:s text:c="2"/>-79.2 <text:s text:c="3"/>53.2</text:p>
      <text:p text:style-name="Standard"><text:s text:c="3"/>0.376 | 4 <text:s/>| <text:s text:c="3"/>0.894 <text:s text:c="2"/>-0.119 <text:s text:c="2"/>-0.480 | <text:s/>-164.7 <text:s text:c="2"/>-59.8 <text:s text:c="2"/>124.4</text:p>
      <text:p text:style-name="Standard"><text:s text:c="3"/>0.376 | 5 <text:s/>| <text:s text:c="3"/>0.841 <text:s text:c="2"/>-0.146 <text:s text:c="2"/>-0.596 | <text:s/>-167.8 <text:s text:c="2"/>-52.9 <text:s text:c="2"/>-33.6</text:p>
      <text:p text:style-name="Standard"><text:s text:c="3"/>0.410 | 0 <text:s/>| <text:s text:c="8"/>Comm Error <text:s text:c="8"/>| <text:s text:c="11"/>- <text:s text:c="10"/></text:p>
      <text:p text:style-name="Standard"><text:s text:c="3"/>0.410 | 1 <text:s/>| <text:s text:c="3"/>0.256 <text:s text:c="2"/>-0.980 <text:s text:c="3"/>0.083 | <text:s text:c="2"/>-85.2 <text:s text:c="2"/>-13.7 <text:s text:c="2"/>-55.7</text:p>
      <text:p text:style-name="Standard"><text:s text:c="3"/>0.410 | 2 <text:s/>| <text:s text:c="3"/>0.189 <text:s text:c="3"/>1.007 <text:s text:c="3"/>0.089 | <text:s text:c="3"/>86.1 <text:s text:c="2"/>-12.3 <text:s text:c="2"/>102.8</text:p>
      <text:p text:style-name="Standard"><text:s text:c="3"/>0.410 | 3 <text:s/>| <text:s text:c="3"/>1.012 <text:s text:c="3"/>0.021 <text:s text:c="3"/>0.175 | <text:s text:c="4"/>7.4 <text:s text:c="2"/>-79.4 <text:s text:c="3"/>52.7</text:p>
      <text:p text:style-name="Standard"><text:s text:c="3"/>0.410 | 4 <text:s/>| <text:s text:c="3"/>0.882 <text:s text:c="2"/>-0.115 <text:s text:c="2"/>-0.479 | <text:s/>-164.8 <text:s text:c="2"/>-58.9 <text:s text:c="2"/>124.7</text:p>
      <text:p text:style-name="Standard"><text:s text:c="3"/>0.410 | 5 <text:s/>| <text:s text:c="3"/>0.815 <text:s text:c="2"/>-0.130 <text:s text:c="2"/>-0.610 | <text:s/>-167.9 <text:s text:c="2"/>-51.8 <text:s text:c="2"/>-33.2</text:p>
      <text:p text:style-name="Standard"><text:s text:c="3"/>0.444 | 0 <text:s/>| <text:s text:c="8"/>Comm Error <text:s text:c="8"/>| <text:s text:c="11"/>- <text:s text:c="10"/></text:p>
      <text:p text:style-name="Standard"><text:s text:c="3"/>0.444 | 1 <text:s/>| <text:s text:c="3"/>0.249 <text:s text:c="2"/>-0.962 <text:s text:c="3"/>0.081 | <text:s text:c="2"/>-85.2 <text:s text:c="2"/>-13.6 <text:s text:c="2"/>-55.7</text:p>
      <text:p text:style-name="Standard"><text:s text:c="3"/>0.444 | 2 <text:s/>| <text:s text:c="3"/>0.190 <text:s text:c="3"/>0.989 <text:s text:c="3"/>0.076 | <text:s text:c="3"/>86.2 <text:s text:c="2"/>-11.7 <text:s text:c="2"/>102.6</text:p>
      <text:p text:style-name="Standard"><text:s text:c="3"/>0.444 | 3 <text:s/>| <text:s text:c="3"/>0.999 <text:s text:c="3"/>0.016 <text:s text:c="3"/>0.163 | <text:s text:c="4"/>7.7 <text:s text:c="2"/>-79.8 <text:s text:c="3"/>52.2</text:p>
      <text:p text:style-name="Standard"><text:s text:c="3"/>0.444 | 4 <text:s/>| <text:s text:c="3"/>0.859 <text:s text:c="2"/>-0.127 <text:s text:c="2"/>-0.508 | <text:s/>-164.8 <text:s text:c="2"/>-58.0 <text:s text:c="2"/>124.8</text:p>
      <text:p text:style-name="Standard"><text:s text:c="3"/>0.444 | 5 <text:s/>| <text:s text:c="3"/>0.792 <text:s text:c="2"/>-0.129 <text:s text:c="2"/>-0.623 | <text:s/>-168.3 <text:s text:c="2"/>-51.0 <text:s text:c="2"/>-32.8</text:p>
      <text:p text:style-name="Standard"><text:s text:c="3"/>0.478 | 0 <text:s/>| <text:s text:c="8"/>Comm Error <text:s text:c="8"/>| <text:s text:c="11"/>- <text:s text:c="10"/></text:p>
      <text:p text:style-name="Standard"><text:soft-page-break/><text:s text:c="3"/>0.478 | 1 <text:s/>| <text:s text:c="3"/>0.242 <text:s text:c="2"/>-0.947 <text:s text:c="3"/>0.086 | <text:s text:c="2"/>-85.3 <text:s text:c="2"/>-13.6 <text:s text:c="2"/>-55.7</text:p>
      <text:p text:style-name="Standard"><text:s text:c="3"/>0.478 | 2 <text:s/>| <text:s text:c="3"/>0.208 <text:s text:c="3"/>0.994 <text:s text:c="3"/>0.056 | <text:s text:c="3"/>86.3 <text:s text:c="2"/>-11.5 <text:s text:c="2"/>102.3</text:p>
      <text:p text:style-name="Standard"><text:s text:c="3"/>0.478 | 3 <text:s/>| <text:s text:c="3"/>1.019 <text:s text:c="3"/>0.010 <text:s text:c="3"/>0.156 | <text:s text:c="4"/>7.5 <text:s text:c="2"/>-80.1 <text:s text:c="3"/>52.3</text:p>
      <text:p text:style-name="Standard"><text:s text:c="3"/>0.478 | 4 <text:s/>| <text:s text:c="3"/>0.868 <text:s text:c="2"/>-0.129 <text:s text:c="2"/>-0.514 | <text:s/>-164.7 <text:s text:c="2"/>-57.3 <text:s text:c="2"/>124.8</text:p>
      <text:p text:style-name="Standard"><text:s text:c="3"/>0.478 | 5 <text:s/>| <text:s text:c="3"/>0.800 <text:s text:c="2"/>-0.132 <text:s text:c="2"/>-0.642 | <text:s/>-168.7 <text:s text:c="2"/>-50.0 <text:s text:c="2"/>-32.4</text:p>
      <text:p text:style-name="Standard"><text:s text:c="3"/>0.512 | 0 <text:s/>| <text:s text:c="8"/>Comm Error <text:s text:c="8"/>| <text:s text:c="11"/>- <text:s text:c="10"/></text:p>
      <text:p text:style-name="Standard"><text:s text:c="3"/>0.512 | 1 <text:s/>| <text:s text:c="3"/>0.239 <text:s text:c="2"/>-0.955 <text:s text:c="3"/>0.096 | <text:s text:c="2"/>-85.2 <text:s text:c="2"/>-13.4 <text:s text:c="2"/>-55.7</text:p>
      <text:p text:style-name="Standard"><text:s text:c="3"/>0.512 | 2 <text:s/>| <text:s text:c="3"/>0.223 <text:s text:c="3"/>1.004 <text:s text:c="3"/>0.044 | <text:s text:c="3"/>86.6 <text:s text:c="2"/>-11.4 <text:s text:c="2"/>102.1</text:p>
      <text:p text:style-name="Standard"><text:s text:c="3"/>0.512 | 3 <text:s/>| <text:s text:c="3"/>1.017 <text:s text:c="3"/>0.010 <text:s text:c="3"/>0.150 | <text:s text:c="4"/>7.3 <text:s text:c="2"/>-80.4 <text:s text:c="3"/>52.4</text:p>
      <text:p text:style-name="Standard"><text:s text:c="3"/>0.512 | 4 <text:s/>| <text:s text:c="3"/>0.860 <text:s text:c="2"/>-0.138 <text:s text:c="2"/>-0.494 | <text:s/>-164.3 <text:s text:c="2"/>-56.5 <text:s text:c="2"/>124.7</text:p>
      <text:p text:style-name="Standard"><text:s text:c="3"/>0.512 | 5 <text:s/>| <text:s text:c="3"/>0.821 <text:s text:c="2"/>-0.113 <text:s text:c="2"/>-0.626 | <text:s/>-169.2 <text:s text:c="2"/>-49.5 <text:s text:c="2"/>-32.1</text:p>
      <text:p text:style-name="Standard"><text:s text:c="3"/>0.546 | 0 <text:s/>| <text:s text:c="8"/>Comm Error <text:s text:c="8"/>| <text:s text:c="11"/>- <text:s text:c="10"/></text:p>
      <text:p text:style-name="Standard"><text:s text:c="3"/>0.546 | 1 <text:s/>| <text:s text:c="3"/>0.231 <text:s text:c="2"/>-0.950 <text:s text:c="3"/>0.091 | <text:s text:c="2"/>-85.1 <text:s text:c="2"/>-13.3 <text:s text:c="2"/>-55.7</text:p>
      <text:p text:style-name="Standard"><text:s text:c="3"/>0.546 | 2 <text:s/>| <text:s text:c="3"/>0.209 <text:s text:c="3"/>0.975 <text:s text:c="3"/>0.024 | <text:s text:c="3"/>87.0 <text:s text:c="2"/>-11.4 <text:s text:c="2"/>101.7</text:p>
      <text:p text:style-name="Standard"><text:s text:c="3"/>0.546 | 3 <text:s/>| <text:s text:c="3"/>1.002 <text:s text:c="3"/>0.011 <text:s text:c="3"/>0.138 | <text:s text:c="4"/>6.9 <text:s text:c="2"/>-80.7 <text:s text:c="3"/>52.6</text:p>
      <text:p text:style-name="Standard"><text:s text:c="3"/>0.546 | 4 <text:s/>| <text:s text:c="3"/>0.824 <text:s text:c="2"/>-0.158 <text:s text:c="2"/>-0.543 | <text:s/>-163.8 <text:s text:c="2"/>-55.7 <text:s text:c="2"/>124.5</text:p>
      <text:p text:style-name="Standard"><text:s text:c="3"/>0.546 | 5 <text:s/>| <text:s text:c="3"/>0.752 <text:s text:c="2"/>-0.109 <text:s text:c="2"/>-0.650 | <text:s/>-169.9 <text:s text:c="2"/>-48.9 <text:s text:c="2"/>-31.7</text:p>
      <text:p text:style-name="Standard"><text:s text:c="3"/>0.580 | 0 <text:s/>| <text:s text:c="8"/>Comm Error <text:s text:c="8"/>| <text:s text:c="11"/>- <text:s text:c="10"/></text:p>
      <text:p text:style-name="Standard"><text:s text:c="3"/>0.580 | 1 <text:s/>| <text:s text:c="3"/>0.226 <text:s text:c="2"/>-0.954 <text:s text:c="3"/>0.092 | <text:s text:c="2"/>-85.0 <text:s text:c="2"/>-13.2 <text:s text:c="2"/>-55.6</text:p>
      <text:p text:style-name="Standard"><text:s text:c="3"/>0.580 | 2 <text:s/>| <text:s text:c="3"/>0.195 <text:s text:c="3"/>0.982 <text:s text:c="3"/>0.029 | <text:s text:c="3"/>87.3 <text:s text:c="2"/>-11.2 <text:s text:c="2"/>101.4</text:p>
      <text:p text:style-name="Standard"><text:s text:c="3"/>0.580 | 3 <text:s/>| <text:s text:c="3"/>1.014 <text:s text:c="3"/>0.017 <text:s text:c="3"/>0.130 | <text:s text:c="4"/>7.0 <text:s text:c="2"/>-81.0 <text:s text:c="3"/>52.4</text:p>
      <text:p text:style-name="Standard"><text:s text:c="3"/>0.580 | 4 <text:s/>| <text:s text:c="3"/>0.832 <text:s text:c="2"/>-0.194 <text:s text:c="2"/>-0.571 | <text:s/>-162.9 <text:s text:c="2"/>-54.4 <text:s text:c="2"/>124.0</text:p>
      <text:p text:style-name="Standard"><text:s text:c="3"/>0.580 | 5 <text:s/>| <text:s text:c="3"/>0.756 <text:s text:c="2"/>-0.110 <text:s text:c="2"/>-0.705 | <text:s/>-170.8 <text:s text:c="2"/>-47.6 <text:s text:c="2"/>-31.2</text:p>
      <text:p text:style-name="Standard"><text:s text:c="3"/>0.615 | 0 <text:s/>| <text:s text:c="8"/>Comm Error <text:s text:c="8"/>| <text:s text:c="11"/>- <text:s text:c="10"/></text:p>
      <text:p text:style-name="Standard"><text:s text:c="3"/>0.615 | 1 <text:s/>| <text:s text:c="3"/>0.224 <text:s text:c="2"/>-0.980 <text:s text:c="3"/>0.098 | <text:s text:c="2"/>-84.8 <text:s text:c="2"/>-13.0 <text:s text:c="2"/>-55.6</text:p>
      <text:p text:style-name="Standard"><text:s text:c="3"/>0.615 | 2 <text:s/>| <text:s text:c="3"/>0.194 <text:s text:c="3"/>1.006 <text:s text:c="3"/>0.040 | <text:s text:c="3"/>87.5 <text:s text:c="2"/>-11.0 <text:s text:c="2"/>100.8</text:p>
      <text:p text:style-name="Standard"><text:s text:c="3"/>0.615 | 3 <text:s/>| <text:s text:c="3"/>1.036 <text:s text:c="3"/>0.028 <text:s text:c="3"/>0.113 | <text:s text:c="4"/>8.2 <text:s text:c="2"/>-81.5 <text:s text:c="3"/>51.0</text:p>
      <text:p text:style-name="Standard"><text:s text:c="3"/>0.615 | 4 <text:s/>| <text:s text:c="3"/>0.843 <text:s text:c="2"/>-0.183 <text:s text:c="2"/>-0.576 | <text:s/>-162.7 <text:s text:c="2"/>-53.6 <text:s text:c="2"/>124.0</text:p>
      <text:p text:style-name="Standard"><text:s text:c="3"/>0.615 | 5 <text:s/>| <text:s text:c="3"/>0.806 <text:s text:c="2"/>-0.127 <text:s text:c="2"/>-0.689 | <text:s/>-171.1 <text:s text:c="2"/>-47.0 <text:s text:c="2"/>-31.0</text:p>
      <text:p text:style-name="Standard"><text:s text:c="3"/>0.649 | 0 <text:s/>| <text:s text:c="8"/>Comm Error <text:s text:c="8"/>| <text:s text:c="11"/>- <text:s text:c="10"/></text:p>
      <text:p text:style-name="Standard"><text:s text:c="3"/>0.649 | 1 <text:s/>| <text:s text:c="3"/>0.222 <text:s text:c="2"/>-0.995 <text:s text:c="3"/>0.090 | <text:s text:c="2"/>-84.7 <text:s text:c="2"/>-12.8 <text:s text:c="2"/>-55.4</text:p>
      <text:p text:style-name="Standard"><text:s text:c="3"/>0.649 | 2 <text:s/>| <text:s text:c="3"/>0.177 <text:s text:c="3"/>1.004 <text:s text:c="3"/>0.036 | <text:s text:c="3"/>87.6 <text:s text:c="2"/>-10.8 <text:s text:c="2"/>100.5</text:p>
      <text:p text:style-name="Standard"><text:s text:c="3"/>0.649 | 3 <text:s/>| <text:s text:c="3"/>1.032 <text:s text:c="3"/>0.034 <text:s text:c="3"/>0.098 | <text:s text:c="4"/>9.8 <text:s text:c="2"/>-81.9 <text:s text:c="3"/>49.3</text:p>
      <text:p text:style-name="Standard"><text:s text:c="3"/>0.649 | 4 <text:s/>| <text:s text:c="3"/>0.801 <text:s text:c="2"/>-0.178 <text:s text:c="2"/>-0.558 | <text:s/>-162.5 <text:s text:c="2"/>-52.6 <text:s text:c="2"/>124.0</text:p>
      <text:p text:style-name="Standard"><text:s text:c="3"/>0.649 | 5 <text:s/>| <text:s text:c="3"/>0.739 <text:s text:c="2"/>-0.089 <text:s text:c="2"/>-0.705 | <text:s/>-171.7 <text:s text:c="2"/>-46.0 <text:s text:c="2"/>-30.6</text:p>
      <text:p text:style-name="Standard"><text:s text:c="3"/>0.683 | 0 <text:s/>| <text:s text:c="8"/>Comm Error <text:s text:c="8"/>| <text:s text:c="11"/>- <text:s text:c="10"/></text:p>
      <text:p text:style-name="Standard"><text:s text:c="3"/>0.683 | 1 <text:s/>| <text:s text:c="3"/>0.216 <text:s text:c="2"/>-0.990 <text:s text:c="3"/>0.078 | <text:s text:c="2"/>-84.7 <text:s text:c="2"/>-12.6 <text:s text:c="2"/>-55.2</text:p>
      <text:p text:style-name="Standard"><text:s text:c="3"/>0.683 | 2 <text:s/>| <text:s text:c="3"/>0.168 <text:s text:c="3"/>0.999 <text:s text:c="3"/>0.038 | <text:s text:c="3"/>87.6 <text:s text:c="2"/>-10.5 <text:s text:c="2"/>100.2</text:p>
      <text:p text:style-name="Standard"><text:s text:c="3"/>0.683 | 3 <text:s/>| <text:s text:c="3"/>1.029 <text:s text:c="3"/>0.038 <text:s text:c="3"/>0.107 | <text:s text:c="3"/>12.3 <text:s text:c="2"/>-82.3 <text:s text:c="3"/>46.5</text:p>
      <text:p text:style-name="Standard"><text:s text:c="3"/>0.683 | 4 <text:s/>| <text:s text:c="3"/>0.772 <text:s text:c="2"/>-0.174 <text:s text:c="2"/>-0.602 | <text:s/>-162.6 <text:s text:c="2"/>-51.5 <text:s text:c="2"/>124.3</text:p>
      <text:p text:style-name="Standard"><text:s text:c="3"/>0.683 | 5 <text:s/>| <text:s text:c="3"/>0.757 <text:s text:c="2"/>-0.102 <text:s text:c="2"/>-0.725 | <text:s/>-172.3 <text:s text:c="2"/>-45.2 <text:s text:c="2"/>-30.3</text:p>
      <text:p text:style-name="Standard"><text:s text:c="3"/>0.717 | 0 <text:s/>| <text:s text:c="8"/>Comm Error <text:s text:c="8"/>| <text:s text:c="11"/>- <text:s text:c="10"/></text:p>
      <text:p text:style-name="Standard"><text:s text:c="3"/>0.717 | 1 <text:s/>| <text:s text:c="3"/>0.214 <text:s text:c="2"/>-1.000 <text:s text:c="3"/>0.069 | <text:s text:c="2"/>-84.7 <text:s text:c="2"/>-12.5 <text:s text:c="2"/>-55.0</text:p>
      <text:p text:style-name="Standard"><text:s text:c="3"/>0.717 | 2 <text:s/>| <text:s text:c="3"/>0.154 <text:s text:c="3"/>1.004 <text:s text:c="3"/>0.049 | <text:s text:c="3"/>87.5 <text:s text:c="2"/>-10.0 <text:s text:c="3"/>99.8</text:p>
      <text:p text:style-name="Standard"><text:s text:c="3"/>0.717 | 3 <text:s/>| <text:s text:c="3"/>1.030 <text:s text:c="3"/>0.052 <text:s text:c="3"/>0.089 | <text:s text:c="3"/>15.5 <text:s text:c="2"/>-82.6 <text:s text:c="3"/>43.2</text:p>
      <text:p text:style-name="Standard"><text:s text:c="3"/>0.717 | 4 <text:s/>| <text:s text:c="3"/>0.847 <text:s text:c="2"/>-0.159 <text:s text:c="2"/>-0.601 | <text:s/>-162.8 <text:s text:c="2"/>-50.8 <text:s text:c="2"/>124.8</text:p>
      <text:p text:style-name="Standard"><text:s text:c="3"/>0.717 | 5 <text:s/>| <text:s text:c="3"/>0.787 <text:s text:c="2"/>-0.140 <text:s text:c="2"/>-0.712 | <text:s/>-172.4 <text:s text:c="2"/>-44.7 <text:s text:c="2"/>-30.2</text:p>
      <text:p text:style-name="Standard"><text:s text:c="3"/>0.751 | 0 <text:s/>| <text:s text:c="8"/>Comm Error <text:s text:c="8"/>| <text:s text:c="11"/>- <text:s text:c="10"/></text:p>
      <text:p text:style-name="Standard"><text:s text:c="3"/>0.751 | 1 <text:s/>| <text:s text:c="3"/>0.210 <text:s text:c="2"/>-0.984 <text:s text:c="3"/>0.055 | <text:s text:c="2"/>-84.8 <text:s text:c="2"/>-12.4 <text:s text:c="2"/>-54.7</text:p>
      <text:p text:style-name="Standard"><text:soft-page-break/><text:s text:c="3"/>0.751 | 2 <text:s/>| <text:s text:c="3"/>0.155 <text:s text:c="3"/>0.987 <text:s text:c="3"/>0.036 | <text:s text:c="3"/>87.4 <text:s text:c="3"/>-9.7 <text:s text:c="3"/>99.5</text:p>
      <text:p text:style-name="Standard"><text:s text:c="3"/>0.751 | 3 <text:s/>| <text:s text:c="3"/>1.013 <text:s text:c="3"/>0.033 <text:s text:c="3"/>0.088 | <text:s text:c="3"/>18.0 <text:s text:c="2"/>-82.9 <text:s text:c="3"/>40.4</text:p>
      <text:p text:style-name="Standard"><text:s text:c="3"/>0.751 | 4 <text:s/>| <text:s text:c="3"/>0.782 <text:s text:c="2"/>-0.162 <text:s text:c="2"/>-0.593 | <text:s/>-163.2 <text:s text:c="2"/>-50.3 <text:s text:c="2"/>125.4</text:p>
      <text:p text:style-name="Standard"><text:s text:c="3"/>0.751 | 5 <text:s/>| <text:s text:c="3"/>0.652 <text:s text:c="2"/>-0.065 <text:s text:c="2"/>-0.717 | <text:s/>-172.9 <text:s text:c="2"/>-43.7 <text:s text:c="2"/>-29.9</text:p>
      <text:p text:style-name="Standard"><text:s text:c="3"/>0.784 | 0 <text:s/>| <text:s text:c="8"/>Comm Error <text:s text:c="8"/>| <text:s text:c="11"/>- <text:s text:c="10"/></text:p>
      <text:p text:style-name="Standard"><text:s text:c="3"/>0.784 | 1 <text:s/>| <text:s text:c="3"/>0.214 <text:s text:c="2"/>-0.955 <text:s text:c="3"/>0.038 | <text:s text:c="2"/>-85.1 <text:s text:c="2"/>-12.4 <text:s text:c="2"/>-54.2</text:p>
      <text:p text:style-name="Standard"><text:s text:c="3"/>0.784 | 2 <text:s/>| <text:s text:c="3"/>0.161 <text:s text:c="3"/>0.986 <text:s text:c="3"/>0.032 | <text:s text:c="3"/>87.3 <text:s text:c="3"/>-9.4 <text:s text:c="3"/>99.0</text:p>
      <text:p text:style-name="Standard"><text:s text:c="3"/>0.784 | 3 <text:s/>| <text:s text:c="3"/>1.018 <text:s text:c="3"/>0.026 <text:s text:c="3"/>0.104 | <text:s text:c="3"/>19.4 <text:s text:c="2"/>-83.1 <text:s text:c="3"/>39.1</text:p>
      <text:p text:style-name="Standard"><text:s text:c="3"/>0.784 | 4 <text:s/>| <text:s text:c="3"/>0.716 <text:s text:c="2"/>-0.193 <text:s text:c="2"/>-0.628 | <text:s/>-163.2 <text:s text:c="2"/>-49.2 <text:s text:c="2"/>125.6</text:p>
      <text:p text:style-name="Standard"><text:s text:c="3"/>0.784 | 5 <text:s/>| <text:s text:c="3"/>0.727 <text:s text:c="2"/>-0.097 <text:s text:c="2"/>-0.729 | <text:s/>-173.5 <text:s text:c="2"/>-43.0 <text:s text:c="2"/>-29.6</text:p>
      <text:p text:style-name="Standard"><text:s text:c="3"/>0.819 | 0 <text:s/>| <text:s text:c="8"/>Comm Error <text:s text:c="8"/>| <text:s text:c="11"/>- <text:s text:c="10"/></text:p>
      <text:p text:style-name="Standard"><text:s text:c="3"/>0.819 | 1 <text:s/>| <text:s text:c="3"/>0.209 <text:s text:c="2"/>-0.977 <text:s text:c="3"/>0.043 | <text:s text:c="2"/>-85.3 <text:s text:c="2"/>-12.5 <text:s text:c="2"/>-53.8</text:p>
      <text:p text:style-name="Standard"><text:s text:c="3"/>0.819 | 2 <text:s/>| <text:s text:c="3"/>0.154 <text:s text:c="3"/>1.013 <text:s text:c="3"/>0.049 | <text:s text:c="3"/>87.0 <text:s text:c="3"/>-9.2 <text:s text:c="3"/>98.9</text:p>
      <text:p text:style-name="Standard"><text:s text:c="3"/>0.819 | 3 <text:s/>| <text:s text:c="3"/>1.046 <text:s text:c="3"/>0.041 <text:s text:c="3"/>0.094 | <text:s text:c="3"/>20.6 <text:s text:c="2"/>-83.1 <text:s text:c="3"/>38.0</text:p>
      <text:p text:style-name="Standard"><text:s text:c="3"/>0.819 | 4 <text:s/>| <text:s text:c="3"/>0.820 <text:s text:c="2"/>-0.198 <text:s text:c="2"/>-0.626 | <text:s/>-162.9 <text:s text:c="2"/>-48.4 <text:s text:c="2"/>125.7</text:p>
      <text:p text:style-name="Standard"><text:s text:c="3"/>0.819 | 5 <text:s/>| <text:s text:c="3"/>0.759 <text:s text:c="2"/>-0.096 <text:s text:c="2"/>-0.751 | <text:s/>-173.8 <text:s text:c="2"/>-42.6 <text:s text:c="2"/>-29.4</text:p>
      <text:p text:style-name="Standard"><text:s text:c="3"/>0.853 | 0 <text:s/>| <text:s text:c="8"/>Comm Error <text:s text:c="8"/>| <text:s text:c="11"/>- <text:s text:c="10"/></text:p>
      <text:p text:style-name="Standard"><text:s text:c="3"/>0.853 | 1 <text:s/>| <text:s text:c="3"/>0.215 <text:s text:c="2"/>-0.982 <text:s text:c="3"/>0.044 | <text:s text:c="2"/>-85.6 <text:s text:c="2"/>-12.5 <text:s text:c="2"/>-53.3</text:p>
      <text:p text:style-name="Standard"><text:s text:c="3"/>0.853 | 2 <text:s/>| <text:s text:c="3"/>0.158 <text:s text:c="3"/>1.012 <text:s text:c="3"/>0.043 | <text:s text:c="3"/>86.9 <text:s text:c="3"/>-9.0 <text:s text:c="3"/>98.9</text:p>
      <text:p text:style-name="Standard"><text:s text:c="3"/>0.853 | 3 <text:s/>| <text:s text:c="3"/>1.036 <text:s text:c="3"/>0.034 <text:s text:c="3"/>0.064 | <text:s text:c="3"/>22.7 <text:s text:c="2"/>-83.4 <text:s text:c="3"/>35.8</text:p>
      <text:p text:style-name="Standard"><text:s text:c="3"/>0.853 | 4 <text:s/>| <text:s text:c="3"/>0.749 <text:s text:c="2"/>-0.197 <text:s text:c="2"/>-0.641 | <text:s/>-162.9 <text:s text:c="2"/>-47.9 <text:s text:c="2"/>125.8</text:p>
      <text:p text:style-name="Standard"><text:s text:c="3"/>0.853 | 5 <text:s/>| <text:s text:c="3"/>0.651 <text:s text:c="2"/>-0.046 <text:s text:c="2"/>-0.758 | <text:s/>-174.3 <text:s text:c="2"/>-41.8 <text:s text:c="2"/>-29.0</text:p>
      <text:p text:style-name="Standard"><text:s text:c="3"/>0.888 | 0 <text:s/>| <text:s text:c="8"/>Comm Error <text:s text:c="8"/>| <text:s text:c="11"/>- <text:s text:c="10"/></text:p>
      <text:p text:style-name="Standard"><text:s text:c="3"/>0.888 | 1 <text:s/>| <text:s text:c="3"/>0.211 <text:s text:c="2"/>-0.973 <text:s text:c="3"/>0.047 | <text:s text:c="2"/>-85.8 <text:s text:c="2"/>-12.5 <text:s text:c="2"/>-53.0</text:p>
      <text:p text:style-name="Standard"><text:s text:c="3"/>0.888 | 2 <text:s/>| <text:s text:c="3"/>0.155 <text:s text:c="3"/>1.008 <text:s text:c="3"/>0.050 | <text:s text:c="3"/>86.4 <text:s text:c="3"/>-8.9 <text:s text:c="3"/>99.2</text:p>
      <text:p text:style-name="Standard"><text:s text:c="3"/>0.888 | 3 <text:s/>| <text:s text:c="3"/>1.032 <text:s text:c="3"/>0.044 <text:s text:c="3"/>0.071 | <text:s text:c="3"/>25.2 <text:s text:c="2"/>-83.6 <text:s text:c="3"/>33.2</text:p>
      <text:p text:style-name="Standard"><text:s text:c="3"/>0.888 | 4 <text:s/>| <text:s text:c="3"/>0.700 <text:s text:c="2"/>-0.184 <text:s text:c="2"/>-0.659 | <text:s/>-163.0 <text:s text:c="2"/>-46.7 <text:s text:c="2"/>126.3</text:p>
      <text:p text:style-name="Standard"><text:s text:c="3"/>0.888 | 5 <text:s/>| <text:s text:c="3"/>0.667 <text:s text:c="2"/>-0.035 <text:s text:c="2"/>-0.783 | <text:s/>-175.4 <text:s text:c="2"/>-40.6 <text:s text:c="2"/>-28.5</text:p>
      <text:p text:style-name="Standard"><text:s text:c="3"/>0.922 | 0 <text:s/>| <text:s text:c="8"/>Comm Error <text:s text:c="8"/>| <text:s text:c="11"/>- <text:s text:c="10"/></text:p>
      <text:p text:style-name="Standard"><text:s text:c="3"/>0.922 | 1 <text:s/>| <text:s text:c="3"/>0.203 <text:s text:c="2"/>-0.993 <text:s text:c="3"/>0.062 | <text:s text:c="2"/>-85.9 <text:s text:c="2"/>-12.3 <text:s text:c="2"/>-52.8</text:p>
      <text:p text:style-name="Standard"><text:s text:c="3"/>0.922 | 2 <text:s/>| <text:s text:c="3"/>0.145 <text:s text:c="3"/>1.020 <text:s text:c="3"/>0.078 | <text:s text:c="3"/>85.9 <text:s text:c="3"/>-8.8 <text:s text:c="3"/>99.3</text:p>
      <text:p text:style-name="Standard"><text:s text:c="3"/>0.922 | 3 <text:s/>| <text:s text:c="3"/>1.060 <text:s text:c="3"/>0.047 <text:s text:c="3"/>0.084 | <text:s text:c="3"/>27.0 <text:s text:c="2"/>-83.6 <text:s text:c="3"/>31.4</text:p>
      <text:p text:style-name="Standard"><text:s text:c="3"/>0.922 | 4 <text:s/>| <text:s text:c="3"/>0.784 <text:s text:c="2"/>-0.190 <text:s text:c="2"/>-0.679 | <text:s/>-163.1 <text:s text:c="2"/>-46.2 <text:s text:c="2"/>126.7</text:p>
      <text:p text:style-name="Standard"><text:s text:c="3"/>0.922 | 5 <text:s/>| <text:s text:c="3"/>0.779 <text:s text:c="2"/>-0.083 <text:s text:c="2"/>-0.785 | <text:s/>-175.8 <text:s text:c="2"/>-40.5 <text:s text:c="2"/>-28.4</text:p>
      <text:p text:style-name="Standard"><text:s text:c="3"/>0.956 | 0 <text:s/>| <text:s text:c="8"/>Comm Error <text:s text:c="8"/>| <text:s text:c="11"/>- <text:s text:c="10"/></text:p>
      <text:p text:style-name="Standard"><text:s text:c="3"/>0.956 | 1 <text:s/>| <text:s text:c="3"/>0.201 <text:s text:c="2"/>-0.994 <text:s text:c="3"/>0.071 | <text:s text:c="2"/>-85.8 <text:s text:c="2"/>-12.2 <text:s text:c="2"/>-52.7</text:p>
      <text:p text:style-name="Standard"><text:s text:c="3"/>0.956 | 2 <text:s/>| <text:s text:c="3"/>0.155 <text:s text:c="3"/>1.027 <text:s text:c="3"/>0.063 | <text:s text:c="3"/>85.7 <text:s text:c="3"/>-8.7 <text:s text:c="3"/>99.3</text:p>
      <text:p text:style-name="Standard"><text:s text:c="3"/>0.956 | 3 <text:s/>| <text:s text:c="3"/>1.052 <text:s text:c="3"/>0.012 <text:s text:c="3"/>0.054 | <text:s text:c="3"/>26.6 <text:s text:c="2"/>-83.8 <text:s text:c="3"/>31.8</text:p>
      <text:p text:style-name="Standard"><text:s text:c="3"/>0.956 | 4 <text:s/>| <text:s text:c="3"/>0.805 <text:s text:c="2"/>-0.201 <text:s text:c="2"/>-0.676 | <text:s/>-163.1 <text:s text:c="2"/>-46.0 <text:s text:c="2"/>126.9</text:p>
      <text:p text:style-name="Standard"><text:s text:c="3"/>0.956 | 5 <text:s/>| <text:s text:c="3"/>0.626 <text:s text:c="2"/>-0.082 <text:s text:c="2"/>-0.793 | <text:s/>-175.6 <text:s text:c="2"/>-39.9 <text:s text:c="2"/>-28.4</text:p>
      <text:p text:style-name="Standard"><text:s text:c="3"/>0.990 | 0 <text:s/>| <text:s text:c="8"/>Comm Error <text:s text:c="8"/>| <text:s text:c="11"/>- <text:s text:c="10"/></text:p>
      <text:p text:style-name="Standard"><text:s text:c="3"/>0.990 | 1 <text:s/>| <text:s text:c="3"/>0.192 <text:s text:c="2"/>-0.974 <text:s text:c="3"/>0.076 | <text:s text:c="2"/>-85.8 <text:s text:c="2"/>-12.0 <text:s text:c="2"/>-52.6</text:p>
      <text:p text:style-name="Standard"><text:s text:c="3"/>0.990 | 2 <text:s/>| <text:s text:c="3"/>0.184 <text:s text:c="3"/>1.029 <text:s text:c="3"/>0.049 | <text:s text:c="3"/>85.6 <text:s text:c="3"/>-8.8 <text:s text:c="3"/>99.4</text:p>
      <text:p text:style-name="Standard"><text:s text:c="3"/>0.990 | 3 <text:s/>| <text:s text:c="3"/>1.043 <text:s text:c="3"/>0.018 <text:s text:c="3"/>0.048 | <text:s text:c="3"/>26.0 <text:s text:c="2"/>-83.9 <text:s text:c="3"/>32.3</text:p>
      <text:p text:style-name="Standard"><text:s text:c="3"/>0.990 | 4 <text:s/>| <text:s text:c="3"/>0.587 <text:s text:c="2"/>-0.205 <text:s text:c="2"/>-0.698 | <text:s/>-163.1 <text:s text:c="2"/>-44.6 <text:s text:c="2"/>127.3</text:p>
      <text:p text:style-name="Standard"><text:s text:c="3"/>0.990 | 5 <text:s/>| <text:s text:c="3"/>0.626 <text:s text:c="2"/>-0.024 <text:s text:c="2"/>-0.797 | <text:s/>-176.2 <text:s text:c="2"/>-38.5 <text:s text:c="2"/>-27.9</text:p>
      <text:p text:style-name="Standard"><text:s text:c="3"/>1.024 | 0 <text:s/>| <text:s text:c="8"/>Comm Error <text:s text:c="8"/>| <text:s text:c="11"/>- <text:s text:c="10"/></text:p>
      <text:p text:style-name="Standard"><text:s text:c="3"/>1.024 | 1 <text:s/>| <text:s text:c="3"/>0.192 <text:s text:c="2"/>-0.991 <text:s text:c="3"/>0.094 | <text:s text:c="2"/>-85.5 <text:s text:c="2"/>-11.8 <text:s text:c="2"/>-52.6</text:p>
      <text:p text:style-name="Standard"><text:s text:c="3"/>1.024 | 2 <text:s/>| <text:s text:c="3"/>0.167 <text:s text:c="3"/>1.034 <text:s text:c="3"/>0.067 | <text:s text:c="3"/>85.4 <text:s text:c="3"/>-8.9 <text:s text:c="3"/>99.7</text:p>
      <text:p text:style-name="Standard"><text:soft-page-break/><text:s text:c="3"/>1.024 | 3 <text:s/>| <text:s text:c="3"/>1.058 <text:s text:c="3"/>0.033 <text:s text:c="3"/>0.073 | <text:s text:c="3"/>25.2 <text:s text:c="2"/>-84.0 <text:s text:c="3"/>32.9</text:p>
      <text:p text:style-name="Standard"><text:s text:c="3"/>1.024 | 4 <text:s/>| <text:s text:c="3"/>0.698 <text:s text:c="2"/>-0.204 <text:s text:c="2"/>-0.708 | <text:s/>-163.2 <text:s text:c="2"/>-43.6 <text:s text:c="2"/>127.5</text:p>
      <text:p text:style-name="Standard"><text:s text:c="3"/>1.024 | 5 <text:s/>| <text:s text:c="3"/>0.621 <text:s text:c="2"/>-0.072 <text:s text:c="2"/>-0.797 | <text:s/>-176.4 <text:s text:c="2"/>-37.9 <text:s text:c="2"/>-27.8</text:p>
      <text:p text:style-name="Standard"><text:s text:c="3"/>1.058 | 0 <text:s/>| <text:s text:c="8"/>Comm Error <text:s text:c="8"/>| <text:s text:c="11"/>- <text:s text:c="10"/></text:p>
      <text:p text:style-name="Standard"><text:s text:c="3"/>1.058 | 1 <text:s/>| <text:s text:c="3"/>0.191 <text:s text:c="2"/>-1.022 <text:s text:c="3"/>0.108 | <text:s text:c="2"/>-85.2 <text:s text:c="2"/>-11.6 <text:s text:c="2"/>-52.6</text:p>
      <text:p text:style-name="Standard"><text:s text:c="3"/>1.058 | 2 <text:s/>| <text:s text:c="3"/>0.187 <text:s text:c="3"/>1.046 <text:s text:c="3"/>0.074 | <text:s text:c="3"/>85.1 <text:s text:c="3"/>-9.1 <text:s text:c="2"/>100.0</text:p>
      <text:p text:style-name="Standard"><text:s text:c="3"/>1.058 | 3 <text:s/>| <text:s text:c="3"/>1.078 <text:s text:c="3"/>0.006 <text:s text:c="3"/>0.052 | <text:s text:c="3"/>22.4 <text:s text:c="2"/>-84.1 <text:s text:c="3"/>35.7</text:p>
      <text:p text:style-name="Standard"><text:s text:c="3"/>1.058 | 4 <text:s/>| <text:s text:c="3"/>0.793 <text:s text:c="2"/>-0.195 <text:s text:c="2"/>-0.697 | <text:s/>-163.3 <text:s text:c="2"/>-43.5 <text:s text:c="2"/>127.9</text:p>
      <text:p text:style-name="Standard"><text:s text:c="3"/>1.058 | 5 <text:s/>| <text:s text:c="3"/>0.556 <text:s text:c="2"/>-0.051 <text:s text:c="2"/>-0.803 | <text:s/>-176.4 <text:s text:c="2"/>-36.7 <text:s text:c="2"/>-27.7</text:p>
      <text:p text:style-name="Standard"><text:s text:c="3"/>1.092 | 0 <text:s/>| <text:s text:c="8"/>Comm Error <text:s text:c="8"/>| <text:s text:c="11"/>- <text:s text:c="10"/></text:p>
      <text:p text:style-name="Standard"><text:s text:c="3"/>1.092 | 1 <text:s/>| <text:s text:c="3"/>0.186 <text:s text:c="2"/>-1.023 <text:s text:c="3"/>0.108 | <text:s text:c="2"/>-84.8 <text:s text:c="2"/>-11.3 <text:s text:c="2"/>-52.7</text:p>
      <text:p text:style-name="Standard"><text:s text:c="3"/>1.092 | 2 <text:s/>| <text:s text:c="3"/>0.188 <text:s text:c="3"/>1.050 <text:s text:c="3"/>0.097 | <text:s text:c="3"/>84.7 <text:s text:c="3"/>-9.4 <text:s text:c="2"/>100.3</text:p>
      <text:p text:style-name="Standard"><text:s text:c="3"/>1.092 | 3 <text:s/>| <text:s text:c="3"/>1.087 <text:s text:c="3"/>0.035 <text:s text:c="3"/>0.058 | <text:s text:c="3"/>21.7 <text:s text:c="2"/>-84.1 <text:s text:c="3"/>36.4</text:p>
      <text:p text:style-name="Standard"><text:s text:c="3"/>1.092 | 4 <text:s/>| <text:s text:c="3"/>0.609 <text:s text:c="2"/>-0.216 <text:s text:c="2"/>-0.721 | <text:s/>-163.2 <text:s text:c="2"/>-42.7 <text:s text:c="2"/>128.0</text:p>
      <text:p text:style-name="Standard"><text:s text:c="3"/>1.092 | 5 <text:s/>| <text:s text:c="3"/>0.642 <text:s text:c="2"/>-0.054 <text:s text:c="2"/>-0.842 | <text:s/>-176.7 <text:s text:c="2"/>-36.1 <text:s text:c="2"/>-27.7</text:p>
      <text:p text:style-name="Standard"><text:s text:c="3"/>1.126 | 0 <text:s/>| <text:s text:c="8"/>Comm Error <text:s text:c="8"/>| <text:s text:c="11"/>- <text:s text:c="10"/></text:p>
      <text:p text:style-name="Standard"><text:s text:c="3"/>1.126 | 1 <text:s/>| <text:s text:c="3"/>0.200 <text:s text:c="2"/>-1.060 <text:s text:c="3"/>0.114 | <text:s text:c="2"/>-84.5 <text:s text:c="2"/>-11.1 <text:s text:c="2"/>-52.9</text:p>
      <text:p text:style-name="Standard"><text:s text:c="3"/>1.126 | 2 <text:s/>| <text:s text:c="3"/>0.167 <text:s text:c="3"/>1.069 <text:s text:c="3"/>0.108 | <text:s text:c="3"/>84.4 <text:s text:c="3"/>-9.5 <text:s text:c="2"/>100.5</text:p>
      <text:p text:style-name="Standard"><text:s text:c="3"/>1.126 | 3 <text:s/>| <text:s text:c="3"/>1.125 <text:s text:c="3"/>0.030 <text:s text:c="3"/>0.076 | <text:s text:c="3"/>21.1 <text:s text:c="2"/>-84.1 <text:s text:c="3"/>37.1</text:p>
      <text:p text:style-name="Standard"><text:s text:c="3"/>1.126 | 4 <text:s/>| <text:s text:c="3"/>0.616 <text:s text:c="2"/>-0.196 <text:s text:c="2"/>-0.733 | <text:s/>-163.4 <text:s text:c="2"/>-41.6 <text:s text:c="2"/>128.2</text:p>
      <text:p text:style-name="Standard"><text:s text:c="3"/>1.126 | 5 <text:s/>| <text:s text:c="3"/>0.644 <text:s text:c="2"/>-0.081 <text:s text:c="2"/>-0.842 | <text:s/>-176.7 <text:s text:c="2"/>-35.7 <text:s text:c="2"/>-27.8</text:p>
      <text:p text:style-name="Standard"><text:s text:c="3"/>1.160 | 0 <text:s/>| <text:s text:c="8"/>Comm Error <text:s text:c="8"/>| <text:s text:c="11"/>- <text:s text:c="10"/></text:p>
      <text:p text:style-name="Standard"><text:s text:c="3"/>1.160 | 1 <text:s/>| <text:s text:c="3"/>0.218 <text:s text:c="2"/>-1.079 <text:s text:c="3"/>0.108 | <text:s text:c="2"/>-84.2 <text:s text:c="2"/>-11.0 <text:s text:c="2"/>-53.2</text:p>
      <text:p text:style-name="Standard"><text:s text:c="3"/>1.160 | 2 <text:s/>| <text:s text:c="3"/>0.189 <text:s text:c="3"/>1.091 <text:s text:c="3"/>0.111 | <text:s text:c="3"/>84.2 <text:s text:c="3"/>-9.7 <text:s text:c="2"/>100.6</text:p>
      <text:p text:style-name="Standard"><text:s text:c="3"/>1.160 | 3 <text:s/>| <text:s text:c="3"/>1.140 <text:s text:c="3"/>0.013 <text:s text:c="3"/>0.071 | <text:s text:c="3"/>18.3 <text:s text:c="2"/>-84.0 <text:s text:c="3"/>40.1</text:p>
      <text:p text:style-name="Standard"><text:s text:c="3"/>1.160 | 4 <text:s/>| <text:s text:c="3"/>0.735 <text:s text:c="2"/>-0.219 <text:s text:c="2"/>-0.745 | <text:s/>-163.5 <text:s text:c="2"/>-41.2 <text:s text:c="2"/>128.4</text:p>
      <text:p text:style-name="Standard"><text:s text:c="3"/>1.160 | 5 <text:s/>| <text:s text:c="3"/>0.536 <text:s text:c="2"/>-0.030 <text:s text:c="2"/>-0.854 | <text:s/>-176.8 <text:s text:c="2"/>-35.0 <text:s text:c="2"/>-27.7</text:p>
      <text:p text:style-name="Standard"><text:s text:c="3"/>1.194 | 0 <text:s/>| <text:s text:c="8"/>Comm Error <text:s text:c="8"/>| <text:s text:c="11"/>- <text:s text:c="10"/></text:p>
      <text:p text:style-name="Standard"><text:s text:c="3"/>1.194 | 1 <text:s/>| <text:s text:c="3"/>0.247 <text:s text:c="2"/>-1.092 <text:s text:c="3"/>0.081 | <text:s text:c="2"/>-84.2 <text:s text:c="2"/>-11.2 <text:s text:c="2"/>-53.8</text:p>
      <text:p text:style-name="Standard"><text:s text:c="3"/>1.194 | 2 <text:s/>| <text:s text:c="3"/>0.197 <text:s text:c="3"/>1.091 <text:s text:c="3"/>0.106 | <text:s text:c="3"/>84.1 <text:s text:c="3"/>-9.9 <text:s text:c="2"/>100.6</text:p>
      <text:p text:style-name="Standard"><text:s text:c="3"/>1.194 | 3 <text:s/>| <text:s text:c="3"/>1.147 <text:s text:c="3"/>0.039 <text:s text:c="3"/>0.063 | <text:s text:c="3"/>17.7 <text:s text:c="2"/>-83.9 <text:s text:c="3"/>40.8</text:p>
      <text:p text:style-name="Standard"><text:s text:c="3"/>1.194 | 4 <text:s/>| <text:s text:c="3"/>0.690 <text:s text:c="2"/>-0.224 <text:s text:c="2"/>-0.751 | <text:s/>-163.6 <text:s text:c="2"/>-41.1 <text:s text:c="2"/>128.5</text:p>
      <text:p text:style-name="Standard"><text:s text:c="3"/>1.194 | 5 <text:s/>| <text:s text:c="3"/>0.601 <text:s text:c="2"/>-0.032 <text:s text:c="2"/>-0.859 | <text:s/>-177.1 <text:s text:c="2"/>-34.5 <text:s text:c="2"/>-27.5</text:p>
      <text:p text:style-name="Standard"><text:s text:c="3"/>1.228 | 0 <text:s/>| <text:s text:c="8"/>Comm Error <text:s text:c="8"/>| <text:s text:c="11"/>- <text:s text:c="10"/></text:p>
      <text:p text:style-name="Standard"><text:s text:c="3"/>1.228 | 1 <text:s/>| <text:s text:c="3"/>0.252 <text:s text:c="2"/>-1.119 <text:s text:c="3"/>0.074 | <text:s text:c="2"/>-84.3 <text:s text:c="2"/>-11.3 <text:s text:c="2"/>-54.2</text:p>
      <text:p text:style-name="Standard"><text:s text:c="3"/>1.228 | 2 <text:s/>| <text:s text:c="3"/>0.177 <text:s text:c="3"/>1.094 <text:s text:c="3"/>0.100 | <text:s text:c="3"/>84.1 <text:s text:c="3"/>-9.9 <text:s text:c="2"/>100.7</text:p>
      <text:p text:style-name="Standard"><text:s text:c="3"/>1.228 | 3 <text:s/>| <text:s text:c="3"/>1.147 <text:s text:c="3"/>0.024 <text:s text:c="3"/>0.071 | <text:s text:c="3"/>17.9 <text:s text:c="2"/>-83.8 <text:s text:c="3"/>40.7</text:p>
      <text:p text:style-name="Standard"><text:s text:c="3"/>1.228 | 4 <text:s/>| <text:s text:c="3"/>0.616 <text:s text:c="2"/>-0.214 <text:s text:c="2"/>-0.765 | <text:s/>-163.8 <text:s text:c="2"/>-40.4 <text:s text:c="2"/>128.7</text:p>
      <text:p text:style-name="Standard"><text:s text:c="3"/>1.228 | 5 <text:s/>| <text:s text:c="3"/>0.608 <text:s text:c="2"/>-0.045 <text:s text:c="2"/>-0.862 | <text:s/>-177.3 <text:s text:c="2"/>-34.4 <text:s text:c="2"/>-27.5</text:p>
      <text:p text:style-name="Standard"><text:s text:c="3"/>1.262 | 0 <text:s/>| <text:s text:c="8"/>Comm Error <text:s text:c="8"/>| <text:s text:c="11"/>- <text:s text:c="10"/></text:p>
      <text:p text:style-name="Standard"><text:s text:c="3"/>1.262 | 1 <text:s/>| <text:s text:c="3"/>0.253 <text:s text:c="2"/>-1.126 <text:s text:c="3"/>0.078 | <text:s text:c="2"/>-84.4 <text:s text:c="2"/>-11.6 <text:s text:c="2"/>-54.9</text:p>
      <text:p text:style-name="Standard"><text:s text:c="3"/>1.262 | 2 <text:s/>| <text:s text:c="3"/>0.202 <text:s text:c="3"/>1.120 <text:s text:c="3"/>0.099 | <text:s text:c="3"/>84.4 <text:s text:c="2"/>-10.0 <text:s text:c="2"/>100.5</text:p>
      <text:p text:style-name="Standard"><text:s text:c="3"/>1.262 | 3 <text:s/>| <text:s text:c="3"/>1.154 <text:s text:c="3"/>0.022 <text:s text:c="3"/>0.071 | <text:s text:c="3"/>17.0 <text:s text:c="2"/>-83.7 <text:s text:c="3"/>41.8</text:p>
      <text:p text:style-name="Standard"><text:s text:c="3"/>1.262 | 4 <text:s/>| <text:s text:c="3"/>0.694 <text:s text:c="2"/>-0.228 <text:s text:c="2"/>-0.752 | <text:s/>-163.8 <text:s text:c="2"/>-40.4 <text:s text:c="2"/>128.7</text:p>
      <text:p text:style-name="Standard"><text:s text:c="3"/>1.262 | 5 <text:s/>| <text:s text:c="3"/>0.556 <text:s text:c="2"/>-0.039 <text:s text:c="2"/>-0.867 | <text:s/>-177.4 <text:s text:c="2"/>-34.2 <text:s text:c="2"/>-27.6</text:p>
      <text:p text:style-name="Standard"><text:s text:c="3"/>1.296 | 0 <text:s/>| <text:s text:c="8"/>Comm Error <text:s text:c="8"/>| <text:s text:c="11"/>- <text:s text:c="10"/></text:p>
      <text:p text:style-name="Standard"><text:s text:c="3"/>1.296 | 1 <text:s/>| <text:s text:c="3"/>0.249 <text:s text:c="2"/>-1.102 <text:s text:c="3"/>0.073 | <text:s text:c="2"/>-84.7 <text:s text:c="2"/>-12.0 <text:s text:c="2"/>-55.3</text:p>
      <text:p text:style-name="Standard"><text:s text:c="3"/>1.296 | 2 <text:s/>| <text:s text:c="3"/>0.201 <text:s text:c="3"/>1.118 <text:s text:c="3"/>0.097 | <text:s text:c="3"/>84.5 <text:s text:c="2"/>-10.2 <text:s text:c="2"/>100.6</text:p>
      <text:p text:style-name="Standard"><text:s text:c="3"/>1.296 | 3 <text:s/>| <text:s text:c="3"/>1.162 <text:s text:c="3"/>0.042 <text:s text:c="3"/>0.077 | <text:s text:c="3"/>17.5 <text:s text:c="2"/>-83.5 <text:s text:c="3"/>41.2</text:p>
      <text:p text:style-name="Standard"><text:soft-page-break/><text:s text:c="3"/>1.296 | 4 <text:s/>| <text:s text:c="3"/>0.669 <text:s text:c="2"/>-0.206 <text:s text:c="2"/>-0.767 | <text:s/>-163.8 <text:s text:c="2"/>-40.5 <text:s text:c="2"/>128.9</text:p>
      <text:p text:style-name="Standard"><text:s text:c="3"/>1.296 | 5 <text:s/>| <text:s text:c="3"/>0.598 <text:s text:c="2"/>-0.034 <text:s text:c="2"/>-0.885 | <text:s/>-177.6 <text:s text:c="2"/>-34.2 <text:s text:c="2"/>-27.8</text:p>
      <text:p text:style-name="Standard"><text:s text:c="3"/>1.330 | 0 <text:s/>| <text:s text:c="8"/>Comm Error <text:s text:c="8"/>| <text:s text:c="11"/>- <text:s text:c="10"/></text:p>
      <text:p text:style-name="Standard"><text:s text:c="3"/>1.330 | 1 <text:s/>| <text:s text:c="3"/>0.255 <text:s text:c="2"/>-1.120 <text:s text:c="3"/>0.094 | <text:s text:c="2"/>-84.8 <text:s text:c="2"/>-12.3 <text:s text:c="2"/>-55.6</text:p>
      <text:p text:style-name="Standard"><text:s text:c="3"/>1.330 | 2 <text:s/>| <text:s text:c="3"/>0.175 <text:s text:c="3"/>1.129 <text:s text:c="3"/>0.086 | <text:s text:c="3"/>84.7 <text:s text:c="2"/>-10.1 <text:s text:c="2"/>100.7</text:p>
      <text:p text:style-name="Standard"><text:s text:c="3"/>1.330 | 3 <text:s/>| <text:s text:c="3"/>1.166 <text:s text:c="3"/>0.032 <text:s text:c="3"/>0.071 | <text:s text:c="3"/>17.7 <text:s text:c="2"/>-83.4 <text:s text:c="3"/>41.1</text:p>
      <text:p text:style-name="Standard"><text:s text:c="3"/>1.330 | 4 <text:s/>| <text:s text:c="3"/>0.663 <text:s text:c="2"/>-0.199 <text:s text:c="2"/>-0.774 | <text:s/>-164.2 <text:s text:c="2"/>-40.5 <text:s text:c="2"/>129.1</text:p>
      <text:p text:style-name="Standard"><text:s text:c="3"/>1.330 | 5 <text:s/>| <text:s text:c="3"/>0.599 <text:s text:c="2"/>-0.038 <text:s text:c="2"/>-0.879 | <text:s/>-177.7 <text:s text:c="2"/>-34.4 <text:s text:c="2"/>-27.9</text:p>
      <text:p text:style-name="Standard"><text:s text:c="3"/>1.364 | 0 <text:s/>| <text:s text:c="8"/>Comm Error <text:s text:c="8"/>| <text:s text:c="11"/>- <text:s text:c="10"/></text:p>
      <text:p text:style-name="Standard"><text:s text:c="3"/>1.364 | 1 <text:s/>| <text:s text:c="3"/>0.240 <text:s text:c="2"/>-1.117 <text:s text:c="3"/>0.117 | <text:s text:c="2"/>-84.8 <text:s text:c="2"/>-12.7 <text:s text:c="2"/>-55.9</text:p>
      <text:p text:style-name="Standard"><text:s text:c="3"/>1.364 | 2 <text:s/>| <text:s text:c="3"/>0.176 <text:s text:c="3"/>1.133 <text:s text:c="3"/>0.083 | <text:s text:c="3"/>84.9 <text:s text:c="2"/>-10.0 <text:s text:c="2"/>100.7</text:p>
      <text:p text:style-name="Standard"><text:s text:c="3"/>1.364 | 3 <text:s/>| <text:s text:c="3"/>1.151 <text:s text:c="3"/>0.037 <text:s text:c="3"/>0.075 | <text:s text:c="3"/>18.2 <text:s text:c="2"/>-83.2 <text:s text:c="3"/>40.7</text:p>
      <text:p text:style-name="Standard"><text:s text:c="3"/>1.364 | 4 <text:s/>| <text:s text:c="3"/>0.655 <text:s text:c="2"/>-0.202 <text:s text:c="2"/>-0.761 | <text:s/>-164.3 <text:s text:c="2"/>-40.8 <text:s text:c="2"/>129.2</text:p>
      <text:p text:style-name="Standard"><text:s text:c="3"/>1.364 | 5 <text:s/>| <text:s text:c="3"/>0.542 <text:s text:c="2"/>-0.025 <text:s text:c="2"/>-0.868 | <text:s/>-177.7 <text:s text:c="2"/>-34.5 <text:s text:c="2"/>-28.0</text:p>
      <text:p text:style-name="Standard"><text:s text:c="3"/>1.398 | 0 <text:s/>| <text:s text:c="8"/>Comm Error <text:s text:c="8"/>| <text:s text:c="11"/>- <text:s text:c="10"/></text:p>
      <text:p text:style-name="Standard"><text:s text:c="3"/>1.398 | 1 <text:s/>| <text:s text:c="3"/>0.223 <text:s text:c="2"/>-1.102 <text:s text:c="3"/>0.114 | <text:s text:c="2"/>-84.7 <text:s text:c="2"/>-12.7 <text:s text:c="2"/>-55.9</text:p>
      <text:p text:style-name="Standard"><text:s text:c="3"/>1.398 | 2 <text:s/>| <text:s text:c="3"/>0.189 <text:s text:c="3"/>1.134 <text:s text:c="3"/>0.080 | <text:s text:c="3"/>85.1 <text:s text:c="2"/>-10.0 <text:s text:c="2"/>100.7</text:p>
      <text:p text:style-name="Standard"><text:s text:c="3"/>1.398 | 3 <text:s/>| <text:s text:c="3"/>1.170 <text:s text:c="3"/>0.044 <text:s text:c="3"/>0.088 | <text:s text:c="3"/>19.3 <text:s text:c="2"/>-83.0 <text:s text:c="3"/>39.8</text:p>
      <text:p text:style-name="Standard"><text:s text:c="3"/>1.398 | 4 <text:s/>| <text:s text:c="3"/>0.643 <text:s text:c="2"/>-0.221 <text:s text:c="2"/>-0.764 | <text:s/>-164.0 <text:s text:c="2"/>-41.1 <text:s text:c="2"/>129.0</text:p>
      <text:p text:style-name="Standard"><text:s text:c="3"/>1.398 | 5 <text:s/>| <text:s text:c="3"/>0.595 <text:s text:c="2"/>-0.024 <text:s text:c="2"/>-0.876 | <text:s/>-177.8 <text:s text:c="2"/>-34.8 <text:s text:c="2"/>-28.1</text:p>
      <text:p text:style-name="Standard"><text:s text:c="3"/>1.432 | 0 <text:s/>| <text:s text:c="8"/>Comm Error <text:s text:c="8"/>| <text:s text:c="11"/>- <text:s text:c="10"/></text:p>
      <text:p text:style-name="Standard"><text:s text:c="3"/>1.432 | 1 <text:s/>| <text:s text:c="3"/>0.230 <text:s text:c="2"/>-1.108 <text:s text:c="3"/>0.110 | <text:s text:c="2"/>-84.6 <text:s text:c="2"/>-12.6 <text:s text:c="2"/>-55.8</text:p>
      <text:p text:style-name="Standard"><text:s text:c="3"/>1.432 | 2 <text:s/>| <text:s text:c="3"/>0.184 <text:s text:c="3"/>1.148 <text:s text:c="3"/>0.061 | <text:s text:c="3"/>85.5 <text:s text:c="3"/>-9.8 <text:s text:c="2"/>100.7</text:p>
      <text:p text:style-name="Standard"><text:s text:c="3"/>1.432 | 3 <text:s/>| <text:s text:c="3"/>1.172 <text:s text:c="3"/>0.041 <text:s text:c="3"/>0.088 | <text:s text:c="3"/>20.3 <text:s text:c="2"/>-82.8 <text:s text:c="3"/>39.0</text:p>
      <text:p text:style-name="Standard"><text:s text:c="3"/>1.432 | 4 <text:s/>| <text:s text:c="3"/>0.720 <text:s text:c="2"/>-0.223 <text:s text:c="2"/>-0.757 | <text:s/>-163.8 <text:s text:c="2"/>-41.7 <text:s text:c="2"/>128.8</text:p>
      <text:p text:style-name="Standard"><text:s text:c="3"/>1.432 | 5 <text:s/>| <text:s text:c="3"/>0.653 <text:s text:c="2"/>-0.026 <text:s text:c="2"/>-0.875 | <text:s/>-177.9 <text:s text:c="2"/>-35.6 <text:s text:c="2"/>-28.2</text:p>
      <text:p text:style-name="Standard"><text:s text:c="3"/>1.466 | 0 <text:s/>| <text:s text:c="8"/>Comm Error <text:s text:c="8"/>| <text:s text:c="11"/>- <text:s text:c="10"/></text:p>
      <text:p text:style-name="Standard"><text:s text:c="3"/>1.466 | 1 <text:s/>| <text:s text:c="3"/>0.227 <text:s text:c="2"/>-1.108 <text:s text:c="3"/>0.089 | <text:s text:c="2"/>-84.8 <text:s text:c="2"/>-12.4 <text:s text:c="2"/>-55.6</text:p>
      <text:p text:style-name="Standard"><text:s text:c="3"/>1.466 | 2 <text:s/>| <text:s text:c="3"/>0.190 <text:s text:c="3"/>1.129 <text:s text:c="3"/>0.057 | <text:s text:c="3"/>85.8 <text:s text:c="3"/>-9.8 <text:s text:c="2"/>100.7</text:p>
      <text:p text:style-name="Standard"><text:s text:c="3"/>1.466 | 3 <text:s/>| <text:s text:c="3"/>1.141 <text:s text:c="3"/>0.042 <text:s text:c="3"/>0.083 | <text:s text:c="3"/>21.3 <text:s text:c="2"/>-82.7 <text:s text:c="3"/>38.1</text:p>
      <text:p text:style-name="Standard"><text:s text:c="3"/>1.466 | 4 <text:s/>| <text:s text:c="3"/>0.743 <text:s text:c="2"/>-0.205 <text:s text:c="2"/>-0.734 | <text:s/>-163.6 <text:s text:c="2"/>-43.1 <text:s text:c="2"/>128.7</text:p>
      <text:p text:style-name="Standard"><text:s text:c="3"/>1.466 | 5 <text:s/>| <text:s text:c="3"/>0.667 <text:s text:c="2"/>-0.031 <text:s text:c="2"/>-0.844 | <text:s/>-177.9 <text:s text:c="2"/>-37.0 <text:s text:c="2"/>-28.5</text:p>
      <text:p text:style-name="Standard"><text:s text:c="3"/>1.501 | 0 <text:s/>| <text:s text:c="8"/>Comm Error <text:s text:c="8"/>| <text:s text:c="11"/>- <text:s text:c="10"/></text:p>
      <text:p text:style-name="Standard"><text:s text:c="3"/>1.501 | 1 <text:s/>| <text:s text:c="3"/>0.216 <text:s text:c="2"/>-1.092 <text:s text:c="3"/>0.068 | <text:s text:c="2"/>-85.0 <text:s text:c="2"/>-12.1 <text:s text:c="2"/>-55.4</text:p>
      <text:p text:style-name="Standard"><text:s text:c="3"/>1.501 | 2 <text:s/>| <text:s text:c="3"/>0.194 <text:s text:c="3"/>1.098 <text:s text:c="3"/>0.068 | <text:s text:c="3"/>86.0 <text:s text:c="3"/>-9.9 <text:s text:c="2"/>100.7</text:p>
      <text:p text:style-name="Standard"><text:s text:c="3"/>1.501 | 3 <text:s/>| <text:s text:c="3"/>1.117 <text:s text:c="3"/>0.042 <text:s text:c="3"/>0.096 | <text:s text:c="3"/>21.9 <text:s text:c="2"/>-82.6 <text:s text:c="3"/>37.6</text:p>
      <text:p text:style-name="Standard"><text:s text:c="3"/>1.501 | 4 <text:s/>| <text:s text:c="3"/>0.702 <text:s text:c="2"/>-0.189 <text:s text:c="2"/>-0.718 | <text:s/>-163.8 <text:s text:c="2"/>-44.0 <text:s text:c="2"/>128.8</text:p>
      <text:p text:style-name="Standard"><text:s text:c="3"/>1.501 | 5 <text:s/>| <text:s text:c="3"/>0.616 <text:s text:c="2"/>-0.059 <text:s text:c="2"/>-0.822 | <text:s/>-177.6 <text:s text:c="2"/>-37.9 <text:s text:c="2"/>-28.8</text:p>
      <text:p text:style-name="Standard"><text:s text:c="3"/>1.535 | 0 <text:s/>| <text:s text:c="8"/>Comm Error <text:s text:c="8"/>| <text:s text:c="11"/>- <text:s text:c="10"/></text:p>
      <text:p text:style-name="Standard"><text:s text:c="3"/>1.535 | 1 <text:s/>| <text:s text:c="3"/>0.220 <text:s text:c="2"/>-1.041 <text:s text:c="3"/>0.068 | <text:s text:c="2"/>-85.3 <text:s text:c="2"/>-11.7 <text:s text:c="2"/>-55.3</text:p>
      <text:p text:style-name="Standard"><text:s text:c="3"/>1.535 | 2 <text:s/>| <text:s text:c="3"/>0.197 <text:s text:c="3"/>1.072 <text:s text:c="3"/>0.079 | <text:s text:c="3"/>86.1 <text:s text:c="3"/>-9.9 <text:s text:c="2"/>100.6</text:p>
      <text:p text:style-name="Standard"><text:s text:c="3"/>1.535 | 3 <text:s/>| <text:s text:c="3"/>1.120 <text:s text:c="3"/>0.032 <text:s text:c="3"/>0.110 | <text:s text:c="3"/>21.6 <text:s text:c="2"/>-82.4 <text:s text:c="3"/>38.1</text:p>
      <text:p text:style-name="Standard"><text:s text:c="3"/>1.535 | 4 <text:s/>| <text:s text:c="3"/>0.736 <text:s text:c="2"/>-0.210 <text:s text:c="2"/>-0.698 | <text:s/>-163.7 <text:s text:c="2"/>-44.9 <text:s text:c="2"/>128.6</text:p>
      <text:p text:style-name="Standard"><text:s text:c="3"/>1.535 | 5 <text:s/>| <text:s text:c="3"/>0.643 <text:s text:c="3"/>0.006 <text:s text:c="2"/>-0.815 | <text:s/>-178.0 <text:s text:c="2"/>-39.2 <text:s text:c="2"/>-29.0</text:p>
      <text:p text:style-name="Standard"><text:s text:c="3"/>1.569 | 0 <text:s/>| <text:s text:c="8"/>Comm Error <text:s text:c="8"/>| <text:s text:c="11"/>- <text:s text:c="10"/></text:p>
      <text:p text:style-name="Standard"><text:s text:c="3"/>1.569 | 1 <text:s/>| <text:s text:c="3"/>0.215 <text:s text:c="2"/>-1.022 <text:s text:c="3"/>0.074 | <text:s text:c="2"/>-85.4 <text:s text:c="2"/>-11.5 <text:s text:c="2"/>-55.5</text:p>
      <text:p text:style-name="Standard"><text:s text:c="3"/>1.569 | 2 <text:s/>| <text:s text:c="3"/>0.191 <text:s text:c="3"/>1.073 <text:s text:c="3"/>0.075 | <text:s text:c="3"/>86.2 <text:s text:c="2"/>-10.0 <text:s text:c="2"/>100.5</text:p>
      <text:p text:style-name="Standard"><text:s text:c="3"/>1.569 | 3 <text:s/>| <text:s text:c="3"/>1.096 <text:s text:c="3"/>0.037 <text:s text:c="3"/>0.108 | <text:s text:c="3"/>20.9 <text:s text:c="2"/>-82.2 <text:s text:c="3"/>39.0</text:p>
      <text:p text:style-name="Standard"><text:s text:c="3"/>1.569 | 4 <text:s/>| <text:s text:c="3"/>0.772 <text:s text:c="2"/>-0.204 <text:s text:c="2"/>-0.675 | <text:s/>-163.4 <text:s text:c="2"/>-46.6 <text:s text:c="2"/>128.4</text:p>
      <text:p text:style-name="Standard"><text:soft-page-break/><text:s text:c="3"/>1.569 | 5 <text:s/>| <text:s text:c="3"/>0.701 <text:s text:c="2"/>-0.025 <text:s text:c="2"/>-0.794 | <text:s/>-177.9 <text:s text:c="2"/>-40.5 <text:s text:c="2"/>-29.3</text:p>
      <text:p text:style-name="Standard"><text:s text:c="3"/>1.603 | 0 <text:s/>| <text:s text:c="8"/>Comm Error <text:s text:c="8"/>| <text:s text:c="11"/>- <text:s text:c="10"/></text:p>
      <text:p text:style-name="Standard"><text:s text:c="3"/>1.603 | 1 <text:s/>| <text:s text:c="3"/>0.228 <text:s text:c="2"/>-1.007 <text:s text:c="3"/>0.065 | <text:s text:c="2"/>-85.6 <text:s text:c="2"/>-11.3 <text:s text:c="2"/>-55.9</text:p>
      <text:p text:style-name="Standard"><text:s text:c="3"/>1.603 | 2 <text:s/>| <text:s text:c="3"/>0.202 <text:s text:c="3"/>1.050 <text:s text:c="3"/>0.079 | <text:s text:c="3"/>86.1 <text:s text:c="2"/>-10.1 <text:s text:c="2"/>100.7</text:p>
      <text:p text:style-name="Standard"><text:s text:c="3"/>1.603 | 3 <text:s/>| <text:s text:c="3"/>1.062 <text:s text:c="3"/>0.041 <text:s text:c="3"/>0.113 | <text:s text:c="3"/>20.6 <text:s text:c="2"/>-81.9 <text:s text:c="3"/>39.4</text:p>
      <text:p text:style-name="Standard"><text:s text:c="3"/>1.603 | 4 <text:s/>| <text:s text:c="3"/>0.770 <text:s text:c="2"/>-0.207 <text:s text:c="2"/>-0.670 | <text:s/>-163.3 <text:s text:c="2"/>-47.8 <text:s text:c="2"/>128.2</text:p>
      <text:p text:style-name="Standard"><text:s text:c="3"/>1.603 | 5 <text:s/>| <text:s text:c="3"/>0.683 <text:s text:c="2"/>-0.026 <text:s text:c="2"/>-0.778 | <text:s/>-177.7 <text:s text:c="2"/>-41.7 <text:s text:c="2"/>-29.6</text:p>
      <text:p text:style-name="Standard"><text:s text:c="3"/>1.637 | 0 <text:s/>| <text:s text:c="8"/>Comm Error <text:s text:c="8"/>| <text:s text:c="11"/>- <text:s text:c="10"/></text:p>
      <text:p text:style-name="Standard"><text:s text:c="3"/>1.637 | 1 <text:s/>| <text:s text:c="3"/>0.222 <text:s text:c="2"/>-1.010 <text:s text:c="3"/>0.068 | <text:s text:c="2"/>-85.8 <text:s text:c="2"/>-11.4 <text:s text:c="2"/>-56.3</text:p>
      <text:p text:style-name="Standard"><text:s text:c="3"/>1.637 | 2 <text:s/>| <text:s text:c="3"/>0.192 <text:s text:c="3"/>1.026 <text:s text:c="3"/>0.092 | <text:s text:c="3"/>85.9 <text:s text:c="2"/>-10.3 <text:s text:c="2"/>101.0</text:p>
      <text:p text:style-name="Standard"><text:s text:c="3"/>1.637 | 3 <text:s/>| <text:s text:c="3"/>1.061 <text:s text:c="3"/>0.046 <text:s text:c="3"/>0.117 | <text:s text:c="3"/>20.3 <text:s text:c="2"/>-81.8 <text:s text:c="3"/>39.8</text:p>
      <text:p text:style-name="Standard"><text:s text:c="3"/>1.637 | 4 <text:s/>| <text:s text:c="3"/>0.743 <text:s text:c="2"/>-0.188 <text:s text:c="2"/>-0.646 | <text:s/>-163.3 <text:s text:c="2"/>-49.3 <text:s text:c="2"/>128.1</text:p>
      <text:p text:style-name="Standard"><text:s text:c="3"/>1.637 | 5 <text:s/>| <text:s text:c="3"/>0.733 <text:s text:c="2"/>-0.024 <text:s text:c="2"/>-0.752 | <text:s/>-177.4 <text:s text:c="2"/>-43.5 <text:s text:c="2"/>-30.1</text:p>
      <text:p text:style-name="Standard"><text:s text:c="3"/>1.673 | 0 <text:s/>| <text:s text:c="8"/>Comm Error <text:s text:c="8"/>| <text:s text:c="11"/>- <text:s text:c="10"/></text:p>
      <text:p text:style-name="Standard"><text:s text:c="3"/>1.673 | 1 <text:s/>| <text:s text:c="3"/>0.219 <text:s text:c="2"/>-1.013 <text:s text:c="3"/>0.071 | <text:s text:c="2"/>-85.8 <text:s text:c="2"/>-11.5 <text:s text:c="2"/>-56.6</text:p>
      <text:p text:style-name="Standard"><text:s text:c="3"/>1.673 | 2 <text:s/>| <text:s text:c="3"/>0.195 <text:s text:c="3"/>1.011 <text:s text:c="3"/>0.095 | <text:s text:c="3"/>85.6 <text:s text:c="2"/>-10.4 <text:s text:c="2"/>101.3</text:p>
      <text:p text:style-name="Standard"><text:s text:c="3"/>1.673 | 3 <text:s/>| <text:s text:c="3"/>1.041 <text:s text:c="3"/>0.077 <text:s text:c="3"/>0.120 | <text:s text:c="3"/>21.4 <text:s text:c="2"/>-81.5 <text:s text:c="3"/>38.8</text:p>
      <text:p text:style-name="Standard"><text:s text:c="3"/>1.673 | 4 <text:s/>| <text:s text:c="3"/>0.752 <text:s text:c="2"/>-0.191 <text:s text:c="2"/>-0.626 | <text:s/>-163.4 <text:s text:c="2"/>-50.4 <text:s text:c="2"/>127.8</text:p>
      <text:p text:style-name="Standard"><text:s text:c="3"/>1.673 | 5 <text:s/>| <text:s text:c="3"/>0.716 <text:s text:c="2"/>-0.033 <text:s text:c="2"/>-0.737 | <text:s/>-177.0 <text:s text:c="2"/>-44.9 <text:s text:c="2"/>-30.6</text:p>
      <text:p text:style-name="Standard"><text:s text:c="3"/>1.707 | 0 <text:s/>| <text:s text:c="8"/>Comm Error <text:s text:c="8"/>| <text:s text:c="11"/>- <text:s text:c="10"/></text:p>
      <text:p text:style-name="Standard"><text:s text:c="3"/>1.707 | 1 <text:s/>| <text:s text:c="3"/>0.227 <text:s text:c="2"/>-0.995 <text:s text:c="3"/>0.055 | <text:s text:c="2"/>-86.0 <text:s text:c="2"/>-11.7 <text:s text:c="2"/>-56.8</text:p>
      <text:p text:style-name="Standard"><text:s text:c="3"/>1.707 | 2 <text:s/>| <text:s text:c="3"/>0.209 <text:s text:c="3"/>0.988 <text:s text:c="3"/>0.093 | <text:s text:c="3"/>85.4 <text:s text:c="2"/>-10.6 <text:s text:c="2"/>101.4</text:p>
      <text:p text:style-name="Standard"><text:s text:c="3"/>1.707 | 3 <text:s/>| <text:s text:c="3"/>1.034 <text:s text:c="3"/>0.085 <text:s text:c="3"/>0.137 | <text:s text:c="3"/>22.8 <text:s text:c="2"/>-81.2 <text:s text:c="3"/>37.5</text:p>
      <text:p text:style-name="Standard"><text:s text:c="3"/>1.707 | 4 <text:s/>| <text:s text:c="3"/>0.792 <text:s text:c="2"/>-0.201 <text:s text:c="2"/>-0.613 | <text:s/>-163.5 <text:s text:c="2"/>-52.2 <text:s text:c="2"/>127.4</text:p>
      <text:p text:style-name="Standard"><text:s text:c="3"/>1.707 | 5 <text:s/>| <text:s text:c="3"/>0.718 <text:s text:c="2"/>-0.025 <text:s text:c="2"/>-0.726 | <text:s/>-176.5 <text:s text:c="2"/>-46.6 <text:s text:c="2"/>-31.2</text:p>
      <text:p text:style-name="Standard"><text:s text:c="3"/>1.741 | 0 <text:s/>| <text:s text:c="8"/>Comm Error <text:s text:c="8"/>| <text:s text:c="11"/>- <text:s text:c="10"/></text:p>
      <text:p text:style-name="Standard"><text:s text:c="3"/>1.741 | 1 <text:s/>| <text:s text:c="3"/>0.220 <text:s text:c="2"/>-0.988 <text:s text:c="3"/>0.060 | <text:s text:c="2"/>-86.0 <text:s text:c="2"/>-12.0 <text:s text:c="2"/>-57.1</text:p>
      <text:p text:style-name="Standard"><text:s text:c="3"/>1.741 | 2 <text:s/>| <text:s text:c="3"/>0.207 <text:s text:c="3"/>0.984 <text:s text:c="3"/>0.097 | <text:s text:c="3"/>85.1 <text:s text:c="2"/>-10.8 <text:s text:c="2"/>101.5</text:p>
      <text:p text:style-name="Standard"><text:s text:c="3"/>1.741 | 3 <text:s/>| <text:s text:c="3"/>1.027 <text:s text:c="3"/>0.078 <text:s text:c="3"/>0.138 | <text:s text:c="3"/>23.7 <text:s text:c="2"/>-80.7 <text:s text:c="3"/>36.6</text:p>
      <text:p text:style-name="Standard"><text:s text:c="3"/>1.741 | 4 <text:s/>| <text:s text:c="3"/>0.847 <text:s text:c="2"/>-0.185 <text:s text:c="2"/>-0.560 | <text:s/>-163.9 <text:s text:c="2"/>-53.9 <text:s text:c="2"/>127.3</text:p>
      <text:p text:style-name="Standard"><text:s text:c="3"/>1.741 | 5 <text:s/>| <text:s text:c="3"/>0.791 <text:s text:c="2"/>-0.057 <text:s text:c="2"/>-0.698 | <text:s/>-176.0 <text:s text:c="2"/>-48.1 <text:s text:c="2"/>-31.8</text:p>
      <text:p text:style-name="Standard"><text:s text:c="3"/>1.774 | 0 <text:s/>| <text:s text:c="8"/>Comm Error <text:s text:c="8"/>| <text:s text:c="11"/>- <text:s text:c="10"/></text:p>
      <text:p text:style-name="Standard"><text:s text:c="3"/>1.774 | 1 <text:s/>| <text:s text:c="3"/>0.203 <text:s text:c="2"/>-0.967 <text:s text:c="3"/>0.054 | <text:s text:c="2"/>-86.1 <text:s text:c="2"/>-12.0 <text:s text:c="2"/>-57.2</text:p>
      <text:p text:style-name="Standard"><text:s text:c="3"/>1.774 | 2 <text:s/>| <text:s text:c="3"/>0.204 <text:s text:c="3"/>0.978 <text:s text:c="3"/>0.102 | <text:s text:c="3"/>84.7 <text:s text:c="2"/>-11.1 <text:s text:c="2"/>101.6</text:p>
      <text:p text:style-name="Standard"><text:s text:c="3"/>1.774 | 3 <text:s/>| <text:s text:c="3"/>1.008 <text:s text:c="3"/>0.063 <text:s text:c="3"/>0.140 | <text:s text:c="3"/>23.8 <text:s text:c="2"/>-80.5 <text:s text:c="3"/>36.6</text:p>
      <text:p text:style-name="Standard"><text:s text:c="3"/>1.774 | 4 <text:s/>| <text:s text:c="3"/>0.840 <text:s text:c="2"/>-0.160 <text:s text:c="2"/>-0.544 | <text:s/>-164.2 <text:s text:c="2"/>-55.6 <text:s text:c="2"/>127.2</text:p>
      <text:p text:style-name="Standard"><text:s text:c="3"/>1.774 | 5 <text:s/>| <text:s text:c="3"/>0.817 <text:s text:c="2"/>-0.070 <text:s text:c="2"/>-0.679 | <text:s/>-175.2 <text:s text:c="2"/>-49.8 <text:s text:c="2"/>-33.1</text:p>
      <text:p text:style-name="Standard"><text:s text:c="3"/>1.808 | 0 <text:s/>| <text:s text:c="8"/>Comm Error <text:s text:c="8"/>| <text:s text:c="11"/>- <text:s text:c="10"/></text:p>
      <text:p text:style-name="Standard"><text:s text:c="3"/>1.808 | 1 <text:s/>| <text:s text:c="3"/>0.216 <text:s text:c="2"/>-0.955 <text:s text:c="3"/>0.047 | <text:s text:c="2"/>-86.1 <text:s text:c="2"/>-12.2 <text:s text:c="2"/>-57.3</text:p>
      <text:p text:style-name="Standard"><text:s text:c="3"/>1.808 | 2 <text:s/>| <text:s text:c="3"/>0.205 <text:s text:c="3"/>0.974 <text:s text:c="3"/>0.101 | <text:s text:c="3"/>84.5 <text:s text:c="2"/>-11.3 <text:s text:c="2"/>101.6</text:p>
      <text:p text:style-name="Standard"><text:s text:c="3"/>1.808 | 3 <text:s/>| <text:s text:c="3"/>1.009 <text:s text:c="3"/>0.053 <text:s text:c="3"/>0.143 | <text:s text:c="3"/>23.0 <text:s text:c="2"/>-80.2 <text:s text:c="3"/>37.3</text:p>
      <text:p text:style-name="Standard"><text:s text:c="3"/>1.808 | 4 <text:s/>| <text:s text:c="3"/>0.828 <text:s text:c="2"/>-0.135 <text:s text:c="2"/>-0.530 | <text:s/>-164.8 <text:s text:c="2"/>-57.6 <text:s text:c="2"/>127.4</text:p>
      <text:p text:style-name="Standard"><text:s text:c="3"/>1.808 | 5 <text:s/>| <text:s text:c="3"/>0.779 <text:s text:c="2"/>-0.077 <text:s text:c="2"/>-0.661 | <text:s/>-174.0 <text:s text:c="2"/>-51.6 <text:s text:c="2"/>-34.1</text:p>
      <text:p text:style-name="Standard"><text:s text:c="3"/>1.843 | 0 <text:s/>| <text:s text:c="8"/>Comm Error <text:s text:c="8"/>| <text:s text:c="11"/>- <text:s text:c="10"/></text:p>
      <text:p text:style-name="Standard"><text:s text:c="3"/>1.843 | 1 <text:s/>| <text:s text:c="3"/>0.211 <text:s text:c="2"/>-0.953 <text:s text:c="3"/>0.050 | <text:s text:c="2"/>-86.2 <text:s text:c="2"/>-12.3 <text:s text:c="2"/>-57.6</text:p>
      <text:p text:style-name="Standard"><text:s text:c="3"/>1.843 | 2 <text:s/>| <text:s text:c="3"/>0.207 <text:s text:c="3"/>0.974 <text:s text:c="3"/>0.101 | <text:s text:c="3"/>84.3 <text:s text:c="2"/>-11.6 <text:s text:c="2"/>101.6</text:p>
      <text:p text:style-name="Standard"><text:s text:c="3"/>1.843 | 3 <text:s/>| <text:s text:c="3"/>1.001 <text:s text:c="3"/>0.045 <text:s text:c="3"/>0.144 | <text:s text:c="3"/>21.4 <text:s text:c="2"/>-79.9 <text:s text:c="3"/>38.8</text:p>
      <text:p text:style-name="Standard"><text:s text:c="3"/>1.843 | 4 <text:s/>| <text:s text:c="3"/>0.893 <text:s text:c="2"/>-0.113 <text:s text:c="2"/>-0.492 | <text:s/>-165.2 <text:s text:c="2"/>-59.3 <text:s text:c="2"/>127.8</text:p>
      <text:p text:style-name="Standard"><text:s text:c="3"/>1.843 | 5 <text:s/>| <text:s text:c="3"/>0.878 <text:s text:c="2"/>-0.124 <text:s text:c="2"/>-0.607 | <text:s/>-172.8 <text:s text:c="2"/>-53.2 <text:s text:c="2"/>-35.3</text:p>
      <text:p text:style-name="Standard"><text:soft-page-break/><text:s text:c="3"/>1.877 | 0 <text:s/>| <text:s text:c="8"/>Comm Error <text:s text:c="8"/>| <text:s text:c="11"/>- <text:s text:c="10"/></text:p>
      <text:p text:style-name="Standard"><text:s text:c="3"/>1.877 | 1 <text:s/>| <text:s text:c="3"/>0.213 <text:s text:c="2"/>-0.938 <text:s text:c="3"/>0.049 | <text:s text:c="2"/>-86.2 <text:s text:c="2"/>-12.5 <text:s text:c="2"/>-57.9</text:p>
      <text:p text:style-name="Standard"><text:s text:c="3"/>1.877 | 2 <text:s/>| <text:s text:c="3"/>0.207 <text:s text:c="3"/>0.970 <text:s text:c="3"/>0.095 | <text:s text:c="3"/>84.0 <text:s text:c="2"/>-11.9 <text:s text:c="2"/>101.6</text:p>
      <text:p text:style-name="Standard"><text:s text:c="3"/>1.877 | 3 <text:s/>| <text:s text:c="3"/>0.981 <text:s text:c="3"/>0.046 <text:s text:c="3"/>0.142 | <text:s text:c="3"/>20.7 <text:s text:c="2"/>-79.8 <text:s text:c="3"/>39.5</text:p>
      <text:p text:style-name="Standard"><text:s text:c="3"/>1.877 | 4 <text:s/>| <text:s text:c="3"/>0.944 <text:s text:c="2"/>-0.103 <text:s text:c="2"/>-0.452 | <text:s/>-165.7 <text:s text:c="2"/>-62.0 <text:s text:c="2"/>128.1</text:p>
      <text:p text:style-name="Standard"><text:s text:c="3"/>1.877 | 5 <text:s/>| <text:s text:c="3"/>0.906 <text:s text:c="2"/>-0.160 <text:s text:c="2"/>-0.577 | <text:s/>-170.6 <text:s text:c="2"/>-55.8 <text:s text:c="2"/>-37.6</text:p>
      <text:p text:style-name="Standard"><text:s text:c="3"/>1.911 | 0 <text:s/>| <text:s text:c="8"/>Comm Error <text:s text:c="8"/>| <text:s text:c="11"/>- <text:s text:c="10"/></text:p>
      <text:p text:style-name="Standard"><text:s text:c="3"/>1.911 | 1 <text:s/>| <text:s text:c="3"/>0.222 <text:s text:c="2"/>-0.922 <text:s text:c="3"/>0.048 | <text:s text:c="2"/>-86.3 <text:s text:c="2"/>-12.6 <text:s text:c="2"/>-58.2</text:p>
      <text:p text:style-name="Standard"><text:s text:c="3"/>1.911 | 2 <text:s/>| <text:s text:c="3"/>0.208 <text:s text:c="3"/>0.974 <text:s text:c="3"/>0.091 | <text:s text:c="3"/>83.8 <text:s text:c="2"/>-12.2 <text:s text:c="2"/>101.7</text:p>
      <text:p text:style-name="Standard"><text:s text:c="3"/>1.911 | 3 <text:s/>| <text:s text:c="3"/>0.975 <text:s text:c="3"/>0.047 <text:s text:c="3"/>0.139 | <text:s text:c="3"/>19.8 <text:s text:c="2"/>-79.7 <text:s text:c="3"/>40.4</text:p>
      <text:p text:style-name="Standard"><text:s text:c="3"/>1.911 | 4 <text:s/>| <text:s text:c="3"/>0.904 <text:s text:c="2"/>-0.090 <text:s text:c="2"/>-0.443 | <text:s/>-166.2 <text:s text:c="2"/>-63.7 <text:s text:c="2"/>128.4</text:p>
      <text:p text:style-name="Standard"><text:s text:c="3"/>1.911 | 5 <text:s/>| <text:s text:c="3"/>0.834 <text:s text:c="2"/>-0.158 <text:s text:c="2"/>-0.564 | <text:s/>-169.2 <text:s text:c="2"/>-57.1 <text:s text:c="2"/>-39.2</text:p>
      <text:p text:style-name="Standard"><text:s text:c="3"/>1.945 | 0 <text:s/>| <text:s text:c="8"/>Comm Error <text:s text:c="8"/>| <text:s text:c="11"/>- <text:s text:c="10"/></text:p>
      <text:p text:style-name="Standard"><text:s text:c="3"/>1.945 | 1 <text:s/>| <text:s text:c="3"/>0.235 <text:s text:c="2"/>-0.909 <text:s text:c="3"/>0.051 | <text:s text:c="2"/>-86.4 <text:s text:c="2"/>-13.0 <text:s text:c="2"/>-58.5</text:p>
      <text:p text:style-name="Standard"><text:s text:c="3"/>1.945 | 2 <text:s/>| <text:s text:c="3"/>0.200 <text:s text:c="3"/>0.966 <text:s text:c="3"/>0.088 | <text:s text:c="3"/>83.6 <text:s text:c="2"/>-12.6 <text:s text:c="2"/>102.0</text:p>
      <text:p text:style-name="Standard"><text:s text:c="3"/>1.945 | 3 <text:s/>| <text:s text:c="3"/>0.962 <text:s text:c="3"/>0.050 <text:s text:c="3"/>0.142 | <text:s text:c="3"/>18.9 <text:s text:c="2"/>-79.5 <text:s text:c="3"/>41.3</text:p>
      <text:p text:style-name="Standard"><text:s text:c="3"/>1.945 | 4 <text:s/>| <text:s text:c="3"/>0.910 <text:s text:c="2"/>-0.081 <text:s text:c="2"/>-0.412 | <text:s/>-166.4 <text:s text:c="2"/>-65.9 <text:s text:c="2"/>128.8</text:p>
      <text:p text:style-name="Standard"><text:s text:c="3"/>1.945 | 5 <text:s/>| <text:s text:c="3"/>0.865 <text:s text:c="2"/>-0.156 <text:s text:c="2"/>-0.530 | <text:s/>-167.3 <text:s text:c="2"/>-59.1 <text:s text:c="2"/>-41.1</text:p>
      <text:p text:style-name="Standard"><text:s text:c="3"/>1.979 | 0 <text:s/>| <text:s text:c="8"/>Comm Error <text:s text:c="8"/>| <text:s text:c="11"/>- <text:s text:c="10"/></text:p>
      <text:p text:style-name="Standard"><text:s text:c="3"/>1.979 | 1 <text:s/>| <text:s text:c="3"/>0.239 <text:s text:c="2"/>-0.901 <text:s text:c="3"/>0.055 | <text:s text:c="2"/>-86.4 <text:s text:c="2"/>-13.3 <text:s text:c="2"/>-58.8</text:p>
      <text:p text:style-name="Standard"><text:s text:c="3"/>1.979 | 2 <text:s/>| <text:s text:c="3"/>0.192 <text:s text:c="3"/>0.910 <text:s text:c="2"/>-0.038 | <text:s text:c="3"/>84.4 <text:s text:c="2"/>-12.6 <text:s text:c="2"/>102.1</text:p>
      <text:p text:style-name="Standard"><text:s text:c="3"/>1.979 | 3 <text:s/>| <text:s text:c="3"/>0.935 <text:s text:c="3"/>0.056 <text:s text:c="3"/>0.144 | <text:s text:c="3"/>18.5 <text:s text:c="2"/>-79.3 <text:s text:c="3"/>41.6</text:p>
      <text:p text:style-name="Standard"><text:s text:c="3"/>1.979 | 4 <text:s/>| <text:s text:c="3"/>0.915 <text:s text:c="2"/>-0.075 <text:s text:c="2"/>-0.384 | <text:s/>-166.8 <text:s text:c="2"/>-67.6 <text:s text:c="2"/>129.0</text:p>
      <text:p text:style-name="Standard"><text:s text:c="3"/>1.979 | 5 <text:s/>| <text:s text:c="3"/>0.890 <text:s text:c="2"/>-0.101 <text:s text:c="2"/>-0.487 | <text:s/>-166.6 <text:s text:c="2"/>-60.8 <text:s text:c="2"/>-42.0</text:p>
      <text:p text:style-name="Standard"><text:s text:c="3"/>2.013 | 0 <text:s/>| <text:s text:c="8"/>Comm Error <text:s text:c="8"/>| <text:s text:c="11"/>- <text:s text:c="10"/></text:p>
      <text:p text:style-name="Standard"><text:s text:c="3"/>2.013 | 1 <text:s/>| <text:s text:c="3"/>0.224 <text:s text:c="2"/>-0.899 <text:s text:c="3"/>0.058 | <text:s text:c="2"/>-86.4 <text:s text:c="2"/>-13.5 <text:s text:c="2"/>-59.3</text:p>
      <text:p text:style-name="Standard"><text:s text:c="3"/>2.013 | 2 <text:s/>| <text:s text:c="3"/>0.198 <text:s text:c="3"/>0.901 <text:s text:c="3"/>0.063 | <text:s text:c="3"/>84.8 <text:s text:c="2"/>-12.9 <text:s text:c="2"/>102.9</text:p>
      <text:p text:style-name="Standard"><text:s text:c="3"/>2.013 | 3 <text:s/>| <text:s text:c="3"/>0.910 <text:s text:c="3"/>0.042 <text:s text:c="3"/>0.137 | <text:s text:c="3"/>17.8 <text:s text:c="2"/>-79.3 <text:s text:c="3"/>42.2</text:p>
      <text:p text:style-name="Standard"><text:s text:c="3"/>2.013 | 4 <text:s/>| <text:s text:c="3"/>0.920 <text:s text:c="2"/>-0.069 <text:s text:c="2"/>-0.348 | <text:s/>-166.9 <text:s text:c="2"/>-69.1 <text:s text:c="2"/>129.1</text:p>
      <text:p text:style-name="Standard"><text:s text:c="3"/>2.013 | 5 <text:s/>| <text:s text:c="3"/>0.898 <text:s text:c="2"/>-0.077 <text:s text:c="2"/>-0.452 | <text:s/>-166.3 <text:s text:c="2"/>-62.5 <text:s text:c="2"/>-42.4</text:p>
      <text:p text:style-name="Standard"><text:s text:c="3"/>2.047 | 0 <text:s/>| <text:s text:c="8"/>Comm Error <text:s text:c="8"/>| <text:s text:c="11"/>- <text:s text:c="10"/></text:p>
      <text:p text:style-name="Standard"><text:s text:c="3"/>2.047 | 1 <text:s/>| <text:s text:c="3"/>0.233 <text:s text:c="2"/>-0.873 <text:s text:c="3"/>0.054 | <text:s text:c="2"/>-86.4 <text:s text:c="2"/>-13.8 <text:s text:c="2"/>-59.7</text:p>
      <text:p text:style-name="Standard"><text:s text:c="3"/>2.047 | 2 <text:s/>| <text:s text:c="3"/>0.166 <text:s text:c="3"/>0.876 <text:s text:c="3"/>0.115 | <text:s text:c="3"/>84.2 <text:s text:c="2"/>-12.7 <text:s text:c="2"/>103.3</text:p>
      <text:p text:style-name="Standard"><text:s text:c="3"/>2.047 | 3 <text:s/>| <text:s text:c="3"/>0.906 <text:s text:c="3"/>0.039 <text:s text:c="3"/>0.133 | <text:s text:c="3"/>17.2 <text:s text:c="2"/>-79.4 <text:s text:c="3"/>42.7</text:p>
      <text:p text:style-name="Standard"><text:s text:c="3"/>2.047 | 4 <text:s/>| <text:s text:c="3"/>0.943 <text:s text:c="2"/>-0.096 <text:s text:c="2"/>-0.297 | <text:s/>-166.7 <text:s text:c="2"/>-70.9 <text:s text:c="2"/>128.7</text:p>
      <text:p text:style-name="Standard"><text:s text:c="3"/>2.047 | 5 <text:s/>| <text:s text:c="3"/>0.918 <text:s text:c="2"/>-0.100 <text:s text:c="2"/>-0.415 | <text:s/>-165.8 <text:s text:c="2"/>-64.8 <text:s text:c="2"/>-43.1</text:p>
      <text:p text:style-name="Standard"><text:s text:c="3"/>2.081 | 0 <text:s/>| <text:s text:c="8"/>Comm Error <text:s text:c="8"/>| <text:s text:c="11"/>- <text:s text:c="10"/></text:p>
      <text:p text:style-name="Standard"><text:s text:c="3"/>2.081 | 1 <text:s/>| <text:s text:c="3"/>0.240 <text:s text:c="2"/>-0.859 <text:s text:c="3"/>0.057 | <text:s text:c="2"/>-86.4 <text:s text:c="2"/>-14.2 <text:s text:c="2"/>-60.2</text:p>
      <text:p text:style-name="Standard"><text:s text:c="3"/>2.081 | 2 <text:s/>| <text:s text:c="3"/>0.189 <text:s text:c="3"/>0.869 <text:s text:c="3"/>0.124 | <text:s text:c="3"/>83.8 <text:s text:c="2"/>-12.8 <text:s text:c="2"/>103.3</text:p>
      <text:p text:style-name="Standard"><text:s text:c="3"/>2.081 | 3 <text:s/>| <text:s text:c="3"/>0.908 <text:s text:c="3"/>0.047 <text:s text:c="3"/>0.134 | <text:s text:c="3"/>17.0 <text:s text:c="2"/>-79.4 <text:s text:c="3"/>42.8</text:p>
      <text:p text:style-name="Standard"><text:s text:c="3"/>2.081 | 4 <text:s/>| <text:s text:c="3"/>0.941 <text:s text:c="2"/>-0.090 <text:s text:c="2"/>-0.279 | <text:s/>-166.1 <text:s text:c="2"/>-72.6 <text:s text:c="2"/>128.0</text:p>
      <text:p text:style-name="Standard"><text:s text:c="3"/>2.081 | 5 <text:s/>| <text:s text:c="3"/>0.923 <text:s text:c="2"/>-0.073 <text:s text:c="2"/>-0.365 | <text:s/>-164.7 <text:s text:c="2"/>-66.4 <text:s text:c="2"/>-44.0</text:p>
      <text:p text:style-name="Standard"><text:s text:c="3"/>2.115 | 0 <text:s/>| <text:s text:c="8"/>Comm Error <text:s text:c="8"/>| <text:s text:c="11"/>- <text:s text:c="10"/></text:p>
      <text:p text:style-name="Standard"><text:s text:c="3"/>2.115 | 1 <text:s/>| <text:s text:c="3"/>0.254 <text:s text:c="2"/>-0.857 <text:s text:c="3"/>0.061 | <text:s text:c="2"/>-86.2 <text:s text:c="2"/>-14.9 <text:s text:c="2"/>-60.6</text:p>
      <text:p text:style-name="Standard"><text:s text:c="3"/>2.115 | 2 <text:s/>| <text:s text:c="3"/>0.247 <text:s text:c="3"/>0.872 <text:s text:c="3"/>0.052 | <text:s text:c="3"/>84.2 <text:s text:c="2"/>-13.1 <text:s text:c="2"/>103.2</text:p>
      <text:p text:style-name="Standard"><text:s text:c="3"/>2.115 | 3 <text:s/>| <text:s text:c="3"/>0.908 <text:s text:c="3"/>0.058 <text:s text:c="3"/>0.153 | <text:s text:c="3"/>17.2 <text:s text:c="2"/>-79.3 <text:s text:c="3"/>42.5</text:p>
      <text:p text:style-name="Standard"><text:s text:c="3"/>2.115 | 4 <text:s/>| <text:s text:c="3"/>0.934 <text:s text:c="2"/>-0.085 <text:s text:c="2"/>-0.249 | <text:s/>-165.9 <text:s text:c="2"/>-74.8 <text:s text:c="2"/>127.3</text:p>
      <text:p text:style-name="Standard"><text:s text:c="3"/>2.115 | 5 <text:s/>| <text:s text:c="3"/>0.943 <text:s text:c="2"/>-0.064 <text:s text:c="2"/>-0.321 | <text:s/>-163.7 <text:s text:c="2"/>-68.7 <text:s text:c="2"/>-44.6</text:p>
      <text:p text:style-name="Standard"><text:s text:c="3"/>2.149 | 0 <text:s/>| <text:s text:c="8"/>Comm Error <text:s text:c="8"/>| <text:s text:c="11"/>- <text:s text:c="10"/></text:p>
      <text:p text:style-name="Standard"><text:soft-page-break/><text:s text:c="3"/>2.149 | 1 <text:s/>| <text:s text:c="3"/>0.243 <text:s text:c="2"/>-0.868 <text:s text:c="3"/>0.083 | <text:s text:c="2"/>-85.9 <text:s text:c="2"/>-15.5 <text:s text:c="2"/>-61.2</text:p>
      <text:p text:style-name="Standard"><text:s text:c="3"/>2.149 | 2 <text:s/>| <text:s text:c="3"/>0.190 <text:s text:c="3"/>0.886 <text:s text:c="3"/>0.125 | <text:s text:c="3"/>83.9 <text:s text:c="2"/>-13.0 <text:s text:c="2"/>103.5</text:p>
      <text:p text:style-name="Standard"><text:s text:c="3"/>2.149 | 3 <text:s/>| <text:s text:c="3"/>0.924 <text:s text:c="3"/>0.046 <text:s text:c="3"/>0.165 | <text:s text:c="3"/>16.7 <text:s text:c="2"/>-79.2 <text:s text:c="3"/>42.7</text:p>
      <text:p text:style-name="Standard"><text:s text:c="3"/>2.149 | 4 <text:s/>| <text:s text:c="3"/>0.951 <text:s text:c="2"/>-0.055 <text:s text:c="2"/>-0.197 | <text:s/>-166.5 <text:s text:c="2"/>-76.4 <text:s text:c="2"/>127.5</text:p>
      <text:p text:style-name="Standard"><text:s text:c="3"/>2.149 | 5 <text:s/>| <text:s text:c="3"/>0.948 <text:s text:c="2"/>-0.076 <text:s text:c="2"/>-0.310 | <text:s/>-162.9 <text:s text:c="2"/>-69.7 <text:s text:c="2"/>-45.2</text:p>
      <text:p text:style-name="Standard"><text:s text:c="3"/>2.183 | 0 <text:s/>| <text:s text:c="8"/>Comm Error <text:s text:c="8"/>| <text:s text:c="11"/>- <text:s text:c="10"/></text:p>
      <text:p text:style-name="Standard"><text:s text:c="3"/>2.183 | 1 <text:s/>| <text:s text:c="3"/>0.234 <text:s text:c="2"/>-0.877 <text:s text:c="3"/>0.074 | <text:s text:c="2"/>-85.6 <text:s text:c="2"/>-16.0 <text:s text:c="2"/>-61.7</text:p>
      <text:p text:style-name="Standard"><text:s text:c="3"/>2.183 | 2 <text:s/>| <text:s text:c="3"/>0.216 <text:s text:c="3"/>0.896 <text:s text:c="3"/>0.115 | <text:s text:c="3"/>83.6 <text:s text:c="2"/>-13.0 <text:s text:c="2"/>103.6</text:p>
      <text:p text:style-name="Standard"><text:s text:c="3"/>2.183 | 3 <text:s/>| <text:s text:c="3"/>0.934 <text:s text:c="3"/>0.034 <text:s text:c="3"/>0.172 | <text:s text:c="3"/>14.9 <text:s text:c="2"/>-79.0 <text:s text:c="3"/>44.2</text:p>
      <text:p text:style-name="Standard"><text:s text:c="3"/>2.183 | 4 <text:s/>| <text:s text:c="3"/>0.962 <text:s text:c="2"/>-0.047 <text:s text:c="2"/>-0.189 | <text:s/>-167.1 <text:s text:c="2"/>-78.5 <text:s text:c="2"/>128.1</text:p>
      <text:p text:style-name="Standard"><text:s text:c="3"/>2.183 | 5 <text:s/>| <text:s text:c="3"/>0.953 <text:s text:c="2"/>-0.115 <text:s text:c="2"/>-0.249 | <text:s/>-160.6 <text:s text:c="2"/>-71.7 <text:s text:c="2"/>-48.1</text:p>
      <text:p text:style-name="Standard"><text:s text:c="3"/>2.218 | 0 <text:s/>| <text:s text:c="8"/>Comm Error <text:s text:c="8"/>| <text:s text:c="11"/>- <text:s text:c="10"/></text:p>
      <text:p text:style-name="Standard"><text:s text:c="3"/>2.218 | 1 <text:s/>| <text:s text:c="3"/>0.246 <text:s text:c="2"/>-0.898 <text:s text:c="3"/>0.067 | <text:s text:c="2"/>-85.3 <text:s text:c="2"/>-16.4 <text:s text:c="2"/>-62.3</text:p>
      <text:p text:style-name="Standard"><text:s text:c="3"/>2.218 | 2 <text:s/>| <text:s text:c="3"/>0.222 <text:s text:c="3"/>0.899 <text:s text:c="3"/>0.124 | <text:s text:c="3"/>83.3 <text:s text:c="2"/>-13.3 <text:s text:c="2"/>103.6</text:p>
      <text:p text:style-name="Standard"><text:s text:c="3"/>2.218 | 3 <text:s/>| <text:s text:c="3"/>0.923 <text:s text:c="3"/>0.045 <text:s text:c="3"/>0.166 | <text:s text:c="3"/>13.9 <text:s text:c="2"/>-78.8 <text:s text:c="3"/>44.9</text:p>
      <text:p text:style-name="Standard"><text:s text:c="3"/>2.218 | 4 <text:s/>| <text:s text:c="3"/>0.975 <text:s text:c="3"/>0.012 <text:s text:c="2"/>-0.120 | <text:s/>-171.2 <text:s text:c="2"/>-80.0 <text:s text:c="2"/>131.0</text:p>
      <text:p text:style-name="Standard"><text:s text:c="3"/>2.218 | 5 <text:s/>| <text:s text:c="3"/>0.955 <text:s text:c="2"/>-0.105 <text:s text:c="2"/>-0.272 | <text:s/>-157.8 <text:s text:c="2"/>-72.9 <text:s text:c="2"/>-50.2</text:p>
      <text:p text:style-name="Standard"><text:s text:c="3"/>2.252 | 0 <text:s/>| <text:s text:c="8"/>Comm Error <text:s text:c="8"/>| <text:s text:c="11"/>- <text:s text:c="10"/></text:p>
      <text:p text:style-name="Standard"><text:s text:c="3"/>2.252 | 1 <text:s/>| <text:s text:c="3"/>0.241 <text:s text:c="2"/>-0.891 <text:s text:c="3"/>0.059 | <text:s text:c="2"/>-85.0 <text:s text:c="2"/>-16.8 <text:s text:c="2"/>-63.3</text:p>
      <text:p text:style-name="Standard"><text:s text:c="3"/>2.252 | 2 <text:s/>| <text:s text:c="3"/>0.226 <text:s text:c="3"/>0.897 <text:s text:c="3"/>0.118 | <text:s text:c="3"/>83.0 <text:s text:c="2"/>-13.6 <text:s text:c="2"/>103.6</text:p>
      <text:p text:style-name="Standard"><text:s text:c="3"/>2.252 | 3 <text:s/>| <text:s text:c="3"/>0.916 <text:s text:c="3"/>0.050 <text:s text:c="3"/>0.156 | <text:s text:c="3"/>13.2 <text:s text:c="2"/>-78.6 <text:s text:c="3"/>45.2</text:p>
      <text:p text:style-name="Standard"><text:s text:c="3"/>2.252 | 4 <text:s/>| <text:s text:c="3"/>0.969 <text:s text:c="3"/>0.021 <text:s text:c="2"/>-0.066 | <text:s/>-175.7 <text:s text:c="2"/>-81.6 <text:s text:c="2"/>134.6</text:p>
      <text:p text:style-name="Standard"><text:s text:c="3"/>2.252 | 5 <text:s/>| <text:s text:c="3"/>0.948 <text:s text:c="2"/>-0.120 <text:s text:c="2"/>-0.251 | <text:s/>-155.8 <text:s text:c="2"/>-73.8 <text:s text:c="2"/>-52.5</text:p>
      <text:p text:style-name="Standard"><text:s text:c="3"/>2.286 | 0 <text:s/>| <text:s text:c="8"/>Comm Error <text:s text:c="8"/>| <text:s text:c="11"/>- <text:s text:c="10"/></text:p>
      <text:p text:style-name="Standard"><text:s text:c="3"/>2.286 | 1 <text:s/>| <text:s text:c="3"/>0.227 <text:s text:c="2"/>-0.842 <text:s text:c="3"/>0.064 | <text:s text:c="2"/>-84.8 <text:s text:c="2"/>-17.0 <text:s text:c="2"/>-64.3</text:p>
      <text:p text:style-name="Standard"><text:s text:c="3"/>2.286 | 2 <text:s/>| <text:s text:c="3"/>0.231 <text:s text:c="3"/>0.898 <text:s text:c="3"/>0.120 | <text:s text:c="3"/>82.5 <text:s text:c="2"/>-14.1 <text:s text:c="2"/>103.8</text:p>
      <text:p text:style-name="Standard"><text:s text:c="3"/>2.286 | 3 <text:s/>| <text:s text:c="3"/>0.932 <text:s text:c="3"/>0.029 <text:s text:c="3"/>0.143 | <text:s text:c="3"/>12.4 <text:s text:c="2"/>-78.5 <text:s text:c="3"/>45.7</text:p>
      <text:p text:style-name="Standard"><text:s text:c="3"/>2.286 | 4 <text:s/>| <text:s text:c="3"/>0.977 <text:s text:c="3"/>0.014 <text:s text:c="2"/>-0.054 | <text:s text:c="2"/>176.4 <text:s text:c="2"/>-83.3 <text:s text:c="2"/>141.1</text:p>
      <text:p text:style-name="Standard"><text:s text:c="3"/>2.286 | 5 <text:s/>| <text:s text:c="3"/>0.968 <text:s text:c="2"/>-0.135 <text:s text:c="2"/>-0.265 | <text:s/>-152.7 <text:s text:c="2"/>-74.7 <text:s text:c="2"/>-55.8</text:p>
      <text:p text:style-name="Standard"><text:s text:c="3"/>2.320 | 0 <text:s/>| <text:s text:c="8"/>Comm Error <text:s text:c="8"/>| <text:s text:c="11"/>- <text:s text:c="10"/></text:p>
      <text:p text:style-name="Standard"><text:s text:c="3"/>2.320 | 1 <text:s/>| <text:s text:c="3"/>0.238 <text:s text:c="2"/>-0.837 <text:s text:c="3"/>0.074 | <text:s text:c="2"/>-84.6 <text:s text:c="2"/>-17.0 <text:s text:c="2"/>-64.9</text:p>
      <text:p text:style-name="Standard"><text:s text:c="3"/>2.320 | 2 <text:s/>| <text:s text:c="3"/>0.221 <text:s text:c="3"/>0.920 <text:s text:c="3"/>0.126 | <text:s text:c="3"/>82.2 <text:s text:c="2"/>-14.3 <text:s text:c="2"/>104.0</text:p>
      <text:p text:style-name="Standard"><text:s text:c="3"/>2.320 | 3 <text:s/>| <text:s text:c="3"/>0.946 <text:s text:c="3"/>0.009 <text:s text:c="3"/>0.147 | <text:s text:c="4"/>9.9 <text:s text:c="2"/>-78.6 <text:s text:c="3"/>47.9</text:p>
      <text:p text:style-name="Standard"><text:s text:c="3"/>2.320 | 4 <text:s/>| <text:s text:c="3"/>0.982 <text:s text:c="3"/>0.001 <text:s text:c="2"/>-0.065 | <text:s text:c="2"/>169.5 <text:s text:c="2"/>-84.0 <text:s text:c="2"/>146.8</text:p>
      <text:p text:style-name="Standard"><text:s text:c="3"/>2.320 | 5 <text:s/>| <text:s text:c="3"/>0.988 <text:s text:c="2"/>-0.061 <text:s text:c="2"/>-0.250 | <text:s/>-152.0 <text:s text:c="2"/>-75.5 <text:s text:c="2"/>-56.8</text:p>
      <text:p text:style-name="Standard"><text:s text:c="3"/>2.354 | 0 <text:s/>| <text:s text:c="8"/>Comm Error <text:s text:c="8"/>| <text:s text:c="11"/>- <text:s text:c="10"/></text:p>
      <text:p text:style-name="Standard"><text:s text:c="3"/>2.354 | 1 <text:s/>| <text:s text:c="3"/>0.265 <text:s text:c="2"/>-0.875 <text:s text:c="3"/>0.080 | <text:s text:c="2"/>-84.3 <text:s text:c="2"/>-17.1 <text:s text:c="2"/>-65.3</text:p>
      <text:p text:style-name="Standard"><text:s text:c="3"/>2.354 | 2 <text:s/>| <text:s text:c="3"/>0.224 <text:s text:c="3"/>0.934 <text:s text:c="3"/>0.125 | <text:s text:c="3"/>81.9 <text:s text:c="2"/>-14.5 <text:s text:c="2"/>104.1</text:p>
      <text:p text:style-name="Standard"><text:s text:c="3"/>2.354 | 3 <text:s/>| <text:s text:c="3"/>0.962 <text:s text:c="3"/>0.010 <text:s text:c="3"/>0.165 | <text:s text:c="4"/>7.7 <text:s text:c="2"/>-78.6 <text:s text:c="3"/>49.9</text:p>
      <text:p text:style-name="Standard"><text:s text:c="3"/>2.354 | 4 <text:s/>| <text:s text:c="3"/>1.000 <text:s text:c="3"/>0.014 <text:s text:c="2"/>-0.084 | <text:s text:c="2"/>155.4 <text:s text:c="2"/>-84.5 <text:s text:c="2"/>159.0</text:p>
      <text:p text:style-name="Standard"><text:s text:c="3"/>2.354 | 5 <text:s/>| <text:s text:c="3"/>1.009 <text:s text:c="2"/>-0.018 <text:s text:c="2"/>-0.301 | <text:s/>-153.8 <text:s text:c="2"/>-76.4 <text:s text:c="2"/>-55.5</text:p>
      <text:p text:style-name="Standard"><text:s text:c="3"/>2.388 | 0 <text:s/>| <text:s text:c="8"/>Comm Error <text:s text:c="8"/>| <text:s text:c="11"/>- <text:s text:c="10"/></text:p>
      <text:p text:style-name="Standard"><text:s text:c="3"/>2.388 | 1 <text:s/>| <text:s text:c="3"/>0.282 <text:s text:c="2"/>-0.901 <text:s text:c="3"/>0.085 | <text:s text:c="2"/>-84.1 <text:s text:c="2"/>-17.2 <text:s text:c="2"/>-65.5</text:p>
      <text:p text:style-name="Standard"><text:s text:c="3"/>2.388 | 2 <text:s/>| <text:s text:c="3"/>0.227 <text:s text:c="3"/>0.949 <text:s text:c="3"/>0.120 | <text:s text:c="3"/>81.6 <text:s text:c="2"/>-14.7 <text:s text:c="2"/>104.2</text:p>
      <text:p text:style-name="Standard"><text:s text:c="3"/>2.388 | 3 <text:s/>| <text:s text:c="3"/>0.979 <text:s text:c="3"/>0.026 <text:s text:c="3"/>0.176 | <text:s text:c="4"/>6.2 <text:s text:c="2"/>-78.5 <text:s text:c="3"/>51.2</text:p>
      <text:p text:style-name="Standard"><text:s text:c="3"/>2.388 | 4 <text:s/>| <text:s text:c="3"/>0.978 <text:s text:c="2"/>-0.000 <text:s text:c="2"/>-0.021 | <text:s text:c="2"/>139.8 <text:s text:c="2"/>-84.8 <text:s text:c="2"/>172.9</text:p>
      <text:p text:style-name="Standard"><text:s text:c="3"/>2.388 | 5 <text:s/>| <text:s text:c="3"/>0.982 <text:s text:c="2"/>-0.145 <text:s text:c="2"/>-0.281 | <text:s/>-152.4 <text:s text:c="2"/>-76.8 <text:s text:c="2"/>-57.2</text:p>
      <text:p text:style-name="Standard"><text:s text:c="3"/>2.422 | 0 <text:s/>| <text:s text:c="8"/>Comm Error <text:s text:c="8"/>| <text:s text:c="11"/>- <text:s text:c="10"/></text:p>
      <text:p text:style-name="Standard"><text:s text:c="3"/>2.422 | 1 <text:s/>| <text:s text:c="3"/>0.285 <text:s text:c="2"/>-0.906 <text:s text:c="3"/>0.090 | <text:s text:c="2"/>-83.8 <text:s text:c="2"/>-17.3 <text:s text:c="2"/>-66.0</text:p>
      <text:p text:style-name="Standard"><text:soft-page-break/><text:s text:c="3"/>2.422 | 2 <text:s/>| <text:s text:c="3"/>0.228 <text:s text:c="3"/>0.936 <text:s text:c="3"/>0.103 | <text:s text:c="3"/>81.5 <text:s text:c="2"/>-14.9 <text:s text:c="2"/>104.2</text:p>
      <text:p text:style-name="Standard"><text:s text:c="3"/>2.422 | 3 <text:s/>| <text:s text:c="3"/>0.937 <text:s text:c="3"/>0.037 <text:s text:c="3"/>0.192 | <text:s text:c="4"/>5.1 <text:s text:c="2"/>-78.2 <text:s text:c="3"/>52.1</text:p>
      <text:p text:style-name="Standard"><text:s text:c="3"/>2.422 | 4 <text:s/>| <text:s text:c="3"/>0.966 <text:s text:c="2"/>-0.003 <text:s text:c="3"/>0.024 | <text:s text:c="2"/>107.9 <text:s text:c="2"/>-85.0 <text:s/>-156.5</text:p>
      <text:p text:style-name="Standard"><text:s text:c="3"/>2.422 | 5 <text:s/>| <text:s text:c="3"/>0.950 <text:s text:c="2"/>-0.136 <text:s text:c="2"/>-0.192 | <text:s/>-148.6 <text:s text:c="2"/>-77.3 <text:s text:c="2"/>-61.2</text:p>
      <text:p text:style-name="Standard"><text:s text:c="3"/>2.456 | 0 <text:s/>| <text:s text:c="8"/>Comm Error <text:s text:c="8"/>| <text:s text:c="11"/>- <text:s text:c="10"/></text:p>
      <text:p text:style-name="Standard"><text:s text:c="3"/>2.456 | 1 <text:s/>| <text:s text:c="3"/>0.287 <text:s text:c="2"/>-0.875 <text:s text:c="3"/>0.090 | <text:s text:c="2"/>-83.6 <text:s text:c="2"/>-17.5 <text:s text:c="2"/>-66.3</text:p>
      <text:p text:style-name="Standard"><text:s text:c="3"/>2.456 | 2 <text:s/>| <text:s text:c="3"/>0.227 <text:s text:c="3"/>0.904 <text:s text:c="3"/>0.098 | <text:s text:c="3"/>81.5 <text:s text:c="2"/>-15.1 <text:s text:c="2"/>104.2</text:p>
      <text:p text:style-name="Standard"><text:s text:c="3"/>2.456 | 3 <text:s/>| <text:s text:c="3"/>0.925 <text:s text:c="3"/>0.040 <text:s text:c="3"/>0.177 | <text:s text:c="4"/>4.9 <text:s text:c="2"/>-78.0 <text:s text:c="3"/>52.2</text:p>
      <text:p text:style-name="Standard"><text:s text:c="3"/>2.456 | 4 <text:s/>| <text:s text:c="3"/>0.933 <text:s text:c="3"/>0.094 <text:s text:c="3"/>0.150 | <text:s text:c="3"/>49.7 <text:s text:c="2"/>-84.6 <text:s text:c="2"/>-93.9</text:p>
      <text:p text:style-name="Standard"><text:s text:c="3"/>2.456 | 5 <text:s/>| <text:s text:c="3"/>0.936 <text:s text:c="2"/>-0.156 <text:s text:c="3"/>0.126 | <text:s/>-134.7 <text:s text:c="2"/>-79.2 <text:s text:c="2"/>-74.2</text:p>
      <text:p text:style-name="Standard"><text:s text:c="3"/>2.490 | 0 <text:s/>| <text:s text:c="8"/>Comm Error <text:s text:c="8"/>| <text:s text:c="11"/>- <text:s text:c="10"/></text:p>
      <text:p text:style-name="Standard"><text:s text:c="3"/>2.490 | 1 <text:s/>| <text:s text:c="3"/>0.291 <text:s text:c="2"/>-0.877 <text:s text:c="3"/>0.099 | <text:s text:c="2"/>-83.2 <text:s text:c="2"/>-17.7 <text:s text:c="2"/>-66.7</text:p>
      <text:p text:style-name="Standard"><text:s text:c="3"/>2.490 | 2 <text:s/>| <text:s text:c="3"/>0.233 <text:s text:c="3"/>0.923 <text:s text:c="3"/>0.105 | <text:s text:c="3"/>81.5 <text:s text:c="2"/>-15.3 <text:s text:c="2"/>104.2</text:p>
      <text:p text:style-name="Standard"><text:s text:c="3"/>2.490 | 3 <text:s/>| <text:s text:c="3"/>0.952 <text:s text:c="3"/>0.019 <text:s text:c="3"/>0.132 | <text:s text:c="4"/>4.0 <text:s text:c="2"/>-78.3 <text:s text:c="3"/>53.0</text:p>
      <text:p text:style-name="Standard"><text:s text:c="3"/>2.490 | 4 <text:s/>| <text:s text:c="3"/>0.958 <text:s text:c="3"/>0.105 <text:s text:c="3"/>0.209 | <text:s text:c="3"/>37.4 <text:s text:c="2"/>-83.5 <text:s text:c="2"/>-81.4</text:p>
      <text:p text:style-name="Standard"><text:s text:c="3"/>2.490 | 5 <text:s/>| <text:s text:c="3"/>1.008 <text:s text:c="2"/>-0.094 <text:s text:c="3"/>0.245 | <text:s/>-117.0 <text:s text:c="2"/>-80.9 <text:s text:c="2"/>-90.7</text:p>
      <text:p text:style-name="Standard"><text:s text:c="3"/>2.525 | 0 <text:s/>| <text:s text:c="8"/>Comm Error <text:s text:c="8"/>| <text:s text:c="11"/>- <text:s text:c="10"/></text:p>
      <text:p text:style-name="Standard"><text:s text:c="3"/>2.525 | 1 <text:s/>| <text:s text:c="3"/>0.299 <text:s text:c="2"/>-0.953 <text:s text:c="3"/>0.128 | <text:s text:c="2"/>-82.7 <text:s text:c="2"/>-17.8 <text:s text:c="2"/>-67.0</text:p>
      <text:p text:style-name="Standard"><text:s text:c="3"/>2.525 | 2 <text:s/>| <text:s text:c="3"/>0.234 <text:s text:c="3"/>1.003 <text:s text:c="3"/>0.117 | <text:s text:c="3"/>81.6 <text:s text:c="2"/>-15.2 <text:s text:c="2"/>104.1</text:p>
      <text:p text:style-name="Standard"><text:s text:c="3"/>2.525 | 3 <text:s/>| <text:s text:c="3"/>1.030 <text:s text:c="2"/>-0.001 <text:s text:c="3"/>0.116 | <text:s text:c="4"/>2.6 <text:s text:c="2"/>-78.8 <text:s text:c="3"/>54.4</text:p>
      <text:p text:style-name="Standard"><text:s text:c="3"/>2.525 | 4 <text:s/>| <text:s text:c="3"/>1.008 <text:s text:c="3"/>0.055 <text:s text:c="3"/>0.115 | <text:s text:c="3"/>32.9 <text:s text:c="2"/>-82.9 <text:s text:c="2"/>-76.1</text:p>
      <text:p text:style-name="Standard"><text:s text:c="3"/>2.525 | 5 <text:s/>| <text:s text:c="3"/>1.027 <text:s text:c="2"/>-0.146 <text:s text:c="2"/>-0.000 | <text:s/>-111.3 <text:s text:c="2"/>-81.1 <text:s text:c="2"/>-96.9</text:p>
      <text:p text:style-name="Standard"><text:s text:c="3"/>2.559 | 0 <text:s/>| <text:s text:c="8"/>Comm Error <text:s text:c="8"/>| <text:s text:c="11"/>- <text:s text:c="10"/></text:p>
      <text:p text:style-name="Standard"><text:s text:c="3"/>2.559 | 1 <text:s/>| <text:s text:c="3"/>0.293 <text:s text:c="2"/>-1.013 <text:s text:c="3"/>0.142 | <text:s text:c="2"/>-82.4 <text:s text:c="2"/>-17.6 <text:s text:c="2"/>-67.3</text:p>
      <text:p text:style-name="Standard"><text:s text:c="3"/>2.559 | 2 <text:s/>| <text:s text:c="3"/>0.239 <text:s text:c="3"/>1.047 <text:s text:c="3"/>0.106 | <text:s text:c="3"/>82.2 <text:s text:c="2"/>-14.8 <text:s text:c="2"/>103.6</text:p>
      <text:p text:style-name="Standard"><text:s text:c="3"/>2.559 | 3 <text:s/>| <text:s text:c="3"/>1.011 <text:s text:c="3"/>0.038 <text:s text:c="3"/>0.179 | <text:s text:c="4"/>2.8 <text:s text:c="2"/>-78.8 <text:s text:c="3"/>54.3</text:p>
      <text:p text:style-name="Standard"><text:s text:c="3"/>2.559 | 4 <text:s/>| <text:s text:c="3"/>1.013 <text:s text:c="3"/>0.045 <text:s text:c="2"/>-0.040 | <text:s text:c="3"/>35.7 <text:s text:c="2"/>-83.3 <text:s text:c="2"/>-78.4</text:p>
      <text:p text:style-name="Standard"><text:s text:c="3"/>2.559 | 5 <text:s/>| <text:s text:c="3"/>1.024 <text:s text:c="2"/>-0.116 <text:s text:c="2"/>-0.133 | <text:s/>-114.6 <text:s text:c="2"/>-80.8 <text:s text:c="2"/>-94.4</text:p>
      <text:p text:style-name="Standard"><text:s text:c="3"/>2.593 | 0 <text:s/>| <text:s text:c="8"/>Comm Error <text:s text:c="8"/>| <text:s text:c="11"/>- <text:s text:c="10"/></text:p>
      <text:p text:style-name="Standard"><text:s text:c="3"/>2.593 | 1 <text:s/>| <text:s text:c="3"/>0.272 <text:s text:c="2"/>-0.969 <text:s text:c="3"/>0.111 | <text:s text:c="2"/>-82.3 <text:s text:c="2"/>-17.2 <text:s text:c="2"/>-67.4</text:p>
      <text:p text:style-name="Standard"><text:s text:c="3"/>2.593 | 2 <text:s/>| <text:s text:c="3"/>0.261 <text:s text:c="3"/>0.955 <text:s text:c="3"/>0.069 | <text:s text:c="3"/>82.7 <text:s text:c="2"/>-14.7 <text:s text:c="2"/>103.1</text:p>
      <text:p text:style-name="Standard"><text:s text:c="3"/>2.593 | 3 <text:s/>| <text:s text:c="3"/>0.977 <text:s text:c="3"/>0.048 <text:s text:c="3"/>0.231 | <text:s text:c="4"/>4.0 <text:s text:c="2"/>-78.3 <text:s text:c="3"/>53.1</text:p>
      <text:p text:style-name="Standard"><text:s text:c="3"/>2.593 | 4 <text:s/>| <text:s text:c="3"/>1.008 <text:s text:c="3"/>0.054 <text:s text:c="2"/>-0.035 | <text:s text:c="3"/>43.2 <text:s text:c="2"/>-83.8 <text:s text:c="2"/>-85.9</text:p>
      <text:p text:style-name="Standard"><text:s text:c="3"/>2.593 | 5 <text:s/>| <text:s text:c="3"/>0.998 <text:s text:c="2"/>-0.102 <text:s text:c="2"/>-0.125 | <text:s/>-118.5 <text:s text:c="2"/>-80.8 <text:s text:c="2"/>-90.1</text:p>
      <text:p text:style-name="Standard"><text:s text:c="3"/>2.627 | 0 <text:s/>| <text:s text:c="8"/>Comm Error <text:s text:c="8"/>| <text:s text:c="11"/>- <text:s text:c="10"/></text:p>
      <text:p text:style-name="Standard"><text:s text:c="3"/>2.627 | 1 <text:s/>| <text:s text:c="3"/>0.295 <text:s text:c="2"/>-0.917 <text:s text:c="3"/>0.092 | <text:s text:c="2"/>-82.3 <text:s text:c="2"/>-17.1 <text:s text:c="2"/>-67.1</text:p>
      <text:p text:style-name="Standard"><text:s text:c="3"/>2.627 | 2 <text:s/>| <text:s text:c="3"/>0.269 <text:s text:c="3"/>0.900 <text:s text:c="3"/>0.079 | <text:s text:c="3"/>83.1 <text:s text:c="2"/>-14.8 <text:s text:c="2"/>102.6</text:p>
      <text:p text:style-name="Standard"><text:s text:c="3"/>2.627 | 3 <text:s/>| <text:s text:c="3"/>0.986 <text:s text:c="2"/>-0.002 <text:s text:c="3"/>0.239 | <text:s text:c="4"/>3.5 <text:s text:c="2"/>-77.8 <text:s text:c="3"/>53.6</text:p>
      <text:p text:style-name="Standard"><text:s text:c="3"/>2.627 | 4 <text:s/>| <text:s text:c="3"/>0.989 <text:s text:c="3"/>0.034 <text:s text:c="3"/>0.023 | <text:s text:c="3"/>44.4 <text:s text:c="2"/>-84.0 <text:s text:c="2"/>-87.3</text:p>
      <text:p text:style-name="Standard"><text:s text:c="3"/>2.627 | 5 <text:s/>| <text:s text:c="3"/>1.031 <text:s text:c="2"/>-0.143 <text:s text:c="2"/>-0.108 | <text:s/>-120.2 <text:s text:c="2"/>-80.6 <text:s text:c="2"/>-89.0</text:p>
      <text:p text:style-name="Standard"><text:s text:c="3"/>2.661 | 0 <text:s/>| <text:s text:c="8"/>Comm Error <text:s text:c="8"/>| <text:s text:c="11"/>- <text:s text:c="10"/></text:p>
      <text:p text:style-name="Standard"><text:s text:c="3"/>2.661 | 1 <text:s/>| <text:s text:c="3"/>0.318 <text:s text:c="2"/>-0.916 <text:s text:c="3"/>0.104 | <text:s text:c="2"/>-82.1 <text:s text:c="2"/>-17.3 <text:s text:c="2"/>-67.0</text:p>
      <text:p text:style-name="Standard"><text:s text:c="3"/>2.661 | 2 <text:s/>| <text:s text:c="3"/>0.304 <text:s text:c="3"/>0.931 <text:s text:c="3"/>0.113 | <text:s text:c="3"/>83.2 <text:s text:c="2"/>-15.1 <text:s text:c="2"/>102.6</text:p>
      <text:p text:style-name="Standard"><text:s text:c="3"/>2.661 | 3 <text:s/>| <text:s text:c="3"/>1.013 <text:s text:c="2"/>-0.012 <text:s text:c="3"/>0.242 | <text:s text:c="4"/>1.6 <text:s text:c="2"/>-77.3 <text:s text:c="3"/>55.6</text:p>
      <text:p text:style-name="Standard"><text:s text:c="3"/>2.661 | 4 <text:s/>| <text:s text:c="3"/>1.002 <text:s text:c="3"/>0.035 <text:s text:c="3"/>0.038 | <text:s text:c="3"/>43.0 <text:s text:c="2"/>-84.0 <text:s text:c="2"/>-86.0</text:p>
      <text:p text:style-name="Standard"><text:s text:c="3"/>2.661 | 5 <text:s/>| <text:s text:c="3"/>1.015 <text:s text:c="2"/>-0.136 <text:s text:c="2"/>-0.128 | <text:s/>-121.5 <text:s text:c="2"/>-80.4 <text:s text:c="2"/>-87.7</text:p>
      <text:p text:style-name="Standard"><text:s text:c="3"/>2.695 | 0 <text:s/>| <text:s text:c="8"/>Comm Error <text:s text:c="8"/>| <text:s text:c="11"/>- <text:s text:c="10"/></text:p>
      <text:p text:style-name="Standard"><text:s text:c="3"/>2.695 | 1 <text:s/>| <text:s text:c="3"/>0.331 <text:s text:c="2"/>-0.947 <text:s text:c="3"/>0.123 | <text:s text:c="2"/>-82.0 <text:s text:c="2"/>-17.4 <text:s text:c="2"/>-67.1</text:p>
      <text:p text:style-name="Standard"><text:s text:c="3"/>2.695 | 2 <text:s/>| <text:s text:c="3"/>0.301 <text:s text:c="3"/>0.960 <text:s text:c="3"/>0.140 | <text:s text:c="3"/>83.1 <text:s text:c="2"/>-15.2 <text:s text:c="2"/>102.9</text:p>
      <text:p text:style-name="Standard"><text:soft-page-break/><text:s text:c="3"/>2.695 | 3 <text:s/>| <text:s text:c="3"/>1.017 <text:s text:c="2"/>-0.003 <text:s text:c="3"/>0.224 | <text:s text:c="4"/>0.7 <text:s text:c="2"/>-77.1 <text:s text:c="3"/>56.4</text:p>
      <text:p text:style-name="Standard"><text:s text:c="3"/>2.695 | 4 <text:s/>| <text:s text:c="3"/>1.039 <text:s text:c="3"/>0.052 <text:s text:c="2"/>-0.001 | <text:s text:c="3"/>43.9 <text:s text:c="2"/>-84.2 <text:s text:c="2"/>-86.6</text:p>
      <text:p text:style-name="Standard"><text:s text:c="3"/>2.695 | 5 <text:s/>| <text:s text:c="3"/>1.013 <text:s text:c="2"/>-0.111 <text:s text:c="2"/>-0.096 | <text:s/>-123.1 <text:s text:c="2"/>-80.4 <text:s text:c="2"/>-86.3</text:p>
      <text:p text:style-name="Standard"><text:s text:c="3"/>2.730 | 0 <text:s/>| <text:s text:c="8"/>Comm Error <text:s text:c="8"/>| <text:s text:c="11"/>- <text:s text:c="10"/></text:p>
      <text:p text:style-name="Standard"><text:s text:c="3"/>2.730 | 1 <text:s/>| <text:s text:c="3"/>0.334 <text:s text:c="2"/>-0.963 <text:s text:c="3"/>0.121 | <text:s text:c="2"/>-82.0 <text:s text:c="2"/>-17.4 <text:s text:c="2"/>-67.2</text:p>
      <text:p text:style-name="Standard"><text:s text:c="3"/>2.730 | 2 <text:s/>| <text:s text:c="3"/>0.289 <text:s text:c="3"/>0.977 <text:s text:c="3"/>0.145 | <text:s text:c="3"/>83.0 <text:s text:c="2"/>-15.2 <text:s text:c="2"/>103.6</text:p>
      <text:p text:style-name="Standard"><text:s text:c="3"/>2.730 | 3 <text:s/>| <text:s text:c="3"/>1.007 <text:s text:c="2"/>-0.013 <text:s text:c="3"/>0.209 | <text:s text:c="3"/>-0.5 <text:s text:c="2"/>-77.0 <text:s text:c="3"/>57.7</text:p>
      <text:p text:style-name="Standard"><text:s text:c="3"/>2.730 | 4 <text:s/>| <text:s text:c="3"/>1.014 <text:s text:c="3"/>0.046 <text:s text:c="2"/>-0.000 | <text:s text:c="3"/>47.2 <text:s text:c="2"/>-84.2 <text:s text:c="2"/>-89.9</text:p>
      <text:p text:style-name="Standard"><text:s text:c="3"/>2.730 | 5 <text:s/>| <text:s text:c="3"/>1.018 <text:s text:c="2"/>-0.118 <text:s text:c="2"/>-0.107 | <text:s/>-123.8 <text:s text:c="2"/>-80.4 <text:s text:c="2"/>-85.6</text:p>
      <text:p text:style-name="Standard"><text:s text:c="3"/>2.764 | 0 <text:s/>| <text:s text:c="8"/>Comm Error <text:s text:c="8"/>| <text:s text:c="11"/>- <text:s text:c="10"/></text:p>
      <text:p text:style-name="Standard"><text:s text:c="3"/>2.764 | 1 <text:s/>| <text:s text:c="3"/>0.345 <text:s text:c="2"/>-0.944 <text:s text:c="3"/>0.115 | <text:s text:c="2"/>-82.1 <text:s text:c="2"/>-17.5 <text:s text:c="2"/>-67.3</text:p>
      <text:p text:style-name="Standard"><text:s text:c="3"/>2.764 | 2 <text:s/>| <text:s text:c="3"/>0.300 <text:s text:c="3"/>0.976 <text:s text:c="3"/>0.135 | <text:s text:c="3"/>83.0 <text:s text:c="2"/>-15.2 <text:s text:c="2"/>104.0</text:p>
      <text:p text:style-name="Standard"><text:s text:c="3"/>2.764 | 3 <text:s/>| <text:s text:c="3"/>0.999 <text:s text:c="2"/>-0.009 <text:s text:c="3"/>0.215 | <text:s text:c="3"/>-1.2 <text:s text:c="2"/>-77.0 <text:s text:c="3"/>58.5</text:p>
      <text:p text:style-name="Standard"><text:s text:c="3"/>2.764 | 4 <text:s/>| <text:s text:c="3"/>1.004 <text:s text:c="3"/>0.059 <text:s text:c="3"/>0.023 | <text:s text:c="3"/>48.8 <text:s text:c="2"/>-84.2 <text:s text:c="2"/>-91.5</text:p>
      <text:p text:style-name="Standard"><text:s text:c="3"/>2.764 | 5 <text:s/>| <text:s text:c="3"/>1.024 <text:s text:c="2"/>-0.120 <text:s text:c="2"/>-0.136 | <text:s/>-126.0 <text:s text:c="2"/>-80.2 <text:s text:c="2"/>-83.3</text:p>
      <text:p text:style-name="Standard"><text:s text:c="3"/>2.798 | 0 <text:s/>| <text:s text:c="8"/>Comm Error <text:s text:c="8"/>| <text:s text:c="11"/>- <text:s text:c="10"/></text:p>
      <text:p text:style-name="Standard"><text:s text:c="3"/>2.798 | 1 <text:s/>| <text:s text:c="3"/>0.345 <text:s text:c="2"/>-0.935 <text:s text:c="3"/>0.122 | <text:s text:c="2"/>-82.1 <text:s text:c="2"/>-17.7 <text:s text:c="2"/>-67.3</text:p>
      <text:p text:style-name="Standard"><text:s text:c="3"/>2.798 | 2 <text:s/>| <text:s text:c="3"/>0.300 <text:s text:c="3"/>0.960 <text:s text:c="3"/>0.134 | <text:s text:c="3"/>83.0 <text:s text:c="2"/>-15.4 <text:s text:c="2"/>104.2</text:p>
      <text:p text:style-name="Standard"><text:s text:c="3"/>2.798 | 3 <text:s/>| <text:s text:c="3"/>0.993 <text:s text:c="3"/>0.003 <text:s text:c="3"/>0.226 | <text:s text:c="3"/>-1.4 <text:s text:c="2"/>-76.8 <text:s text:c="3"/>58.7</text:p>
      <text:p text:style-name="Standard"><text:s text:c="3"/>2.798 | 4 <text:s/>| <text:s text:c="3"/>1.006 <text:s text:c="3"/>0.032 <text:s text:c="3"/>0.022 | <text:s text:c="3"/>48.5 <text:s text:c="2"/>-84.3 <text:s text:c="2"/>-91.2</text:p>
      <text:p text:style-name="Standard"><text:s text:c="3"/>2.798 | 5 <text:s/>| <text:s text:c="3"/>1.023 <text:s text:c="2"/>-0.104 <text:s text:c="2"/>-0.116 | <text:s/>-127.5 <text:s text:c="2"/>-80.2 <text:s text:c="2"/>-81.7</text:p>
      <text:p text:style-name="Standard"><text:s text:c="3"/>2.832 | 0 <text:s/>| <text:s text:c="8"/>Comm Error <text:s text:c="8"/>| <text:s text:c="11"/>- <text:s text:c="10"/></text:p>
      <text:p text:style-name="Standard"><text:s text:c="3"/>2.832 | 1 <text:s/>| <text:s text:c="3"/>0.354 <text:s text:c="2"/>-0.937 <text:s text:c="3"/>0.126 | <text:s text:c="2"/>-82.2 <text:s text:c="2"/>-18.1 <text:s text:c="2"/>-67.2</text:p>
      <text:p text:style-name="Standard"><text:s text:c="3"/>2.832 | 2 <text:s/>| <text:s text:c="3"/>0.300 <text:s text:c="3"/>0.958 <text:s text:c="3"/>0.156 | <text:s text:c="3"/>82.8 <text:s text:c="2"/>-15.7 <text:s text:c="2"/>104.4</text:p>
      <text:p text:style-name="Standard"><text:s text:c="3"/>2.832 | 3 <text:s/>| <text:s text:c="3"/>1.003 <text:s text:c="3"/>0.003 <text:s text:c="3"/>0.229 | <text:s text:c="3"/>-1.3 <text:s text:c="2"/>-76.7 <text:s text:c="3"/>58.7</text:p>
      <text:p text:style-name="Standard"><text:s text:c="3"/>2.832 | 4 <text:s/>| <text:s text:c="3"/>1.014 <text:s text:c="3"/>0.032 <text:s text:c="3"/>0.002 | <text:s text:c="3"/>50.0 <text:s text:c="2"/>-84.5 <text:s text:c="2"/>-92.5</text:p>
      <text:p text:style-name="Standard"><text:s text:c="3"/>2.832 | 5 <text:s/>| <text:s text:c="3"/>1.015 <text:s text:c="2"/>-0.107 <text:s text:c="2"/>-0.107 | <text:s/>-128.5 <text:s text:c="2"/>-80.2 <text:s text:c="2"/>-80.6</text:p>
      <text:p text:style-name="Standard"><text:s text:c="3"/>2.867 | 0 <text:s/>| <text:s text:c="8"/>Comm Error <text:s text:c="8"/>| <text:s text:c="11"/>- <text:s text:c="10"/></text:p>
      <text:p text:style-name="Standard"><text:s text:c="3"/>2.867 | 1 <text:s/>| <text:s text:c="3"/>0.354 <text:s text:c="2"/>-0.944 <text:s text:c="3"/>0.127 | <text:s text:c="2"/>-82.2 <text:s text:c="2"/>-18.4 <text:s text:c="2"/>-67.2</text:p>
      <text:p text:style-name="Standard"><text:s text:c="3"/>2.867 | 2 <text:s/>| <text:s text:c="3"/>0.284 <text:s text:c="3"/>0.962 <text:s text:c="3"/>0.160 | <text:s text:c="3"/>82.5 <text:s text:c="2"/>-15.8 <text:s text:c="2"/>104.6</text:p>
      <text:p text:style-name="Standard"><text:s text:c="3"/>2.867 | 3 <text:s/>| <text:s text:c="3"/>1.000 <text:s text:c="2"/>-0.009 <text:s text:c="3"/>0.224 | <text:s text:c="3"/>-1.5 <text:s text:c="2"/>-76.6 <text:s text:c="3"/>59.4</text:p>
      <text:p text:style-name="Standard"><text:s text:c="3"/>2.867 | 4 <text:s/>| <text:s text:c="3"/>1.007 <text:s text:c="3"/>0.037 <text:s text:c="3"/>0.013 | <text:s text:c="3"/>50.0 <text:s text:c="2"/>-84.5 <text:s text:c="2"/>-92.2</text:p>
      <text:p text:style-name="Standard"><text:s text:c="3"/>2.867 | 5 <text:s/>| <text:s text:c="3"/>1.022 <text:s text:c="2"/>-0.129 <text:s text:c="2"/>-0.099 | <text:s/>-128.5 <text:s text:c="2"/>-80.2 <text:s text:c="2"/>-80.6</text:p>
      <text:p text:style-name="Standard"><text:s text:c="3"/>2.901 | 0 <text:s/>| <text:s text:c="8"/>Comm Error <text:s text:c="8"/>| <text:s text:c="11"/>- <text:s text:c="10"/></text:p>
      <text:p text:style-name="Standard"><text:s text:c="3"/>2.901 | 1 <text:s/>| <text:s text:c="3"/>0.337 <text:s text:c="2"/>-0.940 <text:s text:c="3"/>0.136 | <text:s text:c="2"/>-82.1 <text:s text:c="2"/>-18.6 <text:s text:c="2"/>-67.2</text:p>
      <text:p text:style-name="Standard"><text:s text:c="3"/>2.901 | 2 <text:s/>| <text:s text:c="3"/>0.271 <text:s text:c="3"/>0.963 <text:s text:c="3"/>0.158 | <text:s text:c="3"/>82.1 <text:s text:c="2"/>-15.9 <text:s text:c="2"/>104.9</text:p>
      <text:p text:style-name="Standard"><text:s text:c="3"/>2.901 | 3 <text:s/>| <text:s text:c="3"/>1.005 <text:s text:c="2"/>-0.006 <text:s text:c="3"/>0.202 | <text:s text:c="3"/>-1.9 <text:s text:c="2"/>-76.6 <text:s text:c="3"/>59.5</text:p>
      <text:p text:style-name="Standard"><text:s text:c="3"/>2.901 | 4 <text:s/>| <text:s text:c="3"/>1.014 <text:s text:c="3"/>0.064 <text:s text:c="3"/>0.008 | <text:s text:c="3"/>52.6 <text:s text:c="2"/>-84.5 <text:s text:c="2"/>-95.6</text:p>
      <text:p text:style-name="Standard"><text:s text:c="3"/>2.901 | 5 <text:s/>| <text:s text:c="3"/>1.022 <text:s text:c="2"/>-0.120 <text:s text:c="2"/>-0.115 | <text:s/>-128.7 <text:s text:c="2"/>-80.2 <text:s text:c="2"/>-80.4</text:p>
      <text:p text:style-name="Standard"><text:s text:c="3"/>2.936 | 0 <text:s/>| <text:s text:c="8"/>Comm Error <text:s text:c="8"/>| <text:s text:c="11"/>- <text:s text:c="10"/></text:p>
      <text:p text:style-name="Standard"><text:s text:c="3"/>2.936 | 1 <text:s/>| <text:s text:c="3"/>0.332 <text:s text:c="2"/>-0.947 <text:s text:c="3"/>0.147 | <text:s text:c="2"/>-82.0 <text:s text:c="2"/>-18.7 <text:s text:c="2"/>-67.2</text:p>
      <text:p text:style-name="Standard"><text:s text:c="3"/>2.936 | 2 <text:s/>| <text:s text:c="3"/>0.266 <text:s text:c="3"/>0.965 <text:s text:c="3"/>0.151 | <text:s text:c="3"/>81.9 <text:s text:c="2"/>-15.8 <text:s text:c="2"/>104.9</text:p>
      <text:p text:style-name="Standard"><text:s text:c="3"/>2.936 | 3 <text:s/>| <text:s text:c="3"/>1.002 <text:s text:c="3"/>0.006 <text:s text:c="3"/>0.216 | <text:s text:c="3"/>-1.8 <text:s text:c="2"/>-76.7 <text:s text:c="3"/>59.4</text:p>
      <text:p text:style-name="Standard"><text:s text:c="3"/>2.936 | 4 <text:s/>| <text:s text:c="3"/>1.005 <text:s text:c="3"/>0.054 <text:s text:c="3"/>0.015 | <text:s text:c="3"/>54.7 <text:s text:c="2"/>-84.5 <text:s text:c="2"/>-96.8</text:p>
      <text:p text:style-name="Standard"><text:s text:c="3"/>2.936 | 5 <text:s/>| <text:s text:c="3"/>1.031 <text:s text:c="2"/>-0.100 <text:s text:c="2"/>-0.126 | <text:s/>-129.7 <text:s text:c="2"/>-80.1 <text:s text:c="2"/>-79.4</text:p>
      <text:p text:style-name="Standard"><text:s text:c="3"/>2.969 | 0 <text:s/>| <text:s text:c="8"/>Comm Error <text:s text:c="8"/>| <text:s text:c="11"/>- <text:s text:c="10"/></text:p>
      <text:p text:style-name="Standard"><text:s text:c="3"/>2.969 | 1 <text:s/>| <text:s text:c="3"/>0.323 <text:s text:c="2"/>-0.949 <text:s text:c="3"/>0.146 | <text:s text:c="2"/>-81.9 <text:s text:c="2"/>-18.8 <text:s text:c="2"/>-67.1</text:p>
      <text:p text:style-name="Standard"><text:s text:c="3"/>2.969 | 2 <text:s/>| <text:s text:c="3"/>0.277 <text:s text:c="3"/>0.960 <text:s text:c="3"/>0.135 | <text:s text:c="3"/>81.8 <text:s text:c="2"/>-15.9 <text:s text:c="2"/>104.8</text:p>
      <text:p text:style-name="Standard"><text:s text:c="3"/>2.969 | 3 <text:s/>| <text:s text:c="3"/>0.998 <text:s text:c="3"/>0.010 <text:s text:c="3"/>0.221 | <text:s text:c="3"/>-1.1 <text:s text:c="2"/>-76.6 <text:s text:c="3"/>58.9</text:p>
      <text:p text:style-name="Standard"><text:soft-page-break/><text:s text:c="3"/>2.969 | 4 <text:s/>| <text:s text:c="3"/>1.004 <text:s text:c="3"/>0.038 <text:s text:c="3"/>0.016 | <text:s text:c="3"/>55.1 <text:s text:c="2"/>-84.5 <text:s text:c="2"/>-97.2</text:p>
      <text:p text:style-name="Standard"><text:s text:c="3"/>2.969 | 5 <text:s/>| <text:s text:c="3"/>1.018 <text:s text:c="2"/>-0.103 <text:s text:c="2"/>-0.135 | <text:s/>-131.3 <text:s text:c="2"/>-80.1 <text:s text:c="2"/>-77.9</text:p>
      <text:p text:style-name="Standard"><text:s text:c="3"/>3.003 | 0 <text:s/>| <text:s text:c="8"/>Comm Error <text:s text:c="8"/>| <text:s text:c="11"/>- <text:s text:c="10"/></text:p>
      <text:p text:style-name="Standard"><text:s text:c="3"/>3.003 | 1 <text:s/>| <text:s text:c="3"/>0.306 <text:s text:c="2"/>-0.941 <text:s text:c="3"/>0.142 | <text:s text:c="2"/>-81.8 <text:s text:c="2"/>-18.9 <text:s text:c="2"/>-67.0</text:p>
      <text:p text:style-name="Standard"><text:s text:c="3"/>3.003 | 2 <text:s/>| <text:s text:c="3"/>0.274 <text:s text:c="3"/>0.955 <text:s text:c="3"/>0.122 | <text:s text:c="3"/>81.8 <text:s text:c="2"/>-16.0 <text:s text:c="2"/>104.7</text:p>
      <text:p text:style-name="Standard"><text:s text:c="3"/>3.003 | 3 <text:s/>| <text:s text:c="3"/>0.994 <text:s text:c="2"/>-0.004 <text:s text:c="3"/>0.210 | <text:s text:c="3"/>-0.9 <text:s text:c="2"/>-76.7 <text:s text:c="3"/>58.7</text:p>
      <text:p text:style-name="Standard"><text:s text:c="3"/>3.003 | 4 <text:s/>| <text:s text:c="3"/>0.997 <text:s text:c="3"/>0.026 <text:s text:c="3"/>0.021 | <text:s text:c="3"/>53.5 <text:s text:c="2"/>-84.6 <text:s text:c="2"/>-95.4</text:p>
      <text:p text:style-name="Standard"><text:s text:c="3"/>3.003 | 5 <text:s/>| <text:s text:c="3"/>1.015 <text:s text:c="2"/>-0.115 <text:s text:c="2"/>-0.118 | <text:s/>-131.9 <text:s text:c="2"/>-80.0 <text:s text:c="2"/>-77.4</text:p>
      <text:p text:style-name="Standard"><text:s text:c="3"/>3.037 | 0 <text:s/>| <text:s text:c="8"/>Comm Error <text:s text:c="8"/>| <text:s text:c="11"/>- <text:s text:c="10"/></text:p>
      <text:p text:style-name="Standard"><text:s text:c="3"/>3.037 | 1 <text:s/>| <text:s text:c="3"/>0.301 <text:s text:c="2"/>-0.936 <text:s text:c="3"/>0.141 | <text:s text:c="2"/>-81.7 <text:s text:c="2"/>-18.9 <text:s text:c="2"/>-66.9</text:p>
      <text:p text:style-name="Standard"><text:s text:c="3"/>3.037 | 2 <text:s/>| <text:s text:c="3"/>0.269 <text:s text:c="3"/>0.957 <text:s text:c="3"/>0.119 | <text:s text:c="3"/>81.8 <text:s text:c="2"/>-16.0 <text:s text:c="2"/>104.7</text:p>
      <text:p text:style-name="Standard"><text:s text:c="3"/>3.037 | 3 <text:s/>| <text:s text:c="3"/>0.999 <text:s text:c="2"/>-0.009 <text:s text:c="3"/>0.216 | <text:s text:c="3"/>-1.1 <text:s text:c="2"/>-76.7 <text:s text:c="3"/>59.0</text:p>
      <text:p text:style-name="Standard"><text:s text:c="3"/>3.037 | 4 <text:s/>| <text:s text:c="3"/>1.016 <text:s text:c="3"/>0.048 <text:s text:c="3"/>0.010 | <text:s text:c="3"/>54.2 <text:s text:c="2"/>-84.6 <text:s text:c="2"/>-96.0</text:p>
      <text:p text:style-name="Standard"><text:s text:c="3"/>3.037 | 5 <text:s/>| <text:s text:c="3"/>1.020 <text:s text:c="2"/>-0.116 <text:s text:c="2"/>-0.095 | <text:s/>-131.0 <text:s text:c="2"/>-80.1 <text:s text:c="2"/>-78.2</text:p>
      <text:p text:style-name="Standard"><text:s text:c="3"/>3.071 | 0 <text:s/>| <text:s text:c="8"/>Comm Error <text:s text:c="8"/>| <text:s text:c="11"/>- <text:s text:c="10"/></text:p>
      <text:p text:style-name="Standard"><text:s text:c="3"/>3.071 | 1 <text:s/>| <text:s text:c="3"/>0.301 <text:s text:c="2"/>-0.941 <text:s text:c="3"/>0.139 | <text:s text:c="2"/>-81.5 <text:s text:c="2"/>-18.8 <text:s text:c="2"/>-66.6</text:p>
      <text:p text:style-name="Standard"><text:s text:c="3"/>3.071 | 2 <text:s/>| <text:s text:c="3"/>0.267 <text:s text:c="3"/>0.968 <text:s text:c="3"/>0.122 | <text:s text:c="3"/>81.8 <text:s text:c="2"/>-15.9 <text:s text:c="2"/>104.7</text:p>
      <text:p text:style-name="Standard"><text:s text:c="3"/>3.071 | 3 <text:s/>| <text:s text:c="3"/>1.006 <text:s text:c="2"/>-0.006 <text:s text:c="3"/>0.216 | <text:s text:c="3"/>-1.2 <text:s text:c="2"/>-76.6 <text:s text:c="3"/>59.1</text:p>
      <text:p text:style-name="Standard"><text:s text:c="3"/>3.071 | 4 <text:s/>| <text:s text:c="3"/>1.013 <text:s text:c="3"/>0.048 <text:s text:c="3"/>0.007 | <text:s text:c="3"/>56.9 <text:s text:c="2"/>-84.6 <text:s text:c="2"/>-98.6</text:p>
      <text:p text:style-name="Standard"><text:s text:c="3"/>3.071 | 5 <text:s/>| <text:s text:c="3"/>1.017 <text:s text:c="2"/>-0.115 <text:s text:c="2"/>-0.110 | <text:s/>-130.9 <text:s text:c="2"/>-80.1 <text:s text:c="2"/>-78.2</text:p>
      <text:p text:style-name="Standard"><text:s text:c="3"/>3.106 | 0 <text:s/>| <text:s text:c="8"/>Comm Error <text:s text:c="8"/>| <text:s text:c="11"/>- <text:s text:c="10"/></text:p>
      <text:p text:style-name="Standard"><text:s text:c="3"/>3.106 | 1 <text:s/>| <text:s text:c="3"/>0.297 <text:s text:c="2"/>-0.943 <text:s text:c="3"/>0.135 | <text:s text:c="2"/>-81.5 <text:s text:c="2"/>-18.7 <text:s text:c="2"/>-66.5</text:p>
      <text:p text:style-name="Standard"><text:s text:c="3"/>3.106 | 2 <text:s/>| <text:s text:c="3"/>0.274 <text:s text:c="3"/>0.969 <text:s text:c="3"/>0.109 | <text:s text:c="3"/>82.0 <text:s text:c="2"/>-15.9 <text:s text:c="2"/>104.6</text:p>
      <text:p text:style-name="Standard"><text:s text:c="3"/>3.106 | 3 <text:s/>| <text:s text:c="3"/>0.998 <text:s text:c="2"/>-0.007 <text:s text:c="3"/>0.209 | <text:s text:c="3"/>-1.2 <text:s text:c="2"/>-76.7 <text:s text:c="3"/>59.2</text:p>
      <text:p text:style-name="Standard"><text:s text:c="3"/>3.106 | 4 <text:s/>| <text:s text:c="3"/>1.001 <text:s text:c="3"/>0.035 <text:s text:c="3"/>0.022 | <text:s text:c="3"/>56.0 <text:s text:c="2"/>-84.7 <text:s text:c="2"/>-97.6</text:p>
      <text:p text:style-name="Standard"><text:s text:c="3"/>3.106 | 5 <text:s/>| <text:s text:c="3"/>1.022 <text:s text:c="2"/>-0.107 <text:s text:c="2"/>-0.114 | <text:s/>-131.3 <text:s text:c="2"/>-80.0 <text:s text:c="2"/>-77.8</text:p>
      <text:p text:style-name="Standard"><text:s text:c="3"/>3.140 | 0 <text:s/>| <text:s text:c="8"/>Comm Error <text:s text:c="8"/>| <text:s text:c="11"/>- <text:s text:c="10"/></text:p>
      <text:p text:style-name="Standard"><text:s text:c="3"/>3.140 | 1 <text:s/>| <text:s text:c="3"/>0.292 <text:s text:c="2"/>-0.936 <text:s text:c="3"/>0.129 | <text:s text:c="2"/>-81.4 <text:s text:c="2"/>-18.5 <text:s text:c="2"/>-66.3</text:p>
      <text:p text:style-name="Standard"><text:s text:c="3"/>3.140 | 2 <text:s/>| <text:s text:c="3"/>0.283 <text:s text:c="3"/>0.962 <text:s text:c="3"/>0.103 | <text:s text:c="3"/>82.1 <text:s text:c="2"/>-16.0 <text:s text:c="2"/>104.6</text:p>
      <text:p text:style-name="Standard"><text:s text:c="3"/>3.140 | 3 <text:s/>| <text:s text:c="3"/>0.999 <text:s text:c="3"/>0.001 <text:s text:c="3"/>0.217 | <text:s text:c="3"/>-1.0 <text:s text:c="2"/>-76.7 <text:s text:c="3"/>59.1</text:p>
      <text:p text:style-name="Standard"><text:s text:c="3"/>3.140 | 4 <text:s/>| <text:s text:c="3"/>1.011 <text:s text:c="3"/>0.041 <text:s text:c="3"/>0.017 | <text:s text:c="3"/>55.4 <text:s text:c="2"/>-84.7 <text:s text:c="2"/>-97.0</text:p>
      <text:p text:style-name="Standard"><text:s text:c="3"/>3.140 | 5 <text:s/>| <text:s text:c="3"/>1.018 <text:s text:c="2"/>-0.116 <text:s text:c="2"/>-0.123 | <text:s/>-131.9 <text:s text:c="2"/>-80.0 <text:s text:c="2"/>-77.3</text:p>
      <text:p text:style-name="Standard"><text:s text:c="3"/>3.174 | 0 <text:s/>| <text:s text:c="8"/>Comm Error <text:s text:c="8"/>| <text:s text:c="11"/>- <text:s text:c="10"/></text:p>
      <text:p text:style-name="Standard"><text:s text:c="3"/>3.174 | 1 <text:s/>| <text:s text:c="3"/>0.299 <text:s text:c="2"/>-0.941 <text:s text:c="3"/>0.125 | <text:s text:c="2"/>-81.5 <text:s text:c="2"/>-18.5 <text:s text:c="2"/>-66.0</text:p>
      <text:p text:style-name="Standard"><text:s text:c="3"/>3.174 | 2 <text:s/>| <text:s text:c="3"/>0.281 <text:s text:c="3"/>0.960 <text:s text:c="3"/>0.121 | <text:s text:c="3"/>82.2 <text:s text:c="2"/>-16.0 <text:s text:c="2"/>104.7</text:p>
      <text:p text:style-name="Standard"><text:s text:c="3"/>3.174 | 3 <text:s/>| <text:s text:c="3"/>1.001 <text:s text:c="3"/>0.001 <text:s text:c="3"/>0.220 | <text:s text:c="3"/>-0.8 <text:s text:c="2"/>-76.7 <text:s text:c="3"/>58.9</text:p>
      <text:p text:style-name="Standard"><text:s text:c="3"/>3.174 | 4 <text:s/>| <text:s text:c="3"/>1.009 <text:s text:c="3"/>0.039 <text:s text:c="3"/>0.005 | <text:s text:c="3"/>57.5 <text:s text:c="2"/>-84.7 <text:s text:c="2"/>-99.4</text:p>
      <text:p text:style-name="Standard"><text:s text:c="3"/>3.174 | 5 <text:s/>| <text:s text:c="3"/>1.023 <text:s text:c="2"/>-0.120 <text:s text:c="2"/>-0.114 | <text:s/>-131.8 <text:s text:c="2"/>-79.9 <text:s text:c="2"/>-77.4</text:p>
      <text:p text:style-name="Standard"><text:s text:c="3"/>3.208 | 0 <text:s/>| <text:s text:c="8"/>Comm Error <text:s text:c="8"/>| <text:s text:c="11"/>- <text:s text:c="10"/></text:p>
      <text:p text:style-name="Standard"><text:s text:c="3"/>3.208 | 1 <text:s/>| <text:s text:c="3"/>0.303 <text:s text:c="2"/>-0.943 <text:s text:c="3"/>0.119 | <text:s text:c="2"/>-81.5 <text:s text:c="2"/>-18.4 <text:s text:c="2"/>-65.8</text:p>
      <text:p text:style-name="Standard"><text:s text:c="3"/>3.208 | 2 <text:s/>| <text:s text:c="3"/>0.273 <text:s text:c="3"/>0.963 <text:s text:c="3"/>0.138 | <text:s text:c="3"/>82.1 <text:s text:c="2"/>-16.0 <text:s text:c="2"/>104.9</text:p>
      <text:p text:style-name="Standard"><text:s text:c="3"/>3.208 | 3 <text:s/>| <text:s text:c="3"/>1.001 <text:s text:c="2"/>-0.007 <text:s text:c="3"/>0.218 | <text:s text:c="3"/>-0.9 <text:s text:c="2"/>-76.7 <text:s text:c="3"/>59.0</text:p>
      <text:p text:style-name="Standard"><text:s text:c="3"/>3.208 | 4 <text:s/>| <text:s text:c="3"/>1.011 <text:s text:c="3"/>0.029 <text:s text:c="3"/>0.019 | <text:s text:c="3"/>56.8 <text:s text:c="2"/>-84.8 <text:s text:c="2"/>-98.7</text:p>
      <text:p text:style-name="Standard"><text:s text:c="3"/>3.208 | 5 <text:s/>| <text:s text:c="3"/>1.018 <text:s text:c="2"/>-0.124 <text:s text:c="2"/>-0.117 | <text:s/>-131.7 <text:s text:c="2"/>-79.8 <text:s text:c="2"/>-77.5</text:p>
      <text:p text:style-name="Standard"><text:s text:c="3"/>3.242 | 0 <text:s/>| <text:s text:c="8"/>Comm Error <text:s text:c="8"/>| <text:s text:c="11"/>- <text:s text:c="10"/></text:p>
      <text:p text:style-name="Standard"><text:s text:c="3"/>3.242 | 1 <text:s/>| <text:s text:c="3"/>0.306 <text:s text:c="2"/>-0.936 <text:s text:c="3"/>0.115 | <text:s text:c="2"/>-81.7 <text:s text:c="2"/>-18.3 <text:s text:c="2"/>-65.7</text:p>
      <text:p text:style-name="Standard"><text:s text:c="3"/>3.242 | 2 <text:s/>| <text:s text:c="3"/>0.274 <text:s text:c="3"/>0.964 <text:s text:c="3"/>0.140 | <text:s text:c="3"/>81.9 <text:s text:c="2"/>-15.9 <text:s text:c="2"/>105.0</text:p>
      <text:p text:style-name="Standard"><text:s text:c="3"/>3.242 | 3 <text:s/>| <text:s text:c="3"/>0.997 <text:s text:c="2"/>-0.010 <text:s text:c="3"/>0.215 | <text:s text:c="3"/>-1.1 <text:s text:c="2"/>-76.7 <text:s text:c="3"/>59.3</text:p>
      <text:p text:style-name="Standard"><text:s text:c="3"/>3.242 | 4 <text:s/>| <text:s text:c="3"/>1.008 <text:s text:c="3"/>0.036 <text:s text:c="3"/>0.019 | <text:s text:c="3"/>54.9 <text:s text:c="2"/>-84.8 <text:s text:c="2"/>-96.8</text:p>
      <text:p text:style-name="Standard"><text:soft-page-break/><text:s text:c="3"/>3.242 | 5 <text:s/>| <text:s text:c="3"/>1.017 <text:s text:c="2"/>-0.115 <text:s text:c="2"/>-0.106 | <text:s/>-131.4 <text:s text:c="2"/>-79.8 <text:s text:c="2"/>-77.7</text:p>
      <text:p text:style-name="Standard"><text:s text:c="3"/>3.276 | 0 <text:s/>| <text:s text:c="8"/>Comm Error <text:s text:c="8"/>| <text:s text:c="11"/>- <text:s text:c="10"/></text:p>
      <text:p text:style-name="Standard"><text:s text:c="3"/>3.276 | 1 <text:s/>| <text:s text:c="3"/>0.313 <text:s text:c="2"/>-0.929 <text:s text:c="3"/>0.115 | <text:s text:c="2"/>-81.8 <text:s text:c="2"/>-18.2 <text:s text:c="2"/>-65.6</text:p>
      <text:p text:style-name="Standard"><text:s text:c="3"/>3.276 | 2 <text:s/>| <text:s text:c="3"/>0.282 <text:s text:c="3"/>0.965 <text:s text:c="3"/>0.127 | <text:s text:c="3"/>82.0 <text:s text:c="2"/>-15.9 <text:s text:c="2"/>105.0</text:p>
      <text:p text:style-name="Standard"><text:s text:c="3"/>3.276 | 3 <text:s/>| <text:s text:c="3"/>0.998 <text:s text:c="2"/>-0.006 <text:s text:c="3"/>0.220 | <text:s text:c="3"/>-1.2 <text:s text:c="2"/>-76.7 <text:s text:c="3"/>59.4</text:p>
      <text:p text:style-name="Standard"><text:s text:c="3"/>3.276 | 4 <text:s/>| <text:s text:c="3"/>1.007 <text:s text:c="3"/>0.038 <text:s text:c="3"/>0.020 | <text:s text:c="3"/>53.5 <text:s text:c="2"/>-84.8 <text:s text:c="2"/>-95.2</text:p>
      <text:p text:style-name="Standard"><text:s text:c="3"/>3.276 | 5 <text:s/>| <text:s text:c="3"/>1.020 <text:s text:c="2"/>-0.121 <text:s text:c="2"/>-0.111 | <text:s/>-131.1 <text:s text:c="2"/>-79.8 <text:s text:c="2"/>-78.0</text:p>
      <text:p text:style-name="Standard"><text:s text:c="3"/>3.310 | 0 <text:s/>| <text:s text:c="8"/>Comm Error <text:s text:c="8"/>| <text:s text:c="11"/>- <text:s text:c="10"/></text:p>
      <text:p text:style-name="Standard"><text:s text:c="3"/>3.310 | 1 <text:s/>| <text:s text:c="3"/>0.320 <text:s text:c="2"/>-0.933 <text:s text:c="3"/>0.115 | <text:s text:c="2"/>-81.9 <text:s text:c="2"/>-18.2 <text:s text:c="2"/>-65.4</text:p>
      <text:p text:style-name="Standard"><text:s text:c="3"/>3.310 | 2 <text:s/>| <text:s text:c="3"/>0.286 <text:s text:c="3"/>0.965 <text:s text:c="3"/>0.123 | <text:s text:c="3"/>82.0 <text:s text:c="2"/>-16.0 <text:s text:c="2"/>104.9</text:p>
      <text:p text:style-name="Standard"><text:s text:c="3"/>3.310 | 3 <text:s/>| <text:s text:c="3"/>1.001 <text:s text:c="2"/>-0.004 <text:s text:c="3"/>0.217 | <text:s text:c="3"/>-1.2 <text:s text:c="2"/>-76.7 <text:s text:c="3"/>59.4</text:p>
      <text:p text:style-name="Standard"><text:s text:c="3"/>3.310 | 4 <text:s/>| <text:s text:c="3"/>1.009 <text:s text:c="3"/>0.043 <text:s text:c="3"/>0.015 | <text:s text:c="3"/>54.0 <text:s text:c="2"/>-84.8 <text:s text:c="2"/>-95.8</text:p>
      <text:p text:style-name="Standard"><text:s text:c="3"/>3.310 | 5 <text:s/>| <text:s text:c="3"/>1.020 <text:s text:c="2"/>-0.124 <text:s text:c="2"/>-0.117 | <text:s/>-131.1 <text:s text:c="2"/>-79.8 <text:s text:c="2"/>-78.0</text:p>
      <text:p text:style-name="Standard"><text:s text:c="3"/>3.344 | 0 <text:s/>| <text:s text:c="8"/>Comm Error <text:s text:c="8"/>| <text:s text:c="11"/>- <text:s text:c="10"/></text:p>
      <text:p text:style-name="Standard"><text:s text:c="3"/>3.344 | 1 <text:s/>| <text:s text:c="3"/>0.323 <text:s text:c="2"/>-0.939 <text:s text:c="3"/>0.120 | <text:s text:c="2"/>-82.1 <text:s text:c="2"/>-18.2 <text:s text:c="2"/>-65.4</text:p>
      <text:p text:style-name="Standard"><text:s text:c="3"/>3.344 | 2 <text:s/>| <text:s text:c="3"/>0.282 <text:s text:c="3"/>0.964 <text:s text:c="3"/>0.122 | <text:s text:c="3"/>82.1 <text:s text:c="2"/>-16.0 <text:s text:c="2"/>104.8</text:p>
      <text:p text:style-name="Standard"><text:s text:c="3"/>3.344 | 3 <text:s/>| <text:s text:c="3"/>1.001 <text:s text:c="2"/>-0.002 <text:s text:c="3"/>0.215 | <text:s text:c="3"/>-1.2 <text:s text:c="2"/>-76.7 <text:s text:c="3"/>59.3</text:p>
      <text:p text:style-name="Standard"><text:s text:c="3"/>3.344 | 4 <text:s/>| <text:s text:c="3"/>1.009 <text:s text:c="3"/>0.032 <text:s text:c="3"/>0.013 | <text:s text:c="3"/>53.7 <text:s text:c="2"/>-84.8 <text:s text:c="2"/>-95.5</text:p>
      <text:p text:style-name="Standard"><text:s text:c="3"/>3.344 | 5 <text:s/>| <text:s text:c="3"/>1.020 <text:s text:c="2"/>-0.118 <text:s text:c="2"/>-0.109 | <text:s/>-131.0 <text:s text:c="2"/>-79.8 <text:s text:c="2"/>-78.1</text:p>
      <text:p text:style-name="Standard"><text:s text:c="3"/>3.378 | 0 <text:s/>| <text:s text:c="8"/>Comm Error <text:s text:c="8"/>| <text:s text:c="11"/>- <text:s text:c="10"/></text:p>
      <text:p text:style-name="Standard"><text:s text:c="3"/>3.378 | 1 <text:s/>| <text:s text:c="3"/>0.325 <text:s text:c="2"/>-0.939 <text:s text:c="3"/>0.122 | <text:s text:c="2"/>-82.1 <text:s text:c="2"/>-18.2 <text:s text:c="2"/>-65.4</text:p>
      <text:p text:style-name="Standard"><text:s text:c="3"/>3.378 | 2 <text:s/>| <text:s text:c="3"/>0.278 <text:s text:c="3"/>0.963 <text:s text:c="3"/>0.122 | <text:s text:c="3"/>82.1 <text:s text:c="2"/>-16.0 <text:s text:c="2"/>104.8</text:p>
      <text:p text:style-name="Standard"><text:s text:c="3"/>3.378 | 3 <text:s/>| <text:s text:c="3"/>1.000 <text:s text:c="2"/>-0.005 <text:s text:c="3"/>0.219 | <text:s text:c="3"/>-1.2 <text:s text:c="2"/>-76.7 <text:s text:c="3"/>59.3</text:p>
      <text:p text:style-name="Standard"><text:s text:c="3"/>3.378 | 4 <text:s/>| <text:s text:c="3"/>1.011 <text:s text:c="3"/>0.034 <text:s text:c="3"/>0.016 | <text:s text:c="3"/>54.2 <text:s text:c="2"/>-84.8 <text:s text:c="2"/>-96.0</text:p>
      <text:p text:style-name="Standard"><text:s text:c="3"/>3.378 | 5 <text:s/>| <text:s text:c="3"/>1.017 <text:s text:c="2"/>-0.122 <text:s text:c="2"/>-0.106 | <text:s/>-130.6 <text:s text:c="2"/>-79.8 <text:s text:c="2"/>-78.5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3.412 | 0 <text:s/>| <text:s text:c="8"/>Comm Error <text:s text:c="8"/>| <text:s text:c="11"/>- <text:s text:c="10"/></text:p>
      <text:p text:style-name="Standard"><text:s text:c="3"/>3.412 | 1 <text:s/>| <text:s text:c="3"/>0.325 <text:s text:c="2"/>-0.937 <text:s text:c="3"/>0.126 | <text:s text:c="2"/>-82.2 <text:s text:c="2"/>-18.3 <text:s text:c="2"/>-65.4</text:p>
      <text:p text:style-name="Standard"><text:s text:c="3"/>3.412 | 2 <text:s/>| <text:s text:c="3"/>0.274 <text:s text:c="3"/>0.965 <text:s text:c="3"/>0.128 | <text:s text:c="3"/>82.1 <text:s text:c="2"/>-16.0 <text:s text:c="2"/>104.8</text:p>
      <text:p text:style-name="Standard"><text:s text:c="3"/>3.412 | 3 <text:s/>| <text:s text:c="3"/>1.001 <text:s text:c="2"/>-0.005 <text:s text:c="3"/>0.219 | <text:s text:c="3"/>-1.2 <text:s text:c="2"/>-76.7 <text:s text:c="3"/>59.3</text:p>
      <text:p text:style-name="Standard"><text:s text:c="3"/>3.412 | 4 <text:s/>| <text:s text:c="3"/>1.009 <text:s text:c="3"/>0.030 <text:s text:c="3"/>0.019 | <text:s text:c="3"/>52.5 <text:s text:c="2"/>-84.8 <text:s text:c="2"/>-94.2</text:p>
      <text:p text:style-name="Standard"><text:s text:c="3"/>3.412 | 5 <text:s/>| <text:s text:c="3"/>1.019 <text:s text:c="2"/>-0.116 <text:s text:c="2"/>-0.113 | <text:s/>-130.9 <text:s text:c="2"/>-79.8 <text:s text:c="2"/>-78.3</text:p>
      <text:p text:style-name="Standard"><text:s text:c="3"/>3.446 | 0 <text:s/>| <text:s text:c="8"/>Comm Error <text:s text:c="8"/>| <text:s text:c="11"/>- <text:s text:c="10"/></text:p>
      <text:p text:style-name="Standard"><text:s text:c="3"/>3.446 | 1 <text:s/>| <text:s text:c="3"/>0.325 <text:s text:c="2"/>-0.937 <text:s text:c="3"/>0.129 | <text:s text:c="2"/>-82.2 <text:s text:c="2"/>-18.4 <text:s text:c="2"/>-65.4</text:p>
      <text:p text:style-name="Standard"><text:s text:c="3"/>3.446 | 2 <text:s/>| <text:s text:c="3"/>0.276 <text:s text:c="3"/>0.965 <text:s text:c="3"/>0.130 | <text:s text:c="3"/>82.1 <text:s text:c="2"/>-15.9 <text:s text:c="2"/>104.8</text:p>
      <text:p text:style-name="Standard"><text:s text:c="3"/>3.446 | 3 <text:s/>| <text:s text:c="3"/>1.000 <text:s text:c="2"/>-0.003 <text:s text:c="3"/>0.217 | <text:s text:c="3"/>-1.2 <text:s text:c="2"/>-76.7 <text:s text:c="3"/>59.3</text:p>
      <text:p text:style-name="Standard"><text:s text:c="3"/>3.446 | 4 <text:s/>| <text:s text:c="3"/>1.007 <text:s text:c="3"/>0.038 <text:s text:c="3"/>0.016 | <text:s text:c="3"/>53.4 <text:s text:c="2"/>-84.8 <text:s text:c="2"/>-95.1</text:p>
      <text:p text:style-name="Standard"><text:s text:c="3"/>3.446 | 5 <text:s/>| <text:s text:c="3"/>1.018 <text:s text:c="2"/>-0.123 <text:s text:c="2"/>-0.120 | <text:s/>-131.2 <text:s text:c="2"/>-79.7 <text:s text:c="2"/>-78.1</text:p>
      <text:p text:style-name="Standard"><text:s text:c="3"/>3.481 | 0 <text:s/>| <text:s text:c="8"/>Comm Error <text:s text:c="8"/>| <text:s text:c="11"/>- <text:s text:c="10"/></text:p>
      <text:p text:style-name="Standard"><text:s text:c="3"/>3.481 | 1 <text:s/>| <text:s text:c="3"/>0.324 <text:s text:c="2"/>-0.939 <text:s text:c="3"/>0.132 | <text:s text:c="2"/>-82.1 <text:s text:c="2"/>-18.4 <text:s text:c="2"/>-65.4</text:p>
      <text:p text:style-name="Standard"><text:s text:c="3"/>3.481 | 2 <text:s/>| <text:s text:c="3"/>0.278 <text:s text:c="3"/>0.961 <text:s text:c="3"/>0.127 | <text:s text:c="3"/>82.1 <text:s text:c="2"/>-15.9 <text:s text:c="2"/>104.8</text:p>
      <text:p text:style-name="Standard"><text:s text:c="3"/>3.481 | 3 <text:s/>| <text:s text:c="3"/>1.000 <text:s text:c="2"/>-0.001 <text:s text:c="3"/>0.221 | <text:s text:c="3"/>-1.2 <text:s text:c="2"/>-76.7 <text:s text:c="3"/>59.3</text:p>
      <text:p text:style-name="Standard"><text:s text:c="3"/>3.481 | 4 <text:s/>| <text:s text:c="3"/>1.007 <text:s text:c="3"/>0.036 <text:s text:c="3"/>0.021 | <text:s text:c="3"/>53.1 <text:s text:c="2"/>-84.9 <text:s text:c="2"/>-94.9</text:p>
      <text:p text:style-name="Standard"><text:s text:c="3"/>3.481 | 5 <text:s/>| <text:s text:c="3"/>1.022 <text:s text:c="2"/>-0.117 <text:s text:c="2"/>-0.110 | <text:s/>-131.2 <text:s text:c="2"/>-79.7 <text:s text:c="2"/>-78.0</text:p>
      <text:p text:style-name="Standard"><text:s text:c="3"/>3.515 | 0 <text:s/>| <text:s text:c="8"/>Comm Error <text:s text:c="8"/>| <text:s text:c="11"/>- <text:s text:c="10"/></text:p>
      <text:p text:style-name="Standard"><text:s text:c="3"/>3.515 | 1 <text:s/>| <text:s text:c="3"/>0.319 <text:s text:c="2"/>-0.940 <text:s text:c="3"/>0.135 | <text:s text:c="2"/>-82.0 <text:s text:c="2"/>-18.5 <text:s text:c="2"/>-65.4</text:p>
      <text:p text:style-name="Standard"><text:soft-page-break/><text:s text:c="3"/>3.515 | 2 <text:s/>| <text:s text:c="3"/>0.278 <text:s text:c="3"/>0.960 <text:s text:c="3"/>0.126 | <text:s text:c="3"/>82.1 <text:s text:c="2"/>-15.9 <text:s text:c="2"/>104.8</text:p>
      <text:p text:style-name="Standard"><text:s text:c="3"/>3.515 | 3 <text:s/>| <text:s text:c="3"/>1.002 <text:s text:c="2"/>-0.000 <text:s text:c="3"/>0.218 | <text:s text:c="3"/>-1.0 <text:s text:c="2"/>-76.7 <text:s text:c="3"/>59.1</text:p>
      <text:p text:style-name="Standard"><text:s text:c="3"/>3.515 | 4 <text:s/>| <text:s text:c="3"/>1.010 <text:s text:c="3"/>0.033 <text:s text:c="3"/>0.013 | <text:s text:c="3"/>53.5 <text:s text:c="2"/>-84.9 <text:s text:c="2"/>-95.3</text:p>
      <text:p text:style-name="Standard"><text:s text:c="3"/>3.515 | 5 <text:s/>| <text:s text:c="3"/>1.019 <text:s text:c="2"/>-0.124 <text:s text:c="2"/>-0.111 | <text:s/>-131.2 <text:s text:c="2"/>-79.7 <text:s text:c="2"/>-78.0</text:p>
      <text:p text:style-name="Standard"><text:s text:c="3"/>3.550 | 0 <text:s/>| <text:s text:c="8"/>Comm Error <text:s text:c="8"/>| <text:s text:c="11"/>- <text:s text:c="10"/></text:p>
      <text:p text:style-name="Standard"><text:s text:c="3"/>3.550 | 1 <text:s/>| <text:s text:c="3"/>0.319 <text:s text:c="2"/>-0.937 <text:s text:c="3"/>0.134 | <text:s text:c="2"/>-81.9 <text:s text:c="2"/>-18.5 <text:s text:c="2"/>-65.5</text:p>
      <text:p text:style-name="Standard"><text:s text:c="3"/>3.550 | 2 <text:s/>| <text:s text:c="3"/>0.277 <text:s text:c="3"/>0.963 <text:s text:c="3"/>0.130 | <text:s text:c="3"/>82.1 <text:s text:c="2"/>-15.9 <text:s text:c="2"/>104.7</text:p>
      <text:p text:style-name="Standard"><text:s text:c="3"/>3.550 | 3 <text:s/>| <text:s text:c="3"/>1.000 <text:s text:c="2"/>-0.005 <text:s text:c="3"/>0.219 | <text:s text:c="3"/>-1.0 <text:s text:c="2"/>-76.7 <text:s text:c="3"/>59.1</text:p>
      <text:p text:style-name="Standard"><text:s text:c="3"/>3.550 | 4 <text:s/>| <text:s text:c="3"/>1.009 <text:s text:c="3"/>0.030 <text:s text:c="3"/>0.011 | <text:s text:c="3"/>54.4 <text:s text:c="2"/>-84.9 <text:s text:c="2"/>-96.2</text:p>
      <text:p text:style-name="Standard"><text:s text:c="3"/>3.550 | 5 <text:s/>| <text:s text:c="3"/>1.016 <text:s text:c="2"/>-0.121 <text:s text:c="2"/>-0.107 | <text:s/>-131.1 <text:s text:c="2"/>-79.7 <text:s text:c="2"/>-78.1</text:p>
      <text:p text:style-name="Standard"><text:s text:c="3"/>3.584 | 0 <text:s/>| <text:s text:c="8"/>Comm Error <text:s text:c="8"/>| <text:s text:c="11"/>- <text:s text:c="10"/></text:p>
      <text:p text:style-name="Standard"><text:s text:c="3"/>3.584 | 1 <text:s/>| <text:s text:c="3"/>0.316 <text:s text:c="2"/>-0.934 <text:s text:c="3"/>0.132 | <text:s text:c="2"/>-81.9 <text:s text:c="2"/>-18.5 <text:s text:c="2"/>-65.5</text:p>
      <text:p text:style-name="Standard"><text:s text:c="3"/>3.584 | 2 <text:s/>| <text:s text:c="3"/>0.277 <text:s text:c="3"/>0.966 <text:s text:c="3"/>0.127 | <text:s text:c="3"/>82.1 <text:s text:c="2"/>-15.9 <text:s text:c="2"/>104.7</text:p>
      <text:p text:style-name="Standard"><text:s text:c="3"/>3.584 | 3 <text:s/>| <text:s text:c="3"/>0.994 <text:s text:c="2"/>-0.010 <text:s text:c="3"/>0.220 | <text:s text:c="3"/>-1.2 <text:s text:c="2"/>-76.7 <text:s text:c="3"/>59.3</text:p>
      <text:p text:style-name="Standard"><text:s text:c="3"/>3.584 | 4 <text:s/>| <text:s text:c="3"/>1.006 <text:s text:c="3"/>0.037 <text:s text:c="3"/>0.015 | <text:s text:c="3"/>55.2 <text:s text:c="2"/>-84.9 <text:s text:c="2"/>-97.0</text:p>
      <text:p text:style-name="Standard"><text:s text:c="3"/>3.584 | 5 <text:s/>| <text:s text:c="3"/>1.013 <text:s text:c="2"/>-0.122 <text:s text:c="2"/>-0.101 | <text:s/>-130.7 <text:s text:c="2"/>-79.7 <text:s text:c="2"/>-78.5</text:p>
      <text:p text:style-name="Standard"><text:s text:c="3"/>3.618 | 0 <text:s/>| <text:s text:c="8"/>Comm Error <text:s text:c="8"/>| <text:s text:c="11"/>- <text:s text:c="10"/></text:p>
      <text:p text:style-name="Standard"><text:s text:c="3"/>3.618 | 1 <text:s/>| <text:s text:c="3"/>0.315 <text:s text:c="2"/>-0.932 <text:s text:c="3"/>0.129 | <text:s text:c="2"/>-81.8 <text:s text:c="2"/>-18.5 <text:s text:c="2"/>-65.4</text:p>
      <text:p text:style-name="Standard"><text:s text:c="3"/>3.618 | 2 <text:s/>| <text:s text:c="3"/>0.274 <text:s text:c="3"/>0.966 <text:s text:c="3"/>0.118 | <text:s text:c="3"/>82.2 <text:s text:c="2"/>-15.9 <text:s text:c="2"/>104.6</text:p>
      <text:p text:style-name="Standard"><text:s text:c="3"/>3.618 | 3 <text:s/>| <text:s text:c="3"/>0.999 <text:s text:c="2"/>-0.004 <text:s text:c="3"/>0.208 | <text:s text:c="3"/>-1.3 <text:s text:c="2"/>-76.7 <text:s text:c="3"/>59.5</text:p>
      <text:p text:style-name="Standard"><text:s text:c="3"/>3.618 | 4 <text:s/>| <text:s text:c="3"/>1.013 <text:s text:c="3"/>0.032 <text:s text:c="3"/>0.014 | <text:s text:c="3"/>55.1 <text:s text:c="2"/>-84.9 <text:s text:c="2"/>-96.9</text:p>
      <text:p text:style-name="Standard"><text:s text:c="3"/>3.618 | 5 <text:s/>| <text:s text:c="3"/>1.020 <text:s text:c="2"/>-0.133 <text:s text:c="2"/>-0.114 | <text:s/>-130.4 <text:s text:c="2"/>-79.6 <text:s text:c="2"/>-78.7</text:p>
      <text:p text:style-name="Standard"><text:s text:c="3"/>3.652 | 0 <text:s/>| <text:s text:c="8"/>Comm Error <text:s text:c="8"/>| <text:s text:c="11"/>- <text:s text:c="10"/></text:p>
      <text:p text:style-name="Standard"><text:s text:c="3"/>3.652 | 1 <text:s/>| <text:s text:c="3"/>0.317 <text:s text:c="2"/>-0.941 <text:s text:c="3"/>0.130 | <text:s text:c="2"/>-81.8 <text:s text:c="2"/>-18.5 <text:s text:c="2"/>-65.3</text:p>
      <text:p text:style-name="Standard"><text:s text:c="3"/>3.652 | 2 <text:s/>| <text:s text:c="3"/>0.284 <text:s text:c="3"/>0.965 <text:s text:c="3"/>0.117 | <text:s text:c="3"/>82.3 <text:s text:c="2"/>-15.9 <text:s text:c="2"/>104.5</text:p>
      <text:p text:style-name="Standard"><text:s text:c="3"/>3.652 | 3 <text:s/>| <text:s text:c="3"/>1.002 <text:s text:c="2"/>-0.002 <text:s text:c="3"/>0.216 | <text:s text:c="3"/>-1.2 <text:s text:c="2"/>-76.8 <text:s text:c="3"/>59.4</text:p>
      <text:p text:style-name="Standard"><text:s text:c="3"/>3.652 | 4 <text:s/>| <text:s text:c="3"/>1.009 <text:s text:c="3"/>0.035 <text:s text:c="3"/>0.011 | <text:s text:c="3"/>55.6 <text:s text:c="2"/>-84.9 <text:s text:c="2"/>-97.6</text:p>
      <text:p text:style-name="Standard"><text:s text:c="3"/>3.652 | 5 <text:s/>| <text:s text:c="3"/>1.020 <text:s text:c="2"/>-0.111 <text:s text:c="2"/>-0.123 | <text:s/>-131.4 <text:s text:c="2"/>-79.6 <text:s text:c="2"/>-77.7</text:p>
      <text:p text:style-name="Standard"><text:s text:c="3"/>3.687 | 0 <text:s/>| <text:s text:c="8"/>Comm Error <text:s text:c="8"/>| <text:s text:c="11"/>- <text:s text:c="10"/></text:p>
      <text:p text:style-name="Standard"><text:s text:c="3"/>3.687 | 1 <text:s/>| <text:s text:c="3"/>0.321 <text:s text:c="2"/>-0.939 <text:s text:c="3"/>0.123 | <text:s text:c="2"/>-81.8 <text:s text:c="2"/>-18.5 <text:s text:c="2"/>-65.2</text:p>
      <text:p text:style-name="Standard"><text:s text:c="3"/>3.687 | 2 <text:s/>| <text:s text:c="3"/>0.283 <text:s text:c="3"/>0.960 <text:s text:c="3"/>0.123 | <text:s text:c="3"/>82.3 <text:s text:c="2"/>-16.0 <text:s text:c="2"/>104.5</text:p>
      <text:p text:style-name="Standard"><text:s text:c="3"/>3.687 | 3 <text:s/>| <text:s text:c="3"/>1.000 <text:s text:c="2"/>-0.006 <text:s text:c="3"/>0.224 | <text:s text:c="3"/>-1.3 <text:s text:c="2"/>-76.7 <text:s text:c="3"/>59.4</text:p>
      <text:p text:style-name="Standard"><text:s text:c="3"/>3.687 | 4 <text:s/>| <text:s text:c="3"/>1.008 <text:s text:c="3"/>0.031 <text:s text:c="3"/>0.017 | <text:s text:c="3"/>55.6 <text:s text:c="2"/>-84.9 <text:s text:c="2"/>-97.5</text:p>
      <text:p text:style-name="Standard"><text:s text:c="3"/>3.687 | 5 <text:s/>| <text:s text:c="3"/>1.021 <text:s text:c="2"/>-0.128 <text:s text:c="2"/>-0.129 | <text:s/>-131.9 <text:s text:c="2"/>-79.5 <text:s text:c="2"/>-77.3</text:p>
      <text:p text:style-name="Standard"><text:s text:c="3"/>3.721 | 0 <text:s/>| <text:s text:c="8"/>Comm Error <text:s text:c="8"/>| <text:s text:c="11"/>- <text:s text:c="10"/></text:p>
      <text:p text:style-name="Standard"><text:s text:c="3"/>3.721 | 1 <text:s/>| <text:s text:c="3"/>0.316 <text:s text:c="2"/>-0.936 <text:s text:c="3"/>0.121 | <text:s text:c="2"/>-81.9 <text:s text:c="2"/>-18.5 <text:s text:c="2"/>-65.1</text:p>
      <text:p text:style-name="Standard"><text:s text:c="3"/>3.721 | 2 <text:s/>| <text:s text:c="3"/>0.276 <text:s text:c="3"/>0.960 <text:s text:c="3"/>0.128 | <text:s text:c="3"/>82.2 <text:s text:c="2"/>-16.0 <text:s text:c="2"/>104.5</text:p>
      <text:p text:style-name="Standard"><text:s text:c="3"/>3.721 | 3 <text:s/>| <text:s text:c="3"/>0.997 <text:s text:c="2"/>-0.006 <text:s text:c="3"/>0.212 | <text:s text:c="3"/>-1.3 <text:s text:c="2"/>-76.7 <text:s text:c="3"/>59.5</text:p>
      <text:p text:style-name="Standard"><text:s text:c="3"/>3.721 | 4 <text:s/>| <text:s text:c="3"/>1.006 <text:s text:c="3"/>0.023 <text:s text:c="3"/>0.020 | <text:s text:c="3"/>53.1 <text:s text:c="2"/>-85.0 <text:s text:c="2"/>-94.9</text:p>
      <text:p text:style-name="Standard"><text:s text:c="3"/>3.721 | 5 <text:s/>| <text:s text:c="3"/>1.017 <text:s text:c="2"/>-0.123 <text:s text:c="2"/>-0.120 | <text:s/>-132.2 <text:s text:c="2"/>-79.4 <text:s text:c="2"/>-77.0</text:p>
      <text:p text:style-name="Standard"><text:s text:c="3"/>3.755 | 0 <text:s/>| <text:s text:c="8"/>Comm Error <text:s text:c="8"/>| <text:s text:c="11"/>- <text:s text:c="10"/></text:p>
      <text:p text:style-name="Standard"><text:s text:c="3"/>3.755 | 1 <text:s/>| <text:s text:c="3"/>0.318 <text:s text:c="2"/>-0.935 <text:s text:c="3"/>0.122 | <text:s text:c="2"/>-81.9 <text:s text:c="2"/>-18.5 <text:s text:c="2"/>-65.1</text:p>
      <text:p text:style-name="Standard"><text:s text:c="3"/>3.755 | 2 <text:s/>| <text:s text:c="3"/>0.273 <text:s text:c="3"/>0.961 <text:s text:c="3"/>0.129 | <text:s text:c="3"/>82.2 <text:s text:c="2"/>-16.0 <text:s text:c="2"/>104.6</text:p>
      <text:p text:style-name="Standard"><text:s text:c="3"/>3.755 | 3 <text:s/>| <text:s text:c="3"/>1.002 <text:s text:c="2"/>-0.007 <text:s text:c="3"/>0.220 | <text:s text:c="3"/>-1.4 <text:s text:c="2"/>-76.7 <text:s text:c="3"/>59.5</text:p>
      <text:p text:style-name="Standard"><text:s text:c="3"/>3.755 | 4 <text:s/>| <text:s text:c="3"/>1.010 <text:s text:c="3"/>0.027 <text:s text:c="3"/>0.015 | <text:s text:c="3"/>51.7 <text:s text:c="2"/>-85.0 <text:s text:c="2"/>-93.4</text:p>
      <text:p text:style-name="Standard"><text:s text:c="3"/>3.755 | 5 <text:s/>| <text:s text:c="3"/>1.020 <text:s text:c="2"/>-0.129 <text:s text:c="2"/>-0.110 | <text:s/>-131.8 <text:s text:c="2"/>-79.4 <text:s text:c="2"/>-77.4</text:p>
      <text:p text:style-name="Standard"><text:s text:c="3"/>3.790 | 0 <text:s/>| <text:s text:c="8"/>Comm Error <text:s text:c="8"/>| <text:s text:c="11"/>- <text:s text:c="10"/></text:p>
      <text:p text:style-name="Standard"><text:s text:c="3"/>3.790 | 1 <text:s/>| <text:s text:c="3"/>0.319 <text:s text:c="2"/>-0.939 <text:s text:c="3"/>0.121 | <text:s text:c="2"/>-81.9 <text:s text:c="2"/>-18.5 <text:s text:c="2"/>-65.0</text:p>
      <text:p text:style-name="Standard"><text:s text:c="3"/>3.790 | 2 <text:s/>| <text:s text:c="3"/>0.279 <text:s text:c="3"/>0.966 <text:s text:c="3"/>0.126 | <text:s text:c="3"/>82.2 <text:s text:c="2"/>-15.9 <text:s text:c="2"/>104.6</text:p>
      <text:p text:style-name="Standard"><text:soft-page-break/><text:s text:c="3"/>3.790 | 3 <text:s/>| <text:s text:c="3"/>1.001 <text:s text:c="2"/>-0.012 <text:s text:c="3"/>0.213 | <text:s text:c="3"/>-1.6 <text:s text:c="2"/>-76.7 <text:s text:c="3"/>59.7</text:p>
      <text:p text:style-name="Standard"><text:s text:c="3"/>3.790 | 4 <text:s/>| <text:s text:c="3"/>1.012 <text:s text:c="3"/>0.031 <text:s text:c="3"/>0.014 | <text:s text:c="3"/>52.7 <text:s text:c="2"/>-85.0 <text:s text:c="2"/>-94.4</text:p>
      <text:p text:style-name="Standard"><text:s text:c="3"/>3.790 | 5 <text:s/>| <text:s text:c="3"/>1.019 <text:s text:c="2"/>-0.127 <text:s text:c="2"/>-0.117 | <text:s/>-131.6 <text:s text:c="2"/>-79.4 <text:s text:c="2"/>-77.6</text:p>
      <text:p text:style-name="Standard"><text:s text:c="3"/>3.823 | 0 <text:s/>| <text:s text:c="8"/>Comm Error <text:s text:c="8"/>| <text:s text:c="11"/>- <text:s text:c="10"/></text:p>
      <text:p text:style-name="Standard"><text:s text:c="3"/>3.823 | 1 <text:s/>| <text:s text:c="3"/>0.313 <text:s text:c="2"/>-0.939 <text:s text:c="3"/>0.126 | <text:s text:c="2"/>-82.0 <text:s text:c="2"/>-18.5 <text:s text:c="2"/>-65.1</text:p>
      <text:p text:style-name="Standard"><text:s text:c="3"/>3.823 | 2 <text:s/>| <text:s text:c="3"/>0.283 <text:s text:c="3"/>0.965 <text:s text:c="3"/>0.121 | <text:s text:c="3"/>82.2 <text:s text:c="2"/>-16.0 <text:s text:c="2"/>104.5</text:p>
      <text:p text:style-name="Standard"><text:s text:c="3"/>3.823 | 3 <text:s/>| <text:s text:c="3"/>0.998 <text:s text:c="2"/>-0.012 <text:s text:c="3"/>0.210 | <text:s text:c="3"/>-1.8 <text:s text:c="2"/>-76.8 <text:s text:c="3"/>59.9</text:p>
      <text:p text:style-name="Standard"><text:s text:c="3"/>3.823 | 4 <text:s/>| <text:s text:c="3"/>1.009 <text:s text:c="3"/>0.028 <text:s text:c="3"/>0.014 | <text:s text:c="3"/>52.9 <text:s text:c="2"/>-85.0 <text:s text:c="2"/>-94.6</text:p>
      <text:p text:style-name="Standard"><text:s text:c="3"/>3.823 | 5 <text:s/>| <text:s text:c="3"/>1.016 <text:s text:c="2"/>-0.128 <text:s text:c="2"/>-0.114 | <text:s/>-131.5 <text:s text:c="2"/>-79.4 <text:s text:c="2"/>-77.8</text:p>
      <text:p text:style-name="Standard"><text:s text:c="3"/>3.857 | 0 <text:s/>| <text:s text:c="8"/>Comm Error <text:s text:c="8"/>| <text:s text:c="11"/>- <text:s text:c="10"/></text:p>
      <text:p text:style-name="Standard"><text:s text:c="3"/>3.857 | 1 <text:s/>| <text:s text:c="3"/>0.312 <text:s text:c="2"/>-0.932 <text:s text:c="3"/>0.126 | <text:s text:c="2"/>-81.9 <text:s text:c="2"/>-18.4 <text:s text:c="2"/>-65.1</text:p>
      <text:p text:style-name="Standard"><text:s text:c="3"/>3.857 | 2 <text:s/>| <text:s text:c="3"/>0.284 <text:s text:c="3"/>0.962 <text:s text:c="3"/>0.115 | <text:s text:c="3"/>82.3 <text:s text:c="2"/>-16.0 <text:s text:c="2"/>104.5</text:p>
      <text:p text:style-name="Standard"><text:s text:c="3"/>3.857 | 3 <text:s/>| <text:s text:c="3"/>0.999 <text:s text:c="2"/>-0.010 <text:s text:c="3"/>0.213 | <text:s text:c="3"/>-2.0 <text:s text:c="2"/>-76.8 <text:s text:c="3"/>60.2</text:p>
      <text:p text:style-name="Standard"><text:s text:c="3"/>3.857 | 4 <text:s/>| <text:s text:c="3"/>1.006 <text:s text:c="3"/>0.027 <text:s text:c="3"/>0.016 | <text:s text:c="3"/>52.4 <text:s text:c="2"/>-85.0 <text:s text:c="2"/>-94.0</text:p>
      <text:p text:style-name="Standard"><text:s text:c="3"/>3.857 | 5 <text:s/>| <text:s text:c="3"/>1.019 <text:s text:c="2"/>-0.122 <text:s text:c="2"/>-0.112 | <text:s/>-131.4 <text:s text:c="2"/>-79.4 <text:s text:c="2"/>-77.9</text:p>
      <text:p text:style-name="Standard"><text:s text:c="3"/>3.891 | 0 <text:s/>| <text:s text:c="8"/>Comm Error <text:s text:c="8"/>| <text:s text:c="11"/>- <text:s text:c="10"/></text:p>
      <text:p text:style-name="Standard"><text:s text:c="3"/>3.891 | 1 <text:s/>| <text:s text:c="3"/>0.314 <text:s text:c="2"/>-0.935 <text:s text:c="3"/>0.132 | <text:s text:c="2"/>-81.9 <text:s text:c="2"/>-18.4 <text:s text:c="2"/>-65.1</text:p>
      <text:p text:style-name="Standard"><text:s text:c="3"/>3.891 | 2 <text:s/>| <text:s text:c="3"/>0.279 <text:s text:c="3"/>0.959 <text:s text:c="3"/>0.117 | <text:s text:c="3"/>82.4 <text:s text:c="2"/>-16.0 <text:s text:c="2"/>104.4</text:p>
      <text:p text:style-name="Standard"><text:s text:c="3"/>3.891 | 3 <text:s/>| <text:s text:c="3"/>1.001 <text:s text:c="2"/>-0.009 <text:s text:c="3"/>0.216 | <text:s text:c="3"/>-2.1 <text:s text:c="2"/>-76.8 <text:s text:c="3"/>60.2</text:p>
      <text:p text:style-name="Standard"><text:s text:c="3"/>3.891 | 4 <text:s/>| <text:s text:c="3"/>1.008 <text:s text:c="3"/>0.030 <text:s text:c="3"/>0.017 | <text:s text:c="3"/>53.1 <text:s text:c="2"/>-85.0 <text:s text:c="2"/>-94.9</text:p>
      <text:p text:style-name="Standard"><text:s text:c="3"/>3.891 | 5 <text:s/>| <text:s text:c="3"/>1.019 <text:s text:c="2"/>-0.129 <text:s text:c="2"/>-0.120 | <text:s/>-131.6 <text:s text:c="2"/>-79.4 <text:s text:c="2"/>-77.8</text:p>
      <text:p text:style-name="Standard"><text:s text:c="3"/>3.925 | 0 <text:s/>| <text:s text:c="8"/>Comm Error <text:s text:c="8"/>| <text:s text:c="11"/>- <text:s text:c="10"/></text:p>
      <text:p text:style-name="Standard"><text:s text:c="3"/>3.925 | 1 <text:s/>| <text:s text:c="3"/>0.312 <text:s text:c="2"/>-0.936 <text:s text:c="3"/>0.134 | <text:s text:c="2"/>-81.9 <text:s text:c="2"/>-18.3 <text:s text:c="2"/>-65.1</text:p>
      <text:p text:style-name="Standard"><text:s text:c="3"/>3.925 | 2 <text:s/>| <text:s text:c="3"/>0.276 <text:s text:c="3"/>0.962 <text:s text:c="3"/>0.125 | <text:s text:c="3"/>82.4 <text:s text:c="2"/>-16.0 <text:s text:c="2"/>104.5</text:p>
      <text:p text:style-name="Standard"><text:s text:c="3"/>3.925 | 3 <text:s/>| <text:s text:c="3"/>1.001 <text:s text:c="2"/>-0.010 <text:s text:c="3"/>0.219 | <text:s text:c="3"/>-2.1 <text:s text:c="2"/>-76.8 <text:s text:c="3"/>60.3</text:p>
      <text:p text:style-name="Standard"><text:s text:c="3"/>3.925 | 4 <text:s/>| <text:s text:c="3"/>1.009 <text:s text:c="3"/>0.025 <text:s text:c="3"/>0.014 | <text:s text:c="3"/>52.7 <text:s text:c="2"/>-85.0 <text:s text:c="2"/>-94.4</text:p>
      <text:p text:style-name="Standard"><text:s text:c="3"/>3.925 | 5 <text:s/>| <text:s text:c="3"/>1.018 <text:s text:c="2"/>-0.124 <text:s text:c="2"/>-0.116 | <text:s/>-131.7 <text:s text:c="2"/>-79.4 <text:s text:c="2"/>-77.8</text:p>
      <text:p text:style-name="Standard"><text:s text:c="3"/>3.959 | 0 <text:s/>| <text:s text:c="8"/>Comm Error <text:s text:c="8"/>| <text:s text:c="11"/>- <text:s text:c="10"/></text:p>
      <text:p text:style-name="Standard"><text:s text:c="3"/>3.959 | 1 <text:s/>| <text:s text:c="3"/>0.312 <text:s text:c="2"/>-0.939 <text:s text:c="3"/>0.134 | <text:s text:c="2"/>-81.8 <text:s text:c="2"/>-18.2 <text:s text:c="2"/>-65.2</text:p>
      <text:p text:style-name="Standard"><text:s text:c="3"/>3.959 | 2 <text:s/>| <text:s text:c="3"/>0.274 <text:s text:c="3"/>0.967 <text:s text:c="3"/>0.128 | <text:s text:c="3"/>82.3 <text:s text:c="2"/>-16.0 <text:s text:c="2"/>104.5</text:p>
      <text:p text:style-name="Standard"><text:s text:c="3"/>3.959 | 3 <text:s/>| <text:s text:c="3"/>1.001 <text:s text:c="2"/>-0.011 <text:s text:c="3"/>0.213 | <text:s text:c="3"/>-2.3 <text:s text:c="2"/>-76.8 <text:s text:c="3"/>60.4</text:p>
      <text:p text:style-name="Standard"><text:s text:c="3"/>3.959 | 4 <text:s/>| <text:s text:c="3"/>1.010 <text:s text:c="3"/>0.024 <text:s text:c="3"/>0.012 | <text:s text:c="3"/>53.0 <text:s text:c="2"/>-85.0 <text:s text:c="2"/>-94.7</text:p>
      <text:p text:style-name="Standard"><text:s text:c="3"/>3.959 | 5 <text:s/>| <text:s text:c="3"/>1.017 <text:s text:c="2"/>-0.126 <text:s text:c="2"/>-0.119 | <text:s/>-131.8 <text:s text:c="2"/>-79.4 <text:s text:c="2"/>-77.7</text:p>
      <text:p text:style-name="Standard"><text:s text:c="3"/>3.994 | 0 <text:s/>| <text:s text:c="8"/>Comm Error <text:s text:c="8"/>| <text:s text:c="11"/>- <text:s text:c="10"/></text:p>
      <text:p text:style-name="Standard"><text:s text:c="3"/>3.994 | 1 <text:s/>| <text:s text:c="3"/>0.312 <text:s text:c="2"/>-0.939 <text:s text:c="3"/>0.137 | <text:s text:c="2"/>-81.7 <text:s text:c="2"/>-18.2 <text:s text:c="2"/>-65.2</text:p>
      <text:p text:style-name="Standard"><text:s text:c="3"/>3.994 | 2 <text:s/>| <text:s text:c="3"/>0.279 <text:s text:c="3"/>0.966 <text:s text:c="3"/>0.122 | <text:s text:c="3"/>82.3 <text:s text:c="2"/>-15.9 <text:s text:c="2"/>104.5</text:p>
      <text:p text:style-name="Standard"><text:s text:c="3"/>3.994 | 3 <text:s/>| <text:s text:c="3"/>1.002 <text:s text:c="2"/>-0.011 <text:s text:c="3"/>0.214 | <text:s text:c="3"/>-2.4 <text:s text:c="2"/>-76.8 <text:s text:c="3"/>60.5</text:p>
      <text:p text:style-name="Standard"><text:s text:c="3"/>3.994 | 4 <text:s/>| <text:s text:c="3"/>1.009 <text:s text:c="3"/>0.029 <text:s text:c="3"/>0.010 | <text:s text:c="3"/>54.7 <text:s text:c="2"/>-85.0 <text:s text:c="2"/>-96.5</text:p>
      <text:p text:style-name="Standard"><text:s text:c="3"/>3.994 | 5 <text:s/>| <text:s text:c="3"/>1.020 <text:s text:c="2"/>-0.121 <text:s text:c="2"/>-0.115 | <text:s/>-131.9 <text:s text:c="2"/>-79.4 <text:s text:c="2"/>-77.6</text:p>
      <text:p text:style-name="Standard"><text:s text:c="3"/>4.028 | 0 <text:s/>| <text:s text:c="8"/>Comm Error <text:s text:c="8"/>| <text:s text:c="11"/>- <text:s text:c="10"/></text:p>
      <text:p text:style-name="Standard"><text:s text:c="3"/>4.028 | 1 <text:s/>| <text:s text:c="3"/>0.313 <text:s text:c="2"/>-0.940 <text:s text:c="3"/>0.135 | <text:s text:c="2"/>-81.7 <text:s text:c="2"/>-18.1 <text:s text:c="2"/>-65.3</text:p>
      <text:p text:style-name="Standard"><text:s text:c="3"/>4.028 | 2 <text:s/>| <text:s text:c="3"/>0.283 <text:s text:c="3"/>0.964 <text:s text:c="3"/>0.118 | <text:s text:c="3"/>82.4 <text:s text:c="2"/>-16.0 <text:s text:c="2"/>104.5</text:p>
      <text:p text:style-name="Standard"><text:s text:c="3"/>4.028 | 3 <text:s/>| <text:s text:c="3"/>1.002 <text:s text:c="2"/>-0.007 <text:s text:c="3"/>0.220 | <text:s text:c="3"/>-2.4 <text:s text:c="2"/>-76.8 <text:s text:c="3"/>60.5</text:p>
      <text:p text:style-name="Standard"><text:s text:c="3"/>4.028 | 4 <text:s/>| <text:s text:c="3"/>1.011 <text:s text:c="3"/>0.027 <text:s text:c="3"/>0.011 | <text:s text:c="3"/>55.6 <text:s text:c="2"/>-85.0 <text:s text:c="2"/>-97.8</text:p>
      <text:p text:style-name="Standard"><text:s text:c="3"/>4.028 | 5 <text:s/>| <text:s text:c="3"/>1.018 <text:s text:c="2"/>-0.128 <text:s text:c="2"/>-0.120 | <text:s/>-132.1 <text:s text:c="2"/>-79.4 <text:s text:c="2"/>-77.4</text:p>
      <text:p text:style-name="Standard"><text:s text:c="3"/>4.062 | 0 <text:s/>| <text:s text:c="8"/>Comm Error <text:s text:c="8"/>| <text:s text:c="11"/>- <text:s text:c="10"/></text:p>
      <text:p text:style-name="Standard"><text:s text:c="3"/>4.062 | 1 <text:s/>| <text:s text:c="3"/>0.317 <text:s text:c="2"/>-0.940 <text:s text:c="3"/>0.132 | <text:s text:c="2"/>-81.6 <text:s text:c="2"/>-18.1 <text:s text:c="2"/>-65.3</text:p>
      <text:p text:style-name="Standard"><text:s text:c="3"/>4.062 | 2 <text:s/>| <text:s text:c="3"/>0.282 <text:s text:c="3"/>0.962 <text:s text:c="3"/>0.116 | <text:s text:c="3"/>82.4 <text:s text:c="2"/>-16.0 <text:s text:c="2"/>104.5</text:p>
      <text:p text:style-name="Standard"><text:s text:c="3"/>4.062 | 3 <text:s/>| <text:s text:c="3"/>1.000 <text:s text:c="2"/>-0.007 <text:s text:c="3"/>0.212 | <text:s text:c="3"/>-2.3 <text:s text:c="2"/>-76.8 <text:s text:c="3"/>60.5</text:p>
      <text:p text:style-name="Standard"><text:soft-page-break/><text:s text:c="3"/>4.062 | 4 <text:s/>| <text:s text:c="3"/>1.010 <text:s text:c="3"/>0.028 <text:s text:c="3"/>0.009 | <text:s text:c="3"/>56.7 <text:s text:c="2"/>-85.0 <text:s text:c="2"/>-98.7</text:p>
      <text:p text:style-name="Standard"><text:s text:c="3"/>4.062 | 5 <text:s/>| <text:s text:c="3"/>1.018 <text:s text:c="2"/>-0.124 <text:s text:c="2"/>-0.117 | <text:s/>-132.2 <text:s text:c="2"/>-79.3 <text:s text:c="2"/>-77.3</text:p>
      <text:p text:style-name="Standard"><text:s text:c="3"/>4.096 | 0 <text:s/>| <text:s text:c="8"/>Comm Error <text:s text:c="8"/>| <text:s text:c="11"/>- <text:s text:c="10"/></text:p>
      <text:p text:style-name="Standard"><text:s text:c="3"/>4.096 | 1 <text:s/>| <text:s text:c="3"/>0.319 <text:s text:c="2"/>-0.938 <text:s text:c="3"/>0.128 | <text:s text:c="2"/>-81.6 <text:s text:c="2"/>-18.1 <text:s text:c="2"/>-65.2</text:p>
      <text:p text:style-name="Standard"><text:s text:c="3"/>4.096 | 2 <text:s/>| <text:s text:c="3"/>0.277 <text:s text:c="3"/>0.965 <text:s text:c="3"/>0.119 | <text:s text:c="3"/>82.5 <text:s text:c="2"/>-16.0 <text:s text:c="2"/>104.5</text:p>
      <text:p text:style-name="Standard"><text:s text:c="3"/>4.096 | 3 <text:s/>| <text:s text:c="3"/>1.001 <text:s text:c="2"/>-0.008 <text:s text:c="3"/>0.213 | <text:s text:c="3"/>-2.3 <text:s text:c="2"/>-76.8 <text:s text:c="3"/>60.4</text:p>
      <text:p text:style-name="Standard"><text:s text:c="3"/>4.096 | 4 <text:s/>| <text:s text:c="3"/>1.009 <text:s text:c="3"/>0.025 <text:s text:c="3"/>0.010 | <text:s text:c="3"/>57.6 <text:s text:c="2"/>-85.1 <text:s text:c="2"/>-99.6</text:p>
      <text:p text:style-name="Standard"><text:s text:c="3"/>4.096 | 5 <text:s/>| <text:s text:c="3"/>1.016 <text:s text:c="2"/>-0.125 <text:s text:c="2"/>-0.117 | <text:s/>-132.3 <text:s text:c="2"/>-79.3 <text:s text:c="2"/>-77.2</text:p>
      <text:p text:style-name="Standard"><text:s text:c="3"/>4.131 | 0 <text:s/>| <text:s text:c="8"/>Comm Error <text:s text:c="8"/>| <text:s text:c="11"/>- <text:s text:c="10"/></text:p>
      <text:p text:style-name="Standard"><text:s text:c="3"/>4.131 | 1 <text:s/>| <text:s text:c="3"/>0.321 <text:s text:c="2"/>-0.936 <text:s text:c="3"/>0.126 | <text:s text:c="2"/>-81.6 <text:s text:c="2"/>-18.1 <text:s text:c="2"/>-65.2</text:p>
      <text:p text:style-name="Standard"><text:s text:c="3"/>4.131 | 2 <text:s/>| <text:s text:c="3"/>0.273 <text:s text:c="3"/>0.966 <text:s text:c="3"/>0.123 | <text:s text:c="3"/>82.5 <text:s text:c="2"/>-15.9 <text:s text:c="2"/>104.5</text:p>
      <text:p text:style-name="Standard"><text:s text:c="3"/>4.131 | 3 <text:s/>| <text:s text:c="3"/>1.001 <text:s text:c="2"/>-0.010 <text:s text:c="3"/>0.217 | <text:s text:c="3"/>-2.3 <text:s text:c="2"/>-76.8 <text:s text:c="3"/>60.4</text:p>
      <text:p text:style-name="Standard"><text:s text:c="3"/>4.131 | 4 <text:s/>| <text:s text:c="3"/>1.009 <text:s text:c="3"/>0.029 <text:s text:c="3"/>0.009 | <text:s text:c="3"/>58.6 <text:s text:c="2"/>-85.1 <text:s/>-100.7</text:p>
      <text:p text:style-name="Standard"><text:s text:c="3"/>4.131 | 5 <text:s/>| <text:s text:c="3"/>1.018 <text:s text:c="2"/>-0.125 <text:s text:c="2"/>-0.116 | <text:s/>-132.2 <text:s text:c="2"/>-79.3 <text:s text:c="2"/>-77.2</text:p>
      <text:p text:style-name="Standard"><text:s text:c="3"/>4.165 | 0 <text:s/>| <text:s text:c="8"/>Comm Error <text:s text:c="8"/>| <text:s text:c="11"/>- <text:s text:c="10"/></text:p>
      <text:p text:style-name="Standard"><text:s text:c="3"/>4.165 | 1 <text:s/>| <text:s text:c="3"/>0.323 <text:s text:c="2"/>-0.939 <text:s text:c="3"/>0.125 | <text:s text:c="2"/>-81.6 <text:s text:c="2"/>-18.2 <text:s text:c="2"/>-65.1</text:p>
      <text:p text:style-name="Standard"><text:s text:c="3"/>4.165 | 2 <text:s/>| <text:s text:c="3"/>0.275 <text:s text:c="3"/>0.964 <text:s text:c="3"/>0.124 | <text:s text:c="3"/>82.5 <text:s text:c="2"/>-15.9 <text:s text:c="2"/>104.6</text:p>
      <text:p text:style-name="Standard"><text:s text:c="3"/>4.165 | 3 <text:s/>| <text:s text:c="3"/>1.002 <text:s text:c="2"/>-0.009 <text:s text:c="3"/>0.217 | <text:s text:c="3"/>-2.3 <text:s text:c="2"/>-76.8 <text:s text:c="3"/>60.5</text:p>
      <text:p text:style-name="Standard"><text:s text:c="3"/>4.165 | 4 <text:s/>| <text:s text:c="3"/>1.009 <text:s text:c="3"/>0.032 <text:s text:c="3"/>0.005 | <text:s text:c="3"/>61.0 <text:s text:c="2"/>-85.1 <text:s/>-103.3</text:p>
      <text:p text:style-name="Standard"><text:s text:c="3"/>4.165 | 5 <text:s/>| <text:s text:c="3"/>1.018 <text:s text:c="2"/>-0.125 <text:s text:c="2"/>-0.123 | <text:s/>-132.4 <text:s text:c="2"/>-79.3 <text:s text:c="2"/>-77.1</text:p>
      <text:p text:style-name="Standard"><text:s text:c="3"/>4.199 | 0 <text:s/>| <text:s text:c="8"/>Comm Error <text:s text:c="8"/>| <text:s text:c="11"/>- <text:s text:c="10"/></text:p>
      <text:p text:style-name="Standard"><text:s text:c="3"/>4.199 | 1 <text:s/>| <text:s text:c="3"/>0.322 <text:s text:c="2"/>-0.942 <text:s text:c="3"/>0.123 | <text:s text:c="2"/>-81.7 <text:s text:c="2"/>-18.2 <text:s text:c="2"/>-65.1</text:p>
      <text:p text:style-name="Standard"><text:s text:c="3"/>4.199 | 2 <text:s/>| <text:s text:c="3"/>0.278 <text:s text:c="3"/>0.962 <text:s text:c="3"/>0.120 | <text:s text:c="3"/>82.5 <text:s text:c="2"/>-15.9 <text:s text:c="2"/>104.6</text:p>
      <text:p text:style-name="Standard"><text:s text:c="3"/>4.199 | 3 <text:s/>| <text:s text:c="3"/>1.001 <text:s text:c="2"/>-0.007 <text:s text:c="3"/>0.219 | <text:s text:c="3"/>-2.2 <text:s text:c="2"/>-76.8 <text:s text:c="3"/>60.4</text:p>
      <text:p text:style-name="Standard"><text:s text:c="3"/>4.199 | 4 <text:s/>| <text:s text:c="3"/>1.008 <text:s text:c="3"/>0.025 <text:s text:c="3"/>0.007 | <text:s text:c="3"/>61.8 <text:s text:c="2"/>-85.1 <text:s/>-104.2</text:p>
      <text:p text:style-name="Standard"><text:s text:c="3"/>4.199 | 5 <text:s/>| <text:s text:c="3"/>1.016 <text:s text:c="2"/>-0.124 <text:s text:c="2"/>-0.120 | <text:s/>-132.6 <text:s text:c="2"/>-79.3 <text:s text:c="2"/>-76.9</text:p>
      <text:p text:style-name="Standard"><text:s text:c="3"/>4.233 | 0 <text:s/>| <text:s text:c="8"/>Comm Error <text:s text:c="8"/>| <text:s text:c="11"/>- <text:s text:c="10"/></text:p>
      <text:p text:style-name="Standard"><text:s text:c="3"/>4.233 | 1 <text:s/>| <text:s text:c="3"/>0.319 <text:s text:c="2"/>-0.939 <text:s text:c="3"/>0.122 | <text:s text:c="2"/>-81.8 <text:s text:c="2"/>-18.3 <text:s text:c="2"/>-65.0</text:p>
      <text:p text:style-name="Standard"><text:s text:c="3"/>4.233 | 2 <text:s/>| <text:s text:c="3"/>0.278 <text:s text:c="3"/>0.963 <text:s text:c="3"/>0.118 | <text:s text:c="3"/>82.5 <text:s text:c="2"/>-15.9 <text:s text:c="2"/>104.7</text:p>
      <text:p text:style-name="Standard"><text:s text:c="3"/>4.233 | 3 <text:s/>| <text:s text:c="3"/>1.003 <text:s text:c="2"/>-0.007 <text:s text:c="3"/>0.214 | <text:s text:c="3"/>-2.2 <text:s text:c="2"/>-76.8 <text:s text:c="3"/>60.4</text:p>
      <text:p text:style-name="Standard"><text:s text:c="3"/>4.233 | 4 <text:s/>| <text:s text:c="3"/>1.009 <text:s text:c="3"/>0.031 <text:s text:c="3"/>0.010 | <text:s text:c="3"/>62.6 <text:s text:c="2"/>-85.1 <text:s/>-105.0</text:p>
      <text:p text:style-name="Standard"><text:s text:c="3"/>4.233 | 5 <text:s/>| <text:s text:c="3"/>1.018 <text:s text:c="2"/>-0.125 <text:s text:c="2"/>-0.118 | <text:s/>-132.6 <text:s text:c="2"/>-79.3 <text:s text:c="2"/>-76.9</text:p>
      <text:p text:style-name="Standard"><text:s text:c="3"/>4.267 | 0 <text:s/>| <text:s text:c="8"/>Comm Error <text:s text:c="8"/>| <text:s text:c="11"/>- <text:s text:c="10"/></text:p>
      <text:p text:style-name="Standard"><text:s text:c="3"/>4.267 | 1 <text:s/>| <text:s text:c="3"/>0.316 <text:s text:c="2"/>-0.940 <text:s text:c="3"/>0.124 | <text:s text:c="2"/>-81.8 <text:s text:c="2"/>-18.3 <text:s text:c="2"/>-64.9</text:p>
      <text:p text:style-name="Standard"><text:s text:c="3"/>4.267 | 2 <text:s/>| <text:s text:c="3"/>0.274 <text:s text:c="3"/>0.965 <text:s text:c="3"/>0.122 | <text:s text:c="3"/>82.5 <text:s text:c="2"/>-15.9 <text:s text:c="2"/>104.7</text:p>
      <text:p text:style-name="Standard"><text:s text:c="3"/>4.267 | 3 <text:s/>| <text:s text:c="3"/>0.999 <text:s text:c="2"/>-0.008 <text:s text:c="3"/>0.213 | <text:s text:c="3"/>-2.0 <text:s text:c="2"/>-76.8 <text:s text:c="3"/>60.3</text:p>
      <text:p text:style-name="Standard"><text:s text:c="3"/>4.267 | 4 <text:s/>| <text:s text:c="3"/>1.010 <text:s text:c="3"/>0.031 <text:s text:c="3"/>0.006 | <text:s text:c="3"/>64.3 <text:s text:c="2"/>-85.0 <text:s/>-107.0</text:p>
      <text:p text:style-name="Standard"><text:s text:c="3"/>4.267 | 5 <text:s/>| <text:s text:c="3"/>1.016 <text:s text:c="2"/>-0.124 <text:s text:c="2"/>-0.122 | <text:s/>-132.8 <text:s text:c="2"/>-79.3 <text:s text:c="2"/>-76.7</text:p>
      <text:p text:style-name="Standard"><text:s text:c="3"/>4.302 | 0 <text:s/>| <text:s text:c="8"/>Comm Error <text:s text:c="8"/>| <text:s text:c="11"/>- <text:s text:c="10"/></text:p>
      <text:p text:style-name="Standard"><text:s text:c="3"/>4.302 | 1 <text:s/>| <text:s text:c="3"/>0.312 <text:s text:c="2"/>-0.938 <text:s text:c="3"/>0.125 | <text:s text:c="2"/>-81.9 <text:s text:c="2"/>-18.3 <text:s text:c="2"/>-64.8</text:p>
      <text:p text:style-name="Standard"><text:s text:c="3"/>4.302 | 2 <text:s/>| <text:s text:c="3"/>0.271 <text:s text:c="3"/>0.965 <text:s text:c="3"/>0.121 | <text:s text:c="3"/>82.5 <text:s text:c="2"/>-15.8 <text:s text:c="2"/>104.8</text:p>
      <text:p text:style-name="Standard"><text:s text:c="3"/>4.302 | 3 <text:s/>| <text:s text:c="3"/>1.001 <text:s text:c="2"/>-0.011 <text:s text:c="3"/>0.224 | <text:s text:c="3"/>-2.1 <text:s text:c="2"/>-76.8 <text:s text:c="3"/>60.4</text:p>
      <text:p text:style-name="Standard"><text:s text:c="3"/>4.302 | 4 <text:s/>| <text:s text:c="3"/>1.009 <text:s text:c="3"/>0.030 <text:s text:c="3"/>0.003 | <text:s text:c="3"/>65.7 <text:s text:c="2"/>-85.0 <text:s/>-108.5</text:p>
      <text:p text:style-name="Standard"><text:s text:c="3"/>4.302 | 5 <text:s/>| <text:s text:c="3"/>1.020 <text:s text:c="2"/>-0.122 <text:s text:c="2"/>-0.123 | <text:s/>-133.1 <text:s text:c="2"/>-79.3 <text:s text:c="2"/>-76.4</text:p>
      <text:p text:style-name="Standard"><text:s text:c="3"/>4.336 | 0 <text:s/>| <text:s text:c="8"/>Comm Error <text:s text:c="8"/>| <text:s text:c="11"/>- <text:s text:c="10"/></text:p>
      <text:p text:style-name="Standard"><text:s text:c="3"/>4.336 | 1 <text:s/>| <text:s text:c="3"/>0.312 <text:s text:c="2"/>-0.941 <text:s text:c="3"/>0.127 | <text:s text:c="2"/>-81.9 <text:s text:c="2"/>-18.3 <text:s text:c="2"/>-64.7</text:p>
      <text:p text:style-name="Standard"><text:s text:c="3"/>4.336 | 2 <text:s/>| <text:s text:c="3"/>0.276 <text:s text:c="3"/>0.964 <text:s text:c="3"/>0.119 | <text:s text:c="3"/>82.5 <text:s text:c="2"/>-15.8 <text:s text:c="2"/>104.8</text:p>
      <text:p text:style-name="Standard"><text:s text:c="3"/>4.336 | 3 <text:s/>| <text:s text:c="3"/>1.005 <text:s text:c="2"/>-0.006 <text:s text:c="3"/>0.206 | <text:s text:c="3"/>-2.0 <text:s text:c="2"/>-76.8 <text:s text:c="3"/>60.3</text:p>
      <text:p text:style-name="Standard"><text:s text:c="3"/>4.336 | 4 <text:s/>| <text:s text:c="3"/>1.010 <text:s text:c="3"/>0.029 <text:s text:c="3"/>0.007 | <text:s text:c="3"/>67.2 <text:s text:c="2"/>-85.0 <text:s/>-110.1</text:p>
      <text:p text:style-name="Standard"><text:soft-page-break/><text:s text:c="3"/>4.336 | 5 <text:s/>| <text:s text:c="3"/>1.019 <text:s text:c="2"/>-0.122 <text:s text:c="2"/>-0.125 | <text:s/>-133.4 <text:s text:c="2"/>-79.3 <text:s text:c="2"/>-76.2</text:p>
      <text:p text:style-name="Standard"><text:s text:c="3"/>4.371 | 0 <text:s/>| <text:s text:c="8"/>Comm Error <text:s text:c="8"/>| <text:s text:c="11"/>- <text:s text:c="10"/></text:p>
      <text:p text:style-name="Standard"><text:s text:c="3"/>4.371 | 1 <text:s/>| <text:s text:c="3"/>0.311 <text:s text:c="2"/>-0.948 <text:s text:c="3"/>0.130 | <text:s text:c="2"/>-81.9 <text:s text:c="2"/>-18.2 <text:s text:c="2"/>-64.7</text:p>
      <text:p text:style-name="Standard"><text:s text:c="3"/>4.371 | 2 <text:s/>| <text:s text:c="3"/>0.277 <text:s text:c="3"/>0.962 <text:s text:c="3"/>0.118 | <text:s text:c="3"/>82.5 <text:s text:c="2"/>-15.8 <text:s text:c="2"/>104.8</text:p>
      <text:p text:style-name="Standard"><text:s text:c="3"/>4.371 | 3 <text:s/>| <text:s text:c="3"/>1.003 <text:s text:c="2"/>-0.001 <text:s text:c="3"/>0.226 | <text:s text:c="3"/>-1.8 <text:s text:c="2"/>-76.8 <text:s text:c="3"/>60.2</text:p>
      <text:p text:style-name="Standard"><text:s text:c="3"/>4.371 | 4 <text:s/>| <text:s text:c="3"/>1.010 <text:s text:c="3"/>0.036 <text:s text:c="3"/>0.006 | <text:s text:c="3"/>68.4 <text:s text:c="2"/>-85.0 <text:s/>-111.3</text:p>
      <text:p text:style-name="Standard"><text:s text:c="3"/>4.371 | 5 <text:s/>| <text:s text:c="3"/>1.019 <text:s text:c="2"/>-0.128 <text:s text:c="2"/>-0.129 | <text:s/>-133.6 <text:s text:c="2"/>-79.2 <text:s text:c="2"/>-76.0</text:p>
      <text:p text:style-name="Standard"><text:s text:c="3"/>4.405 | 0 <text:s/>| <text:s text:c="8"/>Comm Error <text:s text:c="8"/>| <text:s text:c="11"/>- <text:s text:c="10"/></text:p>
      <text:p text:style-name="Standard"><text:s text:c="3"/>4.405 | 1 <text:s/>| <text:s text:c="3"/>0.309 <text:s text:c="2"/>-0.947 <text:s text:c="3"/>0.128 | <text:s text:c="2"/>-81.9 <text:s text:c="2"/>-18.1 <text:s text:c="2"/>-64.6</text:p>
      <text:p text:style-name="Standard"><text:s text:c="3"/>4.405 | 2 <text:s/>| <text:s text:c="3"/>0.272 <text:s text:c="3"/>0.965 <text:s text:c="3"/>0.122 | <text:s text:c="3"/>82.5 <text:s text:c="2"/>-15.8 <text:s text:c="2"/>104.9</text:p>
      <text:p text:style-name="Standard"><text:s text:c="3"/>4.405 | 3 <text:s/>| <text:s text:c="3"/>1.001 <text:s text:c="2"/>-0.001 <text:s text:c="3"/>0.207 | <text:s text:c="3"/>-1.5 <text:s text:c="2"/>-76.8 <text:s text:c="3"/>59.9</text:p>
      <text:p text:style-name="Standard"><text:s text:c="3"/>4.405 | 4 <text:s/>| <text:s text:c="3"/>1.008 <text:s text:c="3"/>0.030 <text:s text:c="3"/>0.007 | <text:s text:c="3"/>68.9 <text:s text:c="2"/>-85.0 <text:s/>-111.9</text:p>
      <text:p text:style-name="Standard"><text:s text:c="3"/>4.405 | 5 <text:s/>| <text:s text:c="3"/>1.020 <text:s text:c="2"/>-0.115 <text:s text:c="2"/>-0.122 | <text:s/>-133.7 <text:s text:c="2"/>-79.2 <text:s text:c="2"/>-75.8</text:p>
      <text:p text:style-name="Standard"><text:s text:c="3"/>4.439 | 0 <text:s/>| <text:s text:c="8"/>Comm Error <text:s text:c="8"/>| <text:s text:c="11"/>- <text:s text:c="10"/></text:p>
      <text:p text:style-name="Standard"><text:s text:c="3"/>4.439 | 1 <text:s/>| <text:s text:c="3"/>0.310 <text:s text:c="2"/>-0.938 <text:s text:c="3"/>0.125 | <text:s text:c="2"/>-82.0 <text:s text:c="2"/>-18.1 <text:s text:c="2"/>-64.5</text:p>
      <text:p text:style-name="Standard"><text:s text:c="3"/>4.439 | 2 <text:s/>| <text:s text:c="3"/>0.266 <text:s text:c="3"/>0.965 <text:s text:c="3"/>0.124 | <text:s text:c="3"/>82.5 <text:s text:c="2"/>-15.7 <text:s text:c="2"/>104.9</text:p>
      <text:p text:style-name="Standard"><text:s text:c="3"/>4.439 | 3 <text:s/>| <text:s text:c="3"/>0.997 <text:s text:c="2"/>-0.005 <text:s text:c="3"/>0.211 | <text:s text:c="3"/>-1.4 <text:s text:c="2"/>-76.9 <text:s text:c="3"/>59.8</text:p>
      <text:p text:style-name="Standard"><text:s text:c="3"/>4.439 | 4 <text:s/>| <text:s text:c="3"/>1.009 <text:s text:c="3"/>0.024 <text:s text:c="3"/>0.005 | <text:s text:c="3"/>69.6 <text:s text:c="2"/>-85.0 <text:s/>-112.6</text:p>
      <text:p text:style-name="Standard"><text:s text:c="3"/>4.439 | 5 <text:s/>| <text:s text:c="3"/>1.013 <text:s text:c="2"/>-0.125 <text:s text:c="2"/>-0.129 | <text:s/>-133.9 <text:s text:c="2"/>-79.2 <text:s text:c="2"/>-75.6</text:p>
      <text:p text:style-name="Standard"><text:s text:c="3"/>4.473 | 0 <text:s/>| <text:s text:c="8"/>Comm Error <text:s text:c="8"/>| <text:s text:c="11"/>- <text:s text:c="10"/></text:p>
      <text:p text:style-name="Standard"><text:s text:c="3"/>4.473 | 1 <text:s/>| <text:s text:c="3"/>0.311 <text:s text:c="2"/>-0.936 <text:s text:c="3"/>0.123 | <text:s text:c="2"/>-82.0 <text:s text:c="2"/>-18.1 <text:s text:c="2"/>-64.4</text:p>
      <text:p text:style-name="Standard"><text:s text:c="3"/>4.473 | 2 <text:s/>| <text:s text:c="3"/>0.271 <text:s text:c="3"/>0.965 <text:s text:c="3"/>0.115 | <text:s text:c="3"/>82.5 <text:s text:c="2"/>-15.6 <text:s text:c="2"/>105.0</text:p>
      <text:p text:style-name="Standard"><text:s text:c="3"/>4.473 | 3 <text:s/>| <text:s text:c="3"/>0.999 <text:s text:c="2"/>-0.003 <text:s text:c="3"/>0.212 | <text:s text:c="3"/>-1.3 <text:s text:c="2"/>-76.9 <text:s text:c="3"/>59.8</text:p>
      <text:p text:style-name="Standard"><text:s text:c="3"/>4.473 | 4 <text:s/>| <text:s text:c="3"/>1.011 <text:s text:c="3"/>0.026 <text:s text:c="3"/>0.000 | <text:s text:c="3"/>71.9 <text:s text:c="2"/>-85.1 <text:s/>-115.1</text:p>
      <text:p text:style-name="Standard"><text:s text:c="3"/>4.473 | 5 <text:s/>| <text:s text:c="3"/>1.017 <text:s text:c="2"/>-0.118 <text:s text:c="2"/>-0.128 | <text:s/>-134.3 <text:s text:c="2"/>-79.2 <text:s text:c="2"/>-75.3</text:p>
      <text:p text:style-name="Standard"><text:s text:c="3"/>4.507 | 0 <text:s/>| <text:s text:c="8"/>Comm Error <text:s text:c="8"/>| <text:s text:c="11"/>- <text:s text:c="10"/></text:p>
      <text:p text:style-name="Standard"><text:s text:c="3"/>4.507 | 1 <text:s/>| <text:s text:c="3"/>0.312 <text:s text:c="2"/>-0.940 <text:s text:c="3"/>0.121 | <text:s text:c="2"/>-82.1 <text:s text:c="2"/>-18.1 <text:s text:c="2"/>-64.3</text:p>
      <text:p text:style-name="Standard"><text:s text:c="3"/>4.507 | 2 <text:s/>| <text:s text:c="3"/>0.271 <text:s text:c="3"/>0.969 <text:s text:c="3"/>0.115 | <text:s text:c="3"/>82.5 <text:s text:c="2"/>-15.6 <text:s text:c="2"/>105.0</text:p>
      <text:p text:style-name="Standard"><text:s text:c="3"/>4.507 | 3 <text:s/>| <text:s text:c="3"/>1.002 <text:s text:c="2"/>-0.004 <text:s text:c="3"/>0.213 | <text:s text:c="3"/>-1.2 <text:s text:c="2"/>-76.9 <text:s text:c="3"/>59.8</text:p>
      <text:p text:style-name="Standard"><text:s text:c="3"/>4.507 | 4 <text:s/>| <text:s text:c="3"/>1.013 <text:s text:c="3"/>0.030 <text:s text:c="2"/>-0.003 | <text:s text:c="3"/>74.0 <text:s text:c="2"/>-85.1 <text:s/>-118.6</text:p>
      <text:p text:style-name="Standard"><text:s text:c="3"/>4.507 | 5 <text:s/>| <text:s text:c="3"/>1.020 <text:s text:c="2"/>-0.122 <text:s text:c="2"/>-0.126 | <text:s/>-134.4 <text:s text:c="2"/>-79.2 <text:s text:c="2"/>-75.2</text:p>
      <text:p text:style-name="Standard"><text:s text:c="3"/>4.541 | 0 <text:s/>| <text:s text:c="8"/>Comm Error <text:s text:c="8"/>| <text:s text:c="11"/>- <text:s text:c="10"/></text:p>
      <text:p text:style-name="Standard"><text:s text:c="3"/>4.541 | 1 <text:s/>| <text:s text:c="3"/>0.308 <text:s text:c="2"/>-0.945 <text:s text:c="3"/>0.122 | <text:s text:c="2"/>-82.1 <text:s text:c="2"/>-18.0 <text:s text:c="2"/>-64.2</text:p>
      <text:p text:style-name="Standard"><text:s text:c="3"/>4.541 | 2 <text:s/>| <text:s text:c="3"/>0.267 <text:s text:c="3"/>0.969 <text:s text:c="3"/>0.118 | <text:s text:c="3"/>82.5 <text:s text:c="2"/>-15.5 <text:s text:c="2"/>105.0</text:p>
      <text:p text:style-name="Standard"><text:s text:c="3"/>4.541 | 3 <text:s/>| <text:s text:c="3"/>1.003 <text:s text:c="2"/>-0.004 <text:s text:c="3"/>0.216 | <text:s text:c="3"/>-1.1 <text:s text:c="2"/>-76.9 <text:s text:c="3"/>59.7</text:p>
      <text:p text:style-name="Standard"><text:s text:c="3"/>4.541 | 4 <text:s/>| <text:s text:c="3"/>1.006 <text:s text:c="3"/>0.034 <text:s text:c="3"/>0.009 | <text:s text:c="3"/>75.8 <text:s text:c="2"/>-85.0 <text:s/>-119.3</text:p>
      <text:p text:style-name="Standard"><text:s text:c="3"/>4.541 | 5 <text:s/>| <text:s text:c="3"/>1.014 <text:s text:c="2"/>-0.126 <text:s text:c="2"/>-0.122 | <text:s/>-134.1 <text:s text:c="2"/>-79.2 <text:s text:c="2"/>-75.4</text:p>
      <text:p text:style-name="Standard"><text:s text:c="3"/>4.575 | 0 <text:s/>| <text:s text:c="8"/>Comm Error <text:s text:c="8"/>| <text:s text:c="11"/>- <text:s text:c="10"/></text:p>
      <text:p text:style-name="Standard"><text:s text:c="3"/>4.575 | 1 <text:s/>| <text:s text:c="3"/>0.307 <text:s text:c="2"/>-0.944 <text:s text:c="3"/>0.121 | <text:s text:c="2"/>-82.2 <text:s text:c="2"/>-18.0 <text:s text:c="2"/>-64.1</text:p>
      <text:p text:style-name="Standard"><text:s text:c="3"/>4.575 | 2 <text:s/>| <text:s text:c="3"/>0.267 <text:s text:c="3"/>0.967 <text:s text:c="3"/>0.117 | <text:s text:c="3"/>82.6 <text:s text:c="2"/>-15.5 <text:s text:c="2"/>105.1</text:p>
      <text:p text:style-name="Standard"><text:s text:c="3"/>4.575 | 3 <text:s/>| <text:s text:c="3"/>1.000 <text:s text:c="2"/>-0.002 <text:s text:c="3"/>0.202 | <text:s text:c="3"/>-1.0 <text:s text:c="2"/>-77.0 <text:s text:c="3"/>59.7</text:p>
      <text:p text:style-name="Standard"><text:s text:c="3"/>4.575 | 4 <text:s/>| <text:s text:c="3"/>1.005 <text:s text:c="3"/>0.029 <text:s text:c="3"/>0.007 | <text:s text:c="3"/>74.4 <text:s text:c="2"/>-85.1 <text:s/>-117.8</text:p>
      <text:p text:style-name="Standard"><text:s text:c="3"/>4.575 | 5 <text:s/>| <text:s text:c="3"/>1.014 <text:s text:c="2"/>-0.123 <text:s text:c="2"/>-0.124 | <text:s/>-134.1 <text:s text:c="2"/>-79.2 <text:s text:c="2"/>-75.4</text:p>
      <text:p text:style-name="Standard"><text:s text:c="3"/>4.609 | 0 <text:s/>| <text:s text:c="8"/>Comm Error <text:s text:c="8"/>| <text:s text:c="11"/>- <text:s text:c="10"/></text:p>
      <text:p text:style-name="Standard"><text:s text:c="3"/>4.609 | 1 <text:s/>| <text:s text:c="3"/>0.305 <text:s text:c="2"/>-0.939 <text:s text:c="3"/>0.118 | <text:s text:c="2"/>-82.2 <text:s text:c="2"/>-17.9 <text:s text:c="2"/>-64.0</text:p>
      <text:p text:style-name="Standard"><text:s text:c="3"/>4.609 | 2 <text:s/>| <text:s text:c="3"/>0.267 <text:s text:c="3"/>0.963 <text:s text:c="3"/>0.117 | <text:s text:c="3"/>82.6 <text:s text:c="2"/>-15.5 <text:s text:c="2"/>105.1</text:p>
      <text:p text:style-name="Standard"><text:s text:c="3"/>4.609 | 3 <text:s/>| <text:s text:c="3"/>0.997 <text:s text:c="3"/>0.001 <text:s text:c="3"/>0.209 | <text:s text:c="3"/>-0.8 <text:s text:c="2"/>-77.0 <text:s text:c="3"/>59.5</text:p>
      <text:p text:style-name="Standard"><text:s text:c="3"/>4.609 | 4 <text:s/>| <text:s text:c="3"/>1.004 <text:s text:c="3"/>0.026 <text:s text:c="3"/>0.000 | <text:s text:c="3"/>75.9 <text:s text:c="2"/>-85.1 <text:s/>-119.5</text:p>
      <text:p text:style-name="Standard"><text:s text:c="3"/>4.609 | 5 <text:s/>| <text:s text:c="3"/>1.016 <text:s text:c="2"/>-0.120 <text:s text:c="2"/>-0.129 | <text:s/>-134.4 <text:s text:c="2"/>-79.2 <text:s text:c="2"/>-75.1</text:p>
      <text:p text:style-name="Standard"><text:soft-page-break/><text:s text:c="3"/>4.644 | 0 <text:s/>| <text:s text:c="8"/>Comm Error <text:s text:c="8"/>| <text:s text:c="11"/>- <text:s text:c="10"/></text:p>
      <text:p text:style-name="Standard"><text:s text:c="3"/>4.644 | 1 <text:s/>| <text:s text:c="3"/>0.303 <text:s text:c="2"/>-0.939 <text:s text:c="3"/>0.117 | <text:s text:c="2"/>-82.3 <text:s text:c="2"/>-17.9 <text:s text:c="2"/>-63.8</text:p>
      <text:p text:style-name="Standard"><text:s text:c="3"/>4.644 | 2 <text:s/>| <text:s text:c="3"/>0.268 <text:s text:c="3"/>0.965 <text:s text:c="3"/>0.122 | <text:s text:c="3"/>82.5 <text:s text:c="2"/>-15.4 <text:s text:c="2"/>105.2</text:p>
      <text:p text:style-name="Standard"><text:s text:c="3"/>4.644 | 3 <text:s/>| <text:s text:c="3"/>0.998 <text:s text:c="3"/>0.003 <text:s text:c="3"/>0.209 | <text:s text:c="3"/>-0.5 <text:s text:c="2"/>-77.0 <text:s text:c="3"/>59.2</text:p>
      <text:p text:style-name="Standard"><text:s text:c="3"/>4.644 | 4 <text:s/>| <text:s text:c="3"/>0.998 <text:s text:c="3"/>0.028 <text:s text:c="3"/>0.013 | <text:s text:c="3"/>76.1 <text:s text:c="2"/>-85.1 <text:s/>-119.6</text:p>
      <text:p text:style-name="Standard"><text:s text:c="3"/>4.644 | 5 <text:s/>| <text:s text:c="3"/>1.013 <text:s text:c="2"/>-0.116 <text:s text:c="2"/>-0.118 | <text:s/>-134.4 <text:s text:c="2"/>-79.3 <text:s text:c="2"/>-75.0</text:p>
      <text:p text:style-name="Standard"><text:s text:c="3"/>4.678 | 0 <text:s/>| <text:s text:c="8"/>Comm Error <text:s text:c="8"/>| <text:s text:c="11"/>- <text:s text:c="10"/></text:p>
      <text:p text:style-name="Standard"><text:s text:c="3"/>4.678 | 1 <text:s/>| <text:s text:c="3"/>0.304 <text:s text:c="2"/>-0.940 <text:s text:c="3"/>0.115 | <text:s text:c="2"/>-82.4 <text:s text:c="2"/>-17.8 <text:s text:c="2"/>-63.7</text:p>
      <text:p text:style-name="Standard"><text:s text:c="3"/>4.678 | 2 <text:s/>| <text:s text:c="3"/>0.262 <text:s text:c="3"/>0.960 <text:s text:c="3"/>0.124 | <text:s text:c="3"/>82.5 <text:s text:c="2"/>-15.4 <text:s text:c="2"/>105.2</text:p>
      <text:p text:style-name="Standard"><text:s text:c="3"/>4.678 | 3 <text:s/>| <text:s text:c="3"/>0.993 <text:s text:c="3"/>0.004 <text:s text:c="3"/>0.205 | <text:s text:c="3"/>-0.3 <text:s text:c="2"/>-77.1 <text:s text:c="3"/>59.0</text:p>
      <text:p text:style-name="Standard"><text:s text:c="3"/>4.678 | 4 <text:s/>| <text:s text:c="3"/>0.978 <text:s text:c="3"/>0.025 <text:s text:c="3"/>0.040 | <text:s text:c="3"/>68.7 <text:s text:c="2"/>-85.1 <text:s/>-111.6</text:p>
      <text:p text:style-name="Standard"><text:s text:c="3"/>4.678 | 5 <text:s/>| <text:s text:c="3"/>1.007 <text:s text:c="2"/>-0.124 <text:s text:c="2"/>-0.110 | <text:s/>-134.1 <text:s text:c="2"/>-79.3 <text:s text:c="2"/>-75.4</text:p>
      <text:p text:style-name="Standard"><text:s text:c="3"/>4.712 | 0 <text:s/>| <text:s text:c="8"/>Comm Error <text:s text:c="8"/>| <text:s text:c="11"/>- <text:s text:c="10"/></text:p>
      <text:p text:style-name="Standard"><text:s text:c="3"/>4.712 | 1 <text:s/>| <text:s text:c="3"/>0.298 <text:s text:c="2"/>-0.936 <text:s text:c="3"/>0.111 | <text:s text:c="2"/>-82.5 <text:s text:c="2"/>-17.7 <text:s text:c="2"/>-63.6</text:p>
      <text:p text:style-name="Standard"><text:s text:c="3"/>4.712 | 2 <text:s/>| <text:s text:c="3"/>0.262 <text:s text:c="3"/>0.951 <text:s text:c="3"/>0.121 | <text:s text:c="3"/>82.5 <text:s text:c="2"/>-15.3 <text:s text:c="2"/>105.2</text:p>
      <text:p text:style-name="Standard"><text:s text:c="3"/>4.712 | 3 <text:s/>| <text:s text:c="3"/>0.981 <text:s text:c="3"/>0.011 <text:s text:c="3"/>0.200 | <text:s text:c="4"/>0.1 <text:s text:c="2"/>-77.2 <text:s text:c="3"/>58.6</text:p>
      <text:p text:style-name="Standard"><text:s text:c="3"/>4.712 | 4 <text:s/>| <text:s text:c="3"/>0.989 <text:s text:c="3"/>0.043 <text:s text:c="3"/>0.066 | <text:s text:c="3"/>62.2 <text:s text:c="2"/>-85.0 <text:s/>-104.5</text:p>
      <text:p text:style-name="Standard"><text:s text:c="3"/>4.712 | 5 <text:s/>| <text:s text:c="3"/>1.002 <text:s text:c="2"/>-0.120 <text:s text:c="2"/>-0.074 | <text:s/>-133.0 <text:s text:c="2"/>-79.4 <text:s text:c="2"/>-76.2</text:p>
      <text:p text:style-name="Standard"><text:s text:c="3"/>4.747 | 0 <text:s/>| <text:s text:c="8"/>Comm Error <text:s text:c="8"/>| <text:s text:c="11"/>- <text:s text:c="10"/></text:p>
      <text:p text:style-name="Standard"><text:s text:c="3"/>4.747 | 1 <text:s/>| <text:s text:c="3"/>0.296 <text:s text:c="2"/>-0.929 <text:s text:c="3"/>0.106 | <text:s text:c="2"/>-82.6 <text:s text:c="2"/>-17.6 <text:s text:c="2"/>-63.4</text:p>
      <text:p text:style-name="Standard"><text:s text:c="3"/>4.747 | 2 <text:s/>| <text:s text:c="3"/>0.256 <text:s text:c="3"/>0.941 <text:s text:c="3"/>0.121 | <text:s text:c="3"/>82.5 <text:s text:c="2"/>-15.3 <text:s text:c="2"/>105.2</text:p>
      <text:p text:style-name="Standard"><text:s text:c="3"/>4.747 | 3 <text:s/>| <text:s text:c="3"/>0.966 <text:s text:c="3"/>0.016 <text:s text:c="3"/>0.195 | <text:s text:c="4"/>0.8 <text:s text:c="2"/>-77.3 <text:s text:c="3"/>58.0</text:p>
      <text:p text:style-name="Standard"><text:s text:c="3"/>4.747 | 4 <text:s/>| <text:s text:c="3"/>0.980 <text:s text:c="3"/>0.034 <text:s text:c="3"/>0.065 | <text:s text:c="3"/>60.8 <text:s text:c="2"/>-85.0 <text:s/>-102.9</text:p>
      <text:p text:style-name="Standard"><text:s text:c="3"/>4.747 | 5 <text:s/>| <text:s text:c="3"/>0.989 <text:s text:c="2"/>-0.114 <text:s text:c="2"/>-0.020 | <text:s/>-131.2 <text:s text:c="2"/>-79.7 <text:s text:c="2"/>-77.7</text:p>
      <text:p text:style-name="Standard"><text:s text:c="3"/>4.781 | 0 <text:s/>| <text:s text:c="8"/>Comm Error <text:s text:c="8"/>| <text:s text:c="11"/>- <text:s text:c="10"/></text:p>
      <text:p text:style-name="Standard"><text:s text:c="3"/>4.781 | 1 <text:s/>| <text:s text:c="3"/>0.294 <text:s text:c="2"/>-0.919 <text:s text:c="3"/>0.103 | <text:s text:c="2"/>-82.8 <text:s text:c="2"/>-17.5 <text:s text:c="2"/>-63.2</text:p>
      <text:p text:style-name="Standard"><text:s text:c="3"/>4.781 | 2 <text:s/>| <text:s text:c="3"/>0.250 <text:s text:c="3"/>0.944 <text:s text:c="3"/>0.124 | <text:s text:c="3"/>82.4 <text:s text:c="2"/>-15.2 <text:s text:c="2"/>105.2</text:p>
      <text:p text:style-name="Standard"><text:s text:c="3"/>4.781 | 3 <text:s/>| <text:s text:c="3"/>0.963 <text:s text:c="3"/>0.013 <text:s text:c="3"/>0.182 | <text:s text:c="4"/>1.3 <text:s text:c="2"/>-77.4 <text:s text:c="3"/>57.5</text:p>
      <text:p text:style-name="Standard"><text:s text:c="3"/>4.781 | 4 <text:s/>| <text:s text:c="3"/>0.978 <text:s text:c="3"/>0.027 <text:s text:c="3"/>0.053 | <text:s text:c="3"/>63.7 <text:s text:c="2"/>-85.1 <text:s/>-105.8</text:p>
      <text:p text:style-name="Standard"><text:s text:c="3"/>4.781 | 5 <text:s/>| <text:s text:c="3"/>0.988 <text:s text:c="2"/>-0.141 <text:s text:c="3"/>0.009 | <text:s/>-127.2 <text:s text:c="2"/>-80.0 <text:s text:c="2"/>-81.4</text:p>
      <text:p text:style-name="Standard"><text:s text:c="3"/>4.815 | 0 <text:s/>| <text:s text:c="8"/>Comm Error <text:s text:c="8"/>| <text:s text:c="11"/>- <text:s text:c="10"/></text:p>
      <text:p text:style-name="Standard"><text:s text:c="3"/>4.815 | 1 <text:s/>| <text:s text:c="3"/>0.296 <text:s text:c="2"/>-0.927 <text:s text:c="3"/>0.102 | <text:s text:c="2"/>-83.0 <text:s text:c="2"/>-17.3 <text:s text:c="2"/>-62.9</text:p>
      <text:p text:style-name="Standard"><text:s text:c="3"/>4.815 | 2 <text:s/>| <text:s text:c="3"/>0.245 <text:s text:c="3"/>0.965 <text:s text:c="3"/>0.125 | <text:s text:c="3"/>82.5 <text:s text:c="2"/>-15.0 <text:s text:c="2"/>105.2</text:p>
      <text:p text:style-name="Standard"><text:s text:c="3"/>4.815 | 3 <text:s/>| <text:s text:c="3"/>0.969 <text:s text:c="3"/>0.006 <text:s text:c="3"/>0.188 | <text:s text:c="4"/>2.0 <text:s text:c="2"/>-77.7 <text:s text:c="3"/>57.0</text:p>
      <text:p text:style-name="Standard"><text:s text:c="3"/>4.815 | 4 <text:s/>| <text:s text:c="3"/>0.981 <text:s text:c="3"/>0.066 <text:s text:c="3"/>0.038 | <text:s text:c="3"/>81.1 <text:s text:c="2"/>-85.1 <text:s/>-124.7</text:p>
      <text:p text:style-name="Standard"><text:s text:c="3"/>4.815 | 5 <text:s/>| <text:s text:c="3"/>0.970 <text:s text:c="2"/>-0.176 <text:s text:c="3"/>0.002 | <text:s/>-125.2 <text:s text:c="2"/>-79.8 <text:s text:c="2"/>-83.3</text:p>
      <text:p text:style-name="Standard"><text:s text:c="3"/>4.849 | 0 <text:s/>| <text:s text:c="8"/>Comm Error <text:s text:c="8"/>| <text:s text:c="11"/>- <text:s text:c="10"/></text:p>
      <text:p text:style-name="Standard"><text:s text:c="3"/>4.849 | 1 <text:s/>| <text:s text:c="3"/>0.293 <text:s text:c="2"/>-0.914 <text:s text:c="3"/>0.092 | <text:s text:c="2"/>-83.4 <text:s text:c="2"/>-17.1 <text:s text:c="2"/>-62.3</text:p>
      <text:p text:style-name="Standard"><text:s text:c="3"/>4.849 | 2 <text:s/>| <text:s text:c="3"/>0.250 <text:s text:c="3"/>0.949 <text:s text:c="3"/>0.113 | <text:s text:c="3"/>82.5 <text:s text:c="2"/>-14.9 <text:s text:c="2"/>105.1</text:p>
      <text:p text:style-name="Standard"><text:s text:c="3"/>4.849 | 3 <text:s/>| <text:s text:c="3"/>0.930 <text:s text:c="2"/>-0.002 <text:s text:c="3"/>0.187 | <text:s text:c="4"/>2.0 <text:s text:c="2"/>-77.8 <text:s text:c="3"/>57.0</text:p>
      <text:p text:style-name="Standard"><text:s text:c="3"/>4.849 | 4 <text:s/>| <text:s text:c="3"/>0.958 <text:s text:c="3"/>0.061 <text:s text:c="3"/>0.029 | <text:s text:c="2"/>107.1 <text:s text:c="2"/>-85.0 <text:s/>-152.8</text:p>
      <text:p text:style-name="Standard"><text:s text:c="3"/>4.849 | 5 <text:s/>| <text:s text:c="3"/>0.959 <text:s text:c="2"/>-0.187 <text:s text:c="2"/>-0.008 | <text:s/>-124.6 <text:s text:c="2"/>-79.2 <text:s text:c="2"/>-83.6</text:p>
      <text:p text:style-name="Standard"><text:s text:c="3"/>4.883 | 0 <text:s/>| <text:s text:c="8"/>Comm Error <text:s text:c="8"/>| <text:s text:c="11"/>- <text:s text:c="10"/></text:p>
      <text:p text:style-name="Standard"><text:s text:c="3"/>4.883 | 1 <text:s/>| <text:s text:c="3"/>0.281 <text:s text:c="2"/>-0.866 <text:s text:c="3"/>0.077 | <text:s text:c="2"/>-83.7 <text:s text:c="2"/>-16.9 <text:s text:c="2"/>-61.8</text:p>
      <text:p text:style-name="Standard"><text:s text:c="3"/>4.883 | 2 <text:s/>| <text:s text:c="3"/>0.240 <text:s text:c="3"/>0.908 <text:s text:c="3"/>0.101 | <text:s text:c="3"/>82.6 <text:s text:c="2"/>-14.9 <text:s text:c="2"/>105.0</text:p>
      <text:p text:style-name="Standard"><text:s text:c="3"/>4.883 | 3 <text:s/>| <text:s text:c="3"/>0.891 <text:s text:c="2"/>-0.004 <text:s text:c="3"/>0.169 | <text:s text:c="4"/>1.9 <text:s text:c="2"/>-78.0 <text:s text:c="3"/>57.3</text:p>
      <text:p text:style-name="Standard"><text:s text:c="3"/>4.883 | 4 <text:s/>| <text:s text:c="3"/>0.955 <text:s text:c="3"/>0.073 <text:s text:c="3"/>0.028 | <text:s text:c="2"/>127.1 <text:s text:c="2"/>-84.9 <text:s/>-172.8</text:p>
      <text:p text:style-name="Standard"><text:s text:c="3"/>4.883 | 5 <text:s/>| <text:s text:c="3"/>0.982 <text:s text:c="2"/>-0.172 <text:s text:c="2"/>-0.130 | <text:s/>-127.0 <text:s text:c="2"/>-78.4 <text:s text:c="2"/>-80.7</text:p>
      <text:p text:style-name="Standard"><text:s text:c="3"/>4.917 | 0 <text:s/>| <text:s text:c="8"/>Comm Error <text:s text:c="8"/>| <text:s text:c="11"/>- <text:s text:c="10"/></text:p>
      <text:p text:style-name="Standard"><text:soft-page-break/><text:s text:c="3"/>4.917 | 1 <text:s/>| <text:s text:c="3"/>0.275 <text:s text:c="2"/>-0.827 <text:s text:c="3"/>0.075 | <text:s text:c="2"/>-84.1 <text:s text:c="2"/>-16.8 <text:s text:c="2"/>-61.2</text:p>
      <text:p text:style-name="Standard"><text:s text:c="3"/>4.917 | 2 <text:s/>| <text:s text:c="3"/>0.246 <text:s text:c="3"/>0.855 <text:s text:c="3"/>0.094 | <text:s text:c="3"/>82.7 <text:s text:c="2"/>-15.1 <text:s text:c="2"/>104.8</text:p>
      <text:p text:style-name="Standard"><text:s text:c="3"/>4.917 | 3 <text:s/>| <text:s text:c="3"/>0.860 <text:s text:c="2"/>-0.002 <text:s text:c="3"/>0.160 | <text:s text:c="4"/>1.8 <text:s text:c="2"/>-78.2 <text:s text:c="3"/>57.5</text:p>
      <text:p text:style-name="Standard"><text:s text:c="3"/>4.917 | 4 <text:s/>| <text:s text:c="3"/>0.954 <text:s text:c="3"/>0.078 <text:s text:c="2"/>-0.000 | <text:s text:c="2"/>151.5 <text:s text:c="2"/>-84.3 <text:s text:c="2"/>164.0</text:p>
      <text:p text:style-name="Standard"><text:s text:c="3"/>4.917 | 5 <text:s/>| <text:s text:c="3"/>0.953 <text:s text:c="2"/>-0.182 <text:s text:c="2"/>-0.224 | <text:s/>-135.3 <text:s text:c="2"/>-77.1 <text:s text:c="2"/>-72.4</text:p>
      <text:p text:style-name="Standard"><text:s text:c="3"/>4.951 | 0 <text:s/>| <text:s text:c="8"/>Comm Error <text:s text:c="8"/>| <text:s text:c="11"/>- <text:s text:c="10"/></text:p>
      <text:p text:style-name="Standard"><text:s text:c="3"/>4.951 | 1 <text:s/>| <text:s text:c="3"/>0.271 <text:s text:c="2"/>-0.803 <text:s text:c="3"/>0.076 | <text:s text:c="2"/>-84.5 <text:s text:c="2"/>-16.8 <text:s text:c="2"/>-60.4</text:p>
      <text:p text:style-name="Standard"><text:s text:c="3"/>4.951 | 2 <text:s/>| <text:s text:c="3"/>0.255 <text:s text:c="3"/>0.809 <text:s text:c="3"/>0.084 | <text:s text:c="3"/>82.8 <text:s text:c="2"/>-15.5 <text:s text:c="2"/>104.6</text:p>
      <text:p text:style-name="Standard"><text:s text:c="3"/>4.951 | 3 <text:s/>| <text:s text:c="3"/>0.841 <text:s text:c="3"/>0.010 <text:s text:c="3"/>0.159 | <text:s text:c="4"/>2.1 <text:s text:c="2"/>-78.4 <text:s text:c="3"/>57.3</text:p>
      <text:p text:style-name="Standard"><text:s text:c="3"/>4.951 | 4 <text:s/>| <text:s text:c="3"/>0.953 <text:s text:c="3"/>0.060 <text:s text:c="2"/>-0.115 | <text:s text:c="2"/>166.6 <text:s text:c="2"/>-83.2 <text:s text:c="2"/>149.8</text:p>
      <text:p text:style-name="Standard"><text:s text:c="3"/>4.951 | 5 <text:s/>| <text:s text:c="3"/>0.925 <text:s text:c="2"/>-0.126 <text:s text:c="2"/>-0.258 | <text:s/>-144.4 <text:s text:c="2"/>-75.0 <text:s text:c="2"/>-62.4</text:p>
      <text:p text:style-name="Standard"><text:s text:c="3"/>4.985 | 0 <text:s/>| <text:s text:c="8"/>Comm Error <text:s text:c="8"/>| <text:s text:c="11"/>- <text:s text:c="10"/></text:p>
      <text:p text:style-name="Standard"><text:s text:c="3"/>4.985 | 1 <text:s/>| <text:s text:c="3"/>0.259 <text:s text:c="2"/>-0.778 <text:s text:c="3"/>0.072 | <text:s text:c="2"/>-84.8 <text:s text:c="2"/>-16.8 <text:s text:c="2"/>-59.9</text:p>
      <text:p text:style-name="Standard"><text:s text:c="3"/>4.985 | 2 <text:s/>| <text:s text:c="3"/>0.259 <text:s text:c="3"/>0.772 <text:s text:c="3"/>0.076 | <text:s text:c="3"/>83.1 <text:s text:c="2"/>-16.1 <text:s text:c="2"/>104.4</text:p>
      <text:p text:style-name="Standard"><text:s text:c="3"/>4.985 | 3 <text:s/>| <text:s text:c="3"/>0.826 <text:s text:c="3"/>0.028 <text:s text:c="3"/>0.169 | <text:s text:c="4"/>3.6 <text:s text:c="2"/>-78.6 <text:s text:c="3"/>55.8</text:p>
      <text:p text:style-name="Standard"><text:s text:c="3"/>4.985 | 4 <text:s/>| <text:s text:c="3"/>0.954 <text:s text:c="3"/>0.027 <text:s text:c="2"/>-0.152 | <text:s text:c="2"/>176.4 <text:s text:c="2"/>-81.1 <text:s text:c="2"/>140.1</text:p>
      <text:p text:style-name="Standard"><text:s text:c="3"/>4.985 | 5 <text:s/>| <text:s text:c="3"/>0.947 <text:s text:c="2"/>-0.045 <text:s text:c="2"/>-0.238 | <text:s/>-150.4 <text:s text:c="2"/>-73.7 <text:s text:c="2"/>-55.2</text:p>
      <text:p text:style-name="Standard"><text:s text:c="3"/>5.020 | 0 <text:s/>| <text:s text:c="8"/>Comm Error <text:s text:c="8"/>| <text:s text:c="11"/>- <text:s text:c="10"/></text:p>
      <text:p text:style-name="Standard"><text:s text:c="3"/>5.020 | 1 <text:s/>| <text:s text:c="3"/>0.253 <text:s text:c="2"/>-0.771 <text:s text:c="3"/>0.071 | <text:s text:c="2"/>-85.1 <text:s text:c="2"/>-16.7 <text:s text:c="2"/>-59.3</text:p>
      <text:p text:style-name="Standard"><text:s text:c="3"/>5.020 | 2 <text:s/>| <text:s text:c="3"/>0.249 <text:s text:c="3"/>0.757 <text:s text:c="3"/>0.082 | <text:s text:c="3"/>83.3 <text:s text:c="2"/>-16.5 <text:s text:c="2"/>104.3</text:p>
      <text:p text:style-name="Standard"><text:s text:c="3"/>5.020 | 3 <text:s/>| <text:s text:c="3"/>0.844 <text:s text:c="3"/>0.033 <text:s text:c="3"/>0.175 | <text:s text:c="4"/>5.2 <text:s text:c="2"/>-78.7 <text:s text:c="3"/>54.3</text:p>
      <text:p text:style-name="Standard"><text:s text:c="3"/>5.020 | 4 <text:s/>| <text:s text:c="3"/>0.962 <text:s text:c="2"/>-0.123 <text:s text:c="2"/>-0.247 | <text:s/>-173.4 <text:s text:c="2"/>-78.9 <text:s text:c="2"/>130.2</text:p>
      <text:p text:style-name="Standard"><text:s text:c="3"/>5.020 | 5 <text:s/>| <text:s text:c="3"/>0.964 <text:s text:c="3"/>0.007 <text:s text:c="2"/>-0.310 | <text:s/>-159.0 <text:s text:c="2"/>-72.0 <text:s text:c="2"/>-45.6</text:p>
      <text:p text:style-name="Standard"><text:s text:c="3"/>5.054 | 0 <text:s/>| <text:s text:c="8"/>Comm Error <text:s text:c="8"/>| <text:s text:c="11"/>- <text:s text:c="10"/></text:p>
      <text:p text:style-name="Standard"><text:s text:c="3"/>5.054 | 1 <text:s/>| <text:s text:c="3"/>0.251 <text:s text:c="2"/>-0.805 <text:s text:c="3"/>0.082 | <text:s text:c="2"/>-85.3 <text:s text:c="2"/>-16.6 <text:s text:c="2"/>-59.0</text:p>
      <text:p text:style-name="Standard"><text:s text:c="3"/>5.054 | 2 <text:s/>| <text:s text:c="3"/>0.241 <text:s text:c="3"/>0.792 <text:s text:c="3"/>0.098 | <text:s text:c="3"/>83.5 <text:s text:c="2"/>-16.5 <text:s text:c="2"/>104.2</text:p>
      <text:p text:style-name="Standard"><text:s text:c="3"/>5.054 | 3 <text:s/>| <text:s text:c="3"/>0.876 <text:s text:c="3"/>0.029 <text:s text:c="3"/>0.185 | <text:s text:c="4"/>7.0 <text:s text:c="2"/>-78.8 <text:s text:c="3"/>52.7</text:p>
      <text:p text:style-name="Standard"><text:s text:c="3"/>5.054 | 4 <text:s/>| <text:s text:c="3"/>0.954 <text:s text:c="2"/>-0.065 <text:s text:c="2"/>-0.246 | <text:s/>-168.9 <text:s text:c="2"/>-76.7 <text:s text:c="2"/>125.6</text:p>
      <text:p text:style-name="Standard"><text:s text:c="3"/>5.054 | 5 <text:s/>| <text:s text:c="3"/>0.915 <text:s text:c="2"/>-0.063 <text:s text:c="2"/>-0.384 | <text:s/>-163.6 <text:s text:c="2"/>-69.8 <text:s text:c="2"/>-41.1</text:p>
      <text:p text:style-name="Standard"><text:s text:c="3"/>5.089 | 0 <text:s/>| <text:s text:c="8"/>Comm Error <text:s text:c="8"/>| <text:s text:c="11"/>- <text:s text:c="10"/></text:p>
      <text:p text:style-name="Standard"><text:s text:c="3"/>5.089 | 1 <text:s/>| <text:s text:c="3"/>0.247 <text:s text:c="2"/>-0.832 <text:s text:c="3"/>0.083 | <text:s text:c="2"/>-85.4 <text:s text:c="2"/>-16.3 <text:s text:c="2"/>-58.8</text:p>
      <text:p text:style-name="Standard"><text:s text:c="3"/>5.089 | 2 <text:s/>| <text:s text:c="3"/>0.258 <text:s text:c="3"/>0.851 <text:s text:c="3"/>0.114 | <text:s text:c="3"/>83.9 <text:s text:c="2"/>-16.3 <text:s text:c="2"/>104.2</text:p>
      <text:p text:style-name="Standard"><text:s text:c="3"/>5.089 | 3 <text:s/>| <text:s text:c="3"/>0.887 <text:s text:c="3"/>0.016 <text:s text:c="3"/>0.187 | <text:s text:c="4"/>7.7 <text:s text:c="2"/>-78.7 <text:s text:c="3"/>52.1</text:p>
      <text:p text:style-name="Standard"><text:s text:c="3"/>5.089 | 4 <text:s/>| <text:s text:c="3"/>0.922 <text:s text:c="2"/>-0.096 <text:s text:c="2"/>-0.314 | <text:s/>-166.1 <text:s text:c="2"/>-73.5 <text:s text:c="2"/>123.8</text:p>
      <text:p text:style-name="Standard"><text:s text:c="3"/>5.089 | 5 <text:s/>| <text:s text:c="3"/>0.904 <text:s text:c="2"/>-0.061 <text:s text:c="2"/>-0.414 | <text:s/>-166.5 <text:s text:c="2"/>-66.7 <text:s text:c="2"/>-37.8</text:p>
      <text:p text:style-name="Standard"><text:s text:c="3"/>5.123 | 0 <text:s/>| <text:s text:c="8"/>Comm Error <text:s text:c="8"/>| <text:s text:c="11"/>- <text:s text:c="10"/></text:p>
      <text:p text:style-name="Standard"><text:s text:c="3"/>5.123 | 1 <text:s/>| <text:s text:c="3"/>0.238 <text:s text:c="2"/>-0.838 <text:s text:c="3"/>0.076 | <text:s text:c="2"/>-85.6 <text:s text:c="2"/>-15.9 <text:s text:c="2"/>-58.6</text:p>
      <text:p text:style-name="Standard"><text:s text:c="3"/>5.123 | 2 <text:s/>| <text:s text:c="3"/>0.172 <text:s text:c="3"/>0.835 <text:s text:c="3"/>0.109 | <text:s text:c="3"/>84.0 <text:s text:c="2"/>-15.5 <text:s text:c="2"/>104.4</text:p>
      <text:p text:style-name="Standard"><text:s text:c="3"/>5.123 | 3 <text:s/>| <text:s text:c="3"/>0.883 <text:s text:c="3"/>0.013 <text:s text:c="3"/>0.186 | <text:s text:c="4"/>8.0 <text:s text:c="2"/>-78.7 <text:s text:c="3"/>52.0</text:p>
      <text:p text:style-name="Standard"><text:s text:c="3"/>5.123 | 4 <text:s/>| <text:s text:c="3"/>0.939 <text:s text:c="2"/>-0.125 <text:s text:c="2"/>-0.307 | <text:s/>-164.7 <text:s text:c="2"/>-71.5 <text:s text:c="2"/>122.7</text:p>
      <text:p text:style-name="Standard"><text:s text:c="3"/>5.123 | 5 <text:s/>| <text:s text:c="3"/>0.901 <text:s text:c="2"/>-0.052 <text:s text:c="2"/>-0.443 | <text:s/>-167.7 <text:s text:c="2"/>-64.5 <text:s text:c="2"/>-36.3</text:p>
      <text:p text:style-name="Standard"><text:s text:c="3"/>5.157 | 0 <text:s/>| <text:s text:c="8"/>Comm Error <text:s text:c="8"/>| <text:s text:c="11"/>- <text:s text:c="10"/></text:p>
      <text:p text:style-name="Standard"><text:s text:c="3"/>5.157 | 1 <text:s/>| <text:s text:c="3"/>0.241 <text:s text:c="2"/>-0.845 <text:s text:c="3"/>0.073 | <text:s text:c="2"/>-85.7 <text:s text:c="2"/>-15.6 <text:s text:c="2"/>-58.5</text:p>
      <text:p text:style-name="Standard"><text:s text:c="3"/>5.157 | 2 <text:s/>| <text:s text:c="3"/>0.190 <text:s text:c="3"/>0.857 <text:s text:c="3"/>0.092 | <text:s text:c="3"/>84.5 <text:s text:c="2"/>-14.3 <text:s text:c="2"/>104.0</text:p>
      <text:p text:style-name="Standard"><text:s text:c="3"/>5.157 | 3 <text:s/>| <text:s text:c="3"/>0.921 <text:s text:c="3"/>0.032 <text:s text:c="3"/>0.168 | <text:s text:c="4"/>8.9 <text:s text:c="2"/>-78.7 <text:s text:c="3"/>51.1</text:p>
      <text:p text:style-name="Standard"><text:s text:c="3"/>5.157 | 4 <text:s/>| <text:s text:c="3"/>0.925 <text:s text:c="2"/>-0.129 <text:s text:c="2"/>-0.380 | <text:s/>-163.1 <text:s text:c="2"/>-68.5 <text:s text:c="2"/>121.8</text:p>
      <text:p text:style-name="Standard"><text:s text:c="3"/>5.157 | 5 <text:s/>| <text:s text:c="3"/>0.901 <text:s text:c="2"/>-0.076 <text:s text:c="2"/>-0.466 | <text:s/>-168.9 <text:s text:c="2"/>-62.3 <text:s text:c="2"/>-35.1</text:p>
      <text:p text:style-name="Standard"><text:s text:c="3"/>5.191 | 0 <text:s/>| <text:s text:c="8"/>Comm Error <text:s text:c="8"/>| <text:s text:c="11"/>- <text:s text:c="10"/></text:p>
      <text:p text:style-name="Standard"><text:s text:c="3"/>5.191 | 1 <text:s/>| <text:s text:c="3"/>0.247 <text:s text:c="2"/>-0.865 <text:s text:c="3"/>0.078 | <text:s text:c="2"/>-85.9 <text:s text:c="2"/>-15.3 <text:s text:c="2"/>-58.3</text:p>
      <text:p text:style-name="Standard"><text:soft-page-break/><text:s text:c="3"/>5.191 | 2 <text:s/>| <text:s text:c="3"/>0.203 <text:s text:c="3"/>0.894 <text:s text:c="3"/>0.118 | <text:s text:c="3"/>84.6 <text:s text:c="2"/>-13.5 <text:s text:c="2"/>103.9</text:p>
      <text:p text:style-name="Standard"><text:s text:c="3"/>5.191 | 3 <text:s/>| <text:s text:c="3"/>0.936 <text:s text:c="3"/>0.036 <text:s text:c="3"/>0.154 | <text:s text:c="3"/>10.1 <text:s text:c="2"/>-78.9 <text:s text:c="3"/>49.8</text:p>
      <text:p text:style-name="Standard"><text:s text:c="3"/>5.191 | 4 <text:s/>| <text:s text:c="3"/>0.910 <text:s text:c="2"/>-0.127 <text:s text:c="2"/>-0.417 | <text:s/>-162.6 <text:s text:c="2"/>-66.4 <text:s text:c="2"/>121.8</text:p>
      <text:p text:style-name="Standard"><text:s text:c="3"/>5.191 | 5 <text:s/>| <text:s text:c="3"/>0.870 <text:s text:c="2"/>-0.094 <text:s text:c="2"/>-0.557 | <text:s/>-170.4 <text:s text:c="2"/>-59.2 <text:s text:c="2"/>-34.3</text:p>
      <text:p text:style-name="Standard"><text:s text:c="3"/>5.225 | 0 <text:s/>| <text:s text:c="8"/>Comm Error <text:s text:c="8"/>| <text:s text:c="11"/>- <text:s text:c="10"/></text:p>
      <text:p text:style-name="Standard"><text:s text:c="3"/>5.225 | 1 <text:s/>| <text:s text:c="3"/>0.255 <text:s text:c="2"/>-0.923 <text:s text:c="3"/>0.077 | <text:s text:c="2"/>-86.0 <text:s text:c="2"/>-15.1 <text:s text:c="2"/>-58.1</text:p>
      <text:p text:style-name="Standard"><text:s text:c="3"/>5.225 | 2 <text:s/>| <text:s text:c="3"/>0.216 <text:s text:c="3"/>0.927 <text:s text:c="3"/>0.119 | <text:s text:c="3"/>84.7 <text:s text:c="2"/>-13.0 <text:s text:c="2"/>103.8</text:p>
      <text:p text:style-name="Standard"><text:s text:c="3"/>5.225 | 3 <text:s/>| <text:s text:c="3"/>0.977 <text:s text:c="3"/>0.047 <text:s text:c="3"/>0.159 | <text:s text:c="3"/>12.2 <text:s text:c="2"/>-79.2 <text:s text:c="3"/>47.6</text:p>
      <text:p text:style-name="Standard"><text:s text:c="3"/>5.225 | 4 <text:s/>| <text:s text:c="3"/>0.902 <text:s text:c="2"/>-0.102 <text:s text:c="2"/>-0.416 | <text:s/>-163.0 <text:s text:c="2"/>-63.7 <text:s text:c="2"/>122.6</text:p>
      <text:p text:style-name="Standard"><text:s text:c="3"/>5.225 | 5 <text:s/>| <text:s text:c="3"/>0.875 <text:s text:c="2"/>-0.088 <text:s text:c="2"/>-0.571 | <text:s/>-171.2 <text:s text:c="2"/>-57.1 <text:s text:c="2"/>-34.0</text:p>
      <text:p text:style-name="Standard"><text:s text:c="3"/>5.259 | 0 <text:s/>| <text:s text:c="8"/>Comm Error <text:s text:c="8"/>| <text:s text:c="11"/>- <text:s text:c="10"/></text:p>
      <text:p text:style-name="Standard"><text:s text:c="3"/>5.259 | 1 <text:s/>| <text:s text:c="3"/>0.252 <text:s text:c="2"/>-0.955 <text:s text:c="3"/>0.073 | <text:s text:c="2"/>-86.1 <text:s text:c="2"/>-14.7 <text:s text:c="2"/>-58.0</text:p>
      <text:p text:style-name="Standard"><text:s text:c="3"/>5.259 | 2 <text:s/>| <text:s text:c="3"/>0.209 <text:s text:c="3"/>0.963 <text:s text:c="3"/>0.127 | <text:s text:c="3"/>84.6 <text:s text:c="2"/>-12.2 <text:s text:c="2"/>103.8</text:p>
      <text:p text:style-name="Standard"><text:s text:c="3"/>5.259 | 3 <text:s/>| <text:s text:c="3"/>0.995 <text:s text:c="3"/>0.042 <text:s text:c="3"/>0.151 | <text:s text:c="3"/>13.7 <text:s text:c="2"/>-79.4 <text:s text:c="3"/>45.9</text:p>
      <text:p text:style-name="Standard"><text:s text:c="3"/>5.259 | 4 <text:s/>| <text:s text:c="3"/>0.889 <text:s text:c="2"/>-0.140 <text:s text:c="2"/>-0.459 | <text:s/>-162.8 <text:s text:c="2"/>-61.9 <text:s text:c="2"/>122.8</text:p>
      <text:p text:style-name="Standard"><text:s text:c="3"/>5.259 | 5 <text:s/>| <text:s text:c="3"/>0.863 <text:s text:c="2"/>-0.099 <text:s text:c="2"/>-0.583 | <text:s/>-171.4 <text:s text:c="2"/>-54.5 <text:s text:c="2"/>-33.8</text:p>
      <text:p text:style-name="Standard"><text:s text:c="3"/>5.293 | 0 <text:s/>| <text:s text:c="8"/>Comm Error <text:s text:c="8"/>| <text:s text:c="11"/>- <text:s text:c="10"/></text:p>
      <text:p text:style-name="Standard"><text:s text:c="3"/>5.293 | 1 <text:s/>| <text:s text:c="3"/>0.244 <text:s text:c="2"/>-0.953 <text:s text:c="3"/>0.064 | <text:s text:c="2"/>-86.2 <text:s text:c="2"/>-14.5 <text:s text:c="2"/>-57.9</text:p>
      <text:p text:style-name="Standard"><text:s text:c="3"/>5.293 | 2 <text:s/>| <text:s text:c="3"/>0.205 <text:s text:c="3"/>0.979 <text:s text:c="3"/>0.125 | <text:s text:c="3"/>84.5 <text:s text:c="2"/>-11.5 <text:s text:c="2"/>103.7</text:p>
      <text:p text:style-name="Standard"><text:s text:c="3"/>5.293 | 3 <text:s/>| <text:s text:c="3"/>1.001 <text:s text:c="3"/>0.034 <text:s text:c="3"/>0.145 | <text:s text:c="3"/>15.2 <text:s text:c="2"/>-79.9 <text:s text:c="3"/>44.0</text:p>
      <text:p text:style-name="Standard"><text:s text:c="3"/>5.293 | 4 <text:s/>| <text:s text:c="3"/>0.859 <text:s text:c="2"/>-0.143 <text:s text:c="2"/>-0.528 | <text:s/>-162.5 <text:s text:c="2"/>-59.6 <text:s text:c="2"/>123.0</text:p>
      <text:p text:style-name="Standard"><text:s text:c="3"/>5.293 | 5 <text:s/>| <text:s text:c="3"/>0.822 <text:s text:c="2"/>-0.110 <text:s text:c="2"/>-0.670 | <text:s/>-171.5 <text:s text:c="2"/>-52.4 <text:s text:c="2"/>-33.8</text:p>
      <text:p text:style-name="Standard"><text:s text:c="3"/>5.328 | 0 <text:s/>| <text:s text:c="8"/>Comm Error <text:s text:c="8"/>| <text:s text:c="11"/>- <text:s text:c="10"/></text:p>
      <text:p text:style-name="Standard"><text:s text:c="3"/>5.328 | 1 <text:s/>| <text:s text:c="3"/>0.243 <text:s text:c="2"/>-0.963 <text:s text:c="3"/>0.069 | <text:s text:c="2"/>-86.2 <text:s text:c="2"/>-14.3 <text:s text:c="2"/>-57.8</text:p>
      <text:p text:style-name="Standard"><text:s text:c="3"/>5.328 | 2 <text:s/>| <text:s text:c="3"/>0.207 <text:s text:c="3"/>1.008 <text:s text:c="3"/>0.114 | <text:s text:c="3"/>84.5 <text:s text:c="2"/>-10.9 <text:s text:c="2"/>103.2</text:p>
      <text:p text:style-name="Standard"><text:s text:c="3"/>5.328 | 3 <text:s/>| <text:s text:c="3"/>1.025 <text:s text:c="3"/>0.020 <text:s text:c="3"/>0.125 | <text:s text:c="3"/>15.8 <text:s text:c="2"/>-80.2 <text:s text:c="3"/>43.3</text:p>
      <text:p text:style-name="Standard"><text:s text:c="3"/>5.328 | 4 <text:s/>| <text:s text:c="3"/>0.870 <text:s text:c="2"/>-0.176 <text:s text:c="2"/>-0.546 | <text:s/>-162.4 <text:s text:c="2"/>-57.2 <text:s text:c="2"/>123.4</text:p>
      <text:p text:style-name="Standard"><text:s text:c="3"/>5.328 | 5 <text:s/>| <text:s text:c="3"/>0.820 <text:s text:c="2"/>-0.143 <text:s text:c="2"/>-0.668 | <text:s/>-171.5 <text:s text:c="2"/>-50.0 <text:s text:c="2"/>-34.0</text:p>
      <text:p text:style-name="Standard"><text:s text:c="3"/>5.362 | 0 <text:s/>| <text:s text:c="8"/>Comm Error <text:s text:c="8"/>| <text:s text:c="11"/>- <text:s text:c="10"/></text:p>
      <text:p text:style-name="Standard"><text:s text:c="3"/>5.362 | 1 <text:s/>| <text:s text:c="3"/>0.242 <text:s text:c="2"/>-0.986 <text:s text:c="3"/>0.073 | <text:s text:c="2"/>-86.1 <text:s text:c="2"/>-14.0 <text:s text:c="2"/>-57.5</text:p>
      <text:p text:style-name="Standard"><text:s text:c="3"/>5.362 | 2 <text:s/>| <text:s text:c="3"/>0.215 <text:s text:c="3"/>1.036 <text:s text:c="3"/>0.100 | <text:s text:c="3"/>84.4 <text:s text:c="2"/>-10.5 <text:s text:c="2"/>102.8</text:p>
      <text:p text:style-name="Standard"><text:s text:c="3"/>5.362 | 3 <text:s/>| <text:s text:c="3"/>1.048 <text:s text:c="3"/>0.013 <text:s text:c="3"/>0.104 | <text:s text:c="3"/>16.4 <text:s text:c="2"/>-80.9 <text:s text:c="3"/>42.0</text:p>
      <text:p text:style-name="Standard"><text:s text:c="3"/>5.362 | 4 <text:s/>| <text:s text:c="3"/>0.851 <text:s text:c="2"/>-0.232 <text:s text:c="2"/>-0.563 | <text:s/>-161.8 <text:s text:c="2"/>-55.5 <text:s text:c="2"/>123.2</text:p>
      <text:p text:style-name="Standard"><text:s text:c="3"/>5.362 | 5 <text:s/>| <text:s text:c="3"/>0.827 <text:s text:c="2"/>-0.125 <text:s text:c="2"/>-0.670 | <text:s/>-171.9 <text:s text:c="2"/>-48.7 <text:s text:c="2"/>-33.8</text:p>
      <text:p text:style-name="Standard"><text:s text:c="3"/>5.396 | 0 <text:s/>| <text:s text:c="8"/>Comm Error <text:s text:c="8"/>| <text:s text:c="11"/>- <text:s text:c="10"/></text:p>
      <text:p text:style-name="Standard"><text:s text:c="3"/>5.396 | 1 <text:s/>| <text:s text:c="3"/>0.236 <text:s text:c="2"/>-0.987 <text:s text:c="3"/>0.061 | <text:s text:c="2"/>-86.2 <text:s text:c="2"/>-13.7 <text:s text:c="2"/>-57.3</text:p>
      <text:p text:style-name="Standard"><text:s text:c="3"/>5.396 | 2 <text:s/>| <text:s text:c="3"/>0.197 <text:s text:c="3"/>1.040 <text:s text:c="3"/>0.078 | <text:s text:c="3"/>84.5 <text:s text:c="2"/>-10.2 <text:s text:c="2"/>102.3</text:p>
      <text:p text:style-name="Standard"><text:s text:c="3"/>5.396 | 3 <text:s/>| <text:s text:c="3"/>1.050 <text:s text:c="3"/>0.013 <text:s text:c="3"/>0.063 | <text:s text:c="3"/>18.1 <text:s text:c="2"/>-81.9 <text:s text:c="3"/>40.2</text:p>
      <text:p text:style-name="Standard"><text:s text:c="3"/>5.396 | 4 <text:s/>| <text:s text:c="3"/>0.860 <text:s text:c="2"/>-0.233 <text:s text:c="2"/>-0.594 | <text:s/>-161.1 <text:s text:c="2"/>-53.5 <text:s text:c="2"/>123.3</text:p>
      <text:p text:style-name="Standard"><text:s text:c="3"/>5.396 | 5 <text:s/>| <text:s text:c="3"/>0.736 <text:s text:c="2"/>-0.077 <text:s text:c="2"/>-0.735 | <text:s/>-172.7 <text:s text:c="2"/>-47.1 <text:s text:c="2"/>-33.4</text:p>
      <text:p text:style-name="Standard"><text:s text:c="3"/>5.430 | 0 <text:s/>| <text:s text:c="8"/>Comm Error <text:s text:c="8"/>| <text:s text:c="11"/>- <text:s text:c="10"/></text:p>
      <text:p text:style-name="Standard"><text:s text:c="3"/>5.430 | 1 <text:s/>| <text:s text:c="3"/>0.229 <text:s text:c="2"/>-0.996 <text:s text:c="3"/>0.054 | <text:s text:c="2"/>-86.3 <text:s text:c="2"/>-13.2 <text:s text:c="2"/>-56.8</text:p>
      <text:p text:style-name="Standard"><text:s text:c="3"/>5.430 | 2 <text:s/>| <text:s text:c="3"/>0.198 <text:s text:c="3"/>1.062 <text:s text:c="2"/>-0.011 | <text:s text:c="3"/>85.1 <text:s text:c="3"/>-9.8 <text:s text:c="2"/>101.4</text:p>
      <text:p text:style-name="Standard"><text:s text:c="3"/>5.430 | 3 <text:s/>| <text:s text:c="3"/>1.043 <text:s text:c="3"/>0.018 <text:s text:c="3"/>0.061 | <text:s text:c="3"/>20.2 <text:s text:c="2"/>-82.7 <text:s text:c="3"/>37.7</text:p>
      <text:p text:style-name="Standard"><text:s text:c="3"/>5.430 | 4 <text:s/>| <text:s text:c="3"/>0.847 <text:s text:c="2"/>-0.182 <text:s text:c="2"/>-0.620 | <text:s/>-161.2 <text:s text:c="2"/>-52.3 <text:s text:c="2"/>123.9</text:p>
      <text:p text:style-name="Standard"><text:s text:c="3"/>5.430 | 5 <text:s/>| <text:s text:c="3"/>0.817 <text:s text:c="2"/>-0.104 <text:s text:c="2"/>-0.727 | <text:s/>-173.5 <text:s text:c="2"/>-45.4 <text:s text:c="2"/>-33.0</text:p>
      <text:p text:style-name="Standard"><text:s text:c="3"/>5.464 | 0 <text:s/>| <text:s text:c="8"/>Comm Error <text:s text:c="8"/>| <text:s text:c="11"/>- <text:s text:c="10"/></text:p>
      <text:p text:style-name="Standard"><text:s text:c="3"/>5.464 | 1 <text:s/>| <text:s text:c="3"/>0.225 <text:s text:c="2"/>-1.006 <text:s text:c="3"/>0.063 | <text:s text:c="2"/>-86.3 <text:s text:c="2"/>-12.9 <text:s text:c="2"/>-56.4</text:p>
      <text:p text:style-name="Standard"><text:s text:c="3"/>5.464 | 2 <text:s/>| <text:s text:c="3"/>0.205 <text:s text:c="3"/>1.043 <text:s text:c="2"/>-0.061 | <text:s text:c="3"/>85.9 <text:s text:c="3"/>-9.7 <text:s text:c="2"/>100.6</text:p>
      <text:p text:style-name="Standard"><text:soft-page-break/><text:s text:c="3"/>5.464 | 3 <text:s/>| <text:s text:c="3"/>1.071 <text:s text:c="3"/>0.040 <text:s text:c="3"/>0.018 | <text:s text:c="3"/>28.0 <text:s text:c="2"/>-83.7 <text:s text:c="3"/>29.0</text:p>
      <text:p text:style-name="Standard"><text:s text:c="3"/>5.464 | 4 <text:s/>| <text:s text:c="3"/>0.733 <text:s text:c="2"/>-0.181 <text:s text:c="2"/>-0.651 | <text:s/>-162.2 <text:s text:c="2"/>-50.5 <text:s text:c="2"/>125.1</text:p>
      <text:p text:style-name="Standard"><text:s text:c="3"/>5.464 | 5 <text:s/>| <text:s text:c="3"/>0.743 <text:s text:c="2"/>-0.117 <text:s text:c="2"/>-0.740 | <text:s/>-173.6 <text:s text:c="2"/>-44.5 <text:s text:c="2"/>-32.9</text:p>
      <text:p text:style-name="Standard"><text:s text:c="3"/>5.499 | 0 <text:s/>| <text:s text:c="8"/>Comm Error <text:s text:c="8"/>| <text:s text:c="11"/>- <text:s text:c="10"/></text:p>
      <text:p text:style-name="Standard"><text:s text:c="3"/>5.499 | 1 <text:s/>| <text:s text:c="3"/>0.220 <text:s text:c="2"/>-1.017 <text:s text:c="3"/>0.063 | <text:s text:c="2"/>-86.3 <text:s text:c="2"/>-12.4 <text:s text:c="2"/>-55.8</text:p>
      <text:p text:style-name="Standard"><text:s text:c="3"/>5.499 | 2 <text:s/>| <text:s text:c="3"/>0.214 <text:s text:c="3"/>1.058 <text:s text:c="2"/>-0.078 | <text:s text:c="3"/>87.1 <text:s text:c="3"/>-9.6 <text:s text:c="3"/>99.6</text:p>
      <text:p text:style-name="Standard"><text:s text:c="3"/>5.499 | 3 <text:s/>| <text:s text:c="3"/>1.126 <text:s text:c="3"/>0.046 <text:s text:c="3"/>0.042 | <text:s text:c="3"/>38.7 <text:s text:c="2"/>-84.2 <text:s text:c="3"/>17.6</text:p>
      <text:p text:style-name="Standard"><text:s text:c="3"/>5.499 | 4 <text:s/>| <text:s text:c="3"/>0.889 <text:s text:c="2"/>-0.132 <text:s text:c="2"/>-0.655 | <text:s/>-163.1 <text:s text:c="2"/>-49.8 <text:s text:c="2"/>126.0</text:p>
      <text:p text:style-name="Standard"><text:s text:c="3"/>5.499 | 5 <text:s/>| <text:s text:c="3"/>0.619 <text:s text:c="2"/>-0.086 <text:s text:c="2"/>-0.782 | <text:s/>-173.9 <text:s text:c="2"/>-42.3 <text:s text:c="2"/>-32.6</text:p>
      <text:p text:style-name="Standard"><text:s text:c="3"/>5.533 | 0 <text:s/>| <text:s text:c="8"/>Comm Error <text:s text:c="8"/>| <text:s text:c="11"/>- <text:s text:c="10"/></text:p>
      <text:p text:style-name="Standard"><text:s text:c="3"/>5.533 | 1 <text:s/>| <text:s text:c="3"/>0.222 <text:s text:c="2"/>-1.080 <text:s text:c="3"/>0.063 | <text:s text:c="2"/>-86.4 <text:s text:c="2"/>-12.0 <text:s text:c="2"/>-55.3</text:p>
      <text:p text:style-name="Standard"><text:s text:c="3"/>5.533 | 2 <text:s/>| <text:s text:c="3"/>0.196 <text:s text:c="3"/>1.108 <text:s text:c="2"/>-0.005 | <text:s text:c="3"/>87.4 <text:s text:c="3"/>-9.3 <text:s text:c="3"/>99.2</text:p>
      <text:p text:style-name="Standard"><text:s text:c="3"/>5.533 | 3 <text:s/>| <text:s text:c="3"/>1.161 <text:s text:c="3"/>0.050 <text:s text:c="3"/>0.041 | <text:s text:c="3"/>56.6 <text:s text:c="2"/>-84.6 <text:s text:c="3"/>-0.4</text:p>
      <text:p text:style-name="Standard"><text:s text:c="3"/>5.533 | 4 <text:s/>| <text:s text:c="3"/>0.813 <text:s text:c="2"/>-0.123 <text:s text:c="2"/>-0.663 | <text:s/>-164.2 <text:s text:c="2"/>-49.4 <text:s text:c="2"/>127.1</text:p>
      <text:p text:style-name="Standard"><text:s text:c="3"/>5.533 | 5 <text:s/>| <text:s text:c="3"/>0.859 <text:s text:c="2"/>-0.128 <text:s text:c="2"/>-0.785 | <text:s/>-174.1 <text:s text:c="2"/>-41.7 <text:s text:c="2"/>-32.4</text:p>
      <text:p text:style-name="Standard"><text:s text:c="3"/>5.567 | 0 <text:s/>| <text:s text:c="8"/>Comm Error <text:s text:c="8"/>| <text:s text:c="11"/>- <text:s text:c="10"/></text:p>
      <text:p text:style-name="Standard"><text:s text:c="3"/>5.567 | 1 <text:s/>| <text:s text:c="3"/>0.209 <text:s text:c="2"/>-1.100 <text:s text:c="3"/>0.055 | <text:s text:c="2"/>-86.5 <text:s text:c="2"/>-11.5 <text:s text:c="2"/>-54.9</text:p>
      <text:p text:style-name="Standard"><text:s text:c="3"/>5.567 | 2 <text:s/>| <text:s text:c="3"/>0.181 <text:s text:c="3"/>1.099 <text:s text:c="3"/>0.031 | <text:s text:c="3"/>87.4 <text:s text:c="3"/>-9.0 <text:s text:c="3"/>99.1</text:p>
      <text:p text:style-name="Standard"><text:s text:c="3"/>5.567 | 3 <text:s/>| <text:s text:c="3"/>1.156 <text:s text:c="3"/>0.039 <text:s text:c="3"/>0.025 | <text:s text:c="3"/>74.6 <text:s text:c="2"/>-84.7 <text:s text:c="2"/>-17.9</text:p>
      <text:p text:style-name="Standard"><text:s text:c="3"/>5.567 | 4 <text:s/>| <text:s text:c="3"/>0.765 <text:s text:c="2"/>-0.190 <text:s text:c="2"/>-0.670 | <text:s/>-164.9 <text:s text:c="2"/>-48.1 <text:s text:c="2"/>127.7</text:p>
      <text:p text:style-name="Standard"><text:s text:c="3"/>5.567 | 5 <text:s/>| <text:s text:c="3"/>0.736 <text:s text:c="2"/>-0.107 <text:s text:c="2"/>-0.771 | <text:s/>-174.0 <text:s text:c="2"/>-41.5 <text:s text:c="2"/>-32.2</text:p>
      <text:p text:style-name="Standard"><text:s text:c="3"/>5.600 | 0 <text:s/>| <text:s text:c="8"/>Comm Error <text:s text:c="8"/>| <text:s text:c="11"/>- <text:s text:c="10"/></text:p>
      <text:p text:style-name="Standard"><text:s text:c="3"/>5.600 | 1 <text:s/>| <text:s text:c="3"/>0.199 <text:s text:c="2"/>-1.095 <text:s text:c="3"/>0.040 | <text:s text:c="2"/>-86.6 <text:s text:c="2"/>-11.0 <text:s text:c="2"/>-54.4</text:p>
      <text:p text:style-name="Standard"><text:s text:c="3"/>5.600 | 2 <text:s/>| <text:s text:c="3"/>0.175 <text:s text:c="3"/>1.129 <text:s text:c="3"/>0.084 | <text:s text:c="3"/>87.1 <text:s text:c="3"/>-8.5 <text:s text:c="3"/>99.4</text:p>
      <text:p text:style-name="Standard"><text:s text:c="3"/>5.600 | 3 <text:s/>| <text:s text:c="3"/>1.164 <text:s text:c="3"/>0.035 <text:s text:c="3"/>0.045 | <text:s text:c="3"/>89.3 <text:s text:c="2"/>-84.7 <text:s text:c="2"/>-35.5</text:p>
      <text:p text:style-name="Standard"><text:s text:c="3"/>5.600 | 4 <text:s/>| <text:s text:c="3"/>0.887 <text:s text:c="2"/>-0.183 <text:s text:c="2"/>-0.652 | <text:s/>-164.6 <text:s text:c="2"/>-48.1 <text:s text:c="2"/>127.8</text:p>
      <text:p text:style-name="Standard"><text:s text:c="3"/>5.600 | 5 <text:s/>| <text:s text:c="3"/>0.646 <text:s text:c="3"/>0.013 <text:s text:c="2"/>-0.804 | <text:s/>-175.7 <text:s text:c="2"/>-40.1 <text:s text:c="2"/>-31.2</text:p>
      <text:p text:style-name="Standard"><text:s text:c="3"/>5.635 | 0 <text:s/>| <text:s text:c="8"/>Comm Error <text:s text:c="8"/>| <text:s text:c="11"/>- <text:s text:c="10"/></text:p>
      <text:p text:style-name="Standard"><text:s text:c="3"/>5.635 | 1 <text:s/>| <text:s text:c="3"/>0.185 <text:s text:c="2"/>-1.110 <text:s text:c="3"/>0.051 | <text:s text:c="2"/>-86.6 <text:s text:c="2"/>-10.5 <text:s text:c="2"/>-54.0</text:p>
      <text:p text:style-name="Standard"><text:s text:c="3"/>5.635 | 2 <text:s/>| <text:s text:c="3"/>0.160 <text:s text:c="3"/>1.112 <text:s text:c="3"/>0.106 | <text:s text:c="3"/>86.6 <text:s text:c="3"/>-8.2 <text:s text:c="3"/>99.6</text:p>
      <text:p text:style-name="Standard"><text:s text:c="3"/>5.635 | 3 <text:s/>| <text:s text:c="3"/>1.180 <text:s text:c="3"/>0.076 <text:s text:c="3"/>0.038 | <text:s text:c="2"/>102.5 <text:s text:c="2"/>-84.6 <text:s text:c="2"/>-44.0</text:p>
      <text:p text:style-name="Standard"><text:s text:c="3"/>5.635 | 4 <text:s/>| <text:s text:c="3"/>0.752 <text:s text:c="2"/>-0.203 <text:s text:c="2"/>-0.644 | <text:s/>-164.6 <text:s text:c="2"/>-47.5 <text:s text:c="2"/>127.9</text:p>
      <text:p text:style-name="Standard"><text:s text:c="3"/>5.635 | 5 <text:s/>| <text:s text:c="3"/>0.762 <text:s text:c="2"/>-0.108 <text:s text:c="2"/>-0.810 | <text:s/>-176.0 <text:s text:c="2"/>-39.9 <text:s text:c="2"/>-31.1</text:p>
      <text:p text:style-name="Standard"><text:s text:c="3"/>5.670 | 0 <text:s/>| <text:s text:c="8"/>Comm Error <text:s text:c="8"/>| <text:s text:c="11"/>- <text:s text:c="10"/></text:p>
      <text:p text:style-name="Standard"><text:s text:c="3"/>5.670 | 1 <text:s/>| <text:s text:c="3"/>0.190 <text:s text:c="2"/>-1.109 <text:s text:c="3"/>0.042 | <text:s text:c="2"/>-86.6 <text:s text:c="2"/>-10.1 <text:s text:c="2"/>-53.3</text:p>
      <text:p text:style-name="Standard"><text:s text:c="3"/>5.670 | 2 <text:s/>| <text:s text:c="3"/>0.171 <text:s text:c="3"/>0.989 <text:s text:c="3"/>0.174 | <text:s text:c="3"/>87.2 <text:s text:c="3"/>-7.9 <text:s text:c="2"/>100.0</text:p>
      <text:p text:style-name="Standard"><text:s text:c="3"/>5.670 | 3 <text:s/>| <text:s text:c="3"/>1.172 <text:s text:c="3"/>0.083 <text:s text:c="3"/>0.001 | <text:s text:c="2"/>111.1 <text:s text:c="2"/>-84.4 <text:s text:c="2"/>-51.9</text:p>
      <text:p text:style-name="Standard"><text:s text:c="3"/>5.670 | 4 <text:s/>| <text:s text:c="3"/>0.732 <text:s text:c="2"/>-0.195 <text:s text:c="2"/>-0.653 | <text:s/>-164.5 <text:s text:c="2"/>-46.8 <text:s text:c="2"/>128.1</text:p>
      <text:p text:style-name="Standard"><text:s text:c="3"/>5.670 | 5 <text:s/>| <text:s text:c="3"/>0.632 <text:s text:c="2"/>-0.020 <text:s text:c="2"/>-0.799 | <text:s/>-175.9 <text:s text:c="2"/>-39.6 <text:s text:c="2"/>-31.0</text:p>
      <text:p text:style-name="Standard"><text:s text:c="3"/>5.704 | 0 <text:s/>| <text:s text:c="8"/>Comm Error <text:s text:c="8"/>| <text:s text:c="11"/>- <text:s text:c="10"/></text:p>
      <text:p text:style-name="Standard"><text:s text:c="3"/>5.704 | 1 <text:s/>| <text:s text:c="3"/>0.191 <text:s text:c="2"/>-1.114 <text:s text:c="3"/>0.029 | <text:s text:c="2"/>-86.7 <text:s text:c="3"/>-9.9 <text:s text:c="2"/>-52.9</text:p>
      <text:p text:style-name="Standard"><text:s text:c="3"/>5.704 | 2 <text:s/>| <text:s text:c="3"/>0.141 <text:s text:c="3"/>1.130 <text:s text:c="3"/>0.098 | <text:s text:c="3"/>87.1 <text:s text:c="3"/>-7.6 <text:s text:c="2"/>100.0</text:p>
      <text:p text:style-name="Standard"><text:s text:c="3"/>5.704 | 3 <text:s/>| <text:s text:c="3"/>1.189 <text:s text:c="3"/>0.053 <text:s text:c="3"/>0.002 | <text:s text:c="2"/>124.1 <text:s text:c="2"/>-84.1 <text:s text:c="2"/>-64.1</text:p>
      <text:p text:style-name="Standard"><text:s text:c="3"/>5.704 | 4 <text:s/>| <text:s text:c="3"/>0.799 <text:s text:c="2"/>-0.156 <text:s text:c="2"/>-0.662 | <text:s/>-165.1 <text:s text:c="2"/>-46.9 <text:s text:c="2"/>128.9</text:p>
      <text:p text:style-name="Standard"><text:s text:c="3"/>5.704 | 5 <text:s/>| <text:s text:c="3"/>0.640 <text:s text:c="2"/>-0.052 <text:s text:c="2"/>-0.804 | <text:s/>-176.3 <text:s text:c="2"/>-39.1 <text:s text:c="2"/>-30.7</text:p>
      <text:p text:style-name="Standard"><text:s text:c="3"/>5.738 | 0 <text:s/>| <text:s text:c="8"/>Comm Error <text:s text:c="8"/>| <text:s text:c="11"/>- <text:s text:c="10"/></text:p>
      <text:p text:style-name="Standard"><text:s text:c="3"/>5.738 | 1 <text:s/>| <text:s text:c="3"/>0.189 <text:s text:c="2"/>-1.131 <text:s text:c="3"/>0.029 | <text:s text:c="2"/>-86.8 <text:s text:c="3"/>-9.7 <text:s text:c="2"/>-52.4</text:p>
      <text:p text:style-name="Standard"><text:s text:c="3"/>5.738 | 2 <text:s/>| <text:s text:c="3"/>0.150 <text:s text:c="3"/>1.159 <text:s text:c="3"/>0.096 | <text:s text:c="3"/>86.8 <text:s text:c="3"/>-7.4 <text:s text:c="3"/>99.8</text:p>
      <text:p text:style-name="Standard"><text:s text:c="3"/>5.738 | 3 <text:s/>| <text:s text:c="3"/>1.206 <text:s text:c="3"/>0.039 <text:s text:c="2"/>-0.012 | <text:s text:c="2"/>130.5 <text:s text:c="2"/>-84.1 <text:s text:c="2"/>-70.2</text:p>
      <text:p text:style-name="Standard"><text:soft-page-break/><text:s text:c="3"/>5.738 | 4 <text:s/>| <text:s text:c="3"/>0.718 <text:s text:c="2"/>-0.142 <text:s text:c="2"/>-0.691 | <text:s/>-165.7 <text:s text:c="2"/>-46.5 <text:s text:c="2"/>129.5</text:p>
      <text:p text:style-name="Standard"><text:s text:c="3"/>5.738 | 5 <text:s/>| <text:s text:c="3"/>0.686 <text:s text:c="2"/>-0.084 <text:s text:c="2"/>-0.799 | <text:s/>-176.2 <text:s text:c="2"/>-39.0 <text:s text:c="2"/>-30.6</text:p>
      <text:p text:style-name="Standard"><text:s text:c="3"/>5.772 | 0 <text:s/>| <text:s text:c="8"/>Comm Error <text:s text:c="8"/>| <text:s text:c="11"/>- <text:s text:c="10"/></text:p>
      <text:p text:style-name="Standard"><text:s text:c="3"/>5.772 | 1 <text:s/>| <text:s text:c="3"/>0.192 <text:s text:c="2"/>-1.141 <text:s text:c="3"/>0.028 | <text:s text:c="2"/>-86.8 <text:s text:c="3"/>-9.5 <text:s text:c="2"/>-52.2</text:p>
      <text:p text:style-name="Standard"><text:s text:c="3"/>5.772 | 2 <text:s/>| <text:s text:c="3"/>0.132 <text:s text:c="3"/>1.197 <text:s text:c="3"/>0.064 | <text:s text:c="3"/>86.7 <text:s text:c="3"/>-7.2 <text:s text:c="3"/>99.3</text:p>
      <text:p text:style-name="Standard"><text:s text:c="3"/>5.772 | 3 <text:s/>| <text:s text:c="3"/>1.208 <text:s text:c="3"/>0.034 <text:s text:c="2"/>-0.042 | <text:s text:c="2"/>139.9 <text:s text:c="2"/>-83.9 <text:s text:c="2"/>-79.2</text:p>
      <text:p text:style-name="Standard"><text:s text:c="3"/>5.772 | 4 <text:s/>| <text:s text:c="3"/>0.810 <text:s text:c="2"/>-0.103 <text:s text:c="2"/>-0.688 | <text:s/>-166.6 <text:s text:c="2"/>-46.9 <text:s text:c="2"/>130.5</text:p>
      <text:p text:style-name="Standard"><text:s text:c="3"/>5.772 | 5 <text:s/>| <text:s text:c="3"/>0.655 <text:s text:c="2"/>-0.028 <text:s text:c="2"/>-0.793 | <text:s/>-176.6 <text:s text:c="2"/>-39.0 <text:s text:c="2"/>-30.2</text:p>
      <text:p text:style-name="Standard"><text:s text:c="3"/>5.807 | 0 <text:s/>| <text:s text:c="8"/>Comm Error <text:s text:c="8"/>| <text:s text:c="11"/>- <text:s text:c="10"/></text:p>
      <text:p text:style-name="Standard"><text:s text:c="3"/>5.807 | 1 <text:s/>| <text:s text:c="3"/>0.193 <text:s text:c="2"/>-1.137 <text:s text:c="3"/>0.039 | <text:s text:c="2"/>-86.9 <text:s text:c="3"/>-9.4 <text:s text:c="2"/>-52.1</text:p>
      <text:p text:style-name="Standard"><text:s text:c="3"/>5.807 | 2 <text:s/>| <text:s text:c="3"/>0.137 <text:s text:c="3"/>1.207 <text:s text:c="3"/>0.023 | <text:s text:c="3"/>87.1 <text:s text:c="3"/>-7.2 <text:s text:c="3"/>98.9</text:p>
      <text:p text:style-name="Standard"><text:s text:c="3"/>5.807 | 3 <text:s/>| <text:s text:c="3"/>1.167 <text:s text:c="3"/>0.070 <text:s text:c="2"/>-0.070 | <text:s text:c="2"/>143.9 <text:s text:c="2"/>-83.7 <text:s text:c="2"/>-82.9</text:p>
      <text:p text:style-name="Standard"><text:s text:c="3"/>5.807 | 4 <text:s/>| <text:s text:c="3"/>0.705 <text:s text:c="2"/>-0.134 <text:s text:c="2"/>-0.705 | <text:s/>-167.4 <text:s text:c="2"/>-46.6 <text:s text:c="2"/>130.9</text:p>
      <text:p text:style-name="Standard"><text:s text:c="3"/>5.807 | 5 <text:s/>| <text:s text:c="3"/>0.663 <text:s text:c="2"/>-0.039 <text:s text:c="2"/>-0.819 | <text:s/>-177.0 <text:s text:c="2"/>-39.0 <text:s text:c="2"/>-29.8</text:p>
      <text:p text:style-name="Standard"><text:s text:c="3"/>5.841 | 0 <text:s/>| <text:s text:c="8"/>Comm Error <text:s text:c="8"/>| <text:s text:c="11"/>- <text:s text:c="10"/></text:p>
      <text:p text:style-name="Standard"><text:s text:c="3"/>5.841 | 1 <text:s/>| <text:s text:c="3"/>0.205 <text:s text:c="2"/>-1.168 <text:s text:c="3"/>0.049 | <text:s text:c="2"/>-86.8 <text:s text:c="3"/>-9.4 <text:s text:c="2"/>-52.0</text:p>
      <text:p text:style-name="Standard"><text:s text:c="3"/>5.841 | 2 <text:s/>| <text:s text:c="3"/>0.127 <text:s text:c="3"/>1.211 <text:s text:c="3"/>0.006 | <text:s text:c="3"/>87.7 <text:s text:c="3"/>-7.1 <text:s text:c="3"/>98.6</text:p>
      <text:p text:style-name="Standard"><text:s text:c="3"/>5.841 | 3 <text:s/>| <text:s text:c="3"/>1.171 <text:s text:c="3"/>0.066 <text:s text:c="2"/>-0.104 | <text:s text:c="2"/>145.0 <text:s text:c="2"/>-83.4 <text:s text:c="2"/>-83.9</text:p>
      <text:p text:style-name="Standard"><text:s text:c="3"/>5.841 | 4 <text:s/>| <text:s text:c="3"/>0.773 <text:s text:c="2"/>-0.140 <text:s text:c="2"/>-0.696 | <text:s/>-167.5 <text:s text:c="2"/>-46.7 <text:s text:c="2"/>130.9</text:p>
      <text:p text:style-name="Standard"><text:s text:c="3"/>5.841 | 5 <text:s/>| <text:s text:c="3"/>0.693 <text:s text:c="2"/>-0.015 <text:s text:c="2"/>-0.814 | <text:s/>-177.3 <text:s text:c="2"/>-39.3 <text:s text:c="2"/>-29.6</text:p>
      <text:p text:style-name="Standard"><text:s text:c="3"/>5.875 | 0 <text:s/>| <text:s text:c="8"/>Comm Error <text:s text:c="8"/>| <text:s text:c="11"/>- <text:s text:c="10"/></text:p>
      <text:p text:style-name="Standard"><text:s text:c="3"/>5.875 | 1 <text:s/>| <text:s text:c="3"/>0.231 <text:s text:c="2"/>-1.206 <text:s text:c="3"/>0.033 | <text:s text:c="2"/>-86.9 <text:s text:c="3"/>-9.4 <text:s text:c="2"/>-51.9</text:p>
      <text:p text:style-name="Standard"><text:s text:c="3"/>5.875 | 2 <text:s/>| <text:s text:c="3"/>0.145 <text:s text:c="3"/>1.211 <text:s text:c="3"/>0.009 | <text:s text:c="3"/>88.1 <text:s text:c="3"/>-7.2 <text:s text:c="3"/>98.6</text:p>
      <text:p text:style-name="Standard"><text:s text:c="3"/>5.875 | 3 <text:s/>| <text:s text:c="3"/>1.212 <text:s text:c="3"/>0.065 <text:s text:c="2"/>-0.100 | <text:s text:c="2"/>143.9 <text:s text:c="2"/>-83.4 <text:s text:c="2"/>-82.7</text:p>
      <text:p text:style-name="Standard"><text:s text:c="3"/>5.875 | 4 <text:s/>| <text:s text:c="3"/>0.768 <text:s text:c="2"/>-0.141 <text:s text:c="2"/>-0.701 | <text:s/>-167.7 <text:s text:c="2"/>-47.1 <text:s text:c="2"/>131.1</text:p>
      <text:p text:style-name="Standard"><text:s text:c="3"/>5.875 | 5 <text:s/>| <text:s text:c="3"/>0.674 <text:s text:c="2"/>-0.026 <text:s text:c="2"/>-0.825 | <text:s/>-177.4 <text:s text:c="2"/>-39.5 <text:s text:c="2"/>-29.5</text:p>
      <text:p text:style-name="Standard"><text:s text:c="3"/>5.909 | 0 <text:s/>| <text:s text:c="8"/>Comm Error <text:s text:c="8"/>| <text:s text:c="11"/>- <text:s text:c="10"/></text:p>
      <text:p text:style-name="Standard"><text:s text:c="3"/>5.909 | 1 <text:s/>| <text:s text:c="3"/>0.226 <text:s text:c="2"/>-1.204 <text:s text:c="3"/>0.026 | <text:s text:c="2"/>-87.2 <text:s text:c="3"/>-9.6 <text:s text:c="2"/>-51.8</text:p>
      <text:p text:style-name="Standard"><text:s text:c="3"/>5.909 | 2 <text:s/>| <text:s text:c="3"/>0.139 <text:s text:c="3"/>1.194 <text:s text:c="3"/>0.027 | <text:s text:c="3"/>88.3 <text:s text:c="3"/>-7.3 <text:s text:c="3"/>99.0</text:p>
      <text:p text:style-name="Standard"><text:s text:c="3"/>5.909 | 3 <text:s/>| <text:s text:c="3"/>1.217 <text:s text:c="3"/>0.058 <text:s text:c="2"/>-0.072 | <text:s text:c="2"/>139.1 <text:s text:c="2"/>-83.7 <text:s text:c="2"/>-78.0</text:p>
      <text:p text:style-name="Standard"><text:s text:c="3"/>5.909 | 4 <text:s/>| <text:s text:c="3"/>0.748 <text:s text:c="2"/>-0.168 <text:s text:c="2"/>-0.696 | <text:s/>-167.4 <text:s text:c="2"/>-47.3 <text:s text:c="2"/>130.8</text:p>
      <text:p text:style-name="Standard"><text:s text:c="3"/>5.909 | 5 <text:s/>| <text:s text:c="3"/>0.686 <text:s text:c="2"/>-0.028 <text:s text:c="2"/>-0.831 | <text:s/>-177.6 <text:s text:c="2"/>-40.0 <text:s text:c="2"/>-29.4</text:p>
      <text:p text:style-name="Standard"><text:s text:c="3"/>5.943 | 0 <text:s/>| <text:s text:c="8"/>Comm Error <text:s text:c="8"/>| <text:s text:c="11"/>- <text:s text:c="10"/></text:p>
      <text:p text:style-name="Standard"><text:s text:c="3"/>5.943 | 1 <text:s/>| <text:s text:c="3"/>0.230 <text:s text:c="2"/>-1.224 <text:s text:c="3"/>0.039 | <text:s text:c="2"/>-87.4 <text:s text:c="3"/>-9.9 <text:s text:c="2"/>-51.8</text:p>
      <text:p text:style-name="Standard"><text:s text:c="3"/>5.943 | 2 <text:s/>| <text:s text:c="3"/>0.150 <text:s text:c="3"/>1.217 <text:s text:c="3"/>0.045 | <text:s text:c="3"/>88.4 <text:s text:c="3"/>-7.3 <text:s text:c="3"/>99.5</text:p>
      <text:p text:style-name="Standard"><text:s text:c="3"/>5.943 | 3 <text:s/>| <text:s text:c="3"/>1.255 <text:s text:c="3"/>0.069 <text:s text:c="2"/>-0.062 | <text:s text:c="2"/>128.4 <text:s text:c="2"/>-84.1 <text:s text:c="2"/>-67.7</text:p>
      <text:p text:style-name="Standard"><text:s text:c="3"/>5.943 | 4 <text:s/>| <text:s text:c="3"/>0.825 <text:s text:c="2"/>-0.141 <text:s text:c="2"/>-0.698 | <text:s/>-167.2 <text:s text:c="2"/>-48.1 <text:s text:c="2"/>130.6</text:p>
      <text:p text:style-name="Standard"><text:s text:c="3"/>5.943 | 5 <text:s/>| <text:s text:c="3"/>0.709 <text:s text:c="2"/>-0.054 <text:s text:c="2"/>-0.834 | <text:s/>-177.4 <text:s text:c="2"/>-40.6 <text:s text:c="2"/>-29.6</text:p>
      <text:p text:style-name="Standard"><text:s text:c="3"/>5.978 | 0 <text:s/>| <text:s text:c="8"/>Comm Error <text:s text:c="8"/>| <text:s text:c="11"/>- <text:s text:c="10"/></text:p>
      <text:p text:style-name="Standard"><text:s text:c="3"/>5.978 | 1 <text:s/>| <text:s text:c="3"/>0.221 <text:s text:c="2"/>-1.229 <text:s text:c="3"/>0.049 | <text:s text:c="2"/>-87.5 <text:s text:c="2"/>-10.1 <text:s text:c="2"/>-51.8</text:p>
      <text:p text:style-name="Standard"><text:s text:c="3"/>5.978 | 2 <text:s/>| <text:s text:c="3"/>0.158 <text:s text:c="3"/>1.217 <text:s text:c="3"/>0.052 | <text:s text:c="3"/>88.4 <text:s text:c="3"/>-7.4 <text:s text:c="3"/>99.9</text:p>
      <text:p text:style-name="Standard"><text:s text:c="3"/>5.978 | 3 <text:s/>| <text:s text:c="3"/>1.273 <text:s text:c="3"/>0.070 <text:s text:c="2"/>-0.047 | <text:s text:c="2"/>116.4 <text:s text:c="2"/>-84.3 <text:s text:c="2"/>-56.3</text:p>
      <text:p text:style-name="Standard"><text:s text:c="3"/>5.978 | 4 <text:s/>| <text:s text:c="3"/>0.777 <text:s text:c="2"/>-0.182 <text:s text:c="2"/>-0.695 | <text:s/>-166.7 <text:s text:c="2"/>-48.7 <text:s text:c="2"/>130.3</text:p>
      <text:p text:style-name="Standard"><text:s text:c="3"/>5.978 | 5 <text:s/>| <text:s text:c="3"/>0.679 <text:s text:c="2"/>-0.026 <text:s text:c="2"/>-0.832 | <text:s/>-177.2 <text:s text:c="2"/>-41.4 <text:s text:c="2"/>-29.9</text:p>
      <text:p text:style-name="Standard"><text:s text:c="3"/>6.012 | 0 <text:s/>| <text:s text:c="8"/>Comm Error <text:s text:c="8"/>| <text:s text:c="11"/>- <text:s text:c="10"/></text:p>
      <text:p text:style-name="Standard"><text:s text:c="3"/>6.012 | 1 <text:s/>| <text:s text:c="3"/>0.208 <text:s text:c="2"/>-1.210 <text:s text:c="3"/>0.058 | <text:s text:c="2"/>-87.5 <text:s text:c="2"/>-10.3 <text:s text:c="2"/>-51.9</text:p>
      <text:p text:style-name="Standard"><text:s text:c="3"/>6.012 | 2 <text:s/>| <text:s text:c="3"/>0.172 <text:s text:c="3"/>1.221 <text:s text:c="3"/>0.054 | <text:s text:c="3"/>88.2 <text:s text:c="3"/>-7.5 <text:s text:c="2"/>100.3</text:p>
      <text:p text:style-name="Standard"><text:s text:c="3"/>6.012 | 3 <text:s/>| <text:s text:c="3"/>1.280 <text:s text:c="3"/>0.069 <text:s text:c="2"/>-0.007 | <text:s text:c="3"/>94.2 <text:s text:c="2"/>-84.5 <text:s text:c="2"/>-35.5</text:p>
      <text:p text:style-name="Standard"><text:s text:c="3"/>6.012 | 4 <text:s/>| <text:s text:c="3"/>0.825 <text:s text:c="2"/>-0.155 <text:s text:c="2"/>-0.698 | <text:s/>-166.3 <text:s text:c="2"/>-49.5 <text:s text:c="2"/>130.0</text:p>
      <text:p text:style-name="Standard"><text:soft-page-break/><text:s text:c="3"/>6.012 | 5 <text:s/>| <text:s text:c="3"/>0.706 <text:s text:c="2"/>-0.029 <text:s text:c="2"/>-0.811 | <text:s/>-177.0 <text:s text:c="2"/>-42.2 <text:s text:c="2"/>-30.0</text:p>
      <text:p text:style-name="Standard"><text:s text:c="3"/>6.046 | 0 <text:s/>| <text:s text:c="8"/>Comm Error <text:s text:c="8"/>| <text:s text:c="11"/>- <text:s text:c="10"/></text:p>
      <text:p text:style-name="Standard"><text:s text:c="3"/>6.046 | 1 <text:s/>| <text:s text:c="3"/>0.202 <text:s text:c="2"/>-1.194 <text:s text:c="3"/>0.062 | <text:s text:c="2"/>-87.5 <text:s text:c="2"/>-10.4 <text:s text:c="2"/>-52.1</text:p>
      <text:p text:style-name="Standard"><text:s text:c="3"/>6.046 | 2 <text:s/>| <text:s text:c="3"/>0.163 <text:s text:c="3"/>1.219 <text:s text:c="3"/>0.047 | <text:s text:c="3"/>88.1 <text:s text:c="3"/>-7.6 <text:s text:c="2"/>100.4</text:p>
      <text:p text:style-name="Standard"><text:s text:c="3"/>6.046 | 3 <text:s/>| <text:s text:c="3"/>1.259 <text:s text:c="3"/>0.074 <text:s text:c="3"/>0.014 | <text:s text:c="3"/>78.4 <text:s text:c="2"/>-84.4 <text:s text:c="2"/>-20.5</text:p>
      <text:p text:style-name="Standard"><text:s text:c="3"/>6.046 | 4 <text:s/>| <text:s text:c="3"/>0.824 <text:s text:c="2"/>-0.171 <text:s text:c="2"/>-0.673 | <text:s/>-165.9 <text:s text:c="2"/>-50.9 <text:s text:c="2"/>129.8</text:p>
      <text:p text:style-name="Standard"><text:s text:c="3"/>6.046 | 5 <text:s/>| <text:s text:c="3"/>0.762 <text:s text:c="2"/>-0.031 <text:s text:c="2"/>-0.802 | <text:s/>-176.7 <text:s text:c="2"/>-44.0 <text:s text:c="2"/>-30.2</text:p>
      <text:p text:style-name="Standard"><text:s text:c="3"/>6.081 | 0 <text:s/>| <text:s text:c="8"/>Comm Error <text:s text:c="8"/>| <text:s text:c="11"/>- <text:s text:c="10"/></text:p>
      <text:p text:style-name="Standard"><text:s text:c="3"/>6.081 | 1 <text:s/>| <text:s text:c="3"/>0.199 <text:s text:c="2"/>-1.160 <text:s text:c="3"/>0.063 | <text:s text:c="2"/>-87.3 <text:s text:c="2"/>-10.5 <text:s text:c="2"/>-52.3</text:p>
      <text:p text:style-name="Standard"><text:s text:c="3"/>6.081 | 2 <text:s/>| <text:s text:c="3"/>0.175 <text:s text:c="3"/>1.189 <text:s text:c="3"/>0.039 | <text:s text:c="3"/>88.0 <text:s text:c="3"/>-7.8 <text:s text:c="2"/>100.4</text:p>
      <text:p text:style-name="Standard"><text:s text:c="3"/>6.081 | 3 <text:s/>| <text:s text:c="3"/>1.229 <text:s text:c="3"/>0.068 <text:s text:c="3"/>0.029 | <text:s text:c="3"/>63.9 <text:s text:c="2"/>-84.3 <text:s text:c="3"/>-6.3</text:p>
      <text:p text:style-name="Standard"><text:s text:c="3"/>6.081 | 4 <text:s/>| <text:s text:c="3"/>0.853 <text:s text:c="2"/>-0.180 <text:s text:c="2"/>-0.645 | <text:s/>-165.5 <text:s text:c="2"/>-52.1 <text:s text:c="2"/>129.5</text:p>
      <text:p text:style-name="Standard"><text:s text:c="3"/>6.081 | 5 <text:s/>| <text:s text:c="3"/>0.801 <text:s text:c="2"/>-0.087 <text:s text:c="2"/>-0.793 | <text:s/>-176.0 <text:s text:c="2"/>-45.6 <text:s text:c="2"/>-30.7</text:p>
      <text:p text:style-name="Standard"><text:s text:c="3"/>6.115 | 0 <text:s/>| <text:s text:c="8"/>Comm Error <text:s text:c="8"/>| <text:s text:c="11"/>- <text:s text:c="10"/></text:p>
      <text:p text:style-name="Standard"><text:s text:c="3"/>6.115 | 1 <text:s/>| <text:s text:c="3"/>0.202 <text:s text:c="2"/>-1.125 <text:s text:c="3"/>0.062 | <text:s text:c="2"/>-87.2 <text:s text:c="2"/>-10.6 <text:s text:c="2"/>-52.6</text:p>
      <text:p text:style-name="Standard"><text:s text:c="3"/>6.115 | 2 <text:s/>| <text:s text:c="3"/>0.190 <text:s text:c="3"/>1.135 <text:s text:c="3"/>0.021 | <text:s text:c="3"/>87.9 <text:s text:c="3"/>-8.2 <text:s text:c="2"/>100.4</text:p>
      <text:p text:style-name="Standard"><text:s text:c="3"/>6.115 | 3 <text:s/>| <text:s text:c="3"/>1.170 <text:s text:c="3"/>0.053 <text:s text:c="3"/>0.021 | <text:s text:c="3"/>56.4 <text:s text:c="2"/>-84.2 <text:s text:c="4"/>1.1</text:p>
      <text:p text:style-name="Standard"><text:s text:c="3"/>6.115 | 4 <text:s/>| <text:s text:c="3"/>0.840 <text:s text:c="2"/>-0.143 <text:s text:c="2"/>-0.619 | <text:s/>-165.4 <text:s text:c="2"/>-54.2 <text:s text:c="2"/>129.3</text:p>
      <text:p text:style-name="Standard"><text:s text:c="3"/>6.115 | 5 <text:s/>| <text:s text:c="3"/>0.778 <text:s text:c="2"/>-0.017 <text:s text:c="2"/>-0.728 | <text:s/>-175.4 <text:s text:c="2"/>-47.2 <text:s text:c="2"/>-31.1</text:p>
      <text:p text:style-name="Standard"><text:s text:c="3"/>6.149 | 0 <text:s/>| <text:s text:c="8"/>Comm Error <text:s text:c="8"/>| <text:s text:c="11"/>- <text:s text:c="10"/></text:p>
      <text:p text:style-name="Standard"><text:s text:c="3"/>6.149 | 1 <text:s/>| <text:s text:c="3"/>0.204 <text:s text:c="2"/>-1.089 <text:s text:c="3"/>0.058 | <text:s text:c="2"/>-87.0 <text:s text:c="2"/>-10.7 <text:s text:c="2"/>-52.9</text:p>
      <text:p text:style-name="Standard"><text:s text:c="3"/>6.149 | 2 <text:s/>| <text:s text:c="3"/>0.171 <text:s text:c="3"/>1.114 <text:s text:c="3"/>0.013 | <text:s text:c="3"/>87.8 <text:s text:c="3"/>-8.6 <text:s text:c="2"/>100.6</text:p>
      <text:p text:style-name="Standard"><text:s text:c="3"/>6.149 | 3 <text:s/>| <text:s text:c="3"/>1.136 <text:s text:c="3"/>0.056 <text:s text:c="3"/>0.010 | <text:s text:c="3"/>52.2 <text:s text:c="2"/>-84.1 <text:s text:c="4"/>5.4</text:p>
      <text:p text:style-name="Standard"><text:s text:c="3"/>6.149 | 4 <text:s/>| <text:s text:c="3"/>0.858 <text:s text:c="2"/>-0.144 <text:s text:c="2"/>-0.586 | <text:s/>-165.5 <text:s text:c="2"/>-55.7 <text:s text:c="2"/>129.2</text:p>
      <text:p text:style-name="Standard"><text:s text:c="3"/>6.149 | 5 <text:s/>| <text:s text:c="3"/>0.801 <text:s text:c="2"/>-0.059 <text:s text:c="2"/>-0.709 | <text:s/>-175.0 <text:s text:c="2"/>-49.3 <text:s text:c="2"/>-31.5</text:p>
      <text:p text:style-name="Standard"><text:s text:c="3"/>6.183 | 0 <text:s/>| <text:s text:c="8"/>Comm Error <text:s text:c="8"/>| <text:s text:c="11"/>- <text:s text:c="10"/></text:p>
      <text:p text:style-name="Standard"><text:s text:c="3"/>6.183 | 1 <text:s/>| <text:s text:c="3"/>0.215 <text:s text:c="2"/>-1.043 <text:s text:c="3"/>0.051 | <text:s text:c="2"/>-87.0 <text:s text:c="2"/>-10.9 <text:s text:c="2"/>-53.1</text:p>
      <text:p text:style-name="Standard"><text:s text:c="3"/>6.183 | 2 <text:s/>| <text:s text:c="3"/>0.142 <text:s text:c="3"/>1.062 <text:s text:c="3"/>0.023 | <text:s text:c="3"/>87.6 <text:s text:c="3"/>-8.8 <text:s text:c="2"/>100.6</text:p>
      <text:p text:style-name="Standard"><text:s text:c="3"/>6.183 | 3 <text:s/>| <text:s text:c="3"/>1.089 <text:s text:c="3"/>0.068 <text:s text:c="3"/>0.026 | <text:s text:c="3"/>48.6 <text:s text:c="2"/>-83.9 <text:s text:c="4"/>9.1</text:p>
      <text:p text:style-name="Standard"><text:s text:c="3"/>6.183 | 4 <text:s/>| <text:s text:c="3"/>0.882 <text:s text:c="2"/>-0.134 <text:s text:c="2"/>-0.555 | <text:s/>-165.5 <text:s text:c="2"/>-58.2 <text:s text:c="2"/>128.9</text:p>
      <text:p text:style-name="Standard"><text:s text:c="3"/>6.183 | 5 <text:s/>| <text:s text:c="3"/>0.825 <text:s text:c="2"/>-0.083 <text:s text:c="2"/>-0.680 | <text:s/>-174.1 <text:s text:c="2"/>-51.2 <text:s text:c="2"/>-32.3</text:p>
      <text:p text:style-name="Standard"><text:s text:c="3"/>6.217 | 0 <text:s/>| <text:s text:c="8"/>Comm Error <text:s text:c="8"/>| <text:s text:c="11"/>- <text:s text:c="10"/></text:p>
      <text:p text:style-name="Standard"><text:s text:c="3"/>6.217 | 1 <text:s/>| <text:s text:c="3"/>0.221 <text:s text:c="2"/>-1.008 <text:s text:c="3"/>0.047 | <text:s text:c="2"/>-86.9 <text:s text:c="2"/>-11.1 <text:s text:c="2"/>-53.4</text:p>
      <text:p text:style-name="Standard"><text:s text:c="3"/>6.217 | 2 <text:s/>| <text:s text:c="3"/>0.136 <text:s text:c="3"/>0.988 <text:s text:c="2"/>-0.044 | <text:s text:c="3"/>88.1 <text:s text:c="3"/>-8.8 <text:s text:c="2"/>100.4</text:p>
      <text:p text:style-name="Standard"><text:s text:c="3"/>6.217 | 3 <text:s/>| <text:s text:c="3"/>1.040 <text:s text:c="3"/>0.076 <text:s text:c="3"/>0.053 | <text:s text:c="3"/>45.6 <text:s text:c="2"/>-83.7 <text:s text:c="3"/>12.3</text:p>
      <text:p text:style-name="Standard"><text:s text:c="3"/>6.217 | 4 <text:s/>| <text:s text:c="3"/>0.878 <text:s text:c="2"/>-0.112 <text:s text:c="2"/>-0.530 | <text:s/>-165.6 <text:s text:c="2"/>-59.5 <text:s text:c="2"/>128.8</text:p>
      <text:p text:style-name="Standard"><text:s text:c="3"/>6.217 | 5 <text:s/>| <text:s text:c="3"/>0.830 <text:s text:c="2"/>-0.084 <text:s text:c="2"/>-0.618 | <text:s/>-172.5 <text:s text:c="2"/>-53.9 <text:s text:c="2"/>-33.6</text:p>
      <text:p text:style-name="Standard"><text:s text:c="3"/>6.251 | 0 <text:s/>| <text:s text:c="8"/>Comm Error <text:s text:c="8"/>| <text:s text:c="11"/>- <text:s text:c="10"/></text:p>
      <text:p text:style-name="Standard"><text:s text:c="3"/>6.251 | 1 <text:s/>| <text:s text:c="3"/>0.227 <text:s text:c="2"/>-0.960 <text:s text:c="3"/>0.041 | <text:s text:c="2"/>-86.8 <text:s text:c="2"/>-11.5 <text:s text:c="2"/>-53.6</text:p>
      <text:p text:style-name="Standard"><text:s text:c="3"/>6.251 | 2 <text:s/>| <text:s text:c="3"/>0.141 <text:s text:c="3"/>0.967 <text:s text:c="2"/>-0.023 | <text:s text:c="3"/>88.8 <text:s text:c="3"/>-8.6 <text:s text:c="2"/>100.6</text:p>
      <text:p text:style-name="Standard"><text:s text:c="3"/>6.251 | 3 <text:s/>| <text:s text:c="3"/>0.994 <text:s text:c="3"/>0.074 <text:s text:c="3"/>0.064 | <text:s text:c="3"/>42.3 <text:s text:c="2"/>-83.3 <text:s text:c="3"/>15.9</text:p>
      <text:p text:style-name="Standard"><text:s text:c="3"/>6.251 | 4 <text:s/>| <text:s text:c="3"/>0.881 <text:s text:c="2"/>-0.125 <text:s text:c="2"/>-0.477 | <text:s/>-165.7 <text:s text:c="2"/>-61.5 <text:s text:c="2"/>128.2</text:p>
      <text:p text:style-name="Standard"><text:s text:c="3"/>6.251 | 5 <text:s/>| <text:s text:c="3"/>0.851 <text:s text:c="2"/>-0.075 <text:s text:c="2"/>-0.588 | <text:s/>-171.8 <text:s text:c="2"/>-55.3 <text:s text:c="2"/>-34.1</text:p>
      <text:p text:style-name="Standard"><text:s text:c="3"/>6.286 | 0 <text:s/>| <text:s text:c="8"/>Comm Error <text:s text:c="8"/>| <text:s text:c="11"/>- <text:s text:c="10"/></text:p>
      <text:p text:style-name="Standard"><text:s text:c="3"/>6.286 | 1 <text:s/>| <text:s text:c="3"/>0.228 <text:s text:c="2"/>-0.911 <text:s text:c="3"/>0.031 | <text:s text:c="2"/>-86.8 <text:s text:c="2"/>-12.0 <text:s text:c="2"/>-53.9</text:p>
      <text:p text:style-name="Standard"><text:s text:c="3"/>6.286 | 2 <text:s/>| <text:s text:c="3"/>0.160 <text:s text:c="3"/>0.926 <text:s text:c="3"/>0.008 | <text:s text:c="3"/>89.3 <text:s text:c="3"/>-8.5 <text:s text:c="2"/>101.3</text:p>
      <text:p text:style-name="Standard"><text:s text:c="3"/>6.286 | 3 <text:s/>| <text:s text:c="3"/>0.934 <text:s text:c="3"/>0.057 <text:s text:c="3"/>0.066 | <text:s text:c="3"/>40.1 <text:s text:c="2"/>-83.0 <text:s text:c="3"/>18.3</text:p>
      <text:p text:style-name="Standard"><text:s text:c="3"/>6.286 | 4 <text:s/>| <text:s text:c="3"/>0.902 <text:s text:c="2"/>-0.124 <text:s text:c="2"/>-0.400 | <text:s/>-165.2 <text:s text:c="2"/>-64.5 <text:s text:c="2"/>127.3</text:p>
      <text:p text:style-name="Standard"><text:s text:c="3"/>6.286 | 5 <text:s/>| <text:s text:c="3"/>0.852 <text:s text:c="2"/>-0.105 <text:s text:c="2"/>-0.544 | <text:s/>-170.3 <text:s text:c="2"/>-58.2 <text:s text:c="2"/>-35.8</text:p>
      <text:p text:style-name="Standard"><text:soft-page-break/><text:s text:c="3"/>6.320 | 0 <text:s/>| <text:s text:c="8"/>Comm Error <text:s text:c="8"/>| <text:s text:c="11"/>- <text:s text:c="10"/></text:p>
      <text:p text:style-name="Standard"><text:s text:c="3"/>6.320 | 1 <text:s/>| <text:s text:c="3"/>0.227 <text:s text:c="2"/>-0.864 <text:s text:c="3"/>0.023 | <text:s text:c="2"/>-87.0 <text:s text:c="2"/>-12.9 <text:s text:c="2"/>-54.2</text:p>
      <text:p text:style-name="Standard"><text:s text:c="3"/>6.320 | 2 <text:s/>| <text:s text:c="3"/>0.162 <text:s text:c="3"/>0.885 <text:s text:c="3"/>0.071 | <text:s text:c="3"/>88.9 <text:s text:c="3"/>-8.8 <text:s text:c="2"/>101.9</text:p>
      <text:p text:style-name="Standard"><text:s text:c="3"/>6.320 | 3 <text:s/>| <text:s text:c="3"/>0.900 <text:s text:c="3"/>0.039 <text:s text:c="3"/>0.064 | <text:s text:c="3"/>36.4 <text:s text:c="2"/>-82.8 <text:s text:c="3"/>22.1</text:p>
      <text:p text:style-name="Standard"><text:s text:c="3"/>6.320 | 4 <text:s/>| <text:s text:c="3"/>0.902 <text:s text:c="2"/>-0.120 <text:s text:c="2"/>-0.357 | <text:s/>-164.7 <text:s text:c="2"/>-66.8 <text:s text:c="2"/>126.3</text:p>
      <text:p text:style-name="Standard"><text:s text:c="3"/>6.320 | 5 <text:s/>| <text:s text:c="3"/>0.882 <text:s text:c="2"/>-0.109 <text:s text:c="2"/>-0.483 | <text:s/>-168.7 <text:s text:c="2"/>-60.5 <text:s text:c="2"/>-37.5</text:p>
      <text:p text:style-name="Standard"><text:s text:c="3"/>6.354 | 0 <text:s/>| <text:s text:c="8"/>Comm Error <text:s text:c="8"/>| <text:s text:c="11"/>- <text:s text:c="10"/></text:p>
      <text:p text:style-name="Standard"><text:s text:c="3"/>6.354 | 1 <text:s/>| <text:s text:c="3"/>0.222 <text:s text:c="2"/>-0.806 <text:s text:c="3"/>0.023 | <text:s text:c="2"/>-87.0 <text:s text:c="2"/>-13.6 <text:s text:c="2"/>-54.5</text:p>
      <text:p text:style-name="Standard"><text:s text:c="3"/>6.354 | 2 <text:s/>| <text:s text:c="3"/>0.169 <text:s text:c="3"/>0.847 <text:s text:c="3"/>0.094 | <text:s text:c="3"/>87.8 <text:s text:c="3"/>-9.5 <text:s text:c="2"/>102.4</text:p>
      <text:p text:style-name="Standard"><text:s text:c="3"/>6.354 | 3 <text:s/>| <text:s text:c="3"/>0.846 <text:s text:c="3"/>0.035 <text:s text:c="3"/>0.060 | <text:s text:c="3"/>34.0 <text:s text:c="2"/>-82.7 <text:s text:c="3"/>24.7</text:p>
      <text:p text:style-name="Standard"><text:s text:c="3"/>6.354 | 4 <text:s/>| <text:s text:c="3"/>0.917 <text:s text:c="2"/>-0.109 <text:s text:c="2"/>-0.299 | <text:s/>-164.3 <text:s text:c="2"/>-70.0 <text:s text:c="2"/>125.1</text:p>
      <text:p text:style-name="Standard"><text:s text:c="3"/>6.354 | 5 <text:s/>| <text:s text:c="3"/>0.883 <text:s text:c="2"/>-0.130 <text:s text:c="2"/>-0.417 | <text:s/>-167.0 <text:s text:c="2"/>-62.7 <text:s text:c="2"/>-39.4</text:p>
      <text:p text:style-name="Standard"><text:s text:c="3"/>6.389 | 0 <text:s/>| <text:s text:c="8"/>Comm Error <text:s text:c="8"/>| <text:s text:c="11"/>- <text:s text:c="10"/></text:p>
      <text:p text:style-name="Standard"><text:s text:c="3"/>6.389 | 1 <text:s/>| <text:s text:c="3"/>0.217 <text:s text:c="2"/>-0.770 <text:s text:c="3"/>0.023 | <text:s text:c="2"/>-87.0 <text:s text:c="2"/>-14.6 <text:s text:c="2"/>-55.0</text:p>
      <text:p text:style-name="Standard"><text:s text:c="3"/>6.389 | 2 <text:s/>| <text:s text:c="3"/>0.174 <text:s text:c="3"/>0.795 <text:s text:c="3"/>0.101 | <text:s text:c="3"/>86.8 <text:s text:c="2"/>-10.2 <text:s text:c="2"/>102.6</text:p>
      <text:p text:style-name="Standard"><text:s text:c="3"/>6.389 | 3 <text:s/>| <text:s text:c="3"/>0.831 <text:s text:c="3"/>0.046 <text:s text:c="3"/>0.071 | <text:s text:c="3"/>32.1 <text:s text:c="2"/>-82.5 <text:s text:c="3"/>27.2</text:p>
      <text:p text:style-name="Standard"><text:s text:c="3"/>6.389 | 4 <text:s/>| <text:s text:c="3"/>0.905 <text:s text:c="2"/>-0.110 <text:s text:c="2"/>-0.215 | <text:s/>-164.0 <text:s text:c="2"/>-72.4 <text:s text:c="2"/>123.9</text:p>
      <text:p text:style-name="Standard"><text:s text:c="3"/>6.389 | 5 <text:s/>| <text:s text:c="3"/>0.902 <text:s text:c="2"/>-0.081 <text:s text:c="2"/>-0.384 | <text:s/>-165.1 <text:s text:c="2"/>-65.7 <text:s text:c="2"/>-41.4</text:p>
      <text:p text:style-name="Standard"><text:s text:c="3"/>6.423 | 0 <text:s/>| <text:s text:c="8"/>Comm Error <text:s text:c="8"/>| <text:s text:c="11"/>- <text:s text:c="10"/></text:p>
      <text:p text:style-name="Standard"><text:s text:c="3"/>6.423 | 1 <text:s/>| <text:s text:c="3"/>0.218 <text:s text:c="2"/>-0.753 <text:s text:c="3"/>0.036 | <text:s text:c="2"/>-87.0 <text:s text:c="2"/>-15.2 <text:s text:c="2"/>-55.3</text:p>
      <text:p text:style-name="Standard"><text:s text:c="3"/>6.423 | 2 <text:s/>| <text:s text:c="3"/>0.171 <text:s text:c="3"/>0.792 <text:s text:c="3"/>0.102 | <text:s text:c="3"/>85.9 <text:s text:c="2"/>-10.9 <text:s text:c="2"/>102.8</text:p>
      <text:p text:style-name="Standard"><text:s text:c="3"/>6.423 | 3 <text:s/>| <text:s text:c="3"/>0.845 <text:s text:c="3"/>0.043 <text:s text:c="3"/>0.094 | <text:s text:c="3"/>29.3 <text:s text:c="2"/>-82.2 <text:s text:c="3"/>29.8</text:p>
      <text:p text:style-name="Standard"><text:s text:c="3"/>6.423 | 4 <text:s/>| <text:s text:c="3"/>0.942 <text:s text:c="2"/>-0.098 <text:s text:c="2"/>-0.154 | <text:s/>-162.0 <text:s text:c="2"/>-75.7 <text:s text:c="2"/>121.2</text:p>
      <text:p text:style-name="Standard"><text:s text:c="3"/>6.423 | 5 <text:s/>| <text:s text:c="3"/>0.913 <text:s text:c="2"/>-0.106 <text:s text:c="2"/>-0.303 | <text:s/>-163.3 <text:s text:c="2"/>-67.9 <text:s text:c="2"/>-43.5</text:p>
      <text:p text:style-name="Standard"><text:s text:c="3"/>6.457 | 0 <text:s/>| <text:s text:c="8"/>Comm Error <text:s text:c="8"/>| <text:s text:c="11"/>- <text:s text:c="10"/></text:p>
      <text:p text:style-name="Standard"><text:s text:c="3"/>6.457 | 1 <text:s/>| <text:s text:c="3"/>0.221 <text:s text:c="2"/>-0.766 <text:s text:c="3"/>0.042 | <text:s text:c="2"/>-86.9 <text:s text:c="2"/>-15.7 <text:s text:c="2"/>-55.7</text:p>
      <text:p text:style-name="Standard"><text:s text:c="3"/>6.457 | 2 <text:s/>| <text:s text:c="3"/>0.179 <text:s text:c="3"/>0.801 <text:s text:c="3"/>0.101 | <text:s text:c="3"/>84.8 <text:s text:c="2"/>-11.8 <text:s text:c="2"/>103.0</text:p>
      <text:p text:style-name="Standard"><text:s text:c="3"/>6.457 | 3 <text:s/>| <text:s text:c="3"/>0.837 <text:s text:c="3"/>0.034 <text:s text:c="3"/>0.103 | <text:s text:c="3"/>26.5 <text:s text:c="2"/>-81.8 <text:s text:c="3"/>32.8</text:p>
      <text:p text:style-name="Standard"><text:s text:c="3"/>6.457 | 4 <text:s/>| <text:s text:c="3"/>0.944 <text:s text:c="2"/>-0.079 <text:s text:c="2"/>-0.143 | <text:s/>-160.3 <text:s text:c="2"/>-78.0 <text:s text:c="2"/>119.2</text:p>
      <text:p text:style-name="Standard"><text:s text:c="3"/>6.457 | 5 <text:s/>| <text:s text:c="3"/>0.939 <text:s text:c="2"/>-0.094 <text:s text:c="2"/>-0.293 | <text:s/>-160.7 <text:s text:c="2"/>-70.6 <text:s text:c="2"/>-46.2</text:p>
      <text:p text:style-name="Standard"><text:s text:c="3"/>6.492 | 0 <text:s/>| <text:s text:c="8"/>Comm Error <text:s text:c="8"/>| <text:s text:c="11"/>- <text:s text:c="10"/></text:p>
      <text:p text:style-name="Standard"><text:s text:c="3"/>6.492 | 1 <text:s/>| <text:s text:c="3"/>0.226 <text:s text:c="2"/>-0.770 <text:s text:c="3"/>0.050 | <text:s text:c="2"/>-86.7 <text:s text:c="2"/>-16.3 <text:s text:c="2"/>-56.0</text:p>
      <text:p text:style-name="Standard"><text:s text:c="3"/>6.492 | 2 <text:s/>| <text:s text:c="3"/>0.173 <text:s text:c="3"/>0.820 <text:s text:c="3"/>0.095 | <text:s text:c="3"/>84.1 <text:s text:c="2"/>-12.3 <text:s text:c="2"/>103.3</text:p>
      <text:p text:style-name="Standard"><text:s text:c="3"/>6.492 | 3 <text:s/>| <text:s text:c="3"/>0.841 <text:s text:c="3"/>0.027 <text:s text:c="3"/>0.124 | <text:s text:c="3"/>22.9 <text:s text:c="2"/>-81.4 <text:s text:c="3"/>36.5</text:p>
      <text:p text:style-name="Standard"><text:s text:c="3"/>6.492 | 4 <text:s/>| <text:s text:c="3"/>0.947 <text:s text:c="2"/>-0.042 <text:s text:c="2"/>-0.112 | <text:s/>-159.3 <text:s text:c="2"/>-80.5 <text:s text:c="2"/>117.9</text:p>
      <text:p text:style-name="Standard"><text:s text:c="3"/>6.492 | 5 <text:s/>| <text:s text:c="3"/>0.933 <text:s text:c="2"/>-0.155 <text:s text:c="2"/>-0.237 | <text:s/>-156.9 <text:s text:c="2"/>-72.3 <text:s text:c="2"/>-50.0</text:p>
      <text:p text:style-name="Standard"><text:s text:c="3"/>6.526 | 0 <text:s/>| <text:s text:c="8"/>Comm Error <text:s text:c="8"/>| <text:s text:c="11"/>- <text:s text:c="10"/></text:p>
      <text:p text:style-name="Standard"><text:s text:c="3"/>6.526 | 1 <text:s/>| <text:s text:c="3"/>0.226 <text:s text:c="2"/>-0.780 <text:s text:c="3"/>0.056 | <text:s text:c="2"/>-86.6 <text:s text:c="2"/>-16.6 <text:s text:c="2"/>-56.3</text:p>
      <text:p text:style-name="Standard"><text:s text:c="3"/>6.526 | 2 <text:s/>| <text:s text:c="3"/>0.167 <text:s text:c="3"/>0.840 <text:s text:c="3"/>0.094 | <text:s text:c="3"/>83.4 <text:s text:c="2"/>-12.8 <text:s text:c="2"/>103.6</text:p>
      <text:p text:style-name="Standard"><text:s text:c="3"/>6.526 | 3 <text:s/>| <text:s text:c="3"/>0.856 <text:s text:c="3"/>0.034 <text:s text:c="3"/>0.117 | <text:s text:c="3"/>19.8 <text:s text:c="2"/>-81.0 <text:s text:c="3"/>39.8</text:p>
      <text:p text:style-name="Standard"><text:s text:c="3"/>6.526 | 4 <text:s/>| <text:s text:c="3"/>0.958 <text:s text:c="3"/>0.014 <text:s text:c="2"/>-0.090 | <text:s/>-161.4 <text:s text:c="2"/>-82.1 <text:s text:c="2"/>119.6</text:p>
      <text:p text:style-name="Standard"><text:s text:c="3"/>6.526 | 5 <text:s/>| <text:s text:c="3"/>0.960 <text:s text:c="2"/>-0.148 <text:s text:c="2"/>-0.210 | <text:s/>-151.0 <text:s text:c="2"/>-74.4 <text:s text:c="2"/>-55.9</text:p>
      <text:p text:style-name="Standard"><text:s text:c="3"/>6.560 | 0 <text:s/>| <text:s text:c="8"/>Comm Error <text:s text:c="8"/>| <text:s text:c="11"/>- <text:s text:c="10"/></text:p>
      <text:p text:style-name="Standard"><text:s text:c="3"/>6.560 | 1 <text:s/>| <text:s text:c="3"/>0.234 <text:s text:c="2"/>-0.816 <text:s text:c="3"/>0.064 | <text:s text:c="2"/>-86.2 <text:s text:c="2"/>-16.8 <text:s text:c="2"/>-56.8</text:p>
      <text:p text:style-name="Standard"><text:s text:c="3"/>6.560 | 2 <text:s/>| <text:s text:c="3"/>0.169 <text:s text:c="3"/>0.851 <text:s text:c="3"/>0.089 | <text:s text:c="3"/>82.9 <text:s text:c="2"/>-13.0 <text:s text:c="2"/>103.8</text:p>
      <text:p text:style-name="Standard"><text:s text:c="3"/>6.560 | 3 <text:s/>| <text:s text:c="3"/>0.871 <text:s text:c="3"/>0.053 <text:s text:c="3"/>0.110 | <text:s text:c="3"/>17.9 <text:s text:c="2"/>-80.5 <text:s text:c="3"/>41.6</text:p>
      <text:p text:style-name="Standard"><text:s text:c="3"/>6.560 | 4 <text:s/>| <text:s text:c="3"/>0.971 <text:s text:c="3"/>0.054 <text:s text:c="2"/>-0.072 | <text:s/>-168.2 <text:s text:c="2"/>-83.5 <text:s text:c="2"/>129.4</text:p>
      <text:p text:style-name="Standard"><text:s text:c="3"/>6.560 | 5 <text:s/>| <text:s text:c="3"/>0.967 <text:s text:c="2"/>-0.133 <text:s text:c="2"/>-0.200 | <text:s/>-146.5 <text:s text:c="2"/>-75.7 <text:s text:c="2"/>-60.3</text:p>
      <text:p text:style-name="Standard"><text:s text:c="3"/>6.595 | 0 <text:s/>| <text:s text:c="8"/>Comm Error <text:s text:c="8"/>| <text:s text:c="11"/>- <text:s text:c="10"/></text:p>
      <text:p text:style-name="Standard"><text:soft-page-break/><text:s text:c="3"/>6.595 | 1 <text:s/>| <text:s text:c="3"/>0.235 <text:s text:c="2"/>-0.825 <text:s text:c="3"/>0.067 | <text:s text:c="2"/>-85.9 <text:s text:c="2"/>-17.0 <text:s text:c="2"/>-57.2</text:p>
      <text:p text:style-name="Standard"><text:s text:c="3"/>6.595 | 2 <text:s/>| <text:s text:c="3"/>0.182 <text:s text:c="3"/>0.857 <text:s text:c="3"/>0.090 | <text:s text:c="3"/>82.6 <text:s text:c="2"/>-13.3 <text:s text:c="2"/>103.9</text:p>
      <text:p text:style-name="Standard"><text:s text:c="3"/>6.595 | 3 <text:s/>| <text:s text:c="3"/>0.895 <text:s text:c="3"/>0.063 <text:s text:c="3"/>0.100 | <text:s text:c="3"/>17.6 <text:s text:c="2"/>-80.2 <text:s text:c="3"/>42.0</text:p>
      <text:p text:style-name="Standard"><text:s text:c="3"/>6.595 | 4 <text:s/>| <text:s text:c="3"/>0.966 <text:s text:c="3"/>0.074 <text:s text:c="2"/>-0.017 | <text:s text:c="2"/>168.6 <text:s text:c="2"/>-84.7 <text:s text:c="2"/>146.6</text:p>
      <text:p text:style-name="Standard"><text:s text:c="3"/>6.595 | 5 <text:s/>| <text:s text:c="3"/>0.981 <text:s text:c="2"/>-0.132 <text:s text:c="2"/>-0.163 | <text:s/>-142.3 <text:s text:c="2"/>-77.2 <text:s text:c="2"/>-65.9</text:p>
      <text:p text:style-name="Standard"><text:s text:c="3"/>6.629 | 0 <text:s/>| <text:s text:c="8"/>Comm Error <text:s text:c="8"/>| <text:s text:c="11"/>- <text:s text:c="10"/></text:p>
      <text:p text:style-name="Standard"><text:s text:c="3"/>6.629 | 1 <text:s/>| <text:s text:c="3"/>0.211 <text:s text:c="2"/>-0.885 <text:s text:c="3"/>0.076 | <text:s text:c="2"/>-85.4 <text:s text:c="2"/>-16.8 <text:s text:c="2"/>-57.9</text:p>
      <text:p text:style-name="Standard"><text:s text:c="3"/>6.629 | 2 <text:s/>| <text:s text:c="3"/>0.200 <text:s text:c="3"/>0.890 <text:s text:c="3"/>0.090 | <text:s text:c="3"/>82.2 <text:s text:c="2"/>-13.8 <text:s text:c="2"/>104.2</text:p>
      <text:p text:style-name="Standard"><text:s text:c="3"/>6.629 | 3 <text:s/>| <text:s text:c="3"/>0.924 <text:s text:c="3"/>0.059 <text:s text:c="3"/>0.083 | <text:s text:c="3"/>17.4 <text:s text:c="2"/>-80.2 <text:s text:c="3"/>42.1</text:p>
      <text:p text:style-name="Standard"><text:s text:c="3"/>6.629 | 4 <text:s/>| <text:s text:c="3"/>0.968 <text:s text:c="2"/>-0.003 <text:s text:c="3"/>0.046 | <text:s text:c="2"/>121.0 <text:s text:c="2"/>-85.1 <text:s/>-169.5</text:p>
      <text:p text:style-name="Standard"><text:s text:c="3"/>6.629 | 5 <text:s/>| <text:s text:c="3"/>0.978 <text:s text:c="2"/>-0.113 <text:s text:c="2"/>-0.165 | <text:s/>-137.0 <text:s text:c="2"/>-78.2 <text:s text:c="2"/>-69.8</text:p>
      <text:p text:style-name="Standard"><text:s text:c="3"/>6.663 | 0 <text:s/>| <text:s text:c="8"/>Comm Error <text:s text:c="8"/>| <text:s text:c="11"/>- <text:s text:c="10"/></text:p>
      <text:p text:style-name="Standard"><text:s text:c="3"/>6.663 | 1 <text:s/>| <text:s text:c="3"/>0.167 <text:s text:c="2"/>-0.913 <text:s text:c="3"/>0.080 | <text:s text:c="2"/>-84.9 <text:s text:c="2"/>-16.3 <text:s text:c="2"/>-58.6</text:p>
      <text:p text:style-name="Standard"><text:s text:c="3"/>6.663 | 2 <text:s/>| <text:s text:c="3"/>0.198 <text:s text:c="3"/>0.892 <text:s text:c="3"/>0.086 | <text:s text:c="3"/>82.0 <text:s text:c="2"/>-14.1 <text:s text:c="2"/>104.5</text:p>
      <text:p text:style-name="Standard"><text:s text:c="3"/>6.663 | 3 <text:s/>| <text:s text:c="3"/>0.908 <text:s text:c="3"/>0.047 <text:s text:c="3"/>0.110 | <text:s text:c="3"/>16.5 <text:s text:c="2"/>-80.2 <text:s text:c="3"/>42.8</text:p>
      <text:p text:style-name="Standard"><text:s text:c="3"/>6.663 | 4 <text:s/>| <text:s text:c="3"/>0.977 <text:s text:c="2"/>-0.097 <text:s text:c="3"/>0.038 | <text:s text:c="4"/>4.1 <text:s text:c="2"/>-85.2 <text:s text:c="2"/>-41.6</text:p>
      <text:p text:style-name="Standard"><text:s text:c="3"/>6.663 | 5 <text:s/>| <text:s text:c="3"/>0.993 <text:s text:c="2"/>-0.097 <text:s text:c="2"/>-0.101 | <text:s/>-131.8 <text:s text:c="2"/>-79.0 <text:s text:c="2"/>-74.9</text:p>
      <text:p text:style-name="Standard"><text:s text:c="3"/>6.697 | 0 <text:s/>| <text:s text:c="8"/>Comm Error <text:s text:c="8"/>| <text:s text:c="11"/>- <text:s text:c="10"/></text:p>
      <text:p text:style-name="Standard"><text:s text:c="3"/>6.697 | 1 <text:s/>| <text:s text:c="3"/>0.172 <text:s text:c="2"/>-0.825 <text:s text:c="3"/>0.078 | <text:s text:c="2"/>-84.4 <text:s text:c="2"/>-15.8 <text:s text:c="2"/>-59.2</text:p>
      <text:p text:style-name="Standard"><text:s text:c="3"/>6.697 | 2 <text:s/>| <text:s text:c="3"/>0.184 <text:s text:c="3"/>0.894 <text:s text:c="3"/>0.083 | <text:s text:c="3"/>81.8 <text:s text:c="2"/>-14.2 <text:s text:c="2"/>105.2</text:p>
      <text:p text:style-name="Standard"><text:s text:c="3"/>6.697 | 3 <text:s/>| <text:s text:c="3"/>0.912 <text:s text:c="3"/>0.049 <text:s text:c="3"/>0.139 | <text:s text:c="3"/>15.5 <text:s text:c="2"/>-80.0 <text:s text:c="3"/>43.6</text:p>
      <text:p text:style-name="Standard"><text:s text:c="3"/>6.697 | 4 <text:s/>| <text:s text:c="3"/>0.977 <text:s text:c="3"/>0.048 <text:s text:c="3"/>0.008 | <text:s text:c="4"/>9.5 <text:s text:c="2"/>-84.9 <text:s text:c="2"/>-49.9</text:p>
      <text:p text:style-name="Standard"><text:s text:c="3"/>6.697 | 5 <text:s/>| <text:s text:c="3"/>0.996 <text:s text:c="2"/>-0.079 <text:s text:c="2"/>-0.017 | <text:s/>-125.0 <text:s text:c="2"/>-80.3 <text:s text:c="2"/>-81.4</text:p>
      <text:p text:style-name="Standard"><text:s text:c="3"/>6.731 | 0 <text:s/>| <text:s text:c="8"/>Comm Error <text:s text:c="8"/>| <text:s text:c="11"/>- <text:s text:c="10"/></text:p>
      <text:p text:style-name="Standard"><text:s text:c="3"/>6.731 | 1 <text:s/>| <text:s text:c="3"/>0.219 <text:s text:c="2"/>-0.790 <text:s text:c="3"/>0.099 | <text:s text:c="2"/>-83.5 <text:s text:c="2"/>-15.5 <text:s text:c="2"/>-59.6</text:p>
      <text:p text:style-name="Standard"><text:s text:c="3"/>6.731 | 2 <text:s/>| <text:s text:c="3"/>0.198 <text:s text:c="3"/>0.905 <text:s text:c="3"/>0.094 | <text:s text:c="3"/>81.6 <text:s text:c="2"/>-14.3 <text:s text:c="2"/>105.7</text:p>
      <text:p text:style-name="Standard"><text:s text:c="3"/>6.731 | 3 <text:s/>| <text:s text:c="3"/>0.940 <text:s text:c="3"/>0.032 <text:s text:c="3"/>0.167 | <text:s text:c="3"/>13.2 <text:s text:c="2"/>-79.6 <text:s text:c="3"/>45.7</text:p>
      <text:p text:style-name="Standard"><text:s text:c="3"/>6.731 | 4 <text:s/>| <text:s text:c="3"/>0.973 <text:s text:c="3"/>0.044 <text:s text:c="3"/>0.084 | <text:s text:c="3"/>17.2 <text:s text:c="2"/>-84.2 <text:s text:c="2"/>-60.3</text:p>
      <text:p text:style-name="Standard"><text:s text:c="3"/>6.731 | 5 <text:s/>| <text:s text:c="3"/>0.948 <text:s text:c="2"/>-0.220 <text:s text:c="3"/>0.144 | <text:s/>-109.4 <text:s text:c="2"/>-80.7 <text:s text:c="2"/>-96.8</text:p>
      <text:p text:style-name="Standard"><text:s text:c="3"/>6.765 | 0 <text:s/>| <text:s text:c="8"/>Comm Error <text:s text:c="8"/>| <text:s text:c="11"/>- <text:s text:c="10"/></text:p>
      <text:p text:style-name="Standard"><text:s text:c="3"/>6.765 | 1 <text:s/>| <text:s text:c="3"/>0.279 <text:s text:c="2"/>-0.839 <text:s text:c="3"/>0.109 | <text:s text:c="2"/>-83.0 <text:s text:c="2"/>-15.6 <text:s text:c="2"/>-59.9</text:p>
      <text:p text:style-name="Standard"><text:s text:c="3"/>6.765 | 2 <text:s/>| <text:s text:c="3"/>0.210 <text:s text:c="3"/>0.927 <text:s text:c="3"/>0.102 | <text:s text:c="3"/>81.5 <text:s text:c="2"/>-14.3 <text:s text:c="2"/>106.5</text:p>
      <text:p text:style-name="Standard"><text:s text:c="3"/>6.765 | 3 <text:s/>| <text:s text:c="3"/>0.966 <text:s text:c="3"/>0.009 <text:s text:c="3"/>0.146 | <text:s text:c="3"/>10.6 <text:s text:c="2"/>-79.4 <text:s text:c="3"/>48.2</text:p>
      <text:p text:style-name="Standard"><text:s text:c="3"/>6.765 | 4 <text:s/>| <text:s text:c="3"/>0.957 <text:s text:c="3"/>0.032 <text:s text:c="3"/>0.187 | <text:s text:c="3"/>13.9 <text:s text:c="2"/>-83.3 <text:s text:c="2"/>-57.8</text:p>
      <text:p text:style-name="Standard"><text:s text:c="3"/>6.765 | 5 <text:s/>| <text:s text:c="3"/>0.941 <text:s text:c="2"/>-0.125 <text:s text:c="3"/>0.319 | <text:s text:c="2"/>-80.5 <text:s text:c="2"/>-80.8 <text:s/>-126.2</text:p>
      <text:p text:style-name="Standard"><text:s text:c="3"/>6.800 | 0 <text:s/>| <text:s text:c="8"/>Comm Error <text:s text:c="8"/>| <text:s text:c="11"/>- <text:s text:c="10"/></text:p>
      <text:p text:style-name="Standard"><text:s text:c="3"/>6.800 | 1 <text:s/>| <text:s text:c="3"/>0.313 <text:s text:c="2"/>-0.899 <text:s text:c="3"/>0.120 | <text:s text:c="2"/>-82.4 <text:s text:c="2"/>-15.8 <text:s text:c="2"/>-60.9</text:p>
      <text:p text:style-name="Standard"><text:s text:c="3"/>6.800 | 2 <text:s/>| <text:s text:c="3"/>0.230 <text:s text:c="3"/>0.983 <text:s text:c="3"/>0.102 | <text:s text:c="3"/>81.6 <text:s text:c="2"/>-14.1 <text:s text:c="2"/>106.2</text:p>
      <text:p text:style-name="Standard"><text:s text:c="3"/>6.800 | 3 <text:s/>| <text:s text:c="3"/>0.984 <text:s text:c="2"/>-0.013 <text:s text:c="3"/>0.120 | <text:s text:c="4"/>6.4 <text:s text:c="2"/>-79.5 <text:s text:c="3"/>52.2</text:p>
      <text:p text:style-name="Standard"><text:s text:c="3"/>6.800 | 4 <text:s/>| <text:s text:c="3"/>0.957 <text:s text:c="3"/>0.092 <text:s text:c="3"/>0.234 | <text:s text:c="3"/>15.2 <text:s text:c="2"/>-82.1 <text:s text:c="2"/>-59.2</text:p>
      <text:p text:style-name="Standard"><text:s text:c="3"/>6.800 | 5 <text:s/>| <text:s text:c="3"/>1.009 <text:s text:c="2"/>-0.153 <text:s text:c="3"/>0.033 | <text:s text:c="2"/>-75.9 <text:s text:c="2"/>-80.6 <text:s/>-131.7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<text:s text:c="3"/>6.833 | 0 <text:s/>| <text:s text:c="8"/>Comm Error <text:s text:c="8"/>| <text:s text:c="11"/>- <text:s text:c="10"/></text:p>
      <text:p text:style-name="Standard"><text:s text:c="3"/>6.833 | 1 <text:s/>| <text:s text:c="3"/>0.322 <text:s text:c="2"/>-0.961 <text:s text:c="3"/>0.132 | <text:s text:c="2"/>-82.0 <text:s text:c="2"/>-15.8 <text:s text:c="2"/>-61.8</text:p>
      <text:p text:style-name="Standard"><text:s text:c="3"/>6.833 | 2 <text:s/>| <text:s text:c="3"/>0.253 <text:s text:c="3"/>1.021 <text:s text:c="3"/>0.089 | <text:s text:c="3"/>82.0 <text:s text:c="2"/>-14.1 <text:s text:c="2"/>106.0</text:p>
      <text:p text:style-name="Standard"><text:s text:c="3"/>6.833 | 3 <text:s/>| <text:s text:c="3"/>0.984 <text:s text:c="3"/>0.009 <text:s text:c="3"/>0.094 | <text:s text:c="4"/>4.1 <text:s text:c="2"/>-79.7 <text:s text:c="3"/>54.4</text:p>
      <text:p text:style-name="Standard"><text:soft-page-break/><text:s text:c="3"/>6.833 | 4 <text:s/>| <text:s text:c="3"/>0.981 <text:s text:c="3"/>0.069 <text:s text:c="3"/>0.086 | <text:s text:c="3"/>18.7 <text:s text:c="2"/>-81.6 <text:s text:c="2"/>-61.9</text:p>
      <text:p text:style-name="Standard"><text:s text:c="3"/>6.833 | 5 <text:s/>| <text:s text:c="3"/>1.018 <text:s text:c="2"/>-0.133 <text:s text:c="2"/>-0.156 | <text:s text:c="2"/>-85.4 <text:s text:c="2"/>-80.8 <text:s/>-122.6</text:p>
      <text:p text:style-name="Standard"><text:s text:c="3"/>6.867 | 0 <text:s/>| <text:s text:c="8"/>Comm Error <text:s text:c="8"/>| <text:s text:c="11"/>- <text:s text:c="10"/></text:p>
      <text:p text:style-name="Standard"><text:s text:c="3"/>6.867 | 1 <text:s/>| <text:s text:c="3"/>0.316 <text:s text:c="2"/>-0.977 <text:s text:c="3"/>0.127 | <text:s text:c="2"/>-81.8 <text:s text:c="2"/>-15.6 <text:s text:c="2"/>-62.5</text:p>
      <text:p text:style-name="Standard"><text:s text:c="3"/>6.867 | 2 <text:s/>| <text:s text:c="3"/>0.270 <text:s text:c="3"/>1.014 <text:s text:c="3"/>0.063 | <text:s text:c="3"/>82.7 <text:s text:c="2"/>-14.2 <text:s text:c="2"/>105.8</text:p>
      <text:p text:style-name="Standard"><text:s text:c="3"/>6.867 | 3 <text:s/>| <text:s text:c="3"/>0.985 <text:s text:c="3"/>0.048 <text:s text:c="3"/>0.133 | <text:s text:c="4"/>4.0 <text:s text:c="2"/>-79.7 <text:s text:c="3"/>54.4</text:p>
      <text:p text:style-name="Standard"><text:s text:c="3"/>6.867 | 4 <text:s/>| <text:s text:c="3"/>1.013 <text:s text:c="3"/>0.010 <text:s text:c="3"/>0.005 | <text:s text:c="3"/>19.6 <text:s text:c="2"/>-82.3 <text:s text:c="2"/>-62.5</text:p>
      <text:p text:style-name="Standard"><text:s text:c="3"/>6.867 | 5 <text:s/>| <text:s text:c="3"/>1.014 <text:s text:c="2"/>-0.098 <text:s text:c="2"/>-0.103 | <text:s text:c="2"/>-98.2 <text:s text:c="2"/>-81.0 <text:s/>-109.9</text:p>
      <text:p text:style-name="Standard"><text:s text:c="3"/>6.902 | 0 <text:s/>| <text:s text:c="8"/>Comm Error <text:s text:c="8"/>| <text:s text:c="11"/>- <text:s text:c="10"/></text:p>
      <text:p text:style-name="Standard"><text:s text:c="3"/>6.902 | 1 <text:s/>| <text:s text:c="3"/>0.339 <text:s text:c="2"/>-0.961 <text:s text:c="3"/>0.108 | <text:s text:c="2"/>-81.9 <text:s text:c="2"/>-15.8 <text:s text:c="2"/>-62.4</text:p>
      <text:p text:style-name="Standard"><text:s text:c="3"/>6.902 | 2 <text:s/>| <text:s text:c="3"/>0.302 <text:s text:c="3"/>0.948 <text:s text:c="3"/>0.066 | <text:s text:c="3"/>83.1 <text:s text:c="2"/>-14.6 <text:s text:c="2"/>105.7</text:p>
      <text:p text:style-name="Standard"><text:s text:c="3"/>6.902 | 3 <text:s/>| <text:s text:c="3"/>0.985 <text:s text:c="3"/>0.043 <text:s text:c="3"/>0.150 | <text:s text:c="4"/>5.0 <text:s text:c="2"/>-79.5 <text:s text:c="3"/>53.1</text:p>
      <text:p text:style-name="Standard"><text:s text:c="3"/>6.902 | 4 <text:s/>| <text:s text:c="3"/>1.005 <text:s text:c="3"/>0.022 <text:s text:c="3"/>0.023 | <text:s text:c="3"/>21.6 <text:s text:c="2"/>-83.3 <text:s text:c="2"/>-64.4</text:p>
      <text:p text:style-name="Standard"><text:s text:c="3"/>6.902 | 5 <text:s/>| <text:s text:c="3"/>1.001 <text:s text:c="2"/>-0.122 <text:s text:c="2"/>-0.066 | <text:s/>-101.6 <text:s text:c="2"/>-81.0 <text:s/>-106.5</text:p>
      <text:p text:style-name="Standard"><text:s text:c="3"/>6.936 | 0 <text:s/>| <text:s text:c="8"/>Comm Error <text:s text:c="8"/>| <text:s text:c="11"/>- <text:s text:c="10"/></text:p>
      <text:p text:style-name="Standard"><text:s text:c="3"/>6.936 | 1 <text:s/>| <text:s text:c="3"/>0.349 <text:s text:c="2"/>-0.953 <text:s text:c="3"/>0.100 | <text:s text:c="2"/>-82.0 <text:s text:c="2"/>-16.3 <text:s text:c="2"/>-62.3</text:p>
      <text:p text:style-name="Standard"><text:s text:c="3"/>6.936 | 2 <text:s/>| <text:s text:c="3"/>0.291 <text:s text:c="3"/>0.935 <text:s text:c="3"/>0.089 | <text:s text:c="3"/>83.2 <text:s text:c="2"/>-15.0 <text:s text:c="2"/>105.6</text:p>
      <text:p text:style-name="Standard"><text:s text:c="3"/>6.936 | 3 <text:s/>| <text:s text:c="3"/>0.976 <text:s text:c="3"/>0.019 <text:s text:c="3"/>0.159 | <text:s text:c="4"/>4.8 <text:s text:c="2"/>-79.4 <text:s text:c="3"/>53.1</text:p>
      <text:p text:style-name="Standard"><text:s text:c="3"/>6.936 | 4 <text:s/>| <text:s text:c="3"/>0.980 <text:s text:c="3"/>0.083 <text:s text:c="3"/>0.085 | <text:s text:c="3"/>25.9 <text:s text:c="2"/>-83.4 <text:s text:c="2"/>-69.1</text:p>
      <text:p text:style-name="Standard"><text:s text:c="3"/>6.936 | 5 <text:s/>| <text:s text:c="3"/>1.007 <text:s text:c="2"/>-0.153 <text:s text:c="2"/>-0.047 | <text:s/>-105.5 <text:s text:c="2"/>-80.7 <text:s/>-102.6</text:p>
      <text:p text:style-name="Standard"><text:s text:c="3"/>6.971 | 0 <text:s/>| <text:s text:c="8"/>Comm Error <text:s text:c="8"/>| <text:s text:c="11"/>- <text:s text:c="10"/></text:p>
      <text:p text:style-name="Standard"><text:s text:c="3"/>6.971 | 1 <text:s/>| <text:s text:c="3"/>0.323 <text:s text:c="2"/>-0.975 <text:s text:c="3"/>0.095 | <text:s text:c="2"/>-82.1 <text:s text:c="2"/>-16.9 <text:s text:c="2"/>-62.5</text:p>
      <text:p text:style-name="Standard"><text:s text:c="3"/>6.971 | 2 <text:s/>| <text:s text:c="3"/>0.263 <text:s text:c="3"/>0.943 <text:s text:c="3"/>0.104 | <text:s text:c="3"/>83.3 <text:s text:c="2"/>-15.3 <text:s text:c="2"/>105.3</text:p>
      <text:p text:style-name="Standard"><text:s text:c="3"/>6.971 | 3 <text:s/>| <text:s text:c="3"/>0.982 <text:s text:c="3"/>0.006 <text:s text:c="3"/>0.157 | <text:s text:c="4"/>3.9 <text:s text:c="2"/>-79.4 <text:s text:c="3"/>53.9</text:p>
      <text:p text:style-name="Standard"><text:s text:c="3"/>6.971 | 4 <text:s/>| <text:s text:c="3"/>0.993 <text:s text:c="3"/>0.030 <text:s text:c="3"/>0.110 | <text:s text:c="3"/>25.4 <text:s text:c="2"/>-83.5 <text:s text:c="2"/>-69.2</text:p>
      <text:p text:style-name="Standard"><text:s text:c="3"/>6.971 | 5 <text:s/>| <text:s text:c="3"/>1.005 <text:s text:c="2"/>-0.141 <text:s text:c="2"/>-0.059 | <text:s/>-108.4 <text:s text:c="2"/>-80.5 <text:s text:c="2"/>-99.7</text:p>
      <text:p text:style-name="Standard"><text:s text:c="3"/>7.005 | 0 <text:s/>| <text:s text:c="8"/>Comm Error <text:s text:c="8"/>| <text:s text:c="11"/>- <text:s text:c="10"/></text:p>
      <text:p text:style-name="Standard"><text:s text:c="3"/>7.005 | 1 <text:s/>| <text:s text:c="3"/>0.292 <text:s text:c="2"/>-0.980 <text:s text:c="3"/>0.101 | <text:s text:c="2"/>-82.2 <text:s text:c="2"/>-17.1 <text:s text:c="2"/>-62.6</text:p>
      <text:p text:style-name="Standard"><text:s text:c="3"/>7.005 | 2 <text:s/>| <text:s text:c="3"/>0.251 <text:s text:c="3"/>0.954 <text:s text:c="3"/>0.102 | <text:s text:c="3"/>83.6 <text:s text:c="2"/>-15.3 <text:s text:c="2"/>105.0</text:p>
      <text:p text:style-name="Standard"><text:s text:c="3"/>7.005 | 3 <text:s/>| <text:s text:c="3"/>0.982 <text:s text:c="3"/>0.013 <text:s text:c="3"/>0.152 | <text:s text:c="4"/>3.6 <text:s text:c="2"/>-79.5 <text:s text:c="3"/>54.1</text:p>
      <text:p text:style-name="Standard"><text:s text:c="3"/>7.005 | 4 <text:s/>| <text:s text:c="3"/>0.994 <text:s text:c="3"/>0.036 <text:s text:c="3"/>0.053 | <text:s text:c="3"/>26.8 <text:s text:c="2"/>-83.8 <text:s text:c="2"/>-70.6</text:p>
      <text:p text:style-name="Standard"><text:s text:c="3"/>7.005 | 5 <text:s/>| <text:s text:c="3"/>1.005 <text:s text:c="2"/>-0.149 <text:s text:c="2"/>-0.072 | <text:s/>-113.8 <text:s text:c="2"/>-80.2 <text:s text:c="2"/>-94.3</text:p>
      <text:p text:style-name="Standard"><text:s text:c="3"/>7.040 | 0 <text:s/>| <text:s text:c="8"/>Comm Error <text:s text:c="8"/>| <text:s text:c="11"/>- <text:s text:c="10"/></text:p>
      <text:p text:style-name="Standard"><text:s text:c="3"/>7.040 | 1 <text:s/>| <text:s text:c="3"/>0.283 <text:s text:c="2"/>-0.946 <text:s text:c="3"/>0.094 | <text:s text:c="2"/>-82.5 <text:s text:c="2"/>-17.2 <text:s text:c="2"/>-62.3</text:p>
      <text:p text:style-name="Standard"><text:s text:c="3"/>7.040 | 2 <text:s/>| <text:s text:c="3"/>0.243 <text:s text:c="3"/>0.939 <text:s text:c="3"/>0.090 | <text:s text:c="3"/>84.1 <text:s text:c="2"/>-14.9 <text:s text:c="2"/>104.4</text:p>
      <text:p text:style-name="Standard"><text:s text:c="3"/>7.040 | 3 <text:s/>| <text:s text:c="3"/>0.973 <text:s text:c="3"/>0.017 <text:s text:c="3"/>0.175 | <text:s text:c="4"/>3.9 <text:s text:c="2"/>-79.5 <text:s text:c="3"/>53.8</text:p>
      <text:p text:style-name="Standard"><text:s text:c="3"/>7.040 | 4 <text:s/>| <text:s text:c="3"/>0.978 <text:s text:c="3"/>0.048 <text:s text:c="3"/>0.064 | <text:s text:c="3"/>29.2 <text:s text:c="2"/>-84.2 <text:s text:c="2"/>-72.8</text:p>
      <text:p text:style-name="Standard"><text:s text:c="3"/>7.040 | 5 <text:s/>| <text:s text:c="3"/>0.985 <text:s text:c="2"/>-0.146 <text:s text:c="2"/>-0.061 | <text:s/>-118.2 <text:s text:c="2"/>-79.9 <text:s text:c="2"/>-89.9</text:p>
      <text:p text:style-name="Standard"><text:s text:c="3"/>7.074 | 0 <text:s/>| <text:s text:c="8"/>Comm Error <text:s text:c="8"/>| <text:s text:c="11"/>- <text:s text:c="10"/></text:p>
      <text:p text:style-name="Standard"><text:s text:c="3"/>7.074 | 1 <text:s/>| <text:s text:c="3"/>0.278 <text:s text:c="2"/>-0.908 <text:s text:c="3"/>0.091 | <text:s text:c="2"/>-82.7 <text:s text:c="2"/>-17.3 <text:s text:c="2"/>-62.0</text:p>
      <text:p text:style-name="Standard"><text:s text:c="3"/>7.074 | 2 <text:s/>| <text:s text:c="3"/>0.226 <text:s text:c="3"/>0.897 <text:s text:c="3"/>0.085 | <text:s text:c="3"/>84.4 <text:s text:c="2"/>-14.6 <text:s text:c="2"/>104.1</text:p>
      <text:p text:style-name="Standard"><text:s text:c="3"/>7.074 | 3 <text:s/>| <text:s text:c="3"/>0.939 <text:s text:c="3"/>0.021 <text:s text:c="3"/>0.183 | <text:s text:c="4"/>4.5 <text:s text:c="2"/>-79.4 <text:s text:c="3"/>53.2</text:p>
      <text:p text:style-name="Standard"><text:s text:c="3"/>7.074 | 4 <text:s/>| <text:s text:c="3"/>0.968 <text:s text:c="3"/>0.033 <text:s text:c="3"/>0.047 | <text:s text:c="3"/>31.2 <text:s text:c="2"/>-84.6 <text:s text:c="2"/>-74.5</text:p>
      <text:p text:style-name="Standard"><text:s text:c="3"/>7.074 | 5 <text:s/>| <text:s text:c="3"/>0.989 <text:s text:c="2"/>-0.136 <text:s text:c="2"/>-0.035 | <text:s/>-120.3 <text:s text:c="2"/>-79.6 <text:s text:c="2"/>-86.4</text:p>
      <text:p text:style-name="Standard"><text:s text:c="3"/>7.108 | 0 <text:s/>| <text:s text:c="8"/>Comm Error <text:s text:c="8"/>| <text:s text:c="11"/>- <text:s text:c="10"/></text:p>
      <text:p text:style-name="Standard"><text:s text:c="3"/>7.108 | 1 <text:s/>| <text:s text:c="3"/>0.273 <text:s text:c="2"/>-0.877 <text:s text:c="3"/>0.086 | <text:s text:c="2"/>-83.1 <text:s text:c="2"/>-17.3 <text:s text:c="2"/>-61.3</text:p>
      <text:p text:style-name="Standard"><text:s text:c="3"/>7.108 | 2 <text:s/>| <text:s text:c="3"/>0.221 <text:s text:c="3"/>0.860 <text:s text:c="3"/>0.090 | <text:s text:c="3"/>84.7 <text:s text:c="2"/>-14.3 <text:s text:c="2"/>103.8</text:p>
      <text:p text:style-name="Standard"><text:s text:c="3"/>7.108 | 3 <text:s/>| <text:s text:c="3"/>0.894 <text:s text:c="3"/>0.020 <text:s text:c="3"/>0.180 | <text:s text:c="4"/>5.6 <text:s text:c="2"/>-79.1 <text:s text:c="3"/>52.2</text:p>
      <text:p text:style-name="Standard"><text:s text:c="3"/>7.108 | 4 <text:s/>| <text:s text:c="3"/>0.942 <text:s text:c="3"/>0.058 <text:s text:c="3"/>0.075 | <text:s text:c="3"/>39.9 <text:s text:c="2"/>-84.9 <text:s text:c="2"/>-83.0</text:p>
      <text:p text:style-name="Standard"><text:soft-page-break/><text:s text:c="3"/>7.108 | 5 <text:s/>| <text:s text:c="3"/>0.975 <text:s text:c="2"/>-0.142 <text:s text:c="2"/>-0.030 | <text:s/>-124.1 <text:s text:c="2"/>-79.3 <text:s text:c="2"/>-83.2</text:p>
      <text:p text:style-name="Standard"><text:s text:c="3"/>7.142 | 0 <text:s/>| <text:s text:c="8"/>Comm Error <text:s text:c="8"/>| <text:s text:c="11"/>- <text:s text:c="10"/></text:p>
      <text:p text:style-name="Standard"><text:s text:c="3"/>7.142 | 1 <text:s/>| <text:s text:c="3"/>0.249 <text:s text:c="2"/>-0.840 <text:s text:c="3"/>0.080 | <text:s text:c="2"/>-83.4 <text:s text:c="2"/>-17.2 <text:s text:c="2"/>-61.1</text:p>
      <text:p text:style-name="Standard"><text:s text:c="3"/>7.142 | 2 <text:s/>| <text:s text:c="3"/>0.210 <text:s text:c="3"/>0.817 <text:s text:c="3"/>0.086 | <text:s text:c="3"/>84.9 <text:s text:c="2"/>-14.0 <text:s text:c="2"/>103.5</text:p>
      <text:p text:style-name="Standard"><text:s text:c="3"/>7.142 | 3 <text:s/>| <text:s text:c="3"/>0.847 <text:s text:c="3"/>0.027 <text:s text:c="3"/>0.164 | <text:s text:c="4"/>6.3 <text:s text:c="2"/>-79.0 <text:s text:c="3"/>51.4</text:p>
      <text:p text:style-name="Standard"><text:s text:c="3"/>7.142 | 4 <text:s/>| <text:s text:c="3"/>0.962 <text:s text:c="2"/>-0.047 <text:s text:c="3"/>0.003 | <text:s text:c="3"/>60.0 <text:s text:c="2"/>-85.3 <text:s/>-103.0</text:p>
      <text:p text:style-name="Standard"><text:s text:c="3"/>7.142 | 5 <text:s/>| <text:s text:c="3"/>0.954 <text:s text:c="2"/>-0.185 <text:s text:c="2"/>-0.067 | <text:s/>-127.4 <text:s text:c="2"/>-78.6 <text:s text:c="2"/>-79.8</text:p>
      <text:p text:style-name="Standard"><text:s text:c="3"/>7.176 | 0 <text:s/>| <text:s text:c="8"/>Comm Error <text:s text:c="8"/>| <text:s text:c="11"/>- <text:s text:c="10"/></text:p>
      <text:p text:style-name="Standard"><text:s text:c="3"/>7.176 | 1 <text:s/>| <text:s text:c="3"/>0.238 <text:s text:c="2"/>-0.808 <text:s text:c="3"/>0.077 | <text:s text:c="2"/>-83.8 <text:s text:c="2"/>-17.1 <text:s text:c="2"/>-60.6</text:p>
      <text:p text:style-name="Standard"><text:s text:c="3"/>7.176 | 2 <text:s/>| <text:s text:c="3"/>0.197 <text:s text:c="3"/>0.796 <text:s text:c="3"/>0.087 | <text:s text:c="3"/>85.0 <text:s text:c="2"/>-13.8 <text:s text:c="2"/>103.3</text:p>
      <text:p text:style-name="Standard"><text:s text:c="3"/>7.176 | 3 <text:s/>| <text:s text:c="3"/>0.827 <text:s text:c="3"/>0.024 <text:s text:c="3"/>0.129 | <text:s text:c="4"/>7.8 <text:s text:c="2"/>-79.1 <text:s text:c="3"/>49.9</text:p>
      <text:p text:style-name="Standard"><text:s text:c="3"/>7.176 | 4 <text:s/>| <text:s text:c="3"/>0.951 <text:s text:c="3"/>0.019 <text:s text:c="2"/>-0.090 | <text:s/>-174.2 <text:s text:c="2"/>-85.0 <text:s text:c="2"/>125.4</text:p>
      <text:p text:style-name="Standard"><text:s text:c="3"/>7.176 | 5 <text:s/>| <text:s text:c="3"/>0.924 <text:s text:c="2"/>-0.204 <text:s text:c="2"/>-0.180 | <text:s/>-134.8 <text:s text:c="2"/>-76.8 <text:s text:c="2"/>-72.5</text:p>
      <text:p text:style-name="Standard"><text:s text:c="3"/>7.211 | 0 <text:s/>| <text:s text:c="8"/>Comm Error <text:s text:c="8"/>| <text:s text:c="11"/>- <text:s text:c="10"/></text:p>
      <text:p text:style-name="Standard"><text:s text:c="3"/>7.211 | 1 <text:s/>| <text:s text:c="3"/>0.239 <text:s text:c="2"/>-0.770 <text:s text:c="3"/>0.071 | <text:s text:c="2"/>-84.3 <text:s text:c="2"/>-16.8 <text:s text:c="2"/>-59.8</text:p>
      <text:p text:style-name="Standard"><text:s text:c="3"/>7.211 | 2 <text:s/>| <text:s text:c="3"/>0.191 <text:s text:c="3"/>0.790 <text:s text:c="3"/>0.085 | <text:s text:c="3"/>85.2 <text:s text:c="2"/>-13.4 <text:s text:c="2"/>103.2</text:p>
      <text:p text:style-name="Standard"><text:s text:c="3"/>7.211 | 3 <text:s/>| <text:s text:c="3"/>0.824 <text:s text:c="3"/>0.016 <text:s text:c="3"/>0.119 | <text:s text:c="4"/>9.6 <text:s text:c="2"/>-79.5 <text:s text:c="3"/>48.1</text:p>
      <text:p text:style-name="Standard"><text:s text:c="3"/>7.211 | 4 <text:s/>| <text:s text:c="3"/>0.967 <text:s text:c="2"/>-0.000 <text:s text:c="2"/>-0.109 | <text:s/>-170.9 <text:s text:c="2"/>-83.4 <text:s text:c="2"/>125.1</text:p>
      <text:p text:style-name="Standard"><text:s text:c="3"/>7.211 | 5 <text:s/>| <text:s text:c="3"/>0.944 <text:s text:c="2"/>-0.172 <text:s text:c="2"/>-0.197 | <text:s/>-140.2 <text:s text:c="2"/>-75.2 <text:s text:c="2"/>-66.6</text:p>
      <text:p text:style-name="Standard"><text:s text:c="3"/>7.245 | 0 <text:s/>| <text:s text:c="8"/>Comm Error <text:s text:c="8"/>| <text:s text:c="11"/>- <text:s text:c="10"/></text:p>
      <text:p text:style-name="Standard"><text:s text:c="3"/>7.245 | 1 <text:s/>| <text:s text:c="3"/>0.239 <text:s text:c="2"/>-0.751 <text:s text:c="3"/>0.068 | <text:s text:c="2"/>-84.7 <text:s text:c="2"/>-16.7 <text:s text:c="2"/>-59.1</text:p>
      <text:p text:style-name="Standard"><text:s text:c="3"/>7.245 | 2 <text:s/>| <text:s text:c="3"/>0.197 <text:s text:c="3"/>0.782 <text:s text:c="3"/>0.086 | <text:s text:c="3"/>85.2 <text:s text:c="2"/>-13.2 <text:s text:c="2"/>103.2</text:p>
      <text:p text:style-name="Standard"><text:s text:c="3"/>7.245 | 3 <text:s/>| <text:s text:c="3"/>0.817 <text:s text:c="2"/>-0.002 <text:s text:c="3"/>0.123 | <text:s text:c="3"/>10.2 <text:s text:c="2"/>-79.8 <text:s text:c="3"/>47.6</text:p>
      <text:p text:style-name="Standard"><text:s text:c="3"/>7.245 | 4 <text:s/>| <text:s text:c="3"/>0.954 <text:s text:c="2"/>-0.103 <text:s text:c="2"/>-0.179 | <text:s/>-165.6 <text:s text:c="2"/>-81.5 <text:s text:c="2"/>120.5</text:p>
      <text:p text:style-name="Standard"><text:s text:c="3"/>7.245 | 5 <text:s/>| <text:s text:c="3"/>0.910 <text:s text:c="2"/>-0.076 <text:s text:c="2"/>-0.335 | <text:s/>-149.4 <text:s text:c="2"/>-72.6 <text:s text:c="2"/>-56.1</text:p>
      <text:p text:style-name="Standard"><text:s text:c="3"/>7.279 | 0 <text:s/>| <text:s text:c="8"/>Comm Error <text:s text:c="8"/>| <text:s text:c="11"/>- <text:s text:c="10"/></text:p>
      <text:p text:style-name="Standard"><text:s text:c="3"/>7.279 | 1 <text:s/>| <text:s text:c="3"/>0.236 <text:s text:c="2"/>-0.748 <text:s text:c="3"/>0.067 | <text:s text:c="2"/>-85.2 <text:s text:c="2"/>-16.4 <text:s text:c="2"/>-58.3</text:p>
      <text:p text:style-name="Standard"><text:s text:c="3"/>7.279 | 2 <text:s/>| <text:s text:c="3"/>0.189 <text:s text:c="3"/>0.795 <text:s text:c="3"/>0.091 | <text:s text:c="3"/>85.2 <text:s text:c="2"/>-12.9 <text:s text:c="2"/>103.4</text:p>
      <text:p text:style-name="Standard"><text:s text:c="3"/>7.279 | 3 <text:s/>| <text:s text:c="3"/>0.819 <text:s text:c="2"/>-0.017 <text:s text:c="3"/>0.131 | <text:s text:c="4"/>9.4 <text:s text:c="2"/>-80.3 <text:s text:c="3"/>48.6</text:p>
      <text:p text:style-name="Standard"><text:s text:c="3"/>7.279 | 4 <text:s/>| <text:s text:c="3"/>0.956 <text:s text:c="2"/>-0.109 <text:s text:c="2"/>-0.174 | <text:s/>-160.5 <text:s text:c="2"/>-78.5 <text:s text:c="2"/>116.1</text:p>
      <text:p text:style-name="Standard"><text:s text:c="3"/>7.279 | 5 <text:s/>| <text:s text:c="3"/>0.953 <text:s text:c="2"/>-0.134 <text:s text:c="2"/>-0.334 | <text:s/>-153.7 <text:s text:c="2"/>-70.5 <text:s text:c="2"/>-51.1</text:p>
      <text:p text:style-name="Standard"><text:s text:c="3"/>7.313 | 0 <text:s/>| <text:s text:c="8"/>Comm Error <text:s text:c="8"/>| <text:s text:c="11"/>- <text:s text:c="10"/></text:p>
      <text:p text:style-name="Standard"><text:s text:c="3"/>7.313 | 1 <text:s/>| <text:s text:c="3"/>0.224 <text:s text:c="2"/>-0.769 <text:s text:c="3"/>0.072 | <text:s text:c="2"/>-85.5 <text:s text:c="2"/>-16.1 <text:s text:c="2"/>-57.8</text:p>
      <text:p text:style-name="Standard"><text:s text:c="3"/>7.313 | 2 <text:s/>| <text:s text:c="3"/>0.173 <text:s text:c="3"/>0.805 <text:s text:c="3"/>0.090 | <text:s text:c="3"/>85.2 <text:s text:c="2"/>-12.3 <text:s text:c="2"/>103.7</text:p>
      <text:p text:style-name="Standard"><text:s text:c="3"/>7.313 | 3 <text:s/>| <text:s text:c="3"/>0.813 <text:s text:c="3"/>0.007 <text:s text:c="3"/>0.126 | <text:s text:c="4"/>9.7 <text:s text:c="2"/>-80.7 <text:s text:c="3"/>48.4</text:p>
      <text:p text:style-name="Standard"><text:s text:c="3"/>7.313 | 4 <text:s/>| <text:s text:c="3"/>0.936 <text:s text:c="2"/>-0.063 <text:s text:c="2"/>-0.284 | <text:s/>-160.7 <text:s text:c="2"/>-75.8 <text:s text:c="2"/>117.0</text:p>
      <text:p text:style-name="Standard"><text:s text:c="3"/>7.313 | 5 <text:s/>| <text:s text:c="3"/>0.939 <text:s text:c="2"/>-0.056 <text:s text:c="2"/>-0.368 | <text:s/>-157.8 <text:s text:c="2"/>-67.8 <text:s text:c="2"/>-44.6</text:p>
      <text:p text:style-name="Standard"><text:s text:c="3"/>7.347 | 0 <text:s/>| <text:s text:c="8"/>Comm Error <text:s text:c="8"/>| <text:s text:c="11"/>- <text:s text:c="10"/></text:p>
      <text:p text:style-name="Standard"><text:s text:c="3"/>7.347 | 1 <text:s/>| <text:s text:c="3"/>0.229 <text:s text:c="2"/>-0.791 <text:s text:c="3"/>0.064 | <text:s text:c="2"/>-86.1 <text:s text:c="2"/>-15.5 <text:s text:c="2"/>-57.1</text:p>
      <text:p text:style-name="Standard"><text:s text:c="3"/>7.347 | 2 <text:s/>| <text:s text:c="3"/>0.212 <text:s text:c="3"/>0.804 <text:s text:c="3"/>0.077 | <text:s text:c="3"/>85.3 <text:s text:c="2"/>-12.0 <text:s text:c="2"/>103.9</text:p>
      <text:p text:style-name="Standard"><text:s text:c="3"/>7.347 | 3 <text:s/>| <text:s text:c="3"/>0.829 <text:s text:c="3"/>0.032 <text:s text:c="3"/>0.133 | <text:s text:c="3"/>12.3 <text:s text:c="2"/>-80.9 <text:s text:c="3"/>45.9</text:p>
      <text:p text:style-name="Standard"><text:s text:c="3"/>7.347 | 4 <text:s/>| <text:s text:c="3"/>0.955 <text:s text:c="2"/>-0.002 <text:s text:c="2"/>-0.257 | <text:s/>-162.7 <text:s text:c="2"/>-74.0 <text:s text:c="2"/>119.5</text:p>
      <text:p text:style-name="Standard"><text:s text:c="3"/>7.347 | 5 <text:s/>| <text:s text:c="3"/>0.901 <text:s text:c="2"/>-0.097 <text:s text:c="2"/>-0.465 | <text:s/>-163.2 <text:s text:c="2"/>-65.3 <text:s text:c="2"/>-40.5</text:p>
      <text:p text:style-name="Standard"><text:s text:c="3"/>7.381 | 0 <text:s/>| <text:s text:c="8"/>Comm Error <text:s text:c="8"/>| <text:s text:c="11"/>- <text:s text:c="10"/></text:p>
      <text:p text:style-name="Standard"><text:s text:c="3"/>7.381 | 1 <text:s/>| <text:s text:c="3"/>0.229 <text:s text:c="2"/>-0.824 <text:s text:c="3"/>0.065 | <text:s text:c="2"/>-86.5 <text:s text:c="2"/>-15.0 <text:s text:c="2"/>-56.6</text:p>
      <text:p text:style-name="Standard"><text:s text:c="3"/>7.381 | 2 <text:s/>| <text:s text:c="3"/>0.196 <text:s text:c="3"/>0.834 <text:s text:c="3"/>0.077 | <text:s text:c="3"/>85.5 <text:s text:c="2"/>-11.7 <text:s text:c="2"/>104.0</text:p>
      <text:p text:style-name="Standard"><text:s text:c="3"/>7.381 | 3 <text:s/>| <text:s text:c="3"/>0.895 <text:s text:c="3"/>0.054 <text:s text:c="3"/>0.137 | <text:s text:c="3"/>15.8 <text:s text:c="2"/>-81.2 <text:s text:c="3"/>42.5</text:p>
      <text:p text:style-name="Standard"><text:s text:c="3"/>7.381 | 4 <text:s/>| <text:s text:c="3"/>0.901 <text:s text:c="2"/>-0.126 <text:s text:c="2"/>-0.354 | <text:s/>-163.2 <text:s text:c="2"/>-70.9 <text:s text:c="2"/>120.1</text:p>
      <text:p text:style-name="Standard"><text:s text:c="3"/>7.381 | 5 <text:s/>| <text:s text:c="3"/>0.945 <text:s text:c="2"/>-0.113 <text:s text:c="2"/>-0.455 | <text:s/>-164.5 <text:s text:c="2"/>-63.3 <text:s text:c="2"/>-38.9</text:p>
      <text:p text:style-name="Standard"><text:soft-page-break/><text:s text:c="3"/>7.415 | 0 <text:s/>| <text:s text:c="8"/>Comm Error <text:s text:c="8"/>| <text:s text:c="11"/>- <text:s text:c="10"/></text:p>
      <text:p text:style-name="Standard"><text:s text:c="3"/>7.415 | 1 <text:s/>| <text:s text:c="3"/>0.235 <text:s text:c="2"/>-0.870 <text:s text:c="3"/>0.062 | <text:s text:c="2"/>-86.9 <text:s text:c="2"/>-14.5 <text:s text:c="2"/>-56.0</text:p>
      <text:p text:style-name="Standard"><text:s text:c="3"/>7.415 | 2 <text:s/>| <text:s text:c="3"/>0.226 <text:s text:c="3"/>0.908 <text:s text:c="3"/>0.083 | <text:s text:c="3"/>85.7 <text:s text:c="2"/>-11.5 <text:s text:c="2"/>104.0</text:p>
      <text:p text:style-name="Standard"><text:s text:c="3"/>7.415 | 3 <text:s/>| <text:s text:c="3"/>0.924 <text:s text:c="3"/>0.055 <text:s text:c="3"/>0.115 | <text:s text:c="3"/>19.8 <text:s text:c="2"/>-81.5 <text:s text:c="3"/>38.3</text:p>
      <text:p text:style-name="Standard"><text:s text:c="3"/>7.415 | 4 <text:s/>| <text:s text:c="3"/>0.941 <text:s text:c="2"/>-0.048 <text:s text:c="2"/>-0.366 | <text:s/>-163.4 <text:s text:c="2"/>-68.8 <text:s text:c="2"/>120.7</text:p>
      <text:p text:style-name="Standard"><text:s text:c="3"/>7.415 | 5 <text:s/>| <text:s text:c="3"/>0.861 <text:s text:c="2"/>-0.020 <text:s text:c="2"/>-0.542 | <text:s/>-167.5 <text:s text:c="2"/>-60.4 <text:s text:c="2"/>-35.9</text:p>
      <text:p text:style-name="Standard"><text:s text:c="3"/>7.449 | 0 <text:s/>| <text:s text:c="8"/>Comm Error <text:s text:c="8"/>| <text:s text:c="11"/>- <text:s text:c="10"/></text:p>
      <text:p text:style-name="Standard"><text:s text:c="3"/>7.449 | 1 <text:s/>| <text:s text:c="3"/>0.229 <text:s text:c="2"/>-0.923 <text:s text:c="3"/>0.049 | <text:s text:c="2"/>-87.5 <text:s text:c="2"/>-13.7 <text:s text:c="2"/>-55.2</text:p>
      <text:p text:style-name="Standard"><text:s text:c="3"/>7.449 | 2 <text:s/>| <text:s text:c="3"/>0.226 <text:s text:c="3"/>0.922 <text:s text:c="3"/>0.073 | <text:s text:c="3"/>85.8 <text:s text:c="2"/>-11.4 <text:s text:c="2"/>104.1</text:p>
      <text:p text:style-name="Standard"><text:s text:c="3"/>7.449 | 3 <text:s/>| <text:s text:c="3"/>0.971 <text:s text:c="3"/>0.034 <text:s text:c="3"/>0.114 | <text:s text:c="3"/>24.3 <text:s text:c="2"/>-82.0 <text:s text:c="3"/>33.7</text:p>
      <text:p text:style-name="Standard"><text:s text:c="3"/>7.449 | 4 <text:s/>| <text:s text:c="3"/>0.900 <text:s text:c="2"/>-0.078 <text:s text:c="2"/>-0.367 | <text:s/>-164.0 <text:s text:c="2"/>-66.2 <text:s text:c="2"/>121.5</text:p>
      <text:p text:style-name="Standard"><text:s text:c="3"/>7.449 | 5 <text:s/>| <text:s text:c="3"/>0.896 <text:s text:c="2"/>-0.180 <text:s text:c="2"/>-0.521 | <text:s/>-168.0 <text:s text:c="2"/>-58.4 <text:s text:c="2"/>-35.6</text:p>
      <text:p text:style-name="Standard"><text:s text:c="3"/>7.484 | 0 <text:s/>| <text:s text:c="8"/>Comm Error <text:s text:c="8"/>| <text:s text:c="11"/>- <text:s text:c="10"/></text:p>
      <text:p text:style-name="Standard"><text:s text:c="3"/>7.484 | 1 <text:s/>| <text:s text:c="3"/>0.209 <text:s text:c="2"/>-0.991 <text:s text:c="3"/>0.041 | <text:s text:c="2"/>-87.8 <text:s text:c="2"/>-13.0 <text:s text:c="2"/>-54.6</text:p>
      <text:p text:style-name="Standard"><text:s text:c="3"/>7.484 | 2 <text:s/>| <text:s text:c="3"/>0.213 <text:s text:c="3"/>0.943 <text:s text:c="3"/>0.059 | <text:s text:c="3"/>86.2 <text:s text:c="2"/>-11.2 <text:s text:c="2"/>104.1</text:p>
      <text:p text:style-name="Standard"><text:s text:c="3"/>7.484 | 3 <text:s/>| <text:s text:c="3"/>1.056 <text:s text:c="3"/>0.035 <text:s text:c="3"/>0.112 | <text:s text:c="3"/>26.4 <text:s text:c="2"/>-82.4 <text:s text:c="3"/>31.4</text:p>
      <text:p text:style-name="Standard"><text:s text:c="3"/>7.484 | 4 <text:s/>| <text:s text:c="3"/>0.953 <text:s text:c="2"/>-0.094 <text:s text:c="2"/>-0.463 | <text:s/>-163.7 <text:s text:c="2"/>-64.1 <text:s text:c="2"/>121.5</text:p>
      <text:p text:style-name="Standard"><text:s text:c="3"/>7.484 | 5 <text:s/>| <text:s text:c="3"/>0.862 <text:s text:c="2"/>-0.130 <text:s text:c="2"/>-0.559 | <text:s/>-168.8 <text:s text:c="2"/>-56.0 <text:s text:c="2"/>-35.2</text:p>
      <text:p text:style-name="Standard"><text:s text:c="3"/>7.518 | 0 <text:s/>| <text:s text:c="8"/>Comm Error <text:s text:c="8"/>| <text:s text:c="11"/>- <text:s text:c="10"/></text:p>
      <text:p text:style-name="Standard"><text:s text:c="3"/>7.518 | 1 <text:s/>| <text:s text:c="3"/>0.224 <text:s text:c="2"/>-1.012 <text:s text:c="3"/>0.050 | <text:s text:c="2"/>-87.9 <text:s text:c="2"/>-12.3 <text:s text:c="2"/>-53.7</text:p>
      <text:p text:style-name="Standard"><text:s text:c="3"/>7.518 | 2 <text:s/>| <text:s text:c="3"/>0.189 <text:s text:c="3"/>1.016 <text:s text:c="3"/>0.020 | <text:s text:c="3"/>86.9 <text:s text:c="2"/>-10.8 <text:s text:c="2"/>103.9</text:p>
      <text:p text:style-name="Standard"><text:s text:c="3"/>7.518 | 3 <text:s/>| <text:s text:c="3"/>1.060 <text:s text:c="3"/>0.030 <text:s text:c="3"/>0.080 | <text:s text:c="3"/>30.8 <text:s text:c="2"/>-83.0 <text:s text:c="3"/>27.1</text:p>
      <text:p text:style-name="Standard"><text:s text:c="3"/>7.518 | 4 <text:s/>| <text:s text:c="3"/>0.908 <text:s text:c="2"/>-0.307 <text:s text:c="2"/>-0.437 | <text:s/>-161.2 <text:s text:c="2"/>-61.4 <text:s text:c="2"/>118.6</text:p>
      <text:p text:style-name="Standard"><text:s text:c="3"/>7.518 | 5 <text:s/>| <text:s text:c="3"/>0.852 <text:s text:c="2"/>-0.118 <text:s text:c="2"/>-0.608 | <text:s/>-169.9 <text:s text:c="2"/>-54.3 <text:s text:c="2"/>-34.5</text:p>
      <text:p text:style-name="Standard"><text:s text:c="3"/>7.552 | 0 <text:s/>| <text:s text:c="8"/>Comm Error <text:s text:c="8"/>| <text:s text:c="11"/>- <text:s text:c="10"/></text:p>
      <text:p text:style-name="Standard"><text:s text:c="3"/>7.552 | 1 <text:s/>| <text:s text:c="3"/>0.227 <text:s text:c="2"/>-0.944 <text:s text:c="3"/>0.048 | <text:s text:c="2"/>-88.0 <text:s text:c="2"/>-11.9 <text:s text:c="2"/>-52.9</text:p>
      <text:p text:style-name="Standard"><text:s text:c="3"/>7.552 | 2 <text:s/>| <text:s text:c="3"/>0.156 <text:s text:c="3"/>1.023 <text:s text:c="2"/>-0.052 | <text:s text:c="3"/>88.5 <text:s text:c="3"/>-9.9 <text:s text:c="2"/>103.9</text:p>
      <text:p text:style-name="Standard"><text:s text:c="3"/>7.552 | 3 <text:s/>| <text:s text:c="3"/>1.030 <text:s text:c="3"/>0.031 <text:s text:c="3"/>0.052 | <text:s text:c="3"/>36.5 <text:s text:c="2"/>-83.6 <text:s text:c="3"/>21.5</text:p>
      <text:p text:style-name="Standard"><text:s text:c="3"/>7.552 | 4 <text:s/>| <text:s text:c="3"/>0.819 <text:s text:c="2"/>-0.235 <text:s text:c="2"/>-0.504 | <text:s/>-157.7 <text:s text:c="2"/>-58.9 <text:s text:c="2"/>117.6</text:p>
      <text:p text:style-name="Standard"><text:s text:c="3"/>7.552 | 5 <text:s/>| <text:s text:c="3"/>0.813 <text:s text:c="2"/>-0.128 <text:s text:c="2"/>-0.613 | <text:s/>-170.4 <text:s text:c="2"/>-52.8 <text:s text:c="2"/>-34.0</text:p>
      <text:p text:style-name="Standard"><text:s text:c="3"/>7.587 | 0 <text:s/>| <text:s text:c="8"/>Comm Error <text:s text:c="8"/>| <text:s text:c="11"/>- <text:s text:c="10"/></text:p>
      <text:p text:style-name="Standard"><text:s text:c="3"/>7.587 | 1 <text:s/>| <text:s text:c="3"/>0.228 <text:s text:c="2"/>-0.924 <text:s text:c="3"/>0.057 | <text:s text:c="2"/>-88.0 <text:s text:c="2"/>-11.6 <text:s text:c="2"/>-52.1</text:p>
      <text:p text:style-name="Standard"><text:s text:c="3"/>7.587 | 2 <text:s/>| <text:s text:c="3"/>0.138 <text:s text:c="3"/>1.071 <text:s text:c="2"/>-0.024 | <text:s text:c="3"/>89.3 <text:s text:c="3"/>-9.2 <text:s text:c="2"/>104.3</text:p>
      <text:p text:style-name="Standard"><text:s text:c="3"/>7.587 | 3 <text:s/>| <text:s text:c="3"/>1.074 <text:s text:c="3"/>0.062 <text:s text:c="3"/>0.065 | <text:s text:c="3"/>44.8 <text:s text:c="2"/>-84.0 <text:s text:c="3"/>10.3</text:p>
      <text:p text:style-name="Standard"><text:s text:c="3"/>7.587 | 4 <text:s/>| <text:s text:c="3"/>0.912 <text:s text:c="2"/>-0.147 <text:s text:c="2"/>-0.506 | <text:s/>-158.5 <text:s text:c="2"/>-57.8 <text:s text:c="2"/>118.6</text:p>
      <text:p text:style-name="Standard"><text:s text:c="3"/>7.587 | 5 <text:s/>| <text:s text:c="3"/>0.846 <text:s text:c="2"/>-0.157 <text:s text:c="2"/>-0.653 | <text:s/>-171.3 <text:s text:c="2"/>-50.6 <text:s text:c="2"/>-33.7</text:p>
      <text:p text:style-name="Standard"><text:s text:c="3"/>7.621 | 0 <text:s/>| <text:s text:c="8"/>Comm Error <text:s text:c="8"/>| <text:s text:c="11"/>- <text:s text:c="10"/></text:p>
      <text:p text:style-name="Standard"><text:s text:c="3"/>7.621 | 1 <text:s/>| <text:s text:c="3"/>0.218 <text:s text:c="2"/>-0.987 <text:s text:c="3"/>0.069 | <text:s text:c="2"/>-87.9 <text:s text:c="2"/>-11.2 <text:s text:c="2"/>-51.6</text:p>
      <text:p text:style-name="Standard"><text:s text:c="3"/>7.621 | 2 <text:s/>| <text:s text:c="3"/>0.133 <text:s text:c="3"/>1.079 <text:s text:c="3"/>0.011 | <text:s text:c="3"/>89.7 <text:s text:c="3"/>-8.6 <text:s text:c="2"/>104.5</text:p>
      <text:p text:style-name="Standard"><text:s text:c="3"/>7.621 | 3 <text:s/>| <text:s text:c="3"/>1.119 <text:s text:c="3"/>0.048 <text:s text:c="3"/>0.028 | <text:s text:c="3"/>57.4 <text:s text:c="2"/>-84.3 <text:s text:c="4"/>0.7</text:p>
      <text:p text:style-name="Standard"><text:s text:c="3"/>7.621 | 4 <text:s/>| <text:s text:c="3"/>0.855 <text:s text:c="2"/>-0.263 <text:s text:c="2"/>-0.558 | <text:s/>-158.4 <text:s text:c="2"/>-55.6 <text:s text:c="2"/>119.4</text:p>
      <text:p text:style-name="Standard"><text:s text:c="3"/>7.621 | 5 <text:s/>| <text:s text:c="3"/>0.782 <text:s text:c="2"/>-0.096 <text:s text:c="2"/>-0.661 | <text:s/>-171.8 <text:s text:c="2"/>-49.3 <text:s text:c="2"/>-33.2</text:p>
      <text:p text:style-name="Standard"><text:s text:c="3"/>7.655 | 0 <text:s/>| <text:s text:c="8"/>Comm Error <text:s text:c="8"/>| <text:s text:c="11"/>- <text:s text:c="10"/></text:p>
      <text:p text:style-name="Standard"><text:s text:c="3"/>7.655 | 1 <text:s/>| <text:s text:c="3"/>0.200 <text:s text:c="2"/>-1.004 <text:s text:c="3"/>0.060 | <text:s text:c="2"/>-87.9 <text:s text:c="2"/>-10.9 <text:s text:c="2"/>-51.5</text:p>
      <text:p text:style-name="Standard"><text:s text:c="3"/>7.655 | 2 <text:s/>| <text:s text:c="3"/>0.155 <text:s text:c="3"/>1.059 <text:s text:c="3"/>0.016 | <text:s text:c="3"/>89.8 <text:s text:c="3"/>-8.1 <text:s text:c="2"/>104.2</text:p>
      <text:p text:style-name="Standard"><text:s text:c="3"/>7.655 | 3 <text:s/>| <text:s text:c="3"/>1.099 <text:s text:c="3"/>0.034 <text:s text:c="3"/>0.017 | <text:s text:c="3"/>69.0 <text:s text:c="2"/>-84.5 <text:s text:c="2"/>-10.7</text:p>
      <text:p text:style-name="Standard"><text:s text:c="3"/>7.655 | 4 <text:s/>| <text:s text:c="3"/>0.821 <text:s text:c="2"/>-0.186 <text:s text:c="2"/>-0.599 | <text:s/>-158.5 <text:s text:c="2"/>-53.9 <text:s text:c="2"/>120.2</text:p>
      <text:p text:style-name="Standard"><text:s text:c="3"/>7.655 | 5 <text:s/>| <text:s text:c="3"/>0.717 <text:s text:c="2"/>-0.078 <text:s text:c="2"/>-0.715 | <text:s/>-172.7 <text:s text:c="2"/>-47.5 <text:s text:c="2"/>-32.3</text:p>
      <text:p text:style-name="Standard"><text:s text:c="3"/>7.688 | 0 <text:s/>| <text:s text:c="8"/>Comm Error <text:s text:c="8"/>| <text:s text:c="11"/>- <text:s text:c="10"/></text:p>
      <text:p text:style-name="Standard"><text:soft-page-break/><text:s text:c="3"/>7.688 | 1 <text:s/>| <text:s text:c="3"/>0.176 <text:s text:c="2"/>-1.047 <text:s text:c="3"/>0.063 | <text:s text:c="2"/>-87.7 <text:s text:c="2"/>-10.4 <text:s text:c="2"/>-51.6</text:p>
      <text:p text:style-name="Standard"><text:s text:c="3"/>7.688 | 2 <text:s/>| <text:s text:c="3"/>0.192 <text:s text:c="3"/>1.102 <text:s text:c="3"/>0.034 | <text:s text:c="3"/>89.7 <text:s text:c="3"/>-8.0 <text:s text:c="2"/>104.1</text:p>
      <text:p text:style-name="Standard"><text:s text:c="3"/>7.688 | 3 <text:s/>| <text:s text:c="3"/>1.156 <text:s text:c="3"/>0.047 <text:s text:c="3"/>0.013 | <text:s text:c="3"/>85.2 <text:s text:c="2"/>-84.7 <text:s text:c="2"/>-26.0</text:p>
      <text:p text:style-name="Standard"><text:s text:c="3"/>7.688 | 4 <text:s/>| <text:s text:c="3"/>0.811 <text:s text:c="2"/>-0.155 <text:s text:c="2"/>-0.643 | <text:s/>-160.3 <text:s text:c="2"/>-51.9 <text:s text:c="2"/>122.2</text:p>
      <text:p text:style-name="Standard"><text:s text:c="3"/>7.688 | 5 <text:s/>| <text:s text:c="3"/>0.825 <text:s text:c="2"/>-0.132 <text:s text:c="2"/>-0.749 | <text:s/>-172.9 <text:s text:c="2"/>-46.0 <text:s text:c="2"/>-32.0</text:p>
      <text:p text:style-name="Standard"><text:s text:c="3"/>7.722 | 0 <text:s/>| <text:s text:c="8"/>Comm Error <text:s text:c="8"/>| <text:s text:c="11"/>- <text:s text:c="10"/></text:p>
      <text:p text:style-name="Standard"><text:s text:c="3"/>7.722 | 1 <text:s/>| <text:s text:c="3"/>0.151 <text:s text:c="2"/>-1.112 <text:s text:c="3"/>0.078 | <text:s text:c="2"/>-87.4 <text:s text:c="3"/>-9.9 <text:s text:c="2"/>-51.7</text:p>
      <text:p text:style-name="Standard"><text:s text:c="3"/>7.722 | 2 <text:s/>| <text:s text:c="3"/>0.180 <text:s text:c="3"/>1.144 <text:s text:c="3"/>0.042 | <text:s text:c="3"/>89.3 <text:s text:c="3"/>-8.1 <text:s text:c="2"/>104.3</text:p>
      <text:p text:style-name="Standard"><text:s text:c="3"/>7.722 | 3 <text:s/>| <text:s text:c="3"/>1.199 <text:s text:c="3"/>0.067 <text:s text:c="2"/>-0.069 | <text:s text:c="2"/>104.4 <text:s text:c="2"/>-84.6 <text:s text:c="2"/>-43.9</text:p>
      <text:p text:style-name="Standard"><text:s text:c="3"/>7.722 | 4 <text:s/>| <text:s text:c="3"/>0.858 <text:s text:c="2"/>-0.230 <text:s text:c="2"/>-0.660 | <text:s/>-161.2 <text:s text:c="2"/>-50.7 <text:s text:c="2"/>123.1</text:p>
      <text:p text:style-name="Standard"><text:s text:c="3"/>7.722 | 5 <text:s/>| <text:s text:c="3"/>0.733 <text:s text:c="2"/>-0.044 <text:s text:c="2"/>-0.767 | <text:s/>-173.7 <text:s text:c="2"/>-44.4 <text:s text:c="2"/>-30.9</text:p>
      <text:p text:style-name="Standard"><text:s text:c="3"/>7.756 | 0 <text:s/>| <text:s text:c="8"/>Comm Error <text:s text:c="8"/>| <text:s text:c="11"/>- <text:s text:c="10"/></text:p>
      <text:p text:style-name="Standard"><text:s text:c="3"/>7.756 | 1 <text:s/>| <text:s text:c="3"/>0.156 <text:s text:c="2"/>-1.122 <text:s text:c="3"/>0.055 | <text:s text:c="2"/>-87.1 <text:s text:c="3"/>-9.5 <text:s text:c="2"/>-51.5</text:p>
      <text:p text:style-name="Standard"><text:s text:c="3"/>7.756 | 2 <text:s/>| <text:s text:c="3"/>0.169 <text:s text:c="3"/>1.139 <text:s text:c="3"/>0.025 | <text:s text:c="3"/>89.0 <text:s text:c="3"/>-8.0 <text:s text:c="2"/>104.4</text:p>
      <text:p text:style-name="Standard"><text:s text:c="3"/>7.756 | 3 <text:s/>| <text:s text:c="3"/>1.204 <text:s text:c="3"/>0.063 <text:s text:c="2"/>-0.116 | <text:s text:c="2"/>135.5 <text:s text:c="2"/>-84.0 <text:s text:c="2"/>-73.0</text:p>
      <text:p text:style-name="Standard"><text:s text:c="3"/>7.756 | 4 <text:s/>| <text:s text:c="3"/>0.759 <text:s text:c="2"/>-0.202 <text:s text:c="2"/>-0.683 | <text:s/>-161.6 <text:s text:c="2"/>-49.6 <text:s text:c="2"/>123.9</text:p>
      <text:p text:style-name="Standard"><text:s text:c="3"/>7.756 | 5 <text:s/>| <text:s text:c="3"/>0.770 <text:s text:c="2"/>-0.032 <text:s text:c="2"/>-0.815 | <text:s/>-175.2 <text:s text:c="2"/>-43.3 <text:s text:c="2"/>-30.1</text:p>
      <text:p text:style-name="Standard"><text:s text:c="3"/>7.791 | 0 <text:s/>| <text:s text:c="8"/>Comm Error <text:s text:c="8"/>| <text:s text:c="11"/>- <text:s text:c="10"/></text:p>
      <text:p text:style-name="Standard"><text:s text:c="3"/>7.791 | 1 <text:s/>| <text:s text:c="3"/>0.141 <text:s text:c="2"/>-1.161 <text:s text:c="3"/>0.050 | <text:s text:c="2"/>-86.8 <text:s text:c="3"/>-9.0 <text:s text:c="2"/>-51.5</text:p>
      <text:p text:style-name="Standard"><text:s text:c="3"/>7.791 | 2 <text:s/>| <text:s text:c="3"/>0.186 <text:s text:c="3"/>1.201 <text:s text:c="3"/>0.030 | <text:s text:c="3"/>88.8 <text:s text:c="3"/>-7.9 <text:s text:c="2"/>104.6</text:p>
      <text:p text:style-name="Standard"><text:s text:c="3"/>7.791 | 3 <text:s/>| <text:s text:c="3"/>1.286 <text:s text:c="3"/>0.101 <text:s text:c="2"/>-0.029 | <text:s text:c="2"/>143.6 <text:s text:c="2"/>-83.5 <text:s text:c="2"/>-81.0</text:p>
      <text:p text:style-name="Standard"><text:s text:c="3"/>7.791 | 4 <text:s/>| <text:s text:c="3"/>0.834 <text:s text:c="2"/>-0.167 <text:s text:c="2"/>-0.715 | <text:s/>-162.2 <text:s text:c="2"/>-48.1 <text:s text:c="2"/>124.5</text:p>
      <text:p text:style-name="Standard"><text:s text:c="3"/>7.791 | 5 <text:s/>| <text:s text:c="3"/>0.793 <text:s text:c="2"/>-0.063 <text:s text:c="2"/>-0.796 | <text:s/>-175.9 <text:s text:c="2"/>-42.7 <text:s text:c="2"/>-29.6</text:p>
      <text:p text:style-name="Standard"><text:s text:c="3"/>7.826 | 0 <text:s/>| <text:s text:c="8"/>Comm Error <text:s text:c="8"/>| <text:s text:c="11"/>- <text:s text:c="10"/></text:p>
      <text:p text:style-name="Standard"><text:s text:c="3"/>7.826 | 1 <text:s/>| <text:s text:c="3"/>0.115 <text:s text:c="2"/>-1.218 <text:s text:c="3"/>0.068 | <text:s text:c="2"/>-86.5 <text:s text:c="3"/>-8.5 <text:s text:c="2"/>-51.6</text:p>
      <text:p text:style-name="Standard"><text:s text:c="3"/>7.826 | 2 <text:s/>| <text:s text:c="3"/>0.190 <text:s text:c="3"/>1.262 <text:s text:c="2"/>-0.005 | <text:s text:c="3"/>89.0 <text:s text:c="3"/>-7.7 <text:s text:c="2"/>104.1</text:p>
      <text:p text:style-name="Standard"><text:s text:c="3"/>7.826 | 3 <text:s/>| <text:s text:c="3"/>1.370 <text:s text:c="3"/>0.083 <text:s text:c="2"/>-0.063 | <text:s text:c="2"/>147.3 <text:s text:c="2"/>-83.0 <text:s text:c="2"/>-86.7</text:p>
      <text:p text:style-name="Standard"><text:s text:c="3"/>7.826 | 4 <text:s/>| <text:s text:c="3"/>0.845 <text:s text:c="2"/>-0.171 <text:s text:c="2"/>-0.701 | <text:s/>-162.9 <text:s text:c="2"/>-47.9 <text:s text:c="2"/>125.2</text:p>
      <text:p text:style-name="Standard"><text:s text:c="3"/>7.826 | 5 <text:s/>| <text:s text:c="3"/>0.660 <text:s text:c="3"/>0.022 <text:s text:c="2"/>-0.825 | <text:s/>-176.8 <text:s text:c="2"/>-41.6 <text:s text:c="2"/>-29.0</text:p>
      <text:p text:style-name="Standard"><text:s text:c="3"/>7.860 | 0 <text:s/>| <text:s text:c="8"/>Comm Error <text:s text:c="8"/>| <text:s text:c="11"/>- <text:s text:c="10"/></text:p>
      <text:p text:style-name="Standard"><text:s text:c="3"/>7.860 | 1 <text:s/>| <text:s text:c="3"/>0.083 <text:s text:c="2"/>-1.328 <text:s text:c="3"/>0.036 | <text:s text:c="2"/>-86.1 <text:s text:c="3"/>-7.4 <text:s text:c="2"/>-51.1</text:p>
      <text:p text:style-name="Standard"><text:s text:c="3"/>7.860 | 2 <text:s/>| <text:s text:c="3"/>0.205 <text:s text:c="3"/>1.304 <text:s text:c="2"/>-0.085 | <text:s text:c="3"/>89.7 <text:s text:c="3"/>-7.6 <text:s text:c="2"/>103.6</text:p>
      <text:p text:style-name="Standard"><text:s text:c="3"/>7.860 | 3 <text:s/>| <text:s text:c="3"/>1.334 <text:s text:c="3"/>0.065 <text:s text:c="2"/>-0.126 | <text:s text:c="2"/>154.5 <text:s text:c="2"/>-82.2 <text:s text:c="2"/>-91.9</text:p>
      <text:p text:style-name="Standard"><text:s text:c="3"/>7.860 | 4 <text:s/>| <text:s text:c="3"/>0.706 <text:s text:c="2"/>-0.222 <text:s text:c="2"/>-0.712 | <text:s/>-163.1 <text:s text:c="2"/>-47.0 <text:s text:c="2"/>125.3</text:p>
      <text:p text:style-name="Standard"><text:s text:c="3"/>7.860 | 5 <text:s/>| <text:s text:c="3"/>0.719 <text:s text:c="2"/>-0.010 <text:s text:c="2"/>-0.843 | <text:s/>-177.6 <text:s text:c="2"/>-41.1 <text:s text:c="2"/>-28.5</text:p>
      <text:p text:style-name="Standard"><text:s text:c="3"/>7.894 | 0 <text:s/>| <text:s text:c="8"/>Comm Error <text:s text:c="8"/>| <text:s text:c="11"/>- <text:s text:c="10"/></text:p>
      <text:p text:style-name="Standard"><text:s text:c="3"/>7.894 | 1 <text:s/>| <text:s text:c="3"/>0.157 <text:s text:c="2"/>-1.359 <text:s text:c="3"/>0.010 | <text:s text:c="2"/>-86.0 <text:s text:c="3"/>-6.7 <text:s text:c="2"/>-50.4</text:p>
      <text:p text:style-name="Standard"><text:s text:c="3"/>7.894 | 2 <text:s/>| <text:s text:c="3"/>0.220 <text:s text:c="3"/>1.321 <text:s text:c="2"/>-0.088 | <text:s text:c="3"/>90.6 <text:s text:c="3"/>-7.5 <text:s text:c="2"/>103.4</text:p>
      <text:p text:style-name="Standard"><text:s text:c="3"/>7.894 | 3 <text:s/>| <text:s text:c="3"/>1.294 <text:s text:c="3"/>0.064 <text:s text:c="2"/>-0.158 | <text:s text:c="2"/>157.8 <text:s text:c="2"/>-81.5 <text:s text:c="2"/>-95.2</text:p>
      <text:p text:style-name="Standard"><text:s text:c="3"/>7.894 | 4 <text:s/>| <text:s text:c="3"/>0.808 <text:s text:c="2"/>-0.191 <text:s text:c="2"/>-0.728 | <text:s/>-163.1 <text:s text:c="2"/>-46.8 <text:s text:c="2"/>125.4</text:p>
      <text:p text:style-name="Standard"><text:s text:c="3"/>7.894 | 5 <text:s/>| <text:s text:c="3"/>0.751 <text:s text:c="2"/>-0.061 <text:s text:c="2"/>-0.857 | <text:s/>-177.6 <text:s text:c="2"/>-41.0 <text:s text:c="2"/>-28.7</text:p>
      <text:p text:style-name="Standard"><text:s text:c="3"/>7.928 | 0 <text:s/>| <text:s text:c="8"/>Comm Error <text:s text:c="8"/>| <text:s text:c="11"/>- <text:s text:c="10"/></text:p>
      <text:p text:style-name="Standard"><text:s text:c="3"/>7.928 | 1 <text:s/>| <text:s text:c="3"/>0.215 <text:s text:c="2"/>-1.410 <text:s text:c="3"/>0.004 | <text:s text:c="2"/>-86.0 <text:s text:c="3"/>-6.3 <text:s text:c="2"/>-49.8</text:p>
      <text:p text:style-name="Standard"><text:s text:c="3"/>7.928 | 2 <text:s/>| <text:s text:c="3"/>0.172 <text:s text:c="3"/>1.422 <text:s text:c="2"/>-0.073 | <text:s text:c="3"/>91.6 <text:s text:c="3"/>-7.4 <text:s text:c="2"/>103.6</text:p>
      <text:p text:style-name="Standard"><text:s text:c="3"/>7.928 | 3 <text:s/>| <text:s text:c="3"/>1.326 <text:s text:c="3"/>0.054 <text:s text:c="2"/>-0.208 | <text:s text:c="2"/>161.3 <text:s text:c="2"/>-80.7 <text:s text:c="2"/>-98.6</text:p>
      <text:p text:style-name="Standard"><text:s text:c="3"/>7.928 | 4 <text:s/>| <text:s text:c="3"/>0.811 <text:s text:c="2"/>-0.203 <text:s text:c="2"/>-0.715 | <text:s/>-163.4 <text:s text:c="2"/>-47.3 <text:s text:c="2"/>125.6</text:p>
      <text:p text:style-name="Standard"><text:s text:c="3"/>7.928 | 5 <text:s/>| <text:s text:c="3"/>0.680 <text:s text:c="2"/>-0.061 <text:s text:c="2"/>-0.846 | <text:s/>-177.3 <text:s text:c="2"/>-41.0 <text:s text:c="2"/>-29.1</text:p>
      <text:p text:style-name="Standard"><text:s text:c="3"/>7.962 | 0 <text:s/>| <text:s text:c="8"/>Comm Error <text:s text:c="8"/>| <text:s text:c="11"/>- <text:s text:c="10"/></text:p>
      <text:p text:style-name="Standard"><text:s text:c="3"/>7.962 | 1 <text:s/>| <text:s text:c="3"/>0.209 <text:s text:c="2"/>-1.463 <text:s text:c="2"/>-0.038 | <text:s text:c="2"/>-86.5 <text:s text:c="3"/>-6.1 <text:s text:c="2"/>-49.9</text:p>
      <text:p text:style-name="Standard"><text:soft-page-break/><text:s text:c="3"/>7.962 | 2 <text:s/>| <text:s text:c="3"/>0.152 <text:s text:c="3"/>1.451 <text:s text:c="2"/>-0.060 | <text:s text:c="3"/>92.1 <text:s text:c="3"/>-7.3 <text:s text:c="2"/>103.9</text:p>
      <text:p text:style-name="Standard"><text:s text:c="3"/>7.962 | 3 <text:s/>| <text:s text:c="3"/>1.346 <text:s text:c="3"/>0.049 <text:s text:c="2"/>-0.216 | <text:s text:c="2"/>162.0 <text:s text:c="2"/>-80.5 <text:s text:c="2"/>-99.3</text:p>
      <text:p text:style-name="Standard"><text:s text:c="3"/>7.962 | 4 <text:s/>| <text:s text:c="3"/>0.759 <text:s text:c="2"/>-0.227 <text:s text:c="2"/>-0.720 | <text:s/>-163.1 <text:s text:c="2"/>-47.5 <text:s text:c="2"/>125.4</text:p>
      <text:p text:style-name="Standard"><text:s text:c="3"/>7.962 | 5 <text:s/>| <text:s text:c="3"/>0.702 <text:s text:c="2"/>-0.056 <text:s text:c="2"/>-0.856 | <text:s/>-177.1 <text:s text:c="2"/>-41.4 <text:s text:c="2"/>-29.4</text:p>
      <text:p text:style-name="Standard"><text:s text:c="3"/>7.996 | 0 <text:s/>| <text:s text:c="8"/>Comm Error <text:s text:c="8"/>| <text:s text:c="11"/>- <text:s text:c="10"/></text:p>
      <text:p text:style-name="Standard"><text:s text:c="3"/>7.996 | 1 <text:s/>| <text:s text:c="3"/>0.201 <text:s text:c="2"/>-1.450 <text:s text:c="2"/>-0.051 | <text:s text:c="2"/>-87.5 <text:s text:c="3"/>-6.2 <text:s text:c="2"/>-50.5</text:p>
      <text:p text:style-name="Standard"><text:s text:c="3"/>7.996 | 2 <text:s/>| <text:s text:c="3"/>0.152 <text:s text:c="3"/>1.431 <text:s text:c="2"/>-0.057 | <text:s text:c="3"/>92.5 <text:s text:c="3"/>-7.3 <text:s text:c="2"/>104.3</text:p>
      <text:p text:style-name="Standard"><text:s text:c="3"/>7.996 | 3 <text:s/>| <text:s text:c="3"/>1.334 <text:s text:c="3"/>0.074 <text:s text:c="2"/>-0.194 | <text:s text:c="2"/>159.1 <text:s text:c="2"/>-81.1 <text:s text:c="2"/>-96.5</text:p>
      <text:p text:style-name="Standard"><text:s text:c="3"/>7.996 | 4 <text:s/>| <text:s text:c="3"/>0.812 <text:s text:c="2"/>-0.229 <text:s text:c="2"/>-0.719 | <text:s/>-162.8 <text:s text:c="2"/>-48.0 <text:s text:c="2"/>125.0</text:p>
      <text:p text:style-name="Standard"><text:s text:c="3"/>7.996 | 5 <text:s/>| <text:s text:c="3"/>0.761 <text:s text:c="2"/>-0.029 <text:s text:c="2"/>-0.855 | <text:s/>-176.8 <text:s text:c="2"/>-42.1 <text:s text:c="2"/>-29.6</text:p>
      <text:p text:style-name="Standard"><text:s text:c="3"/>8.030 | 0 <text:s/>| <text:s text:c="8"/>Comm Error <text:s text:c="8"/>| <text:s text:c="11"/>- <text:s text:c="10"/></text:p>
      <text:p text:style-name="Standard"><text:s text:c="3"/>8.030 | 1 <text:s/>| <text:s text:c="3"/>0.216 <text:s text:c="2"/>-1.455 <text:s text:c="3"/>0.003 | <text:s text:c="2"/>-88.4 <text:s text:c="3"/>-7.2 <text:s text:c="2"/>-51.3</text:p>
      <text:p text:style-name="Standard"><text:s text:c="3"/>8.030 | 2 <text:s/>| <text:s text:c="3"/>0.131 <text:s text:c="3"/>1.390 <text:s text:c="2"/>-0.046 | <text:s text:c="3"/>92.4 <text:s text:c="3"/>-7.2 <text:s text:c="2"/>104.6</text:p>
      <text:p text:style-name="Standard"><text:s text:c="3"/>8.030 | 3 <text:s/>| <text:s text:c="3"/>1.350 <text:s text:c="3"/>0.071 <text:s text:c="2"/>-0.148 | <text:s text:c="2"/>154.2 <text:s text:c="2"/>-81.8 <text:s text:c="2"/>-91.6</text:p>
      <text:p text:style-name="Standard"><text:s text:c="3"/>8.030 | 4 <text:s/>| <text:s text:c="3"/>0.835 <text:s text:c="2"/>-0.246 <text:s text:c="2"/>-0.695 | <text:s/>-162.5 <text:s text:c="2"/>-49.5 <text:s text:c="2"/>124.8</text:p>
      <text:p text:style-name="Standard"><text:s text:c="3"/>8.030 | 5 <text:s/>| <text:s text:c="3"/>0.785 <text:s text:c="2"/>-0.046 <text:s text:c="2"/>-0.828 | <text:s/>-176.5 <text:s text:c="2"/>-43.0 <text:s text:c="2"/>-29.8</text:p>
      <text:p text:style-name="Standard"><text:s text:c="3"/>8.064 | 0 <text:s/>| <text:s text:c="8"/>Comm Error <text:s text:c="8"/>| <text:s text:c="11"/>- <text:s text:c="10"/></text:p>
      <text:p text:style-name="Standard"><text:s text:c="3"/>8.064 | 1 <text:s/>| <text:s text:c="3"/>0.240 <text:s text:c="2"/>-1.399 <text:s text:c="3"/>0.019 | <text:s text:c="2"/>-88.6 <text:s text:c="3"/>-8.4 <text:s text:c="2"/>-51.8</text:p>
      <text:p text:style-name="Standard"><text:s text:c="3"/>8.064 | 2 <text:s/>| <text:s text:c="3"/>0.146 <text:s text:c="3"/>1.350 <text:s text:c="2"/>-0.035 | <text:s text:c="3"/>92.1 <text:s text:c="3"/>-7.2 <text:s text:c="2"/>104.6</text:p>
      <text:p text:style-name="Standard"><text:s text:c="3"/>8.064 | 3 <text:s/>| <text:s text:c="3"/>1.374 <text:s text:c="3"/>0.058 <text:s text:c="2"/>-0.074 | <text:s text:c="2"/>146.5 <text:s text:c="2"/>-82.9 <text:s text:c="2"/>-83.8</text:p>
      <text:p text:style-name="Standard"><text:s text:c="3"/>8.064 | 4 <text:s/>| <text:s text:c="3"/>0.861 <text:s text:c="2"/>-0.206 <text:s text:c="2"/>-0.689 | <text:s/>-162.2 <text:s text:c="2"/>-50.8 <text:s text:c="2"/>124.6</text:p>
      <text:p text:style-name="Standard"><text:s text:c="3"/>8.064 | 5 <text:s/>| <text:s text:c="3"/>0.776 <text:s text:c="2"/>-0.049 <text:s text:c="2"/>-0.831 | <text:s/>-175.9 <text:s text:c="2"/>-44.9 <text:s text:c="2"/>-30.2</text:p>
      <text:p text:style-name="Standard"><text:s text:c="3"/>8.098 | 0 <text:s/>| <text:s text:c="8"/>Comm Error <text:s text:c="8"/>| <text:s text:c="11"/>- <text:s text:c="10"/></text:p>
      <text:p text:style-name="Standard"><text:s text:c="3"/>8.098 | 1 <text:s/>| <text:s text:c="3"/>0.266 <text:s text:c="2"/>-1.274 <text:s text:c="3"/>0.037 | <text:s text:c="2"/>-88.3 <text:s text:c="2"/>-10.3 <text:s text:c="2"/>-52.2</text:p>
      <text:p text:style-name="Standard"><text:s text:c="3"/>8.098 | 2 <text:s/>| <text:s text:c="3"/>0.170 <text:s text:c="3"/>1.298 <text:s text:c="2"/>-0.029 | <text:s text:c="3"/>91.6 <text:s text:c="3"/>-7.5 <text:s text:c="2"/>104.6</text:p>
      <text:p text:style-name="Standard"><text:s text:c="3"/>8.098 | 3 <text:s/>| <text:s text:c="3"/>1.426 <text:s text:c="3"/>0.076 <text:s text:c="2"/>-0.030 | <text:s text:c="2"/>120.5 <text:s text:c="2"/>-84.2 <text:s text:c="2"/>-58.9</text:p>
      <text:p text:style-name="Standard"><text:s text:c="3"/>8.098 | 4 <text:s/>| <text:s text:c="3"/>0.876 <text:s text:c="2"/>-0.174 <text:s text:c="2"/>-0.657 | <text:s/>-162.5 <text:s text:c="2"/>-53.0 <text:s text:c="2"/>124.8</text:p>
      <text:p text:style-name="Standard"><text:s text:c="3"/>8.098 | 5 <text:s/>| <text:s text:c="3"/>0.811 <text:s text:c="2"/>-0.061 <text:s text:c="2"/>-0.782 | <text:s/>-175.1 <text:s text:c="2"/>-46.6 <text:s text:c="2"/>-30.7</text:p>
      <text:p text:style-name="Standard"><text:s text:c="3"/>8.133 | 0 <text:s/>| <text:s text:c="8"/>Comm Error <text:s text:c="8"/>| <text:s text:c="11"/>- <text:s text:c="10"/></text:p>
      <text:p text:style-name="Standard"><text:s text:c="3"/>8.133 | 1 <text:s/>| <text:s text:c="3"/>0.239 <text:s text:c="2"/>-1.150 <text:s text:c="3"/>0.036 | <text:s text:c="2"/>-88.1 <text:s text:c="2"/>-11.5 <text:s text:c="2"/>-52.1</text:p>
      <text:p text:style-name="Standard"><text:s text:c="3"/>8.133 | 2 <text:s/>| <text:s text:c="3"/>0.159 <text:s text:c="3"/>1.238 <text:s text:c="2"/>-0.024 | <text:s text:c="3"/>91.2 <text:s text:c="3"/>-7.8 <text:s text:c="2"/>104.6</text:p>
      <text:p text:style-name="Standard"><text:s text:c="3"/>8.133 | 3 <text:s/>| <text:s text:c="3"/>1.382 <text:s text:c="3"/>0.089 <text:s text:c="3"/>0.015 | <text:s text:c="3"/>90.1 <text:s text:c="2"/>-84.5 <text:s text:c="2"/>-30.7</text:p>
      <text:p text:style-name="Standard"><text:s text:c="3"/>8.133 | 4 <text:s/>| <text:s text:c="3"/>0.873 <text:s text:c="2"/>-0.178 <text:s text:c="2"/>-0.637 | <text:s/>-162.6 <text:s text:c="2"/>-54.8 <text:s text:c="2"/>124.6</text:p>
      <text:p text:style-name="Standard"><text:s text:c="3"/>8.133 | 5 <text:s/>| <text:s text:c="3"/>0.805 <text:s text:c="2"/>-0.047 <text:s text:c="2"/>-0.742 | <text:s/>-173.9 <text:s text:c="2"/>-49.1 <text:s text:c="2"/>-31.3</text:p>
      <text:p text:style-name="Standard"><text:s text:c="3"/>8.167 | 0 <text:s/>| <text:s text:c="8"/>Comm Error <text:s text:c="8"/>| <text:s text:c="11"/>- <text:s text:c="10"/></text:p>
      <text:p text:style-name="Standard"><text:s text:c="3"/>8.167 | 1 <text:s/>| <text:s text:c="3"/>0.228 <text:s text:c="2"/>-1.056 <text:s text:c="3"/>0.030 | <text:s text:c="2"/>-88.1 <text:s text:c="2"/>-12.5 <text:s text:c="2"/>-51.8</text:p>
      <text:p text:style-name="Standard"><text:s text:c="3"/>8.167 | 2 <text:s/>| <text:s text:c="3"/>0.173 <text:s text:c="3"/>1.163 <text:s text:c="2"/>-0.026 | <text:s text:c="3"/>90.9 <text:s text:c="3"/>-8.1 <text:s text:c="2"/>104.4</text:p>
      <text:p text:style-name="Standard"><text:s text:c="3"/>8.167 | 3 <text:s/>| <text:s text:c="3"/>1.222 <text:s text:c="3"/>0.060 <text:s text:c="3"/>0.090 | <text:s text:c="3"/>59.6 <text:s text:c="2"/>-84.3 <text:s text:c="3"/>-1.5</text:p>
      <text:p text:style-name="Standard"><text:s text:c="3"/>8.167 | 4 <text:s/>| <text:s text:c="3"/>0.881 <text:s text:c="2"/>-0.187 <text:s text:c="2"/>-0.605 | <text:s/>-162.6 <text:s text:c="2"/>-57.4 <text:s text:c="2"/>124.2</text:p>
      <text:p text:style-name="Standard"><text:s text:c="3"/>8.167 | 5 <text:s/>| <text:s text:c="3"/>0.842 <text:s text:c="2"/>-0.056 <text:s text:c="2"/>-0.695 | <text:s/>-173.0 <text:s text:c="2"/>-51.3 <text:s text:c="2"/>-31.8</text:p>
      <text:p text:style-name="Standard"><text:s text:c="3"/>8.201 | 0 <text:s/>| <text:s text:c="8"/>Comm Error <text:s text:c="8"/>| <text:s text:c="11"/>- <text:s text:c="10"/></text:p>
      <text:p text:style-name="Standard"><text:s text:c="3"/>8.201 | 1 <text:s/>| <text:s text:c="3"/>0.223 <text:s text:c="2"/>-0.960 <text:s text:c="3"/>0.047 | <text:s text:c="2"/>-88.1 <text:s text:c="2"/>-13.1 <text:s text:c="2"/>-51.7</text:p>
      <text:p text:style-name="Standard"><text:s text:c="3"/>8.201 | 2 <text:s/>| <text:s text:c="3"/>0.179 <text:s text:c="3"/>1.064 <text:s text:c="2"/>-0.027 | <text:s text:c="3"/>90.7 <text:s text:c="3"/>-8.7 <text:s text:c="2"/>104.3</text:p>
      <text:p text:style-name="Standard"><text:s text:c="3"/>8.201 | 3 <text:s/>| <text:s text:c="3"/>1.106 <text:s text:c="3"/>0.029 <text:s text:c="3"/>0.097 | <text:s text:c="3"/>43.3 <text:s text:c="2"/>-84.0 <text:s text:c="3"/>15.1</text:p>
      <text:p text:style-name="Standard"><text:s text:c="3"/>8.201 | 4 <text:s/>| <text:s text:c="3"/>0.890 <text:s text:c="2"/>-0.158 <text:s text:c="2"/>-0.531 | <text:s/>-162.7 <text:s text:c="2"/>-59.7 <text:s text:c="2"/>123.9</text:p>
      <text:p text:style-name="Standard"><text:s text:c="3"/>8.201 | 5 <text:s/>| <text:s text:c="3"/>0.854 <text:s text:c="2"/>-0.084 <text:s text:c="2"/>-0.673 | <text:s/>-172.2 <text:s text:c="2"/>-53.6 <text:s text:c="2"/>-32.9</text:p>
      <text:p text:style-name="Standard"><text:s text:c="3"/>8.235 | 0 <text:s/>| <text:s text:c="8"/>Comm Error <text:s text:c="8"/>| <text:s text:c="11"/>- <text:s text:c="10"/></text:p>
      <text:p text:style-name="Standard"><text:s text:c="3"/>8.235 | 1 <text:s/>| <text:s text:c="3"/>0.208 <text:s text:c="2"/>-0.932 <text:s text:c="3"/>0.063 | <text:s text:c="2"/>-88.0 <text:s text:c="2"/>-13.3 <text:s text:c="2"/>-51.9</text:p>
      <text:p text:style-name="Standard"><text:s text:c="3"/>8.235 | 2 <text:s/>| <text:s text:c="3"/>0.174 <text:s text:c="3"/>0.982 <text:s text:c="2"/>-0.029 | <text:s text:c="3"/>90.5 <text:s text:c="3"/>-9.3 <text:s text:c="2"/>104.2</text:p>
      <text:p text:style-name="Standard"><text:soft-page-break/><text:s text:c="3"/>8.235 | 3 <text:s/>| <text:s text:c="3"/>1.034 <text:s text:c="3"/>0.022 <text:s text:c="3"/>0.012 | <text:s text:c="3"/>33.6 <text:s text:c="2"/>-83.9 <text:s text:c="3"/>25.2</text:p>
      <text:p text:style-name="Standard"><text:s text:c="3"/>8.235 | 4 <text:s/>| <text:s text:c="3"/>0.913 <text:s text:c="2"/>-0.167 <text:s text:c="2"/>-0.459 | <text:s/>-162.8 <text:s text:c="2"/>-62.4 <text:s text:c="2"/>123.0</text:p>
      <text:p text:style-name="Standard"><text:s text:c="3"/>8.235 | 5 <text:s/>| <text:s text:c="3"/>0.856 <text:s text:c="2"/>-0.105 <text:s text:c="2"/>-0.615 | <text:s/>-170.9 <text:s text:c="2"/>-56.5 <text:s text:c="2"/>-34.0</text:p>
      <text:p text:style-name="Standard"><text:s text:c="3"/>8.269 | 0 <text:s/>| <text:s text:c="8"/>Comm Error <text:s text:c="8"/>| <text:s text:c="11"/>- <text:s text:c="10"/></text:p>
      <text:p text:style-name="Standard"><text:s text:c="3"/>8.269 | 1 <text:s/>| <text:s text:c="3"/>0.193 <text:s text:c="2"/>-0.869 <text:s text:c="3"/>0.053 | <text:s text:c="2"/>-88.0 <text:s text:c="2"/>-13.3 <text:s text:c="2"/>-52.3</text:p>
      <text:p text:style-name="Standard"><text:s text:c="3"/>8.269 | 2 <text:s/>| <text:s text:c="3"/>0.158 <text:s text:c="3"/>0.841 <text:s text:c="2"/>-0.011 | <text:s text:c="3"/>90.1 <text:s text:c="2"/>-10.3 <text:s text:c="2"/>104.3</text:p>
      <text:p text:style-name="Standard"><text:s text:c="3"/>8.269 | 3 <text:s/>| <text:s text:c="3"/>0.868 <text:s text:c="3"/>0.058 <text:s text:c="2"/>-0.009 | <text:s text:c="3"/>33.2 <text:s text:c="2"/>-83.9 <text:s text:c="3"/>25.7</text:p>
      <text:p text:style-name="Standard"><text:s text:c="3"/>8.269 | 4 <text:s/>| <text:s text:c="3"/>0.878 <text:s text:c="2"/>-0.161 <text:s text:c="2"/>-0.380 | <text:s/>-162.0 <text:s text:c="2"/>-66.0 <text:s text:c="2"/>121.9</text:p>
      <text:p text:style-name="Standard"><text:s text:c="3"/>8.269 | 5 <text:s/>| <text:s text:c="3"/>0.857 <text:s text:c="2"/>-0.120 <text:s text:c="2"/>-0.540 | <text:s/>-169.3 <text:s text:c="2"/>-59.1 <text:s text:c="2"/>-35.6</text:p>
      <text:p text:style-name="Standard"><text:s text:c="3"/>8.303 | 0 <text:s/>| <text:s text:c="8"/>Comm Error <text:s text:c="8"/>| <text:s text:c="11"/>- <text:s text:c="10"/></text:p>
      <text:p text:style-name="Standard"><text:s text:c="3"/>8.303 | 1 <text:s/>| <text:s text:c="3"/>0.180 <text:s text:c="2"/>-0.757 <text:s text:c="3"/>0.023 | <text:s text:c="2"/>-88.0 <text:s text:c="2"/>-13.4 <text:s text:c="2"/>-52.8</text:p>
      <text:p text:style-name="Standard"><text:s text:c="3"/>8.303 | 2 <text:s/>| <text:s text:c="3"/>0.140 <text:s text:c="3"/>0.732 <text:s text:c="3"/>0.004 | <text:s text:c="3"/>89.7 <text:s text:c="2"/>-10.9 <text:s text:c="2"/>104.5</text:p>
      <text:p text:style-name="Standard"><text:s text:c="3"/>8.303 | 3 <text:s/>| <text:s text:c="3"/>0.756 <text:s text:c="3"/>0.085 <text:s text:c="3"/>0.030 | <text:s text:c="3"/>34.7 <text:s text:c="2"/>-83.7 <text:s text:c="3"/>24.4</text:p>
      <text:p text:style-name="Standard"><text:s text:c="3"/>8.303 | 4 <text:s/>| <text:s text:c="3"/>0.880 <text:s text:c="2"/>-0.128 <text:s text:c="2"/>-0.288 | <text:s/>-161.5 <text:s text:c="2"/>-68.8 <text:s text:c="2"/>120.9</text:p>
      <text:p text:style-name="Standard"><text:s text:c="3"/>8.303 | 5 <text:s/>| <text:s text:c="3"/>0.840 <text:s text:c="2"/>-0.128 <text:s text:c="2"/>-0.443 | <text:s/>-166.5 <text:s text:c="2"/>-62.9 <text:s text:c="2"/>-38.7</text:p>
      <text:p text:style-name="Standard"><text:s text:c="3"/>8.337 | 0 <text:s/>| <text:s text:c="8"/>Comm Error <text:s text:c="8"/>| <text:s text:c="11"/>- <text:s text:c="10"/></text:p>
      <text:p text:style-name="Standard"><text:s text:c="3"/>8.337 | 1 <text:s/>| <text:s text:c="3"/>0.163 <text:s text:c="2"/>-0.649 <text:s text:c="3"/>0.002 | <text:s text:c="2"/>-88.3 <text:s text:c="2"/>-13.7 <text:s text:c="2"/>-53.5</text:p>
      <text:p text:style-name="Standard"><text:s text:c="3"/>8.337 | 2 <text:s/>| <text:s text:c="3"/>0.132 <text:s text:c="3"/>0.662 <text:s text:c="3"/>0.013 | <text:s text:c="3"/>89.2 <text:s text:c="2"/>-11.8 <text:s text:c="2"/>104.5</text:p>
      <text:p text:style-name="Standard"><text:s text:c="3"/>8.337 | 3 <text:s/>| <text:s text:c="3"/>0.694 <text:s text:c="3"/>0.104 <text:s text:c="3"/>0.059 | <text:s text:c="3"/>37.3 <text:s text:c="2"/>-82.9 <text:s text:c="3"/>22.6</text:p>
      <text:p text:style-name="Standard"><text:s text:c="3"/>8.337 | 4 <text:s/>| <text:s text:c="3"/>0.877 <text:s text:c="2"/>-0.125 <text:s text:c="2"/>-0.244 | <text:s/>-160.6 <text:s text:c="2"/>-72.8 <text:s text:c="2"/>119.4</text:p>
      <text:p text:style-name="Standard"><text:s text:c="3"/>8.337 | 5 <text:s/>| <text:s text:c="3"/>0.862 <text:s text:c="2"/>-0.157 <text:s text:c="2"/>-0.312 | <text:s/>-163.6 <text:s text:c="2"/>-65.8 <text:s text:c="2"/>-41.8</text:p>
      <text:p text:style-name="Standard"><text:s text:c="3"/>8.371 | 0 <text:s/>| <text:s text:c="8"/>Comm Error <text:s text:c="8"/>| <text:s text:c="11"/>- <text:s text:c="10"/></text:p>
      <text:p text:style-name="Standard"><text:s text:c="3"/>8.371 | 1 <text:s/>| <text:s text:c="3"/>0.115 <text:s text:c="2"/>-0.595 <text:s text:c="2"/>-0.048 | <text:s text:c="2"/>-89.1 <text:s text:c="2"/>-13.5 <text:s text:c="2"/>-53.6</text:p>
      <text:p text:style-name="Standard"><text:s text:c="3"/>8.371 | 2 <text:s/>| <text:s text:c="3"/>0.128 <text:s text:c="3"/>0.658 <text:s text:c="3"/>0.037 | <text:s text:c="3"/>88.7 <text:s text:c="2"/>-12.3 <text:s text:c="2"/>104.5</text:p>
      <text:p text:style-name="Standard"><text:s text:c="3"/>8.371 | 3 <text:s/>| <text:s text:c="3"/>0.624 <text:s text:c="3"/>0.077 <text:s text:c="3"/>0.061 | <text:s text:c="3"/>37.0 <text:s text:c="2"/>-82.2 <text:s text:c="3"/>23.5</text:p>
      <text:p text:style-name="Standard"><text:s text:c="3"/>8.371 | 4 <text:s/>| <text:s text:c="3"/>0.939 <text:s text:c="2"/>-0.077 <text:s text:c="2"/>-0.141 | <text:s/>-159.9 <text:s text:c="2"/>-76.0 <text:s text:c="2"/>118.2</text:p>
      <text:p text:style-name="Standard"><text:s text:c="3"/>8.371 | 5 <text:s/>| <text:s text:c="3"/>0.865 <text:s text:c="2"/>-0.188 <text:s text:c="2"/>-0.238 | <text:s/>-160.6 <text:s text:c="2"/>-68.8 <text:s text:c="2"/>-47.0</text:p>
      <text:p text:style-name="Standard"><text:s text:c="3"/>8.406 | 0 <text:s/>| <text:s text:c="8"/>Comm Error <text:s text:c="8"/>| <text:s text:c="11"/>- <text:s text:c="10"/></text:p>
      <text:p text:style-name="Standard"><text:s text:c="3"/>8.406 | 1 <text:s/>| <text:s text:c="3"/>0.175 <text:s text:c="2"/>-0.557 <text:s text:c="2"/>-0.070 | <text:s text:c="2"/>-90.4 <text:s text:c="2"/>-13.9 <text:s text:c="2"/>-52.6</text:p>
      <text:p text:style-name="Standard"><text:s text:c="3"/>8.406 | 2 <text:s/>| <text:s text:c="3"/>0.137 <text:s text:c="3"/>0.672 <text:s text:c="3"/>0.030 | <text:s text:c="3"/>88.2 <text:s text:c="2"/>-12.7 <text:s text:c="2"/>104.5</text:p>
      <text:p text:style-name="Standard"><text:s text:c="3"/>8.406 | 3 <text:s/>| <text:s text:c="3"/>0.626 <text:s text:c="3"/>0.064 <text:s text:c="3"/>0.049 | <text:s text:c="3"/>35.1 <text:s text:c="2"/>-81.5 <text:s text:c="3"/>25.9</text:p>
      <text:p text:style-name="Standard"><text:s text:c="3"/>8.406 | 4 <text:s/>| <text:s text:c="3"/>0.918 <text:s text:c="2"/>-0.019 <text:s text:c="2"/>-0.213 | <text:s/>-161.8 <text:s text:c="2"/>-79.3 <text:s text:c="2"/>119.8</text:p>
      <text:p text:style-name="Standard"><text:s text:c="3"/>8.406 | 5 <text:s/>| <text:s text:c="3"/>0.889 <text:s text:c="2"/>-0.187 <text:s text:c="2"/>-0.184 | <text:s/>-151.2 <text:s text:c="2"/>-71.5 <text:s text:c="2"/>-53.4</text:p>
      <text:p text:style-name="Standard"><text:s text:c="3"/>8.440 | 0 <text:s/>| <text:s text:c="8"/>Comm Error <text:s text:c="8"/>| <text:s text:c="11"/>- <text:s text:c="10"/></text:p>
      <text:p text:style-name="Standard"><text:s text:c="3"/>8.440 | 1 <text:s/>| <text:s text:c="3"/>0.218 <text:s text:c="2"/>-0.604 <text:s text:c="2"/>-0.048 | <text:s text:c="2"/>-91.7 <text:s text:c="2"/>-15.5 <text:s text:c="2"/>-52.7</text:p>
      <text:p text:style-name="Standard"><text:s text:c="3"/>8.440 | 2 <text:s/>| <text:s text:c="3"/>0.131 <text:s text:c="3"/>0.638 <text:s text:c="3"/>0.038 | <text:s text:c="3"/>87.6 <text:s text:c="2"/>-13.1 <text:s text:c="2"/>104.4</text:p>
      <text:p text:style-name="Standard"><text:s text:c="3"/>8.440 | 3 <text:s/>| <text:s text:c="3"/>0.740 <text:s text:c="3"/>0.069 <text:s text:c="3"/>0.013 | <text:s text:c="3"/>34.5 <text:s text:c="2"/>-81.3 <text:s text:c="3"/>26.5</text:p>
      <text:p text:style-name="Standard"><text:s text:c="3"/>8.440 | 4 <text:s/>| <text:s text:c="3"/>0.889 <text:s text:c="3"/>0.117 <text:s text:c="2"/>-0.104 | <text:s/>-171.1 <text:s text:c="2"/>-81.5 <text:s text:c="2"/>128.5</text:p>
      <text:p text:style-name="Standard"><text:s text:c="3"/>8.440 | 5 <text:s/>| <text:s text:c="3"/>1.002 <text:s text:c="3"/>0.041 <text:s text:c="2"/>-0.095 | <text:s/>-146.9 <text:s text:c="2"/>-74.4 <text:s text:c="2"/>-56.4</text:p>
      <text:p text:style-name="Standard"><text:s text:c="3"/>8.474 | 0 <text:s/>| <text:s text:c="8"/>Comm Error <text:s text:c="8"/>| <text:s text:c="11"/>- <text:s text:c="10"/></text:p>
      <text:p text:style-name="Standard"><text:s text:c="3"/>8.474 | 1 <text:s/>| <text:s text:c="3"/>0.205 <text:s text:c="2"/>-0.676 <text:s text:c="2"/>-0.003 | <text:s text:c="2"/>-91.8 <text:s text:c="2"/>-16.3 <text:s text:c="2"/>-53.7</text:p>
      <text:p text:style-name="Standard"><text:s text:c="3"/>8.474 | 2 <text:s/>| <text:s text:c="3"/>0.150 <text:s text:c="3"/>0.617 <text:s text:c="3"/>0.059 | <text:s text:c="3"/>87.2 <text:s text:c="2"/>-13.4 <text:s text:c="2"/>103.9</text:p>
      <text:p text:style-name="Standard"><text:s text:c="3"/>8.474 | 3 <text:s/>| <text:s text:c="3"/>0.783 <text:s text:c="3"/>0.031 <text:s text:c="3"/>0.044 | <text:s text:c="3"/>33.1 <text:s text:c="2"/>-81.4 <text:s text:c="3"/>28.8</text:p>
      <text:p text:style-name="Standard"><text:s text:c="3"/>8.474 | 4 <text:s/>| <text:s text:c="3"/>0.936 <text:s text:c="3"/>0.018 <text:s text:c="3"/>0.073 | <text:s text:c="2"/>175.0 <text:s text:c="2"/>-83.8 <text:s text:c="2"/>140.6</text:p>
      <text:p text:style-name="Standard"><text:s text:c="3"/>8.474 | 5 <text:s/>| <text:s text:c="3"/>0.987 <text:s text:c="3"/>0.225 <text:s text:c="2"/>-0.113 | <text:s/>-152.0 <text:s text:c="2"/>-78.6 <text:s text:c="2"/>-49.8</text:p>
      <text:p text:style-name="Standard"><text:s text:c="3"/>8.508 | 0 <text:s/>| <text:s text:c="8"/>Comm Error <text:s text:c="8"/>| <text:s text:c="11"/>- <text:s text:c="10"/></text:p>
      <text:p text:style-name="Standard"><text:s text:c="3"/>8.508 | 1 <text:s/>| <text:s text:c="3"/>0.197 <text:s text:c="2"/>-0.720 <text:s text:c="3"/>0.032 | <text:s text:c="2"/>-91.1 <text:s text:c="2"/>-17.1 <text:s text:c="2"/>-55.8</text:p>
      <text:p text:style-name="Standard"><text:s text:c="3"/>8.508 | 2 <text:s/>| <text:s text:c="3"/>0.147 <text:s text:c="3"/>0.691 <text:s text:c="3"/>0.057 | <text:s text:c="3"/>86.9 <text:s text:c="2"/>-13.6 <text:s text:c="2"/>102.4</text:p>
      <text:p text:style-name="Standard"><text:s text:c="3"/>8.508 | 3 <text:s/>| <text:s text:c="3"/>0.793 <text:s text:c="2"/>-0.011 <text:s text:c="3"/>0.083 | <text:s text:c="3"/>25.4 <text:s text:c="2"/>-81.5 <text:s text:c="3"/>34.5</text:p>
      <text:p text:style-name="Standard"><text:soft-page-break/><text:s text:c="3"/>8.508 | 4 <text:s/>| <text:s text:c="3"/>0.905 <text:s text:c="2"/>-0.189 <text:s text:c="3"/>0.205 | <text:s text:c="2"/>-47.6 <text:s text:c="2"/>-85.1 <text:s text:c="4"/>9.0</text:p>
      <text:p text:style-name="Standard"><text:s text:c="3"/>8.508 | 5 <text:s/>| <text:s text:c="3"/>1.001 <text:s text:c="3"/>0.008 <text:s text:c="2"/>-0.102 | <text:s/>-152.1 <text:s text:c="2"/>-80.4 <text:s text:c="2"/>-49.4</text:p>
      <text:p text:style-name="Standard"><text:s text:c="3"/>8.543 | 0 <text:s/>| <text:s text:c="8"/>Comm Error <text:s text:c="8"/>| <text:s text:c="11"/>- <text:s text:c="10"/></text:p>
      <text:p text:style-name="Standard"><text:s text:c="3"/>8.543 | 1 <text:s/>| <text:s text:c="3"/>0.197 <text:s text:c="2"/>-0.745 <text:s text:c="3"/>0.060 | <text:s text:c="2"/>-90.1 <text:s text:c="2"/>-17.4 <text:s text:c="2"/>-58.0</text:p>
      <text:p text:style-name="Standard"><text:s text:c="3"/>8.543 | 2 <text:s/>| <text:s text:c="3"/>0.183 <text:s text:c="3"/>0.786 <text:s text:c="3"/>0.053 | <text:s text:c="3"/>86.7 <text:s text:c="2"/>-14.0 <text:s text:c="2"/>101.6</text:p>
      <text:p text:style-name="Standard"><text:s text:c="3"/>8.543 | 3 <text:s/>| <text:s text:c="3"/>0.813 <text:s text:c="3"/>0.051 <text:s text:c="3"/>0.150 | <text:s text:c="3"/>20.8 <text:s text:c="2"/>-81.0 <text:s text:c="3"/>38.6</text:p>
      <text:p text:style-name="Standard"><text:s text:c="3"/>8.543 | 4 <text:s/>| <text:s text:c="3"/>0.854 <text:s text:c="3"/>0.252 <text:s text:c="3"/>0.243 | <text:s text:c="4"/>4.6 <text:s text:c="2"/>-83.9 <text:s text:c="2"/>-46.7</text:p>
      <text:p text:style-name="Standard"><text:s text:c="3"/>8.543 | 5 <text:s/>| <text:s text:c="3"/>0.982 <text:s text:c="2"/>-0.321 <text:s text:c="3"/>0.026 | <text:s/>-130.3 <text:s text:c="2"/>-81.5 <text:s text:c="2"/>-72.1</text:p>
      <text:p text:style-name="Standard"><text:s text:c="3"/>8.577 | 0 <text:s/>| <text:s text:c="8"/>Comm Error <text:s text:c="8"/>| <text:s text:c="11"/>- <text:s text:c="10"/></text:p>
      <text:p text:style-name="Standard"><text:s text:c="3"/>8.577 | 1 <text:s/>| <text:s text:c="3"/>0.202 <text:s text:c="2"/>-0.781 <text:s text:c="3"/>0.064 | <text:s text:c="2"/>-88.7 <text:s text:c="2"/>-17.6 <text:s text:c="2"/>-60.9</text:p>
      <text:p text:style-name="Standard"><text:s text:c="3"/>8.577 | 2 <text:s/>| <text:s text:c="3"/>0.172 <text:s text:c="3"/>0.831 <text:s text:c="3"/>0.074 | <text:s text:c="3"/>86.2 <text:s text:c="2"/>-14.5 <text:s text:c="2"/>101.7</text:p>
      <text:p text:style-name="Standard"><text:s text:c="3"/>8.577 | 3 <text:s/>| <text:s text:c="3"/>0.896 <text:s text:c="3"/>0.141 <text:s text:c="3"/>0.193 | <text:s text:c="3"/>20.0 <text:s text:c="2"/>-79.4 <text:s text:c="3"/>38.7</text:p>
      <text:p text:style-name="Standard"><text:s text:c="3"/>8.577 | 4 <text:s/>| <text:s text:c="3"/>0.858 <text:s text:c="3"/>0.020 <text:s text:c="3"/>0.575 | <text:s text:c="3"/>13.9 <text:s text:c="2"/>-79.7 <text:s text:c="2"/>-59.6</text:p>
      <text:p text:style-name="Standard"><text:s text:c="3"/>8.577 | 5 <text:s/>| <text:s text:c="3"/>0.866 <text:s text:c="2"/>-0.440 <text:s text:c="3"/>0.349 | <text:s text:c="2"/>-97.3 <text:s text:c="2"/>-80.3 <text:s/>-107.4</text:p>
      <text:p text:style-name="Standard"><text:s text:c="3"/>8.611 | 0 <text:s/>| <text:s text:c="8"/>Comm Error <text:s text:c="8"/>| <text:s text:c="11"/>- <text:s text:c="10"/></text:p>
      <text:p text:style-name="Standard"><text:s text:c="3"/>8.611 | 1 <text:s/>| <text:s text:c="3"/>0.232 <text:s text:c="2"/>-0.929 <text:s text:c="3"/>0.085 | <text:s text:c="2"/>-87.7 <text:s text:c="2"/>-17.3 <text:s text:c="2"/>-62.7</text:p>
      <text:p text:style-name="Standard"><text:s text:c="3"/>8.611 | 2 <text:s/>| <text:s text:c="3"/>0.148 <text:s text:c="3"/>0.945 <text:s text:c="3"/>0.123 | <text:s text:c="3"/>84.9 <text:s text:c="2"/>-14.5 <text:s text:c="2"/>103.1</text:p>
      <text:p text:style-name="Standard"><text:s text:c="3"/>8.611 | 3 <text:s/>| <text:s text:c="3"/>0.983 <text:s text:c="3"/>0.134 <text:s text:c="3"/>0.082 | <text:s text:c="3"/>21.9 <text:s text:c="2"/>-78.8 <text:s text:c="3"/>35.9</text:p>
      <text:p text:style-name="Standard"><text:s text:c="3"/>8.611 | 4 <text:s/>| <text:s text:c="3"/>0.967 <text:s text:c="3"/>0.017 <text:s text:c="3"/>0.281 | <text:s text:c="4"/>8.5 <text:s text:c="2"/>-78.1 <text:s text:c="2"/>-54.2</text:p>
      <text:p text:style-name="Standard"><text:s text:c="3"/>8.611 | 5 <text:s/>| <text:s text:c="3"/>0.960 <text:s text:c="2"/>-0.136 <text:s text:c="3"/>0.448 | <text:s text:c="2"/>-68.0 <text:s text:c="2"/>-79.1 <text:s/>-139.8</text:p>
      <text:p text:style-name="Standard"><text:s text:c="3"/>8.645 | 0 <text:s/>| <text:s text:c="8"/>Comm Error <text:s text:c="8"/>| <text:s text:c="11"/>- <text:s text:c="10"/></text:p>
      <text:p text:style-name="Standard"><text:s text:c="3"/>8.645 | 1 <text:s/>| <text:s text:c="3"/>0.274 <text:s text:c="2"/>-1.037 <text:s text:c="3"/>0.104 | <text:s text:c="2"/>-86.6 <text:s text:c="2"/>-17.0 <text:s text:c="2"/>-64.5</text:p>
      <text:p text:style-name="Standard"><text:s text:c="3"/>8.645 | 2 <text:s/>| <text:s text:c="3"/>0.151 <text:s text:c="3"/>1.073 <text:s text:c="3"/>0.147 | <text:s text:c="3"/>84.0 <text:s text:c="2"/>-14.0 <text:s text:c="2"/>104.4</text:p>
      <text:p text:style-name="Standard"><text:s text:c="3"/>8.645 | 3 <text:s/>| <text:s text:c="3"/>0.998 <text:s text:c="2"/>-0.004 <text:s text:c="2"/>-0.006 | <text:s text:c="2"/>-56.5 <text:s text:c="2"/>-82.3 <text:s text:c="2"/>115.6</text:p>
      <text:p text:style-name="Standard"><text:s text:c="3"/>8.645 | 4 <text:s/>| <text:s text:c="3"/>1.042 <text:s text:c="3"/>0.109 <text:s text:c="3"/>0.000 | <text:s text:c="3"/>13.9 <text:s text:c="2"/>-79.8 <text:s text:c="2"/>-57.6</text:p>
      <text:p text:style-name="Standard"><text:s text:c="3"/>8.645 | 5 <text:s/>| <text:s text:c="3"/>1.008 <text:s text:c="2"/>-0.160 <text:s text:c="2"/>-0.103 | <text:s text:c="2"/>-70.6 <text:s text:c="2"/>-79.3 <text:s/>-138.8</text:p>
      <text:p text:style-name="Standard"><text:s text:c="3"/>8.679 | 0 <text:s/>| <text:s text:c="8"/>Comm Error <text:s text:c="8"/>| <text:s text:c="11"/>- <text:s text:c="10"/></text:p>
      <text:p text:style-name="Standard"><text:s text:c="3"/>8.679 | 1 <text:s/>| <text:s text:c="3"/>0.276 <text:s text:c="2"/>-1.012 <text:s text:c="3"/>0.094 | <text:s text:c="2"/>-85.5 <text:s text:c="2"/>-16.5 <text:s text:c="2"/>-65.3</text:p>
      <text:p text:style-name="Standard"><text:s text:c="3"/>8.679 | 2 <text:s/>| <text:s text:c="3"/>0.157 <text:s text:c="3"/>1.111 <text:s text:c="3"/>0.142 | <text:s text:c="3"/>83.3 <text:s text:c="2"/>-13.2 <text:s text:c="2"/>106.0</text:p>
      <text:p text:style-name="Standard"><text:s text:c="3"/>8.679 | 3 <text:s/>| <text:s text:c="3"/>0.960 <text:s text:c="2"/>-0.100 <text:s text:c="3"/>0.000 | <text:s text:c="2"/>-55.8 <text:s text:c="2"/>-82.2 <text:s text:c="2"/>115.4</text:p>
      <text:p text:style-name="Standard"><text:s text:c="3"/>8.679 | 4 <text:s/>| <text:s text:c="3"/>1.027 <text:s text:c="2"/>-0.072 <text:s text:c="2"/>-0.113 | <text:s text:c="3"/>10.7 <text:s text:c="2"/>-81.8 <text:s text:c="2"/>-53.9</text:p>
      <text:p text:style-name="Standard"><text:s text:c="3"/>8.679 | 5 <text:s/>| <text:s text:c="3"/>1.032 <text:s text:c="2"/>-0.147 <text:s text:c="2"/>-0.260 | <text:s text:c="2"/>-80.8 <text:s text:c="2"/>-79.6 <text:s/>-129.3</text:p>
      <text:p text:style-name="Standard"><text:s text:c="3"/>8.714 | 0 <text:s/>| <text:s text:c="8"/>Comm Error <text:s text:c="8"/>| <text:s text:c="11"/>- <text:s text:c="10"/></text:p>
      <text:p text:style-name="Standard"><text:s text:c="3"/>8.714 | 1 <text:s/>| <text:s text:c="3"/>0.301 <text:s text:c="2"/>-0.930 <text:s text:c="3"/>0.074 | <text:s text:c="2"/>-85.1 <text:s text:c="2"/>-16.4 <text:s text:c="2"/>-65.4</text:p>
      <text:p text:style-name="Standard"><text:s text:c="3"/>8.714 | 2 <text:s/>| <text:s text:c="3"/>0.161 <text:s text:c="3"/>0.983 <text:s text:c="3"/>0.065 | <text:s text:c="3"/>83.1 <text:s text:c="2"/>-11.9 <text:s text:c="2"/>106.2</text:p>
      <text:p text:style-name="Standard"><text:s text:c="3"/>8.714 | 3 <text:s/>| <text:s text:c="3"/>1.015 <text:s text:c="2"/>-0.036 <text:s text:c="3"/>0.136 | <text:s text:c="2"/>-50.3 <text:s text:c="2"/>-82.0 <text:s text:c="2"/>106.4</text:p>
      <text:p text:style-name="Standard"><text:s text:c="3"/>8.714 | 4 <text:s/>| <text:s text:c="3"/>1.005 <text:s text:c="3"/>0.049 <text:s text:c="2"/>-0.105 | <text:s text:c="3"/>12.3 <text:s text:c="2"/>-83.3 <text:s text:c="2"/>-56.8</text:p>
      <text:p text:style-name="Standard"><text:s text:c="3"/>8.714 | 5 <text:s/>| <text:s text:c="3"/>1.018 <text:s text:c="2"/>-0.142 <text:s text:c="2"/>-0.149 | <text:s text:c="2"/>-92.0 <text:s text:c="2"/>-79.7 <text:s/>-118.3</text:p>
      <text:p text:style-name="Standard"><text:s text:c="3"/>8.748 | 0 <text:s/>| <text:s text:c="8"/>Comm Error <text:s text:c="8"/>| <text:s text:c="11"/>- <text:s text:c="10"/></text:p>
      <text:p text:style-name="Standard"><text:s text:c="3"/>8.748 | 1 <text:s/>| <text:s text:c="3"/>0.355 <text:s text:c="2"/>-0.917 <text:s text:c="3"/>0.060 | <text:s text:c="2"/>-84.6 <text:s text:c="2"/>-17.1 <text:s text:c="2"/>-65.0</text:p>
      <text:p text:style-name="Standard"><text:s text:c="3"/>8.748 | 2 <text:s/>| <text:s text:c="3"/>0.237 <text:s text:c="3"/>0.924 <text:s text:c="3"/>0.015 | <text:s text:c="3"/>83.4 <text:s text:c="2"/>-11.8 <text:s text:c="2"/>105.7</text:p>
      <text:p text:style-name="Standard"><text:s text:c="3"/>8.748 | 3 <text:s/>| <text:s text:c="3"/>1.002 <text:s text:c="3"/>0.041 <text:s text:c="3"/>0.320 | <text:s text:c="2"/>-33.7 <text:s text:c="2"/>-81.4 <text:s text:c="3"/>92.9</text:p>
      <text:p text:style-name="Standard"><text:s text:c="3"/>8.748 | 4 <text:s/>| <text:s text:c="3"/>1.016 <text:s text:c="3"/>0.038 <text:s text:c="2"/>-0.052 | <text:s text:c="3"/>20.2 <text:s text:c="2"/>-84.3 <text:s text:c="2"/>-62.3</text:p>
      <text:p text:style-name="Standard"><text:s text:c="3"/>8.748 | 5 <text:s/>| <text:s text:c="3"/>1.006 <text:s text:c="2"/>-0.206 <text:s text:c="2"/>-0.069 | <text:s text:c="2"/>-97.3 <text:s text:c="2"/>-79.4 <text:s/>-112.6</text:p>
      <text:p text:style-name="Standard"><text:s text:c="3"/>8.782 | 0 <text:s/>| <text:s text:c="8"/>Comm Error <text:s text:c="8"/>| <text:s text:c="11"/>- <text:s text:c="10"/></text:p>
      <text:p text:style-name="Standard"><text:s text:c="3"/>8.782 | 1 <text:s/>| <text:s text:c="3"/>0.390 <text:s text:c="2"/>-0.963 <text:s text:c="3"/>0.065 | <text:s text:c="2"/>-84.2 <text:s text:c="2"/>-17.8 <text:s text:c="2"/>-65.0</text:p>
      <text:p text:style-name="Standard"><text:s text:c="3"/>8.782 | 2 <text:s/>| <text:s text:c="3"/>0.325 <text:s text:c="3"/>0.971 <text:s text:c="3"/>0.024 | <text:s text:c="3"/>83.8 <text:s text:c="2"/>-12.7 <text:s text:c="2"/>104.9</text:p>
      <text:p text:style-name="Standard"><text:s text:c="3"/>8.782 | 3 <text:s/>| <text:s text:c="3"/>0.963 <text:s text:c="3"/>0.026 <text:s text:c="3"/>0.258 | <text:s text:c="2"/>-23.7 <text:s text:c="2"/>-80.5 <text:s text:c="3"/>82.7</text:p>
      <text:p text:style-name="Standard"><text:s text:c="3"/>8.782 | 4 <text:s/>| <text:s text:c="3"/>1.008 <text:s text:c="3"/>0.031 <text:s text:c="2"/>-0.010 | <text:s text:c="3"/>22.7 <text:s text:c="2"/>-84.6 <text:s text:c="2"/>-64.2</text:p>
      <text:p text:style-name="Standard"><text:soft-page-break/><text:s text:c="3"/>8.782 | 5 <text:s/>| <text:s text:c="3"/>1.005 <text:s text:c="2"/>-0.221 <text:s text:c="2"/>-0.095 | <text:s/>-101.9 <text:s text:c="2"/>-78.7 <text:s/>-106.5</text:p>
      <text:p text:style-name="Standard"><text:s text:c="3"/>8.817 | 0 <text:s/>| <text:s text:c="8"/>Comm Error <text:s text:c="8"/>| <text:s text:c="11"/>- <text:s text:c="10"/></text:p>
      <text:p text:style-name="Standard"><text:s text:c="3"/>8.817 | 1 <text:s/>| <text:s text:c="3"/>0.369 <text:s text:c="2"/>-0.991 <text:s text:c="3"/>0.073 | <text:s text:c="2"/>-83.7 <text:s text:c="2"/>-18.3 <text:s text:c="2"/>-65.4</text:p>
      <text:p text:style-name="Standard"><text:s text:c="3"/>8.817 | 2 <text:s/>| <text:s text:c="3"/>0.324 <text:s text:c="3"/>1.034 <text:s text:c="3"/>0.023 | <text:s text:c="3"/>84.1 <text:s text:c="2"/>-13.4 <text:s text:c="2"/>105.2</text:p>
      <text:p text:style-name="Standard"><text:s text:c="3"/>8.817 | 3 <text:s/>| <text:s text:c="3"/>0.972 <text:s text:c="3"/>0.030 <text:s text:c="3"/>0.064 | <text:s text:c="2"/>-18.4 <text:s text:c="2"/>-80.6 <text:s text:c="3"/>77.4</text:p>
      <text:p text:style-name="Standard"><text:s text:c="3"/>8.817 | 4 <text:s/>| <text:s text:c="3"/>1.001 <text:s text:c="2"/>-0.052 <text:s text:c="3"/>0.039 | <text:s text:c="4"/>9.9 <text:s text:c="2"/>-84.7 <text:s text:c="2"/>-50.4</text:p>
      <text:p text:style-name="Standard"><text:s text:c="3"/>8.817 | 5 <text:s/>| <text:s text:c="3"/>0.989 <text:s text:c="2"/>-0.210 <text:s text:c="2"/>-0.017 | <text:s/>-103.2 <text:s text:c="2"/>-78.3 <text:s/>-104.2</text:p>
      <text:p text:style-name="Standard"><text:s text:c="3"/>8.851 | 0 <text:s/>| <text:s text:c="8"/>Comm Error <text:s text:c="8"/>| <text:s text:c="11"/>- <text:s text:c="10"/></text:p>
      <text:p text:style-name="Standard"><text:s text:c="3"/>8.851 | 1 <text:s/>| <text:s text:c="3"/>0.319 <text:s text:c="2"/>-0.959 <text:s text:c="3"/>0.066 | <text:s text:c="2"/>-83.5 <text:s text:c="2"/>-18.3 <text:s text:c="2"/>-65.2</text:p>
      <text:p text:style-name="Standard"><text:s text:c="3"/>8.851 | 2 <text:s/>| <text:s text:c="3"/>0.272 <text:s text:c="3"/>1.002 <text:s text:c="3"/>0.012 | <text:s text:c="3"/>84.5 <text:s text:c="2"/>-13.8 <text:s text:c="2"/>106.2</text:p>
      <text:p text:style-name="Standard"><text:s text:c="3"/>8.851 | 3 <text:s/>| <text:s text:c="3"/>0.957 <text:s text:c="3"/>0.018 <text:s text:c="3"/>0.073 | <text:s text:c="2"/>-16.0 <text:s text:c="2"/>-81.1 <text:s text:c="3"/>75.1</text:p>
      <text:p text:style-name="Standard"><text:s text:c="3"/>8.851 | 4 <text:s/>| <text:s text:c="3"/>0.968 <text:s text:c="2"/>-0.018 <text:s text:c="3"/>0.053 | <text:s text:c="3"/>-4.6 <text:s text:c="2"/>-84.7 <text:s text:c="2"/>-35.3</text:p>
      <text:p text:style-name="Standard"><text:s text:c="3"/>8.851 | 5 <text:s/>| <text:s text:c="3"/>0.988 <text:s text:c="2"/>-0.293 <text:s text:c="3"/>0.109 | <text:s/>-100.3 <text:s text:c="2"/>-77.8 <text:s/>-106.0</text:p>
      <text:p text:style-name="Standard"><text:s text:c="3"/>8.885 | 0 <text:s/>| <text:s text:c="8"/>Comm Error <text:s text:c="8"/>| <text:s text:c="11"/>- <text:s text:c="10"/></text:p>
      <text:p text:style-name="Standard"><text:s text:c="3"/>8.885 | 1 <text:s/>| <text:s text:c="3"/>0.307 <text:s text:c="2"/>-0.911 <text:s text:c="3"/>0.041 | <text:s text:c="2"/>-83.6 <text:s text:c="2"/>-18.2 <text:s text:c="2"/>-64.2</text:p>
      <text:p text:style-name="Standard"><text:s text:c="3"/>8.885 | 2 <text:s/>| <text:s text:c="3"/>0.251 <text:s text:c="3"/>0.939 <text:s text:c="3"/>0.010 | <text:s text:c="3"/>85.3 <text:s text:c="2"/>-13.9 <text:s text:c="2"/>106.5</text:p>
      <text:p text:style-name="Standard"><text:s text:c="3"/>8.885 | 3 <text:s/>| <text:s text:c="3"/>0.925 <text:s text:c="2"/>-0.028 <text:s text:c="3"/>0.140 | <text:s text:c="2"/>-15.7 <text:s text:c="2"/>-81.2 <text:s text:c="3"/>75.1</text:p>
      <text:p text:style-name="Standard"><text:s text:c="3"/>8.885 | 4 <text:s/>| <text:s text:c="3"/>0.995 <text:s text:c="3"/>0.055 <text:s text:c="3"/>0.108 | <text:s text:c="3"/>-1.4 <text:s text:c="2"/>-84.4 <text:s text:c="2"/>-38.8</text:p>
      <text:p text:style-name="Standard"><text:s text:c="3"/>8.885 | 5 <text:s/>| <text:s text:c="3"/>0.946 <text:s text:c="2"/>-0.367 <text:s text:c="2"/>-0.008 | <text:s/>-100.6 <text:s text:c="2"/>-76.5 <text:s/>-103.9</text:p>
      <text:p text:style-name="Standard"><text:s text:c="3"/>8.919 | 0 <text:s/>| <text:s text:c="8"/>Comm Error <text:s text:c="8"/>| <text:s text:c="11"/>- <text:s text:c="10"/></text:p>
      <text:p text:style-name="Standard"><text:s text:c="3"/>8.919 | 1 <text:s/>| <text:s text:c="3"/>0.260 <text:s text:c="2"/>-0.801 <text:s text:c="3"/>0.057 | <text:s text:c="2"/>-84.0 <text:s text:c="2"/>-18.2 <text:s text:c="2"/>-62.1</text:p>
      <text:p text:style-name="Standard"><text:s text:c="3"/>8.919 | 2 <text:s/>| <text:s text:c="3"/>0.250 <text:s text:c="3"/>0.916 <text:s text:c="2"/>-0.012 | <text:s text:c="3"/>86.1 <text:s text:c="2"/>-14.0 <text:s text:c="2"/>106.4</text:p>
      <text:p text:style-name="Standard"><text:s text:c="3"/>8.919 | 3 <text:s/>| <text:s text:c="3"/>0.893 <text:s text:c="2"/>-0.062 <text:s text:c="3"/>0.122 | <text:s text:c="2"/>-17.4 <text:s text:c="2"/>-81.2 <text:s text:c="3"/>77.2</text:p>
      <text:p text:style-name="Standard"><text:s text:c="3"/>8.919 | 4 <text:s/>| <text:s text:c="3"/>0.937 <text:s text:c="2"/>-0.022 <text:s text:c="3"/>0.177 | <text:s text:c="3"/>-6.5 <text:s text:c="2"/>-84.0 <text:s text:c="2"/>-34.0</text:p>
      <text:p text:style-name="Standard"><text:s text:c="3"/>8.919 | 5 <text:s/>| <text:s text:c="3"/>1.042 <text:s text:c="2"/>-0.080 <text:s text:c="2"/>-0.147 | <text:s/>-108.5 <text:s text:c="2"/>-76.3 <text:s text:c="2"/>-93.4</text:p>
      <text:p text:style-name="Standard"><text:s text:c="3"/>8.953 | 0 <text:s/>| <text:s text:c="8"/>Comm Error <text:s text:c="8"/>| <text:s text:c="11"/>- <text:s text:c="10"/></text:p>
      <text:p text:style-name="Standard"><text:s text:c="3"/>8.953 | 1 <text:s/>| <text:s text:c="3"/>0.208 <text:s text:c="2"/>-0.780 <text:s text:c="3"/>0.114 | <text:s text:c="2"/>-83.9 <text:s text:c="2"/>-17.7 <text:s text:c="2"/>-60.3</text:p>
      <text:p text:style-name="Standard"><text:s text:c="3"/>8.953 | 2 <text:s/>| <text:s text:c="3"/>0.298 <text:s text:c="3"/>0.903 <text:s text:c="2"/>-0.035 | <text:s text:c="3"/>87.4 <text:s text:c="2"/>-14.6 <text:s text:c="2"/>106.1</text:p>
      <text:p text:style-name="Standard"><text:s text:c="3"/>8.953 | 3 <text:s/>| <text:s text:c="3"/>0.942 <text:s text:c="2"/>-0.085 <text:s text:c="3"/>0.133 | <text:s text:c="2"/>-21.2 <text:s text:c="2"/>-81.1 <text:s text:c="3"/>81.7</text:p>
      <text:p text:style-name="Standard"><text:s text:c="3"/>8.953 | 4 <text:s/>| <text:s text:c="3"/>0.976 <text:s text:c="2"/>-0.063 <text:s text:c="3"/>0.154 | <text:s text:c="2"/>-18.2 <text:s text:c="2"/>-83.6 <text:s text:c="2"/>-19.8</text:p>
      <text:p text:style-name="Standard"><text:s text:c="3"/>8.953 | 5 <text:s/>| <text:s text:c="3"/>1.031 <text:s text:c="2"/>-0.058 <text:s text:c="2"/>-0.321 | <text:s/>-127.0 <text:s text:c="2"/>-76.6 <text:s text:c="2"/>-72.9</text:p>
      <text:p text:style-name="Standard"><text:s text:c="3"/>8.987 | 0 <text:s/>| <text:s text:c="8"/>Comm Error <text:s text:c="8"/>| <text:s text:c="11"/>- <text:s text:c="10"/></text:p>
      <text:p text:style-name="Standard"><text:s text:c="3"/>8.987 | 1 <text:s/>| <text:s text:c="3"/>0.263 <text:s text:c="2"/>-0.908 <text:s text:c="3"/>0.167 | <text:s text:c="2"/>-83.5 <text:s text:c="2"/>-16.9 <text:s text:c="2"/>-57.8</text:p>
      <text:p text:style-name="Standard"><text:s text:c="3"/>8.987 | 2 <text:s/>| <text:s text:c="3"/>0.379 <text:s text:c="3"/>0.917 <text:s text:c="2"/>-0.016 | <text:s text:c="3"/>88.2 <text:s text:c="2"/>-15.2 <text:s text:c="2"/>106.0</text:p>
      <text:p text:style-name="Standard"><text:s text:c="3"/>8.987 | 3 <text:s/>| <text:s text:c="3"/>1.033 <text:s text:c="2"/>-0.031 <text:s text:c="3"/>0.183 | <text:s text:c="2"/>-20.6 <text:s text:c="2"/>-80.9 <text:s text:c="3"/>81.4</text:p>
      <text:p text:style-name="Standard"><text:s text:c="3"/>8.987 | 4 <text:s/>| <text:s text:c="3"/>0.973 <text:s text:c="2"/>-0.011 <text:s text:c="3"/>0.222 | <text:s text:c="2"/>-23.2 <text:s text:c="2"/>-83.3 <text:s text:c="2"/>-16.0</text:p>
      <text:p text:style-name="Standard"><text:s text:c="3"/>8.987 | 5 <text:s/>| <text:s text:c="3"/>0.930 <text:s text:c="2"/>-0.251 <text:s text:c="2"/>-0.260 | <text:s/>-132.5 <text:s text:c="2"/>-74.3 <text:s text:c="2"/>-67.3</text:p>
      <text:p text:style-name="Standard"><text:s text:c="3"/>9.021 | 0 <text:s/>| <text:s text:c="8"/>Comm Error <text:s text:c="8"/>| <text:s text:c="11"/>- <text:s text:c="10"/></text:p>
      <text:p text:style-name="Standard"><text:s text:c="3"/>9.021 | 1 <text:s/>| <text:s text:c="3"/>0.241 <text:s text:c="2"/>-1.009 <text:s text:c="3"/>0.159 | <text:s text:c="2"/>-83.4 <text:s text:c="2"/>-16.3 <text:s text:c="2"/>-56.7</text:p>
      <text:p text:style-name="Standard"><text:s text:c="3"/>9.021 | 2 <text:s/>| <text:s text:c="3"/>0.359 <text:s text:c="3"/>0.883 <text:s text:c="3"/>0.071 | <text:s text:c="3"/>88.3 <text:s text:c="2"/>-15.9 <text:s text:c="2"/>106.2</text:p>
      <text:p text:style-name="Standard"><text:s text:c="3"/>9.021 | 3 <text:s/>| <text:s text:c="3"/>0.957 <text:s text:c="2"/>-0.001 <text:s text:c="3"/>0.229 | <text:s text:c="2"/>-17.6 <text:s text:c="2"/>-80.5 <text:s text:c="3"/>78.4</text:p>
      <text:p text:style-name="Standard"><text:s text:c="3"/>9.021 | 4 <text:s/>| <text:s text:c="3"/>0.942 <text:s text:c="3"/>0.048 <text:s text:c="3"/>0.033 | <text:s text:c="2"/>-32.1 <text:s text:c="2"/>-83.9 <text:s text:c="3"/>-6.2</text:p>
      <text:p text:style-name="Standard"><text:s text:c="3"/>9.021 | 5 <text:s/>| <text:s text:c="3"/>0.919 <text:s text:c="2"/>-0.085 <text:s text:c="2"/>-0.223 | <text:s/>-136.9 <text:s text:c="2"/>-72.7 <text:s text:c="2"/>-61.5</text:p>
      <text:p text:style-name="Standard"><text:s text:c="3"/>9.056 | 0 <text:s/>| <text:s text:c="8"/>Comm Error <text:s text:c="8"/>| <text:s text:c="11"/>- <text:s text:c="10"/></text:p>
      <text:p text:style-name="Standard"><text:s text:c="3"/>9.056 | 1 <text:s/>| <text:s text:c="3"/>0.181 <text:s text:c="2"/>-0.907 <text:s text:c="3"/>0.107 | <text:s text:c="2"/>-83.4 <text:s text:c="2"/>-15.3 <text:s text:c="2"/>-56.5</text:p>
      <text:p text:style-name="Standard"><text:s text:c="3"/>9.056 | 2 <text:s/>| <text:s text:c="3"/>0.233 <text:s text:c="3"/>0.762 <text:s text:c="3"/>0.031 | <text:s text:c="3"/>88.4 <text:s text:c="2"/>-15.7 <text:s text:c="2"/>105.6</text:p>
      <text:p text:style-name="Standard"><text:s text:c="3"/>9.056 | 3 <text:s/>| <text:s text:c="3"/>0.773 <text:s text:c="3"/>0.034 <text:s text:c="3"/>0.225 | <text:s text:c="2"/>-10.4 <text:s text:c="2"/>-79.5 <text:s text:c="3"/>71.2</text:p>
      <text:p text:style-name="Standard"><text:s text:c="3"/>9.056 | 4 <text:s/>| <text:s text:c="3"/>0.930 <text:s text:c="3"/>0.055 <text:s text:c="3"/>0.104 | <text:s text:c="2"/>-46.3 <text:s text:c="2"/>-85.0 <text:s text:c="4"/>9.5</text:p>
      <text:p text:style-name="Standard"><text:s text:c="3"/>9.056 | 5 <text:s/>| <text:s text:c="3"/>0.855 <text:s text:c="3"/>0.028 <text:s text:c="2"/>-0.253 | <text:s/>-142.1 <text:s text:c="2"/>-72.5 <text:s text:c="2"/>-56.5</text:p>
      <text:p text:style-name="Standard"><text:soft-page-break/><text:s text:c="3"/>9.091 | 0 <text:s/>| <text:s text:c="8"/>Comm Error <text:s text:c="8"/>| <text:s text:c="11"/>- <text:s text:c="10"/></text:p>
      <text:p text:style-name="Standard"><text:s text:c="3"/>9.091 | 1 <text:s/>| <text:s text:c="3"/>0.129 <text:s text:c="2"/>-0.739 <text:s text:c="3"/>0.097 | <text:s text:c="2"/>-83.1 <text:s text:c="2"/>-14.7 <text:s text:c="2"/>-56.7</text:p>
      <text:p text:style-name="Standard"><text:s text:c="3"/>9.091 | 2 <text:s/>| <text:s text:c="3"/>0.259 <text:s text:c="3"/>0.714 <text:s text:c="3"/>0.032 | <text:s text:c="3"/>88.8 <text:s text:c="2"/>-15.8 <text:s text:c="2"/>104.3</text:p>
      <text:p text:style-name="Standard"><text:s text:c="3"/>9.091 | 3 <text:s/>| <text:s text:c="3"/>0.756 <text:s text:c="3"/>0.011 <text:s text:c="3"/>0.174 | <text:s text:c="3"/>-6.6 <text:s text:c="2"/>-78.9 <text:s text:c="3"/>67.2</text:p>
      <text:p text:style-name="Standard"><text:s text:c="3"/>9.091 | 4 <text:s/>| <text:s text:c="3"/>0.917 <text:s text:c="2"/>-0.178 <text:s text:c="2"/>-0.075 | <text:s text:c="2"/>-99.2 <text:s text:c="2"/>-84.6 <text:s text:c="3"/>58.6</text:p>
      <text:p text:style-name="Standard"><text:s text:c="3"/>9.091 | 5 <text:s/>| <text:s text:c="3"/>0.716 <text:s text:c="2"/>-0.196 <text:s text:c="2"/>-0.287 | <text:s/>-147.0 <text:s text:c="2"/>-70.6 <text:s text:c="2"/>-55.5</text:p>
      <text:p text:style-name="Standard"><text:s text:c="3"/>9.126 | 0 <text:s/>| <text:s text:c="8"/>Comm Error <text:s text:c="8"/>| <text:s text:c="11"/>- <text:s text:c="10"/></text:p>
      <text:p text:style-name="Standard"><text:s text:c="3"/>9.126 | 1 <text:s/>| <text:s text:c="3"/>0.123 <text:s text:c="2"/>-0.703 <text:s text:c="3"/>0.107 | <text:s text:c="2"/>-82.6 <text:s text:c="2"/>-14.1 <text:s text:c="2"/>-56.4</text:p>
      <text:p text:style-name="Standard"><text:s text:c="3"/>9.126 | 2 <text:s/>| <text:s text:c="3"/>0.223 <text:s text:c="3"/>0.680 <text:s text:c="3"/>0.044 | <text:s text:c="3"/>88.8 <text:s text:c="2"/>-15.8 <text:s text:c="2"/>103.0</text:p>
      <text:p text:style-name="Standard"><text:s text:c="3"/>9.126 | 3 <text:s/>| <text:s text:c="3"/>0.741 <text:s text:c="2"/>-0.048 <text:s text:c="3"/>0.080 | <text:s text:c="3"/>-7.1 <text:s text:c="2"/>-79.1 <text:s text:c="3"/>67.6</text:p>
      <text:p text:style-name="Standard"><text:s text:c="3"/>9.126 | 4 <text:s/>| <text:s text:c="3"/>0.956 <text:s text:c="2"/>-0.014 <text:s text:c="2"/>-0.257 | <text:s/>-148.5 <text:s text:c="2"/>-82.0 <text:s text:c="2"/>106.1</text:p>
      <text:p text:style-name="Standard"><text:s text:c="3"/>9.126 | 5 <text:s/>| <text:s text:c="3"/>1.147 <text:s text:c="2"/>-0.079 <text:s text:c="3"/>0.056 | <text:s/>-150.2 <text:s text:c="2"/>-70.7 <text:s text:c="2"/>-54.9</text:p>
      <text:p text:style-name="Standard"><text:s text:c="3"/>9.161 | 0 <text:s/>| <text:s text:c="8"/>Comm Error <text:s text:c="8"/>| <text:s text:c="11"/>- <text:s text:c="10"/></text:p>
      <text:p text:style-name="Standard"><text:s text:c="3"/>9.161 | 1 <text:s/>| <text:s text:c="3"/>0.206 <text:s text:c="2"/>-0.760 <text:s text:c="3"/>0.089 | <text:s text:c="2"/>-82.3 <text:s text:c="2"/>-14.3 <text:s text:c="2"/>-55.7</text:p>
      <text:p text:style-name="Standard"><text:s text:c="3"/>9.161 | 2 <text:s/>| <text:s text:c="3"/>0.226 <text:s text:c="3"/>0.745 <text:s text:c="3"/>0.066 | <text:s text:c="3"/>88.7 <text:s text:c="2"/>-15.9 <text:s text:c="2"/>102.4</text:p>
      <text:p text:style-name="Standard"><text:s text:c="3"/>9.161 | 3 <text:s/>| <text:s text:c="3"/>0.798 <text:s text:c="2"/>-0.048 <text:s text:c="3"/>0.067 | <text:s text:c="3"/>-9.4 <text:s text:c="2"/>-79.8 <text:s text:c="3"/>69.7</text:p>
      <text:p text:style-name="Standard"><text:s text:c="3"/>9.161 | 4 <text:s/>| <text:s text:c="3"/>0.951 <text:s text:c="2"/>-0.150 <text:s text:c="2"/>-0.225 | <text:s/>-154.7 <text:s text:c="2"/>-78.8 <text:s text:c="2"/>111.3</text:p>
      <text:p text:style-name="Standard"><text:s text:c="3"/>9.161 | 5 <text:s/>| <text:s text:c="3"/>0.856 <text:s text:c="2"/>-0.536 <text:s text:c="2"/>-0.302 | <text:s/>-145.6 <text:s text:c="2"/>-68.6 <text:s text:c="2"/>-60.7</text:p>
      <text:p text:style-name="Standard"><text:s text:c="3"/>9.196 | 0 <text:s/>| <text:s text:c="8"/>Comm Error <text:s text:c="8"/>| <text:s text:c="11"/>- <text:s text:c="10"/></text:p>
      <text:p text:style-name="Standard"><text:s text:c="3"/>9.196 | 1 <text:s/>| <text:s text:c="3"/>0.263 <text:s text:c="2"/>-0.825 <text:s text:c="3"/>0.101 | <text:s text:c="2"/>-81.9 <text:s text:c="2"/>-15.1 <text:s text:c="2"/>-55.0</text:p>
      <text:p text:style-name="Standard"><text:s text:c="3"/>9.196 | 2 <text:s/>| <text:s text:c="3"/>0.205 <text:s text:c="3"/>0.840 <text:s text:c="3"/>0.061 | <text:s text:c="3"/>88.4 <text:s text:c="2"/>-15.4 <text:s text:c="2"/>102.0</text:p>
      <text:p text:style-name="Standard"><text:s text:c="3"/>9.196 | 3 <text:s/>| <text:s text:c="3"/>0.774 <text:s text:c="2"/>-0.094 <text:s text:c="3"/>0.055 | <text:s text:c="2"/>-15.0 <text:s text:c="2"/>-80.9 <text:s text:c="3"/>75.1</text:p>
      <text:p text:style-name="Standard"><text:s text:c="3"/>9.196 | 4 <text:s/>| <text:s text:c="3"/>0.954 <text:s text:c="2"/>-0.198 <text:s text:c="2"/>-0.190 | <text:s/>-153.6 <text:s text:c="2"/>-75.4 <text:s text:c="2"/>110.4</text:p>
      <text:p text:style-name="Standard"><text:s text:c="3"/>9.196 | 5 <text:s/>| <text:s text:c="3"/>0.869 <text:s text:c="2"/>-0.097 <text:s text:c="2"/>-0.450 | <text:s/>-147.7 <text:s text:c="2"/>-65.8 <text:s text:c="2"/>-56.0</text:p>
      <text:p text:style-name="Standard"><text:s text:c="3"/>9.231 | 0 <text:s/>| <text:s text:c="8"/>Comm Error <text:s text:c="8"/>| <text:s text:c="11"/>- <text:s text:c="10"/></text:p>
      <text:p text:style-name="Standard"><text:s text:c="3"/>9.231 | 1 <text:s/>| <text:s text:c="3"/>0.276 <text:s text:c="2"/>-0.733 <text:s text:c="3"/>0.076 | <text:s text:c="2"/>-81.8 <text:s text:c="2"/>-15.8 <text:s text:c="2"/>-54.6</text:p>
      <text:p text:style-name="Standard"><text:s text:c="3"/>9.231 | 2 <text:s/>| <text:s text:c="3"/>0.168 <text:s text:c="3"/>0.790 <text:s text:c="3"/>0.008 | <text:s text:c="3"/>88.5 <text:s text:c="2"/>-14.8 <text:s text:c="2"/>101.8</text:p>
      <text:p text:style-name="Standard"><text:s text:c="3"/>9.231 | 3 <text:s/>| <text:s text:c="3"/>0.730 <text:s text:c="2"/>-0.106 <text:s text:c="3"/>0.074 | <text:s text:c="2"/>-23.0 <text:s text:c="2"/>-81.3 <text:s text:c="3"/>83.1</text:p>
      <text:p text:style-name="Standard"><text:s text:c="3"/>9.231 | 4 <text:s/>| <text:s text:c="3"/>0.887 <text:s text:c="2"/>-0.148 <text:s text:c="2"/>-0.416 | <text:s/>-153.6 <text:s text:c="2"/>-72.3 <text:s text:c="2"/>111.4</text:p>
      <text:p text:style-name="Standard"><text:s text:c="3"/>9.231 | 5 <text:s/>| <text:s text:c="3"/>0.890 <text:s text:c="2"/>-0.068 <text:s text:c="2"/>-0.621 | <text:s/>-155.4 <text:s text:c="2"/>-63.0 <text:s text:c="2"/>-46.8</text:p>
      <text:p text:style-name="Standard"><text:s text:c="3"/>9.265 | 0 <text:s/>| <text:s text:c="8"/>Comm Error <text:s text:c="8"/>| <text:s text:c="11"/>- <text:s text:c="10"/></text:p>
      <text:p text:style-name="Standard"><text:s text:c="3"/>9.265 | 1 <text:s/>| <text:s text:c="3"/>0.296 <text:s text:c="2"/>-0.671 <text:s text:c="3"/>0.022 | <text:s text:c="2"/>-82.3 <text:s text:c="2"/>-16.5 <text:s text:c="2"/>-54.1</text:p>
      <text:p text:style-name="Standard"><text:s text:c="3"/>9.265 | 2 <text:s/>| <text:s text:c="3"/>0.169 <text:s text:c="3"/>0.847 <text:s text:c="3"/>0.059 | <text:s text:c="3"/>88.1 <text:s text:c="2"/>-13.9 <text:s text:c="2"/>101.2</text:p>
      <text:p text:style-name="Standard"><text:s text:c="3"/>9.265 | 3 <text:s/>| <text:s text:c="3"/>0.915 <text:s text:c="2"/>-0.006 <text:s text:c="3"/>0.112 | <text:s text:c="2"/>-26.1 <text:s text:c="2"/>-81.9 <text:s text:c="3"/>86.1</text:p>
      <text:p text:style-name="Standard"><text:s text:c="3"/>9.265 | 4 <text:s/>| <text:s text:c="3"/>0.983 <text:s text:c="2"/>-0.004 <text:s text:c="2"/>-0.338 | <text:s/>-160.1 <text:s text:c="2"/>-69.4 <text:s text:c="2"/>118.2</text:p>
      <text:p text:style-name="Standard"><text:s text:c="3"/>9.265 | 5 <text:s/>| <text:s text:c="3"/>0.902 <text:s text:c="2"/>-0.203 <text:s text:c="2"/>-0.486 | <text:s/>-159.3 <text:s text:c="2"/>-61.1 <text:s text:c="2"/>-43.5</text:p>
      <text:p text:style-name="Standard"><text:s text:c="3"/>9.299 | 0 <text:s/>| <text:s text:c="8"/>Comm Error <text:s text:c="8"/>| <text:s text:c="11"/>- <text:s text:c="10"/></text:p>
      <text:p text:style-name="Standard"><text:s text:c="3"/>9.299 | 1 <text:s/>| <text:s text:c="3"/>0.278 <text:s text:c="2"/>-0.776 <text:s text:c="3"/>0.058 | <text:s text:c="2"/>-83.2 <text:s text:c="2"/>-16.6 <text:s text:c="2"/>-54.0</text:p>
      <text:p text:style-name="Standard"><text:s text:c="3"/>9.299 | 2 <text:s/>| <text:s text:c="3"/>0.266 <text:s text:c="3"/>1.029 <text:s text:c="2"/>-0.052 | <text:s text:c="3"/>88.3 <text:s text:c="2"/>-13.2 <text:s text:c="3"/>99.9</text:p>
      <text:p text:style-name="Standard"><text:s text:c="3"/>9.299 | 3 <text:s/>| <text:s text:c="3"/>1.013 <text:s text:c="2"/>-0.015 <text:s text:c="3"/>0.146 | <text:s text:c="2"/>-25.0 <text:s text:c="2"/>-82.3 <text:s text:c="3"/>84.8</text:p>
      <text:p text:style-name="Standard"><text:s text:c="3"/>9.299 | 4 <text:s/>| <text:s text:c="3"/>0.882 <text:s text:c="2"/>-0.299 <text:s text:c="2"/>-0.455 | <text:s/>-159.9 <text:s text:c="2"/>-66.8 <text:s text:c="2"/>117.8</text:p>
      <text:p text:style-name="Standard"><text:s text:c="3"/>9.299 | 5 <text:s/>| <text:s text:c="3"/>0.890 <text:s text:c="2"/>-0.133 <text:s text:c="2"/>-0.558 | <text:s/>-162.1 <text:s text:c="2"/>-58.4 <text:s text:c="2"/>-40.0</text:p>
      <text:p text:style-name="Standard"><text:s text:c="3"/>9.334 | 0 <text:s/>| <text:s text:c="8"/>Comm Error <text:s text:c="8"/>| <text:s text:c="11"/>- <text:s text:c="10"/></text:p>
      <text:p text:style-name="Standard"><text:s text:c="3"/>9.334 | 1 <text:s/>| <text:s text:c="3"/>0.256 <text:s text:c="2"/>-0.857 <text:s text:c="3"/>0.092 | <text:s text:c="2"/>-83.8 <text:s text:c="2"/>-15.5 <text:s text:c="2"/>-54.1</text:p>
      <text:p text:style-name="Standard"><text:s text:c="3"/>9.334 | 2 <text:s/>| <text:s text:c="3"/>0.309 <text:s text:c="3"/>1.029 <text:s text:c="2"/>-0.105 | <text:s text:c="3"/>89.5 <text:s text:c="2"/>-13.4 <text:s text:c="3"/>99.3</text:p>
      <text:p text:style-name="Standard"><text:s text:c="3"/>9.334 | 3 <text:s/>| <text:s text:c="3"/>1.095 <text:s text:c="3"/>0.007 <text:s text:c="3"/>0.183 | <text:s text:c="2"/>-21.4 <text:s text:c="2"/>-82.5 <text:s text:c="3"/>80.8</text:p>
      <text:p text:style-name="Standard"><text:s text:c="3"/>9.334 | 4 <text:s/>| <text:s text:c="3"/>0.953 <text:s text:c="2"/>-0.152 <text:s text:c="2"/>-0.441 | <text:s/>-159.2 <text:s text:c="2"/>-63.9 <text:s text:c="2"/>118.3</text:p>
      <text:p text:style-name="Standard"><text:s text:c="3"/>9.334 | 5 <text:s/>| <text:s text:c="3"/>0.913 <text:s text:c="3"/>0.060 <text:s text:c="2"/>-0.582 | <text:s/>-164.0 <text:s text:c="2"/>-57.4 <text:s text:c="2"/>-37.6</text:p>
      <text:p text:style-name="Standard"><text:s text:c="3"/>9.368 | 0 <text:s/>| <text:s text:c="8"/>Comm Error <text:s text:c="8"/>| <text:s text:c="11"/>- <text:s text:c="10"/></text:p>
      <text:p text:style-name="Standard"><text:soft-page-break/><text:s text:c="3"/>9.368 | 1 <text:s/>| <text:s text:c="3"/>0.249 <text:s text:c="2"/>-1.009 <text:s text:c="3"/>0.083 | <text:s text:c="2"/>-85.0 <text:s text:c="2"/>-13.6 <text:s text:c="2"/>-54.3</text:p>
      <text:p text:style-name="Standard"><text:s text:c="3"/>9.368 | 2 <text:s/>| <text:s text:c="3"/>0.207 <text:s text:c="3"/>0.991 <text:s text:c="3"/>0.026 | <text:s text:c="3"/>89.8 <text:s text:c="2"/>-13.2 <text:s text:c="3"/>99.6</text:p>
      <text:p text:style-name="Standard"><text:s text:c="3"/>9.368 | 3 <text:s/>| <text:s text:c="3"/>1.107 <text:s text:c="3"/>0.071 <text:s text:c="3"/>0.159 | <text:s text:c="2"/>-16.3 <text:s text:c="2"/>-82.7 <text:s text:c="3"/>75.2</text:p>
      <text:p text:style-name="Standard"><text:s text:c="3"/>9.368 | 4 <text:s/>| <text:s text:c="3"/>0.903 <text:s text:c="2"/>-0.146 <text:s text:c="2"/>-0.493 | <text:s/>-160.8 <text:s text:c="2"/>-61.9 <text:s text:c="2"/>120.0</text:p>
      <text:p text:style-name="Standard"><text:s text:c="3"/>9.368 | 5 <text:s/>| <text:s text:c="3"/>0.864 <text:s text:c="2"/>-0.060 <text:s text:c="2"/>-0.662 | <text:s/>-167.6 <text:s text:c="2"/>-55.6 <text:s text:c="2"/>-34.7</text:p>
      <text:p text:style-name="Standard"><text:s text:c="3"/>9.402 | 0 <text:s/>| <text:s text:c="8"/>Comm Error <text:s text:c="8"/>| <text:s text:c="11"/>- <text:s text:c="10"/></text:p>
      <text:p text:style-name="Standard"><text:s text:c="3"/>9.402 | 1 <text:s/>| <text:s text:c="3"/>0.223 <text:s text:c="2"/>-1.123 <text:s text:c="3"/>0.075 | <text:s text:c="2"/>-85.9 <text:s text:c="2"/>-12.2 <text:s text:c="2"/>-54.5</text:p>
      <text:p text:style-name="Standard"><text:s text:c="3"/>9.402 | 2 <text:s/>| <text:s text:c="3"/>0.214 <text:s text:c="3"/>1.000 <text:s text:c="3"/>0.099 | <text:s text:c="3"/>89.4 <text:s text:c="2"/>-12.9 <text:s text:c="3"/>99.6</text:p>
      <text:p text:style-name="Standard"><text:s text:c="3"/>9.402 | 3 <text:s/>| <text:s text:c="3"/>1.134 <text:s text:c="3"/>0.085 <text:s text:c="3"/>0.160 | <text:s text:c="3"/>-9.8 <text:s text:c="2"/>-83.1 <text:s text:c="3"/>65.3</text:p>
      <text:p text:style-name="Standard"><text:s text:c="3"/>9.402 | 4 <text:s/>| <text:s text:c="3"/>0.870 <text:s text:c="2"/>-0.213 <text:s text:c="2"/>-0.496 | <text:s/>-161.2 <text:s text:c="2"/>-59.6 <text:s text:c="2"/>120.8</text:p>
      <text:p text:style-name="Standard"><text:s text:c="3"/>9.402 | 5 <text:s/>| <text:s text:c="3"/>0.815 <text:s text:c="2"/>-0.187 <text:s text:c="2"/>-0.660 | <text:s/>-169.0 <text:s text:c="2"/>-53.0 <text:s text:c="2"/>-34.7</text:p>
      <text:p text:style-name="Standard"><text:s text:c="3"/>9.436 | 0 <text:s/>| <text:s text:c="8"/>Comm Error <text:s text:c="8"/>| <text:s text:c="11"/>- <text:s text:c="10"/></text:p>
      <text:p text:style-name="Standard"><text:s text:c="3"/>9.436 | 1 <text:s/>| <text:s text:c="3"/>0.225 <text:s text:c="2"/>-1.183 <text:s text:c="3"/>0.090 | <text:s text:c="2"/>-86.5 <text:s text:c="2"/>-10.7 <text:s text:c="2"/>-54.9</text:p>
      <text:p text:style-name="Standard"><text:s text:c="3"/>9.436 | 2 <text:s/>| <text:s text:c="3"/>0.168 <text:s text:c="3"/>1.017 <text:s text:c="3"/>0.063 | <text:s text:c="3"/>89.0 <text:s text:c="2"/>-12.4 <text:s text:c="3"/>99.2</text:p>
      <text:p text:style-name="Standard"><text:s text:c="3"/>9.436 | 3 <text:s/>| <text:s text:c="3"/>1.102 <text:s text:c="3"/>0.106 <text:s text:c="3"/>0.082 | <text:s text:c="4"/>2.1 <text:s text:c="2"/>-83.5 <text:s text:c="3"/>55.1</text:p>
      <text:p text:style-name="Standard"><text:s text:c="3"/>9.436 | 4 <text:s/>| <text:s text:c="3"/>0.867 <text:s text:c="2"/>-0.126 <text:s text:c="2"/>-0.538 | <text:s/>-162.4 <text:s text:c="2"/>-58.0 <text:s text:c="2"/>122.0</text:p>
      <text:p text:style-name="Standard"><text:s text:c="3"/>9.436 | 5 <text:s/>| <text:s text:c="3"/>0.793 <text:s text:c="2"/>-0.174 <text:s text:c="2"/>-0.673 | <text:s/>-169.1 <text:s text:c="2"/>-51.6 <text:s text:c="2"/>-34.7</text:p>
      <text:p text:style-name="Standard"><text:s text:c="3"/>9.471 | 0 <text:s/>| <text:s text:c="8"/>Comm Error <text:s text:c="8"/>| <text:s text:c="11"/>- <text:s text:c="10"/></text:p>
      <text:p text:style-name="Standard"><text:s text:c="3"/>9.471 | 1 <text:s/>| <text:s text:c="3"/>0.212 <text:s text:c="2"/>-1.140 <text:s text:c="3"/>0.088 | <text:s text:c="2"/>-86.5 <text:s text:c="2"/>-10.0 <text:s text:c="2"/>-55.1</text:p>
      <text:p text:style-name="Standard"><text:s text:c="3"/>9.471 | 2 <text:s/>| <text:s text:c="3"/>0.187 <text:s text:c="3"/>1.043 <text:s text:c="3"/>0.114 | <text:s text:c="3"/>88.4 <text:s text:c="2"/>-12.3 <text:s text:c="3"/>99.5</text:p>
      <text:p text:style-name="Standard"><text:s text:c="3"/>9.471 | 3 <text:s/>| <text:s text:c="3"/>1.140 <text:s text:c="3"/>0.109 <text:s text:c="3"/>0.056 | <text:s text:c="3"/>15.2 <text:s text:c="2"/>-84.0 <text:s text:c="3"/>41.3</text:p>
      <text:p text:style-name="Standard"><text:s text:c="3"/>9.471 | 4 <text:s/>| <text:s text:c="3"/>0.882 <text:s text:c="2"/>-0.049 <text:s text:c="2"/>-0.540 | <text:s/>-164.4 <text:s text:c="2"/>-56.9 <text:s text:c="2"/>123.9</text:p>
      <text:p text:style-name="Standard"><text:s text:c="3"/>9.471 | 5 <text:s/>| <text:s text:c="3"/>0.811 <text:s text:c="2"/>-0.147 <text:s text:c="2"/>-0.642 | <text:s/>-169.7 <text:s text:c="2"/>-49.7 <text:s text:c="2"/>-34.2</text:p>
      <text:p text:style-name="Standard"><text:s text:c="3"/>9.505 | 0 <text:s/>| <text:s text:c="8"/>Comm Error <text:s text:c="8"/>| <text:s text:c="11"/>- <text:s text:c="10"/></text:p>
      <text:p text:style-name="Standard"><text:s text:c="3"/>9.505 | 1 <text:s/>| <text:s text:c="3"/>0.237 <text:s text:c="2"/>-1.121 <text:s text:c="3"/>0.089 | <text:s text:c="2"/>-86.4 <text:s text:c="3"/>-9.8 <text:s text:c="2"/>-55.1</text:p>
      <text:p text:style-name="Standard"><text:s text:c="3"/>9.505 | 2 <text:s/>| <text:s text:c="3"/>0.148 <text:s text:c="3"/>1.086 <text:s text:c="3"/>0.118 | <text:s text:c="3"/>87.7 <text:s text:c="2"/>-11.7 <text:s text:c="3"/>99.8</text:p>
      <text:p text:style-name="Standard"><text:s text:c="3"/>9.505 | 3 <text:s/>| <text:s text:c="3"/>1.220 <text:s text:c="3"/>0.041 <text:s text:c="3"/>0.050 | <text:s text:c="3"/>33.0 <text:s text:c="2"/>-84.4 <text:s text:c="3"/>23.2</text:p>
      <text:p text:style-name="Standard"><text:s text:c="3"/>9.505 | 4 <text:s/>| <text:s text:c="3"/>0.878 <text:s text:c="2"/>-0.172 <text:s text:c="2"/>-0.535 | <text:s/>-165.3 <text:s text:c="2"/>-55.7 <text:s text:c="2"/>124.8</text:p>
      <text:p text:style-name="Standard"><text:s text:c="3"/>9.505 | 5 <text:s/>| <text:s text:c="3"/>0.798 <text:s text:c="2"/>-0.111 <text:s text:c="2"/>-0.701 | <text:s/>-170.7 <text:s text:c="2"/>-48.2 <text:s text:c="2"/>-33.4</text:p>
      <text:p text:style-name="Standard"><text:s text:c="3"/>9.539 | 0 <text:s/>| <text:s text:c="8"/>Comm Error <text:s text:c="8"/>| <text:s text:c="11"/>- <text:s text:c="10"/></text:p>
      <text:p text:style-name="Standard"><text:s text:c="3"/>9.539 | 1 <text:s/>| <text:s text:c="3"/>0.243 <text:s text:c="2"/>-1.130 <text:s text:c="3"/>0.079 | <text:s text:c="2"/>-86.1 <text:s text:c="3"/>-9.8 <text:s text:c="2"/>-55.2</text:p>
      <text:p text:style-name="Standard"><text:s text:c="3"/>9.539 | 2 <text:s/>| <text:s text:c="3"/>0.163 <text:s text:c="3"/>1.112 <text:s text:c="3"/>0.090 | <text:s text:c="3"/>87.2 <text:s text:c="2"/>-10.6 <text:s text:c="3"/>99.6</text:p>
      <text:p text:style-name="Standard"><text:s text:c="3"/>9.539 | 3 <text:s/>| <text:s text:c="3"/>1.189 <text:s text:c="3"/>0.001 <text:s text:c="3"/>0.090 | <text:s text:c="3"/>36.5 <text:s text:c="2"/>-84.5 <text:s text:c="3"/>19.8</text:p>
      <text:p text:style-name="Standard"><text:s text:c="3"/>9.539 | 4 <text:s/>| <text:s text:c="3"/>0.842 <text:s text:c="2"/>-0.164 <text:s text:c="2"/>-0.587 | <text:s/>-164.7 <text:s text:c="2"/>-54.6 <text:s text:c="2"/>124.7</text:p>
      <text:p text:style-name="Standard"><text:s text:c="3"/>9.539 | 5 <text:s/>| <text:s text:c="3"/>0.768 <text:s text:c="2"/>-0.110 <text:s text:c="2"/>-0.713 | <text:s/>-171.7 <text:s text:c="2"/>-46.6 <text:s text:c="2"/>-32.6</text:p>
      <text:p text:style-name="Standard"><text:s text:c="3"/>9.573 | 0 <text:s/>| <text:s text:c="8"/>Comm Error <text:s text:c="8"/>| <text:s text:c="11"/>- <text:s text:c="10"/></text:p>
      <text:p text:style-name="Standard"><text:s text:c="3"/>9.573 | 1 <text:s/>| <text:s text:c="3"/>0.261 <text:s text:c="2"/>-1.127 <text:s text:c="3"/>0.030 | <text:s text:c="2"/>-86.2 <text:s text:c="2"/>-10.0 <text:s text:c="2"/>-55.2</text:p>
      <text:p text:style-name="Standard"><text:s text:c="3"/>9.573 | 2 <text:s/>| <text:s text:c="3"/>0.166 <text:s text:c="3"/>1.133 <text:s text:c="3"/>0.065 | <text:s text:c="3"/>86.9 <text:s text:c="2"/>-10.0 <text:s text:c="3"/>99.5</text:p>
      <text:p text:style-name="Standard"><text:s text:c="3"/>9.573 | 3 <text:s/>| <text:s text:c="3"/>1.195 <text:s text:c="3"/>0.024 <text:s text:c="3"/>0.087 | <text:s text:c="3"/>39.3 <text:s text:c="2"/>-84.5 <text:s text:c="3"/>17.1</text:p>
      <text:p text:style-name="Standard"><text:s text:c="3"/>9.573 | 4 <text:s/>| <text:s text:c="3"/>0.849 <text:s text:c="2"/>-0.156 <text:s text:c="2"/>-0.593 | <text:s/>-164.4 <text:s text:c="2"/>-53.3 <text:s text:c="2"/>125.1</text:p>
      <text:p text:style-name="Standard"><text:s text:c="3"/>9.573 | 5 <text:s/>| <text:s text:c="3"/>0.799 <text:s text:c="2"/>-0.100 <text:s text:c="2"/>-0.754 | <text:s/>-172.4 <text:s text:c="2"/>-45.8 <text:s text:c="2"/>-32.2</text:p>
      <text:p text:style-name="Standard"><text:s text:c="3"/>9.607 | 0 <text:s/>| <text:s text:c="8"/>Comm Error <text:s text:c="8"/>| <text:s text:c="11"/>- <text:s text:c="10"/></text:p>
      <text:p text:style-name="Standard"><text:s text:c="3"/>9.607 | 1 <text:s/>| <text:s text:c="3"/>0.237 <text:s text:c="2"/>-1.149 <text:s text:c="3"/>0.007 | <text:s text:c="2"/>-86.6 <text:s text:c="2"/>-10.2 <text:s text:c="2"/>-55.4</text:p>
      <text:p text:style-name="Standard"><text:s text:c="3"/>9.607 | 2 <text:s/>| <text:s text:c="3"/>0.246 <text:s text:c="3"/>1.175 <text:s text:c="3"/>0.018 | <text:s text:c="3"/>86.9 <text:s text:c="3"/>-9.9 <text:s text:c="3"/>99.3</text:p>
      <text:p text:style-name="Standard"><text:s text:c="3"/>9.607 | 3 <text:s/>| <text:s text:c="3"/>1.245 <text:s text:c="3"/>0.035 <text:s text:c="3"/>0.025 | <text:s text:c="3"/>45.9 <text:s text:c="2"/>-84.5 <text:s text:c="3"/>10.5</text:p>
      <text:p text:style-name="Standard"><text:s text:c="3"/>9.607 | 4 <text:s/>| <text:s text:c="3"/>0.816 <text:s text:c="2"/>-0.126 <text:s text:c="2"/>-0.626 | <text:s/>-164.8 <text:s text:c="2"/>-52.4 <text:s text:c="2"/>125.7</text:p>
      <text:p text:style-name="Standard"><text:s text:c="3"/>9.607 | 5 <text:s/>| <text:s text:c="3"/>0.719 <text:s text:c="2"/>-0.106 <text:s text:c="2"/>-0.772 | <text:s/>-172.8 <text:s text:c="2"/>-44.7 <text:s text:c="2"/>-32.2</text:p>
      <text:p text:style-name="Standard"><text:s text:c="3"/>9.641 | 0 <text:s/>| <text:s text:c="8"/>Comm Error <text:s text:c="8"/>| <text:s text:c="11"/>- <text:s text:c="10"/></text:p>
      <text:p text:style-name="Standard"><text:s text:c="3"/>9.641 | 1 <text:s/>| <text:s text:c="3"/>0.205 <text:s text:c="2"/>-1.206 <text:s text:c="3"/>0.028 | <text:s text:c="2"/>-86.9 <text:s text:c="2"/>-10.0 <text:s text:c="2"/>-55.4</text:p>
      <text:p text:style-name="Standard"><text:soft-page-break/><text:s text:c="3"/>9.641 | 2 <text:s/>| <text:s text:c="3"/>0.298 <text:s text:c="3"/>1.284 <text:s text:c="2"/>-0.002 | <text:s text:c="3"/>87.0 <text:s text:c="2"/>-10.2 <text:s text:c="3"/>98.9</text:p>
      <text:p text:style-name="Standard"><text:s text:c="3"/>9.641 | 3 <text:s/>| <text:s text:c="3"/>1.275 <text:s text:c="3"/>0.015 <text:s text:c="2"/>-0.006 | <text:s text:c="3"/>54.7 <text:s text:c="2"/>-84.7 <text:s text:c="3"/>-6.0</text:p>
      <text:p text:style-name="Standard"><text:s text:c="3"/>9.641 | 4 <text:s/>| <text:s text:c="3"/>0.797 <text:s text:c="2"/>-0.126 <text:s text:c="2"/>-0.669 | <text:s/>-165.4 <text:s text:c="2"/>-51.3 <text:s text:c="2"/>126.2</text:p>
      <text:p text:style-name="Standard"><text:s text:c="3"/>9.641 | 5 <text:s/>| <text:s text:c="3"/>0.766 <text:s text:c="2"/>-0.148 <text:s text:c="2"/>-0.815 | <text:s/>-172.9 <text:s text:c="2"/>-43.6 <text:s text:c="2"/>-32.4</text:p>
      <text:p text:style-name="Standard"><text:s text:c="3"/>9.675 | 0 <text:s/>| <text:s text:c="8"/>Comm Error <text:s text:c="8"/>| <text:s text:c="11"/>- <text:s text:c="10"/></text:p>
      <text:p text:style-name="Standard"><text:s text:c="3"/>9.675 | 1 <text:s/>| <text:s text:c="3"/>0.218 <text:s text:c="2"/>-1.243 <text:s text:c="3"/>0.035 | <text:s text:c="2"/>-87.1 <text:s text:c="3"/>-9.9 <text:s text:c="2"/>-54.9</text:p>
      <text:p text:style-name="Standard"><text:s text:c="3"/>9.675 | 2 <text:s/>| <text:s text:c="3"/>0.249 <text:s text:c="3"/>1.330 <text:s text:c="2"/>-0.037 | <text:s text:c="3"/>87.4 <text:s text:c="2"/>-10.4 <text:s text:c="3"/>98.3</text:p>
      <text:p text:style-name="Standard"><text:s text:c="3"/>9.675 | 3 <text:s/>| <text:s text:c="3"/>1.321 <text:s text:c="3"/>0.076 <text:s text:c="2"/>-0.020 | <text:s text:c="3"/>69.8 <text:s text:c="2"/>-84.7 <text:s text:c="2"/>-12.9</text:p>
      <text:p text:style-name="Standard"><text:s text:c="3"/>9.675 | 4 <text:s/>| <text:s text:c="3"/>0.854 <text:s text:c="2"/>-0.183 <text:s text:c="2"/>-0.701 | <text:s/>-165.2 <text:s text:c="2"/>-50.3 <text:s text:c="2"/>126.0</text:p>
      <text:p text:style-name="Standard"><text:s text:c="3"/>9.675 | 5 <text:s/>| <text:s text:c="3"/>0.714 <text:s text:c="2"/>-0.077 <text:s text:c="2"/>-0.821 | <text:s/>-172.8 <text:s text:c="2"/>-42.9 <text:s text:c="2"/>-32.3</text:p>
      <text:p text:style-name="Standard"><text:s text:c="3"/>9.710 | 0 <text:s/>| <text:s text:c="8"/>Comm Error <text:s text:c="8"/>| <text:s text:c="11"/>- <text:s text:c="10"/></text:p>
      <text:p text:style-name="Standard"><text:s text:c="3"/>9.710 | 1 <text:s/>| <text:s text:c="3"/>0.226 <text:s text:c="2"/>-1.321 <text:s text:c="3"/>0.023 | <text:s text:c="2"/>-87.5 <text:s text:c="2"/>-10.0 <text:s text:c="2"/>-54.6</text:p>
      <text:p text:style-name="Standard"><text:s text:c="3"/>9.710 | 2 <text:s/>| <text:s text:c="3"/>0.239 <text:s text:c="3"/>1.336 <text:s text:c="2"/>-0.030 | <text:s text:c="3"/>87.5 <text:s text:c="2"/>-10.4 <text:s text:c="3"/>97.8</text:p>
      <text:p text:style-name="Standard"><text:s text:c="3"/>9.710 | 3 <text:s/>| <text:s text:c="3"/>1.379 <text:s text:c="3"/>0.066 <text:s text:c="2"/>-0.025 | <text:s text:c="3"/>76.1 <text:s text:c="2"/>-84.6 <text:s text:c="2"/>-18.4</text:p>
      <text:p text:style-name="Standard"><text:s text:c="3"/>9.710 | 4 <text:s/>| <text:s text:c="3"/>0.853 <text:s text:c="2"/>-0.191 <text:s text:c="2"/>-0.700 | <text:s/>-165.0 <text:s text:c="2"/>-49.9 <text:s text:c="2"/>125.8</text:p>
      <text:p text:style-name="Standard"><text:s text:c="3"/>9.710 | 5 <text:s/>| <text:s text:c="3"/>0.699 <text:s text:c="2"/>-0.052 <text:s text:c="2"/>-0.868 | <text:s/>-173.4 <text:s text:c="2"/>-42.2 <text:s text:c="2"/>-31.7</text:p>
      <text:p text:style-name="Standard"><text:s text:c="3"/>9.744 | 0 <text:s/>| <text:s text:c="8"/>Comm Error <text:s text:c="8"/>| <text:s text:c="11"/>- <text:s text:c="10"/></text:p>
      <text:p text:style-name="Standard"><text:s text:c="3"/>9.744 | 1 <text:s/>| <text:s text:c="3"/>0.214 <text:s text:c="2"/>-1.389 <text:s text:c="3"/>0.052 | <text:s text:c="2"/>-87.6 <text:s text:c="2"/>-10.0 <text:s text:c="2"/>-54.7</text:p>
      <text:p text:style-name="Standard"><text:s text:c="3"/>9.744 | 2 <text:s/>| <text:s text:c="3"/>0.195 <text:s text:c="3"/>1.386 <text:s text:c="3"/>0.009 | <text:s text:c="3"/>87.5 <text:s text:c="2"/>-10.4 <text:s text:c="3"/>97.2</text:p>
      <text:p text:style-name="Standard"><text:s text:c="3"/>9.744 | 3 <text:s/>| <text:s text:c="3"/>1.406 <text:s text:c="3"/>0.041 <text:s text:c="2"/>-0.001 | <text:s text:c="3"/>73.5 <text:s text:c="2"/>-84.6 <text:s text:c="2"/>-15.7</text:p>
      <text:p text:style-name="Standard"><text:s text:c="3"/>9.744 | 4 <text:s/>| <text:s text:c="3"/>0.814 <text:s text:c="2"/>-0.200 <text:s text:c="2"/>-0.730 | <text:s/>-164.9 <text:s text:c="2"/>-49.6 <text:s text:c="2"/>125.6</text:p>
      <text:p text:style-name="Standard"><text:s text:c="3"/>9.744 | 5 <text:s/>| <text:s text:c="3"/>0.766 <text:s text:c="2"/>-0.103 <text:s text:c="2"/>-0.862 | <text:s/>-173.3 <text:s text:c="2"/>-42.2 <text:s text:c="2"/>-31.7</text:p>
      <text:p text:style-name="Standard"><text:s text:c="3"/>9.778 | 0 <text:s/>| <text:s text:c="8"/>Comm Error <text:s text:c="8"/>| <text:s text:c="11"/>- <text:s text:c="10"/></text:p>
      <text:p text:style-name="Standard"><text:s text:c="3"/>9.778 | 1 <text:s/>| <text:s text:c="3"/>0.203 <text:s text:c="2"/>-1.407 <text:s text:c="3"/>0.068 | <text:s text:c="2"/>-87.7 <text:s text:c="2"/>-10.0 <text:s text:c="2"/>-55.2</text:p>
      <text:p text:style-name="Standard"><text:s text:c="3"/>9.778 | 2 <text:s/>| <text:s text:c="3"/>0.209 <text:s text:c="3"/>1.389 <text:s text:c="3"/>0.025 | <text:s text:c="3"/>87.4 <text:s text:c="2"/>-10.5 <text:s text:c="3"/>97.0</text:p>
      <text:p text:style-name="Standard"><text:s text:c="3"/>9.778 | 3 <text:s/>| <text:s text:c="3"/>1.436 <text:s text:c="3"/>0.075 <text:s text:c="3"/>0.011 | <text:s text:c="3"/>66.8 <text:s text:c="2"/>-84.5 <text:s text:c="3"/>-8.9</text:p>
      <text:p text:style-name="Standard"><text:s text:c="3"/>9.778 | 4 <text:s/>| <text:s text:c="3"/>0.853 <text:s text:c="2"/>-0.212 <text:s text:c="2"/>-0.716 | <text:s/>-164.6 <text:s text:c="2"/>-49.8 <text:s text:c="2"/>125.4</text:p>
      <text:p text:style-name="Standard"><text:s text:c="3"/>9.778 | 5 <text:s/>| <text:s text:c="3"/>0.746 <text:s text:c="2"/>-0.094 <text:s text:c="2"/>-0.860 | <text:s/>-173.1 <text:s text:c="2"/>-42.5 <text:s text:c="2"/>-31.9</text:p>
      <text:p text:style-name="Standard"><text:s text:c="3"/>9.812 | 0 <text:s/>| <text:s text:c="8"/>Comm Error <text:s text:c="8"/>| <text:s text:c="11"/>- <text:s text:c="10"/></text:p>
      <text:p text:style-name="Standard"><text:s text:c="3"/>9.812 | 1 <text:s/>| <text:s text:c="3"/>0.199 <text:s text:c="2"/>-1.388 <text:s text:c="3"/>0.073 | <text:s text:c="2"/>-87.7 <text:s text:c="2"/>-10.1 <text:s text:c="2"/>-55.6</text:p>
      <text:p text:style-name="Standard"><text:s text:c="3"/>9.812 | 2 <text:s/>| <text:s text:c="3"/>0.138 <text:s text:c="3"/>1.387 <text:s text:c="3"/>0.023 | <text:s text:c="3"/>87.5 <text:s text:c="2"/>-10.2 <text:s text:c="3"/>97.3</text:p>
      <text:p text:style-name="Standard"><text:s text:c="3"/>9.812 | 3 <text:s/>| <text:s text:c="3"/>1.443 <text:s text:c="3"/>0.085 <text:s text:c="3"/>0.022 | <text:s text:c="3"/>55.6 <text:s text:c="2"/>-84.2 <text:s text:c="4"/>2.6</text:p>
      <text:p text:style-name="Standard"><text:s text:c="3"/>9.812 | 4 <text:s/>| <text:s text:c="3"/>0.842 <text:s text:c="2"/>-0.203 <text:s text:c="2"/>-0.715 | <text:s/>-164.4 <text:s text:c="2"/>-50.6 <text:s text:c="2"/>125.2</text:p>
      <text:p text:style-name="Standard"><text:s text:c="3"/>9.812 | 5 <text:s/>| <text:s text:c="3"/>0.805 <text:s text:c="2"/>-0.063 <text:s text:c="2"/>-0.848 | <text:s/>-173.1 <text:s text:c="2"/>-43.6 <text:s text:c="2"/>-32.0</text:p>
      <text:p text:style-name="Standard"><text:s text:c="3"/>9.846 | 0 <text:s/>| <text:s text:c="8"/>Comm Error <text:s text:c="8"/>| <text:s text:c="11"/>- <text:s text:c="10"/></text:p>
      <text:p text:style-name="Standard"><text:s text:c="3"/>9.846 | 1 <text:s/>| <text:s text:c="3"/>0.193 <text:s text:c="2"/>-1.359 <text:s text:c="3"/>0.081 | <text:s text:c="2"/>-87.5 <text:s text:c="2"/>-10.1 <text:s text:c="2"/>-55.5</text:p>
      <text:p text:style-name="Standard"><text:s text:c="3"/>9.846 | 2 <text:s/>| <text:s text:c="3"/>0.130 <text:s text:c="3"/>1.355 <text:s text:c="2"/>-0.009 | <text:s text:c="3"/>87.9 <text:s text:c="3"/>-9.5 <text:s text:c="3"/>97.3</text:p>
      <text:p text:style-name="Standard"><text:s text:c="3"/>9.846 | 3 <text:s/>| <text:s text:c="3"/>1.400 <text:s text:c="3"/>0.078 <text:s text:c="3"/>0.062 | <text:s text:c="3"/>47.8 <text:s text:c="2"/>-83.9 <text:s text:c="3"/>10.6</text:p>
      <text:p text:style-name="Standard"><text:s text:c="3"/>9.846 | 4 <text:s/>| <text:s text:c="3"/>0.860 <text:s text:c="2"/>-0.179 <text:s text:c="2"/>-0.711 | <text:s/>-164.6 <text:s text:c="2"/>-51.5 <text:s text:c="2"/>125.2</text:p>
      <text:p text:style-name="Standard"><text:s text:c="3"/>9.846 | 5 <text:s/>| <text:s text:c="3"/>0.772 <text:s text:c="2"/>-0.065 <text:s text:c="2"/>-0.826 | <text:s/>-173.2 <text:s text:c="2"/>-44.5 <text:s text:c="2"/>-32.1</text:p>
      <text:p text:style-name="Standard"><text:s text:c="3"/>9.880 | 0 <text:s/>| <text:s text:c="8"/>Comm Error <text:s text:c="8"/>| <text:s text:c="11"/>- <text:s text:c="10"/></text:p>
      <text:p text:style-name="Standard"><text:s text:c="3"/>9.880 | 1 <text:s/>| <text:s text:c="3"/>0.208 <text:s text:c="2"/>-1.302 <text:s text:c="3"/>0.078 | <text:s text:c="2"/>-87.2 <text:s text:c="2"/>-10.2 <text:s text:c="2"/>-55.4</text:p>
      <text:p text:style-name="Standard"><text:s text:c="3"/>9.880 | 2 <text:s/>| <text:s text:c="3"/>0.177 <text:s text:c="3"/>1.326 <text:s text:c="2"/>-0.030 | <text:s text:c="3"/>88.7 <text:s text:c="3"/>-8.8 <text:s text:c="3"/>97.6</text:p>
      <text:p text:style-name="Standard"><text:s text:c="3"/>9.880 | 3 <text:s/>| <text:s text:c="3"/>1.359 <text:s text:c="3"/>0.070 <text:s text:c="3"/>0.079 | <text:s text:c="3"/>42.2 <text:s text:c="2"/>-83.6 <text:s text:c="3"/>16.4</text:p>
      <text:p text:style-name="Standard"><text:s text:c="3"/>9.880 | 4 <text:s/>| <text:s text:c="3"/>0.862 <text:s text:c="2"/>-0.170 <text:s text:c="2"/>-0.696 | <text:s/>-164.9 <text:s text:c="2"/>-52.7 <text:s text:c="2"/>125.3</text:p>
      <text:p text:style-name="Standard"><text:s text:c="3"/>9.880 | 5 <text:s/>| <text:s text:c="3"/>0.796 <text:s text:c="2"/>-0.104 <text:s text:c="2"/>-0.820 | <text:s/>-172.5 <text:s text:c="2"/>-46.4 <text:s text:c="2"/>-32.9</text:p>
      <text:p text:style-name="Standard"><text:s text:c="3"/>9.914 | 0 <text:s/>| <text:s text:c="8"/>Comm Error <text:s text:c="8"/>| <text:s text:c="11"/>- <text:s text:c="10"/></text:p>
      <text:p text:style-name="Standard"><text:s text:c="3"/>9.914 | 1 <text:s/>| <text:s text:c="3"/>0.212 <text:s text:c="2"/>-1.245 <text:s text:c="3"/>0.079 | <text:s text:c="2"/>-86.8 <text:s text:c="2"/>-10.5 <text:s text:c="2"/>-55.3</text:p>
      <text:p text:style-name="Standard"><text:s text:c="3"/>9.914 | 2 <text:s/>| <text:s text:c="3"/>0.161 <text:s text:c="3"/>1.271 <text:s text:c="2"/>-0.012 | <text:s text:c="3"/>89.3 <text:s text:c="3"/>-8.2 <text:s text:c="3"/>98.4</text:p>
      <text:p text:style-name="Standard"><text:soft-page-break/><text:s text:c="3"/>9.914 | 3 <text:s/>| <text:s text:c="3"/>1.264 <text:s text:c="3"/>0.058 <text:s text:c="3"/>0.077 | <text:s text:c="3"/>37.0 <text:s text:c="2"/>-83.3 <text:s text:c="3"/>21.8</text:p>
      <text:p text:style-name="Standard"><text:s text:c="3"/>9.914 | 4 <text:s/>| <text:s text:c="3"/>0.887 <text:s text:c="2"/>-0.140 <text:s text:c="2"/>-0.659 | <text:s/>-165.4 <text:s text:c="2"/>-54.8 <text:s text:c="2"/>125.3</text:p>
      <text:p text:style-name="Standard"><text:s text:c="3"/>9.914 | 5 <text:s/>| <text:s text:c="3"/>0.820 <text:s text:c="2"/>-0.123 <text:s text:c="2"/>-0.772 | <text:s/>-171.8 <text:s text:c="2"/>-48.1 <text:s text:c="2"/>-33.7</text:p>
      <text:p text:style-name="Standard"><text:s text:c="3"/>9.948 | 0 <text:s/>| <text:s text:c="8"/>Comm Error <text:s text:c="8"/>| <text:s text:c="11"/>- <text:s text:c="10"/></text:p>
      <text:p text:style-name="Standard"><text:s text:c="3"/>9.948 | 1 <text:s/>| <text:s text:c="3"/>0.195 <text:s text:c="2"/>-1.170 <text:s text:c="3"/>0.080 | <text:s text:c="2"/>-86.3 <text:s text:c="2"/>-10.7 <text:s text:c="2"/>-55.5</text:p>
      <text:p text:style-name="Standard"><text:s text:c="3"/>9.948 | 2 <text:s/>| <text:s text:c="3"/>0.162 <text:s text:c="3"/>1.239 <text:s text:c="3"/>0.000 | <text:s text:c="3"/>89.6 <text:s text:c="3"/>-7.9 <text:s text:c="3"/>99.0</text:p>
      <text:p text:style-name="Standard"><text:s text:c="3"/>9.948 | 3 <text:s/>| <text:s text:c="3"/>1.221 <text:s text:c="3"/>0.045 <text:s text:c="3"/>0.065 | <text:s text:c="3"/>35.0 <text:s text:c="2"/>-83.2 <text:s text:c="3"/>23.9</text:p>
      <text:p text:style-name="Standard"><text:s text:c="3"/>9.948 | 4 <text:s/>| <text:s text:c="3"/>0.906 <text:s text:c="2"/>-0.140 <text:s text:c="2"/>-0.607 | <text:s/>-165.9 <text:s text:c="2"/>-56.8 <text:s text:c="2"/>125.2</text:p>
      <text:p text:style-name="Standard"><text:s text:c="3"/>9.948 | 5 <text:s/>| <text:s text:c="3"/>0.825 <text:s text:c="2"/>-0.126 <text:s text:c="2"/>-0.733 | <text:s/>-170.6 <text:s text:c="2"/>-50.8 <text:s text:c="2"/>-35.0</text:p>
      <text:p text:style-name="Standard"><text:s text:c="3"/>9.983 | 0 <text:s/>| <text:s text:c="8"/>Comm Error <text:s text:c="8"/>| <text:s text:c="11"/>- <text:s text:c="10"/></text:p>
      <text:p text:style-name="Standard"><text:s text:c="3"/>9.983 | 1 <text:s/>| <text:s text:c="3"/>0.202 <text:s text:c="2"/>-1.104 <text:s text:c="3"/>0.058 | <text:s text:c="2"/>-86.0 <text:s text:c="2"/>-10.9 <text:s text:c="2"/>-55.5</text:p>
      <text:p text:style-name="Standard"><text:s text:c="3"/>9.983 | 2 <text:s/>| <text:s text:c="3"/>0.187 <text:s text:c="3"/>1.145 <text:s text:c="3"/>0.022 | <text:s text:c="3"/>89.8 <text:s text:c="3"/>-7.6 <text:s text:c="2"/>100.1</text:p>
      <text:p text:style-name="Standard"><text:s text:c="3"/>9.983 | 3 <text:s/>| <text:s text:c="3"/>1.168 <text:s text:c="3"/>0.042 <text:s text:c="3"/>0.073 | <text:s text:c="3"/>32.5 <text:s text:c="2"/>-83.2 <text:s text:c="3"/>26.5</text:p>
      <text:p text:style-name="Standard"><text:s text:c="3"/>9.983 | 4 <text:s/>| <text:s text:c="3"/>0.913 <text:s text:c="2"/>-0.172 <text:s text:c="2"/>-0.550 | <text:s/>-165.9 <text:s text:c="2"/>-60.0 <text:s text:c="2"/>124.3</text:p>
      <text:p text:style-name="Standard"><text:s text:c="3"/>9.983 | 5 <text:s/>| <text:s text:c="3"/>0.853 <text:s text:c="2"/>-0.128 <text:s text:c="2"/>-0.685 | <text:s/>-169.4 <text:s text:c="2"/>-53.0 <text:s text:c="2"/>-35.9</text:p>
      <text:p text:style-name="Standard"><text:s text:c="2"/>10.017 | 0 <text:s/>| <text:s text:c="8"/>Comm Error <text:s text:c="8"/>| <text:s text:c="11"/>- <text:s text:c="10"/></text:p>
      <text:p text:style-name="Standard"><text:s text:c="2"/>10.017 | 1 <text:s/>| <text:s text:c="3"/>0.188 <text:s text:c="2"/>-1.028 <text:s text:c="3"/>0.040 | <text:s text:c="2"/>-86.0 <text:s text:c="2"/>-10.9 <text:s text:c="2"/>-55.4</text:p>
      <text:p text:style-name="Standard"><text:s text:c="2"/>10.017 | 2 <text:s/>| <text:s text:c="3"/>0.191 <text:s text:c="3"/>1.092 <text:s text:c="3"/>0.026 | <text:s text:c="3"/>89.8 <text:s text:c="3"/>-7.6 <text:s text:c="2"/>100.6</text:p>
      <text:p text:style-name="Standard"><text:s text:c="2"/>10.017 | 3 <text:s/>| <text:s text:c="3"/>1.043 <text:s text:c="3"/>0.033 <text:s text:c="3"/>0.081 | <text:s text:c="3"/>29.7 <text:s text:c="2"/>-83.0 <text:s text:c="3"/>29.6</text:p>
      <text:p text:style-name="Standard"><text:s text:c="2"/>10.017 | 4 <text:s/>| <text:s text:c="3"/>0.906 <text:s text:c="2"/>-0.163 <text:s text:c="2"/>-0.481 | <text:s/>-165.5 <text:s text:c="2"/>-62.6 <text:s text:c="2"/>123.3</text:p>
      <text:p text:style-name="Standard"><text:s text:c="2"/>10.017 | 5 <text:s/>| <text:s text:c="3"/>0.857 <text:s text:c="2"/>-0.139 <text:s text:c="2"/>-0.624 | <text:s/>-168.2 <text:s text:c="2"/>-55.5 <text:s text:c="2"/>-37.6</text:p>
      <text:p text:style-name="Standard"><text:s text:c="2"/>10.051 | 0 <text:s/>| <text:s text:c="8"/>Comm Error <text:s text:c="8"/>| <text:s text:c="11"/>- <text:s text:c="10"/></text:p>
      <text:p text:style-name="Standard"><text:s text:c="2"/>10.051 | 1 <text:s/>| <text:s text:c="3"/>0.176 <text:s text:c="2"/>-0.924 <text:s text:c="2"/>-0.027 | <text:s text:c="2"/>-86.4 <text:s text:c="2"/>-10.8 <text:s text:c="2"/>-55.4</text:p>
      <text:p text:style-name="Standard"><text:s text:c="2"/>10.051 | 2 <text:s/>| <text:s text:c="3"/>0.197 <text:s text:c="3"/>0.966 <text:s text:c="3"/>0.059 | <text:s text:c="3"/>89.1 <text:s text:c="3"/>-8.0 <text:s text:c="2"/>102.1</text:p>
      <text:p text:style-name="Standard"><text:s text:c="2"/>10.051 | 3 <text:s/>| <text:s text:c="3"/>0.946 <text:s text:c="3"/>0.032 <text:s text:c="3"/>0.082 | <text:s text:c="3"/>26.7 <text:s text:c="2"/>-82.8 <text:s text:c="3"/>33.0</text:p>
      <text:p text:style-name="Standard"><text:s text:c="2"/>10.051 | 4 <text:s/>| <text:s text:c="3"/>0.920 <text:s text:c="2"/>-0.146 <text:s text:c="2"/>-0.393 | <text:s/>-164.8 <text:s text:c="2"/>-66.5 <text:s text:c="2"/>121.9</text:p>
      <text:p text:style-name="Standard"><text:s text:c="2"/>10.051 | 5 <text:s/>| <text:s text:c="3"/>0.851 <text:s text:c="2"/>-0.151 <text:s text:c="2"/>-0.495 | <text:s/>-165.9 <text:s text:c="2"/>-59.1 <text:s text:c="2"/>-39.4</text:p>
      <text:p text:style-name="Standard"><text:s text:c="2"/>10.086 | 0 <text:s/>| <text:s text:c="8"/>Comm Error <text:s text:c="8"/>| <text:s text:c="11"/>- <text:s text:c="10"/></text:p>
      <text:p text:style-name="Standard"><text:s text:c="2"/>10.086 | 1 <text:s/>| <text:s text:c="3"/>0.162 <text:s text:c="2"/>-0.820 <text:s text:c="2"/>-0.039 | <text:s text:c="2"/>-87.5 <text:s text:c="2"/>-10.5 <text:s text:c="2"/>-55.5</text:p>
      <text:p text:style-name="Standard"><text:s text:c="2"/>10.086 | 2 <text:s/>| <text:s text:c="3"/>0.134 <text:s text:c="3"/>0.789 <text:s text:c="3"/>0.101 | <text:s text:c="3"/>88.1 <text:s text:c="3"/>-8.2 <text:s text:c="2"/>103.5</text:p>
      <text:p text:style-name="Standard"><text:s text:c="2"/>10.086 | 3 <text:s/>| <text:s text:c="3"/>0.789 <text:s text:c="3"/>0.011 <text:s text:c="3"/>0.107 | <text:s text:c="3"/>22.9 <text:s text:c="2"/>-82.5 <text:s text:c="3"/>37.2</text:p>
      <text:p text:style-name="Standard"><text:s text:c="2"/>10.086 | 4 <text:s/>| <text:s text:c="3"/>0.893 <text:s text:c="2"/>-0.133 <text:s text:c="2"/>-0.273 | <text:s/>-164.2 <text:s text:c="2"/>-69.6 <text:s text:c="2"/>120.8</text:p>
      <text:p text:style-name="Standard"><text:s text:c="2"/>10.086 | 5 <text:s/>| <text:s text:c="3"/>0.842 <text:s text:c="2"/>-0.133 <text:s text:c="2"/>-0.406 | <text:s/>-163.6 <text:s text:c="2"/>-62.0 <text:s text:c="2"/>-41.6</text:p>
      <text:p text:style-name="Standard"><text:s text:c="2"/>10.120 | 0 <text:s/>| <text:s text:c="8"/>Comm Error <text:s text:c="8"/>| <text:s text:c="11"/>- <text:s text:c="10"/></text:p>
      <text:p text:style-name="Standard"><text:s text:c="2"/>10.120 | 1 <text:s/>| <text:s text:c="3"/>0.191 <text:s text:c="2"/>-0.641 <text:s text:c="2"/>-0.045 | <text:s text:c="2"/>-88.5 <text:s text:c="2"/>-10.9 <text:s text:c="2"/>-55.6</text:p>
      <text:p text:style-name="Standard"><text:s text:c="2"/>10.120 | 2 <text:s/>| <text:s text:c="3"/>0.129 <text:s text:c="3"/>0.665 <text:s text:c="3"/>0.140 | <text:s text:c="3"/>85.6 <text:s text:c="3"/>-8.9 <text:s text:c="2"/>104.5</text:p>
      <text:p text:style-name="Standard"><text:s text:c="2"/>10.120 | 3 <text:s/>| <text:s text:c="3"/>0.680 <text:s text:c="2"/>-0.007 <text:s text:c="3"/>0.118 | <text:s text:c="3"/>16.8 <text:s text:c="2"/>-81.7 <text:s text:c="3"/>46.0</text:p>
      <text:p text:style-name="Standard"><text:s text:c="2"/>10.120 | 4 <text:s/>| <text:s text:c="3"/>0.886 <text:s text:c="2"/>-0.083 <text:s text:c="2"/>-0.183 | <text:s/>-163.7 <text:s text:c="2"/>-74.3 <text:s text:c="2"/>119.8</text:p>
      <text:p text:style-name="Standard"><text:s text:c="2"/>10.120 | 5 <text:s/>| <text:s text:c="3"/>0.888 <text:s text:c="2"/>-0.129 <text:s text:c="2"/>-0.279 | <text:s/>-159.7 <text:s text:c="2"/>-66.4 <text:s text:c="2"/>-45.4</text:p>
      <text:p text:style-name="Standard"><text:s text:c="2"/>10.154 | 0 <text:s/>| <text:s text:c="8"/>Comm Error <text:s text:c="8"/>| <text:s text:c="11"/>- <text:s text:c="10"/></text:p>
      <text:p text:style-name="Standard"><text:s text:c="2"/>10.154 | 1 <text:s/>| <text:s text:c="3"/>0.206 <text:s text:c="2"/>-0.568 <text:s text:c="3"/>0.005 | <text:s text:c="2"/>-88.9 <text:s text:c="2"/>-12.2 <text:s text:c="2"/>-55.9</text:p>
      <text:p text:style-name="Standard"><text:s text:c="2"/>10.154 | 2 <text:s/>| <text:s text:c="3"/>0.171 <text:s text:c="3"/>0.528 <text:s text:c="2"/>-0.066 | <text:s text:c="3"/>85.8 <text:s text:c="2"/>-10.2 <text:s text:c="2"/>104.5</text:p>
      <text:p text:style-name="Standard"><text:s text:c="2"/>10.154 | 3 <text:s/>| <text:s text:c="3"/>0.604 <text:s text:c="3"/>0.010 <text:s text:c="3"/>0.109 | <text:s text:c="3"/>11.2 <text:s text:c="2"/>-80.9 <text:s text:c="3"/>50.1</text:p>
      <text:p text:style-name="Standard"><text:s text:c="2"/>10.154 | 4 <text:s/>| <text:s text:c="3"/>0.871 <text:s text:c="2"/>-0.031 <text:s text:c="2"/>-0.073 | <text:s/>-164.5 <text:s text:c="2"/>-77.9 <text:s text:c="2"/>119.9</text:p>
      <text:p text:style-name="Standard"><text:s text:c="2"/>10.154 | 5 <text:s/>| <text:s text:c="3"/>0.880 <text:s text:c="2"/>-0.091 <text:s text:c="2"/>-0.198 | <text:s/>-156.2 <text:s text:c="2"/>-69.7 <text:s text:c="2"/>-48.8</text:p>
      <text:p text:style-name="Standard"><text:s text:c="2"/>10.189 | 0 <text:s/>| <text:s text:c="8"/>Comm Error <text:s text:c="8"/>| <text:s text:c="11"/>- <text:s text:c="10"/></text:p>
      <text:p text:style-name="Standard"><text:s text:c="2"/>10.189 | 1 <text:s/>| <text:s text:c="3"/>0.223 <text:s text:c="2"/>-0.529 <text:s text:c="3"/>0.026 | <text:s text:c="2"/>-88.7 <text:s text:c="2"/>-14.6 <text:s text:c="2"/>-56.3</text:p>
      <text:p text:style-name="Standard"><text:s text:c="2"/>10.189 | 2 <text:s/>| <text:s text:c="3"/>0.156 <text:s text:c="3"/>0.553 <text:s text:c="2"/>-0.020 | <text:s text:c="3"/>86.8 <text:s text:c="2"/>-11.3 <text:s text:c="2"/>104.6</text:p>
      <text:p text:style-name="Standard"><text:s text:c="2"/>10.189 | 3 <text:s/>| <text:s text:c="3"/>0.610 <text:s text:c="3"/>0.040 <text:s text:c="3"/>0.116 | <text:s text:c="4"/>9.9 <text:s text:c="2"/>-80.0 <text:s text:c="3"/>51.6</text:p>
      <text:p text:style-name="Standard"><text:soft-page-break/><text:s text:c="2"/>10.189 | 4 <text:s/>| <text:s text:c="3"/>0.903 <text:s text:c="2"/>-0.024 <text:s text:c="2"/>-0.055 | <text:s/>-165.4 <text:s text:c="2"/>-80.9 <text:s text:c="2"/>120.2</text:p>
      <text:p text:style-name="Standard"><text:s text:c="2"/>10.189 | 5 <text:s/>| <text:s text:c="3"/>0.921 <text:s text:c="2"/>-0.030 <text:s text:c="2"/>-0.179 | <text:s/>-152.4 <text:s text:c="2"/>-73.9 <text:s text:c="2"/>-52.6</text:p>
      <text:p text:style-name="Standard"><text:s text:c="2"/>10.223 | 0 <text:s/>| <text:s text:c="8"/>Comm Error <text:s text:c="8"/>| <text:s text:c="11"/>- <text:s text:c="10"/></text:p>
      <text:p text:style-name="Standard"><text:s text:c="2"/>10.223 | 1 <text:s/>| <text:s text:c="3"/>0.232 <text:s text:c="2"/>-0.548 <text:s text:c="3"/>0.082 | <text:s text:c="2"/>-87.7 <text:s text:c="2"/>-16.7 <text:s text:c="2"/>-57.4</text:p>
      <text:p text:style-name="Standard"><text:s text:c="2"/>10.223 | 2 <text:s/>| <text:s text:c="3"/>0.118 <text:s text:c="3"/>0.580 <text:s text:c="3"/>0.032 | <text:s text:c="3"/>86.4 <text:s text:c="2"/>-11.6 <text:s text:c="2"/>105.1</text:p>
      <text:p text:style-name="Standard"><text:s text:c="2"/>10.223 | 3 <text:s/>| <text:s text:c="3"/>0.681 <text:s text:c="3"/>0.064 <text:s text:c="3"/>0.071 | <text:s text:c="3"/>11.5 <text:s text:c="2"/>-79.2 <text:s text:c="3"/>50.2</text:p>
      <text:p text:style-name="Standard"><text:s text:c="2"/>10.223 | 4 <text:s/>| <text:s text:c="3"/>0.933 <text:s text:c="3"/>0.004 <text:s text:c="2"/>-0.026 | <text:s/>-169.3 <text:s text:c="2"/>-83.8 <text:s text:c="2"/>123.0</text:p>
      <text:p text:style-name="Standard"><text:s text:c="2"/>10.223 | 5 <text:s/>| <text:s text:c="3"/>0.917 <text:s text:c="2"/>-0.163 <text:s text:c="2"/>-0.135 | <text:s/>-147.3 <text:s text:c="2"/>-76.1 <text:s text:c="2"/>-58.3</text:p>
      <text:p text:style-name="Standard"/>
      <text:p text:style-name="Standard">----------------------------------------------------------------------------------------</text:p>
      <text:p text:style-name="Standard">Rel_Time(s) <text:s/>| ID | <text:s/>Accel_X <text:s/>Accel_Y <text:s/>Accel_Z | <text:s text:c="3"/>Roll <text:s text:c="2"/>Pitch <text:s text:c="4"/>Yaw</text:p>
      <text:p text:style-name="Standard">----------------------------------------------------------------------------------------</text:p>
      <text:p text:style-name="Standard">^C</text:p>
      <text:p text:style-name="Standard">Stream stopped by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6T18:41:58.422294530</meta:creation-date>
    <dc:date>2025-12-26T18:42:59.039326225</dc:date>
    <meta:editing-duration>PT1M1S</meta:editing-duration>
    <meta:editing-cycles>1</meta:editing-cycles>
    <meta:document-statistic meta:table-count="0" meta:image-count="0" meta:object-count="0" meta:page-count="38" meta:paragraph-count="1822" meta:word-count="19010" meta:character-count="123721" meta:non-whitespace-character-count="66220"/>
    <meta:generator>LibreOffice/6.0.7.3$Linux_AARCH64 LibreOffice_project/00m0$Build-3</meta:generator>
  </office:meta>
</office:document-meta>
</file>